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ellBest" style:data-style-name="N0">
      <style:table-cell-properties style:vertical-align="automatic" fo:background-color="#00FF00" style:cell-protect="protected"/>
    </style:style>
    <style:style style:name="ce3" style:family="table-cell" style:parent-style-name="cellWorst" style:data-style-name="N0">
      <style:table-cell-properties style:vertical-align="automatic" fo:background-color="#FF0000" style:cell-protect="protected"/>
    </style:style>
    <style:style style:name="co1" style:family="table-column">
      <style:table-column-properties fo:break-before="auto" style:column-width="7.62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7.96395833333333cm"/>
    </style:style>
    <style:style style:name="co5" style:family="table-column">
      <style:table-column-properties fo:break-before="auto" style:column-width="10.4245833333333cm"/>
    </style:style>
    <style:style style:name="co6" style:family="table-column">
      <style:table-column-properties fo:break-before="auto" style:column-width="4.81541666666667cm"/>
    </style:style>
    <style:style style:name="co7" style:family="table-column">
      <style:table-column-properties fo:break-before="auto" style:column-width="7.09083333333333cm"/>
    </style:style>
    <style:style style:name="co8" style:family="table-column">
      <style:table-column-properties fo:break-before="auto" style:column-width="9.55145833333333cm"/>
    </style:style>
    <style:style style:name="co9" style:family="table-column">
      <style:table-column-properties fo:break-before="auto" style:column-width="9.36625cm"/>
    </style:style>
    <style:style style:name="co10" style:family="table-column">
      <style:table-column-properties fo:break-before="auto" style:column-width="11.826875cm"/>
    </style:style>
    <style:style style:name="co11" style:family="table-column">
      <style:table-column-properties fo:break-before="auto" style:column-width="6.56166666666667cm"/>
    </style:style>
    <style:style style:name="co12" style:family="table-column">
      <style:table-column-properties fo:break-before="auto" style:column-width="8.83708333333333cm"/>
    </style:style>
    <style:style style:name="co13" style:family="table-column">
      <style:table-column-properties fo:break-before="auto" style:column-width="11.2977083333333cm"/>
    </style:style>
    <style:style style:name="co14" style:family="table-column">
      <style:table-column-properties fo:break-before="auto" style:column-width="4.63020833333333cm"/>
    </style:style>
    <style:style style:name="co15" style:family="table-column">
      <style:table-column-properties fo:break-before="auto" style:column-width="2.11666666666667cm"/>
    </style:style>
    <style:style style:name="co16" style:family="table-column">
      <style:table-column-properties fo:break-before="auto" style:column-width="3.069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stanc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8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9" table:default-cell-style-name="ce1"/>
        <table:table-column table:style-name="co3" table:number-columns-repeated="3" table:default-cell-style-name="ce1"/>
        <table:table-column table:style-name="co10" table:default-cell-style-name="ce1"/>
        <table:table-column table:style-name="co3" table:number-columns-repeated="3" table:default-cell-style-name="ce1"/>
        <table:table-column table:style-name="co11" table:default-cell-style-name="ce1"/>
        <table:table-column table:style-name="co3" table:number-columns-repeated="3" table:default-cell-style-name="ce1"/>
        <table:table-column table:style-name="co12" table:default-cell-style-name="ce1"/>
        <table:table-column table:style-name="co3" table:number-columns-repeated="3" table:default-cell-style-name="ce1"/>
        <table:table-column table:style-name="co13" table:default-cell-style-name="ce1"/>
        <table:table-column table:style-name="co3" table:number-columns-repeated="3" table:default-cell-style-name="ce1"/>
        <table:table-column table:style-name="co14" table:default-cell-style-name="ce1"/>
        <table:table-column table:style-name="co3" table:number-columns-repeated="16" table:default-cell-style-name="ce1"/>
        <table:table-column table:style-name="co15" table:number-columns-repeated="16318" table:default-cell-style-name="ce1"/>
        <table:table-row table:style-name="ro1">
          <table:table-cell table:style-name="ce1"/>
          <table:table-cell office:value-type="string" table:style-name="ce1">
            <text:p>clingo-1/setting-hDistance-init</text:p>
          </table:table-cell>
          <table:table-cell table:number-columns-repeated="3" table:style-name="ce1"/>
          <table:table-cell office:value-type="string" table:style-name="ce1">
            <text:p>clingo-1/setting-hDistance-init-AND-hStrange</text:p>
          </table:table-cell>
          <table:table-cell table:number-columns-repeated="3" table:style-name="ce1"/>
          <table:table-cell office:value-type="string" table:style-name="ce1">
            <text:p>clingo-1/setting-hDistance-init-AND-hForbiddenNodeNegative</text:p>
          </table:table-cell>
          <table:table-cell table:number-columns-repeated="3" table:style-name="ce1"/>
          <table:table-cell office:value-type="string" table:style-name="ce1">
            <text:p>clingo-1/setting-hNodecost</text:p>
          </table:table-cell>
          <table:table-cell table:number-columns-repeated="3" table:style-name="ce1"/>
          <table:table-cell office:value-type="string" table:style-name="ce1">
            <text:p>clingo-1/setting-hNodecost-AND-hStrange</text:p>
          </table:table-cell>
          <table:table-cell table:number-columns-repeated="3" table:style-name="ce1"/>
          <table:table-cell office:value-type="string" table:style-name="ce1">
            <text:p>clingo-1/setting-hNodecost-AND-hForbiddenNodeNegative</text:p>
          </table:table-cell>
          <table:table-cell table:number-columns-repeated="3" table:style-name="ce1"/>
          <table:table-cell office:value-type="string" table:style-name="ce1">
            <text:p>clingo-1/setting-hPathArea-AND-Distance</text:p>
          </table:table-cell>
          <table:table-cell table:number-columns-repeated="3" table:style-name="ce1"/>
          <table:table-cell office:value-type="string" table:style-name="ce1">
            <text:p>clingo-1/setting-hPathArea-AND-Distance-AND-hStrange</text:p>
          </table:table-cell>
          <table:table-cell table:number-columns-repeated="3" table:style-name="ce1"/>
          <table:table-cell office:value-type="string" table:style-name="ce1">
            <text:p>clingo-1/setting-hPathArea-AND-Distance-AND-hForbiddenNodeNegative</text:p>
          </table:table-cell>
          <table:table-cell table:number-columns-repeated="3" table:style-name="ce1"/>
          <table:table-cell office:value-type="string" table:style-name="ce1">
            <text:p>clingo-1/setting-hNaivePathDistance3</text:p>
          </table:table-cell>
          <table:table-cell table:number-columns-repeated="3" table:style-name="ce1"/>
          <table:table-cell office:value-type="string" table:style-name="ce1">
            <text:p>clingo-1/setting-hNaivePathDistance3-AND-hStrange</text:p>
          </table:table-cell>
          <table:table-cell table:number-columns-repeated="3" table:style-name="ce1"/>
          <table:table-cell office:value-type="string" table:style-name="ce1">
            <text:p>clingo-1/setting-hNaivePathDistance3-AND-hForbiddenNodeNegative</text:p>
          </table:table-cell>
          <table:table-cell table:number-columns-repeated="3" table:style-name="ce1"/>
          <table:table-cell office:value-type="string" table:style-name="ce1">
            <text:p>clingo-1/setting-Standard</text:p>
          </table:table-cell>
          <table:table-cell table:number-columns-repeated="3" table:style-name="ce1"/>
          <table:table-cell office:value-type="string" table:style-name="ce1">
            <text:p>min</text:p>
          </table:table-cell>
          <table:table-cell table:number-columns-repeated="3" table:style-name="ce1"/>
          <table:table-cell office:value-type="string" table:style-name="ce1">
            <text:p>median</text:p>
          </table:table-cell>
          <table:table-cell table:number-columns-repeated="3" table:style-name="ce1"/>
          <table:table-cell office:value-type="string" table:style-name="ce1">
            <text:p>max</text:p>
          </table:table-cell>
          <table:table-cell table:number-columns-repeated="16322" table:style-name="ce1"/>
        </table:table-row>
        <table:table-row table:style-name="ro1">
          <table:table-cell table:style-name="ce1"/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maze/maze_s11_a15_h53.lp</text:p>
          </table:table-cell>
          <table:table-cell office:value-type="float" office:value="3.86" table:style-name="ce1">
            <text:p>3,86</text:p>
          </table:table-cell>
          <table:table-cell office:value-type="float" office:value="8.6300000000000008" table:style-name="ce1">
            <text:p>8,63</text:p>
          </table:table-cell>
          <table:table-cell office:value-type="float" office:value="123730" table:style-name="ce1">
            <text:p>123730</text:p>
          </table:table-cell>
          <table:table-cell office:value-type="float" office:value="4279" table:style-name="ce1">
            <text:p>4279</text:p>
          </table:table-cell>
          <table:table-cell office:value-type="float" office:value="1.75" table:style-name="ce1">
            <text:p>1,75</text:p>
          </table:table-cell>
          <table:table-cell office:value-type="float" office:value="6.6" table:style-name="ce1">
            <text:p>6,6</text:p>
          </table:table-cell>
          <table:table-cell office:value-type="float" office:value="10943" table:style-name="ce1">
            <text:p>10943</text:p>
          </table:table-cell>
          <table:table-cell office:value-type="float" office:value="3204" table:style-name="ce1">
            <text:p>3204</text:p>
          </table:table-cell>
          <table:table-cell office:value-type="float" office:value="4.01" table:style-name="ce1">
            <text:p>4,01</text:p>
          </table:table-cell>
          <table:table-cell office:value-type="float" office:value="9.4499999999999993" table:style-name="ce1">
            <text:p>9,45</text:p>
          </table:table-cell>
          <table:table-cell office:value-type="float" office:value="123730" table:style-name="ce1">
            <text:p>123730</text:p>
          </table:table-cell>
          <table:table-cell office:value-type="float" office:value="4279" table:style-name="ce1">
            <text:p>4279</text:p>
          </table:table-cell>
          <table:table-cell office:value-type="float" office:value="2.29" table:style-name="ce1">
            <text:p>2,29</text:p>
          </table:table-cell>
          <table:table-cell office:value-type="float" office:value="7.59" table:style-name="ce1">
            <text:p>7,59</text:p>
          </table:table-cell>
          <table:table-cell office:value-type="float" office:value="56044" table:style-name="ce1">
            <text:p>56044</text:p>
          </table:table-cell>
          <table:table-cell office:value-type="float" office:value="2119" table:style-name="ce1">
            <text:p>2119</text:p>
          </table:table-cell>
          <table:table-cell office:value-type="float" office:value="1.32" table:style-name="ce1">
            <text:p>1,32</text:p>
          </table:table-cell>
          <table:table-cell office:value-type="float" office:value="6.69" table:style-name="ce1">
            <text:p>6,69</text:p>
          </table:table-cell>
          <table:table-cell office:value-type="float" office:value="7383" table:style-name="ce1">
            <text:p>7383</text:p>
          </table:table-cell>
          <table:table-cell office:value-type="float" office:value="2030" table:style-name="ce1">
            <text:p>2030</text:p>
          </table:table-cell>
          <table:table-cell office:value-type="float" office:value="2.27" table:style-name="ce1">
            <text:p>2,27</text:p>
          </table:table-cell>
          <table:table-cell office:value-type="float" office:value="7.52" table:style-name="ce1">
            <text:p>7,52</text:p>
          </table:table-cell>
          <table:table-cell office:value-type="float" office:value="56044" table:style-name="ce1">
            <text:p>56044</text:p>
          </table:table-cell>
          <table:table-cell office:value-type="float" office:value="2119" table:style-name="ce1">
            <text:p>2119</text:p>
          </table:table-cell>
          <table:table-cell office:value-type="float" office:value="0.09" table:style-name="ce2">
            <text:p>0,09</text:p>
          </table:table-cell>
          <table:table-cell office:value-type="float" office:value="5.21" table:style-name="ce2">
            <text:p>5,21</text:p>
          </table:table-cell>
          <table:table-cell office:value-type="float" office:value="626" table:style-name="ce2">
            <text:p>626</text:p>
          </table:table-cell>
          <table:table-cell office:value-type="float" office:value="44" table:style-name="ce2">
            <text:p>44</text:p>
          </table:table-cell>
          <table:table-cell office:value-type="float" office:value="0.91" table:style-name="ce1">
            <text:p>0,91</text:p>
          </table:table-cell>
          <table:table-cell office:value-type="float" office:value="5.72" table:style-name="ce1">
            <text:p>5,72</text:p>
          </table:table-cell>
          <table:table-cell office:value-type="float" office:value="5653" table:style-name="ce1">
            <text:p>5653</text:p>
          </table:table-cell>
          <table:table-cell office:value-type="float" office:value="1849" table:style-name="ce1">
            <text:p>1849</text:p>
          </table:table-cell>
          <table:table-cell office:value-type="float" office:value="0.09" table:style-name="ce2">
            <text:p>0,09</text:p>
          </table:table-cell>
          <table:table-cell office:value-type="float" office:value="5.25" table:style-name="ce1">
            <text:p>5,25</text:p>
          </table:table-cell>
          <table:table-cell office:value-type="float" office:value="626" table:style-name="ce2">
            <text:p>626</text:p>
          </table:table-cell>
          <table:table-cell office:value-type="float" office:value="44" table:style-name="ce2">
            <text:p>44</text:p>
          </table:table-cell>
          <table:table-cell office:value-type="float" office:value="285.16000000000003" table:style-name="ce1">
            <text:p>285,16</text:p>
          </table:table-cell>
          <table:table-cell office:value-type="float" office:value="309.95" table:style-name="ce1">
            <text:p>309,95</text:p>
          </table:table-cell>
          <table:table-cell office:value-type="float" office:value="8201029" table:style-name="ce3">
            <text:p>8201029</text:p>
          </table:table-cell>
          <table:table-cell office:value-type="float" office:value="186287" table:style-name="ce3">
            <text:p>186287</text:p>
          </table:table-cell>
          <table:table-cell office:value-type="float" office:value="3.91" table:style-name="ce1">
            <text:p>3,91</text:p>
          </table:table-cell>
          <table:table-cell office:value-type="float" office:value="29.25" table:style-name="ce1">
            <text:p>29,25</text:p>
          </table:table-cell>
          <table:table-cell office:value-type="float" office:value="11593" table:style-name="ce1">
            <text:p>11593</text:p>
          </table:table-cell>
          <table:table-cell office:value-type="float" office:value="3993" table:style-name="ce1">
            <text:p>3993</text:p>
          </table:table-cell>
          <table:table-cell office:value-type="float" office:value="308.58" table:style-name="ce3">
            <text:p>308,58</text:p>
          </table:table-cell>
          <table:table-cell office:value-type="float" office:value="333.92" table:style-name="ce3">
            <text:p>333,92</text:p>
          </table:table-cell>
          <table:table-cell office:value-type="float" office:value="8201029" table:style-name="ce3">
            <text:p>8201029</text:p>
          </table:table-cell>
          <table:table-cell office:value-type="float" office:value="186287" table:style-name="ce3">
            <text:p>186287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7.45" table:style-name="ce1">
            <text:p>7,45</text:p>
          </table:table-cell>
          <table:table-cell office:value-type="float" office:value="66215" table:style-name="ce1">
            <text:p>66215</text:p>
          </table:table-cell>
          <table:table-cell office:value-type="float" office:value="3505" table:style-name="ce1">
            <text:p>3505</text:p>
          </table:table-cell>
          <table:table-cell office:value-type="float" office:value="0.09" table:formula="of:=MIN([.$B3];[.$F3];[.$J3];[.$N3];[.$R3];[.$V3];[.$Z3];[.$AD3];[.$AH3];[.$AL3];[.$AP3];[.$AT3];[.$AX3])" table:style-name="ce1">
            <text:p>0,09</text:p>
          </table:table-cell>
          <table:table-cell office:value-type="float" office:value="5.21" table:formula="of:=MIN([.$C3];[.$G3];[.$K3];[.$O3];[.$S3];[.$W3];[.$AA3];[.$AE3];[.$AI3];[.$AM3];[.$AQ3];[.$AU3];[.$AY3])" table:style-name="ce1">
            <text:p>5,21</text:p>
          </table:table-cell>
          <table:table-cell office:value-type="float" office:value="626" table:formula="of:=MIN([.$D3];[.$H3];[.$L3];[.$P3];[.$T3];[.$X3];[.$AB3];[.$AF3];[.$AJ3];[.$AN3];[.$AR3];[.$AV3];[.$AZ3])" table:style-name="ce1">
            <text:p>626</text:p>
          </table:table-cell>
          <table:table-cell office:value-type="float" office:value="44" table:formula="of:=MIN([.$E3];[.$I3];[.$M3];[.$Q3];[.$U3];[.$Y3];[.$AC3];[.$AG3];[.$AK3];[.$AO3];[.$AS3];[.$AW3];[.$BA3])" table:style-name="ce1">
            <text:p>44</text:p>
          </table:table-cell>
          <table:table-cell office:value-type="float" office:value="2.27" table:formula="of:=MEDIAN([.$B3];[.$F3];[.$J3];[.$N3];[.$R3];[.$V3];[.$Z3];[.$AD3];[.$AH3];[.$AL3];[.$AP3];[.$AT3];[.$AX3])" table:style-name="ce1">
            <text:p>2,27</text:p>
          </table:table-cell>
          <table:table-cell office:value-type="float" office:value="7.52" table:formula="of:=MEDIAN([.$C3];[.$G3];[.$K3];[.$O3];[.$S3];[.$W3];[.$AA3];[.$AE3];[.$AI3];[.$AM3];[.$AQ3];[.$AU3];[.$AY3])" table:style-name="ce1">
            <text:p>7,52</text:p>
          </table:table-cell>
          <table:table-cell office:value-type="float" office:value="56044" table:formula="of:=MEDIAN([.$D3];[.$H3];[.$L3];[.$P3];[.$T3];[.$X3];[.$AB3];[.$AF3];[.$AJ3];[.$AN3];[.$AR3];[.$AV3];[.$AZ3])" table:style-name="ce1">
            <text:p>56044</text:p>
          </table:table-cell>
          <table:table-cell office:value-type="float" office:value="3204" table:formula="of:=MEDIAN([.$E3];[.$I3];[.$M3];[.$Q3];[.$U3];[.$Y3];[.$AC3];[.$AG3];[.$AK3];[.$AO3];[.$AS3];[.$AW3];[.$BA3])" table:style-name="ce1">
            <text:p>3204</text:p>
          </table:table-cell>
          <table:table-cell office:value-type="float" office:value="308.58" table:formula="of:=MAX([.$B3];[.$F3];[.$J3];[.$N3];[.$R3];[.$V3];[.$Z3];[.$AD3];[.$AH3];[.$AL3];[.$AP3];[.$AT3];[.$AX3])" table:style-name="ce1">
            <text:p>308,58</text:p>
          </table:table-cell>
          <table:table-cell office:value-type="float" office:value="333.92" table:formula="of:=MAX([.$C3];[.$G3];[.$K3];[.$O3];[.$S3];[.$W3];[.$AA3];[.$AE3];[.$AI3];[.$AM3];[.$AQ3];[.$AU3];[.$AY3])" table:style-name="ce1">
            <text:p>333,92</text:p>
          </table:table-cell>
          <table:table-cell office:value-type="float" office:value="8201029" table:formula="of:=MAX([.$D3];[.$H3];[.$L3];[.$P3];[.$T3];[.$X3];[.$AB3];[.$AF3];[.$AJ3];[.$AN3];[.$AR3];[.$AV3];[.$AZ3])" table:style-name="ce1">
            <text:p>8201029</text:p>
          </table:table-cell>
          <table:table-cell office:value-type="float" office:value="186287" table:formula="of:=MAX([.$E3];[.$I3];[.$M3];[.$Q3];[.$U3];[.$Y3];[.$AC3];[.$AG3];[.$AK3];[.$AO3];[.$AS3];[.$AW3];[.$BA3])" table:style-name="ce1">
            <text:p>18628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maze/maze_s6_a10_h29.lp</text:p>
          </table:table-cell>
          <table:table-cell office:value-type="float" office:value="1.32" table:style-name="ce1">
            <text:p>1,32</text:p>
          </table:table-cell>
          <table:table-cell office:value-type="float" office:value="1.97" table:style-name="ce2">
            <text:p>1,97</text:p>
          </table:table-cell>
          <table:table-cell office:value-type="float" office:value="12002" table:style-name="ce1">
            <text:p>12002</text:p>
          </table:table-cell>
          <table:table-cell office:value-type="float" office:value="6104" table:style-name="ce1">
            <text:p>6104</text:p>
          </table:table-cell>
          <table:table-cell office:value-type="float" office:value="2.92" table:style-name="ce1">
            <text:p>2,92</text:p>
          </table:table-cell>
          <table:table-cell office:value-type="float" office:value="3.66" table:style-name="ce1">
            <text:p>3,66</text:p>
          </table:table-cell>
          <table:table-cell office:value-type="float" office:value="18835" table:style-name="ce1">
            <text:p>18835</text:p>
          </table:table-cell>
          <table:table-cell office:value-type="float" office:value="13886" table:style-name="ce1">
            <text:p>13886</text:p>
          </table:table-cell>
          <table:table-cell office:value-type="float" office:value="1.65" table:style-name="ce1">
            <text:p>1,65</text:p>
          </table:table-cell>
          <table:table-cell office:value-type="float" office:value="2.39" table:style-name="ce1">
            <text:p>2,39</text:p>
          </table:table-cell>
          <table:table-cell office:value-type="float" office:value="12002" table:style-name="ce1">
            <text:p>12002</text:p>
          </table:table-cell>
          <table:table-cell office:value-type="float" office:value="6104" table:style-name="ce1">
            <text:p>6104</text:p>
          </table:table-cell>
          <table:table-cell office:value-type="float" office:value="2.65" table:style-name="ce1">
            <text:p>2,65</text:p>
          </table:table-cell>
          <table:table-cell office:value-type="float" office:value="3.36" table:style-name="ce1">
            <text:p>3,36</text:p>
          </table:table-cell>
          <table:table-cell office:value-type="float" office:value="17352" table:style-name="ce1">
            <text:p>17352</text:p>
          </table:table-cell>
          <table:table-cell office:value-type="float" office:value="9687" table:style-name="ce1">
            <text:p>9687</text:p>
          </table:table-cell>
          <table:table-cell office:value-type="float" office:value="1.27" table:style-name="ce2">
            <text:p>1,27</text:p>
          </table:table-cell>
          <table:table-cell office:value-type="float" office:value="2" table:style-name="ce1">
            <text:p>2</text:p>
          </table:table-cell>
          <table:table-cell office:value-type="float" office:value="8129" table:style-name="ce2">
            <text:p>8129</text:p>
          </table:table-cell>
          <table:table-cell office:value-type="float" office:value="5634" table:style-name="ce2">
            <text:p>5634</text:p>
          </table:table-cell>
          <table:table-cell office:value-type="float" office:value="2.54" table:style-name="ce1">
            <text:p>2,54</text:p>
          </table:table-cell>
          <table:table-cell office:value-type="float" office:value="3.25" table:style-name="ce1">
            <text:p>3,25</text:p>
          </table:table-cell>
          <table:table-cell office:value-type="float" office:value="17352" table:style-name="ce1">
            <text:p>17352</text:p>
          </table:table-cell>
          <table:table-cell office:value-type="float" office:value="9687" table:style-name="ce1">
            <text:p>9687</text:p>
          </table:table-cell>
          <table:table-cell office:value-type="float" office:value="2.81" table:style-name="ce1">
            <text:p>2,81</text:p>
          </table:table-cell>
          <table:table-cell office:value-type="float" office:value="3.56" table:style-name="ce1">
            <text:p>3,56</text:p>
          </table:table-cell>
          <table:table-cell office:value-type="float" office:value="18406" table:style-name="ce1">
            <text:p>18406</text:p>
          </table:table-cell>
          <table:table-cell office:value-type="float" office:value="10467" table:style-name="ce1">
            <text:p>10467</text:p>
          </table:table-cell>
          <table:table-cell office:value-type="float" office:value="4.66" table:style-name="ce1">
            <text:p>4,66</text:p>
          </table:table-cell>
          <table:table-cell office:value-type="float" office:value="5.38" table:style-name="ce1">
            <text:p>5,38</text:p>
          </table:table-cell>
          <table:table-cell office:value-type="float" office:value="22538" table:style-name="ce3">
            <text:p>22538</text:p>
          </table:table-cell>
          <table:table-cell office:value-type="float" office:value="16422" table:style-name="ce3">
            <text:p>16422</text:p>
          </table:table-cell>
          <table:table-cell office:value-type="float" office:value="2.42" table:style-name="ce1">
            <text:p>2,42</text:p>
          </table:table-cell>
          <table:table-cell office:value-type="float" office:value="3.06" table:style-name="ce1">
            <text:p>3,06</text:p>
          </table:table-cell>
          <table:table-cell office:value-type="float" office:value="18406" table:style-name="ce1">
            <text:p>18406</text:p>
          </table:table-cell>
          <table:table-cell office:value-type="float" office:value="10467" table:style-name="ce1">
            <text:p>10467</text:p>
          </table:table-cell>
          <table:table-cell office:value-type="float" office:value="3.48" table:style-name="ce1">
            <text:p>3,48</text:p>
          </table:table-cell>
          <table:table-cell office:value-type="float" office:value="5.77" table:style-name="ce1">
            <text:p>5,77</text:p>
          </table:table-cell>
          <table:table-cell office:value-type="float" office:value="15410" table:style-name="ce1">
            <text:p>15410</text:p>
          </table:table-cell>
          <table:table-cell office:value-type="float" office:value="8572" table:style-name="ce1">
            <text:p>8572</text:p>
          </table:table-cell>
          <table:table-cell office:value-type="float" office:value="6.59" table:style-name="ce3">
            <text:p>6,59</text:p>
          </table:table-cell>
          <table:table-cell office:value-type="float" office:value="8.94" table:style-name="ce3">
            <text:p>8,94</text:p>
          </table:table-cell>
          <table:table-cell office:value-type="float" office:value="18380" table:style-name="ce1">
            <text:p>18380</text:p>
          </table:table-cell>
          <table:table-cell office:value-type="float" office:value="12717" table:style-name="ce1">
            <text:p>12717</text:p>
          </table:table-cell>
          <table:table-cell office:value-type="float" office:value="4.54" table:style-name="ce1">
            <text:p>4,54</text:p>
          </table:table-cell>
          <table:table-cell office:value-type="float" office:value="6.9" table:style-name="ce1">
            <text:p>6,9</text:p>
          </table:table-cell>
          <table:table-cell office:value-type="float" office:value="15410" table:style-name="ce1">
            <text:p>15410</text:p>
          </table:table-cell>
          <table:table-cell office:value-type="float" office:value="8572" table:style-name="ce1">
            <text:p>8572</text:p>
          </table:table-cell>
          <table:table-cell office:value-type="float" office:value="1.64" table:style-name="ce1">
            <text:p>1,64</text:p>
          </table:table-cell>
          <table:table-cell office:value-type="float" office:value="2.37" table:style-name="ce1">
            <text:p>2,37</text:p>
          </table:table-cell>
          <table:table-cell office:value-type="float" office:value="12438" table:style-name="ce1">
            <text:p>12438</text:p>
          </table:table-cell>
          <table:table-cell office:value-type="float" office:value="6625" table:style-name="ce1">
            <text:p>6625</text:p>
          </table:table-cell>
          <table:table-cell office:value-type="float" office:value="1.27" table:formula="of:=MIN([.$B4];[.$F4];[.$J4];[.$N4];[.$R4];[.$V4];[.$Z4];[.$AD4];[.$AH4];[.$AL4];[.$AP4];[.$AT4];[.$AX4])" table:style-name="ce1">
            <text:p>1,27</text:p>
          </table:table-cell>
          <table:table-cell office:value-type="float" office:value="1.97" table:formula="of:=MIN([.$C4];[.$G4];[.$K4];[.$O4];[.$S4];[.$W4];[.$AA4];[.$AE4];[.$AI4];[.$AM4];[.$AQ4];[.$AU4];[.$AY4])" table:style-name="ce1">
            <text:p>1,97</text:p>
          </table:table-cell>
          <table:table-cell office:value-type="float" office:value="8129" table:formula="of:=MIN([.$D4];[.$H4];[.$L4];[.$P4];[.$T4];[.$X4];[.$AB4];[.$AF4];[.$AJ4];[.$AN4];[.$AR4];[.$AV4];[.$AZ4])" table:style-name="ce1">
            <text:p>8129</text:p>
          </table:table-cell>
          <table:table-cell office:value-type="float" office:value="5634" table:formula="of:=MIN([.$E4];[.$I4];[.$M4];[.$Q4];[.$U4];[.$Y4];[.$AC4];[.$AG4];[.$AK4];[.$AO4];[.$AS4];[.$AW4];[.$BA4])" table:style-name="ce1">
            <text:p>5634</text:p>
          </table:table-cell>
          <table:table-cell office:value-type="float" office:value="2.65" table:formula="of:=MEDIAN([.$B4];[.$F4];[.$J4];[.$N4];[.$R4];[.$V4];[.$Z4];[.$AD4];[.$AH4];[.$AL4];[.$AP4];[.$AT4];[.$AX4])" table:style-name="ce1">
            <text:p>2,65</text:p>
          </table:table-cell>
          <table:table-cell office:value-type="float" office:value="3.36" table:formula="of:=MEDIAN([.$C4];[.$G4];[.$K4];[.$O4];[.$S4];[.$W4];[.$AA4];[.$AE4];[.$AI4];[.$AM4];[.$AQ4];[.$AU4];[.$AY4])" table:style-name="ce1">
            <text:p>3,36</text:p>
          </table:table-cell>
          <table:table-cell office:value-type="float" office:value="17352" table:formula="of:=MEDIAN([.$D4];[.$H4];[.$L4];[.$P4];[.$T4];[.$X4];[.$AB4];[.$AF4];[.$AJ4];[.$AN4];[.$AR4];[.$AV4];[.$AZ4])" table:style-name="ce1">
            <text:p>17352</text:p>
          </table:table-cell>
          <table:table-cell office:value-type="float" office:value="9687" table:formula="of:=MEDIAN([.$E4];[.$I4];[.$M4];[.$Q4];[.$U4];[.$Y4];[.$AC4];[.$AG4];[.$AK4];[.$AO4];[.$AS4];[.$AW4];[.$BA4])" table:style-name="ce1">
            <text:p>9687</text:p>
          </table:table-cell>
          <table:table-cell office:value-type="float" office:value="6.59" table:formula="of:=MAX([.$B4];[.$F4];[.$J4];[.$N4];[.$R4];[.$V4];[.$Z4];[.$AD4];[.$AH4];[.$AL4];[.$AP4];[.$AT4];[.$AX4])" table:style-name="ce1">
            <text:p>6,59</text:p>
          </table:table-cell>
          <table:table-cell office:value-type="float" office:value="8.94" table:formula="of:=MAX([.$C4];[.$G4];[.$K4];[.$O4];[.$S4];[.$W4];[.$AA4];[.$AE4];[.$AI4];[.$AM4];[.$AQ4];[.$AU4];[.$AY4])" table:style-name="ce1">
            <text:p>8,94</text:p>
          </table:table-cell>
          <table:table-cell office:value-type="float" office:value="22538" table:formula="of:=MAX([.$D4];[.$H4];[.$L4];[.$P4];[.$T4];[.$X4];[.$AB4];[.$AF4];[.$AJ4];[.$AN4];[.$AR4];[.$AV4];[.$AZ4])" table:style-name="ce1">
            <text:p>22538</text:p>
          </table:table-cell>
          <table:table-cell office:value-type="float" office:value="16422" table:formula="of:=MAX([.$E4];[.$I4];[.$M4];[.$Q4];[.$U4];[.$Y4];[.$AC4];[.$AG4];[.$AK4];[.$AO4];[.$AS4];[.$AW4];[.$BA4])" table:style-name="ce1">
            <text:p>1642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maze/maze_s6_a10_h31.lp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.82" table:style-name="ce1">
            <text:p>0,82</text:p>
          </table:table-cell>
          <table:table-cell office:value-type="float" office:value="2564" table:style-name="ce1">
            <text:p>2564</text:p>
          </table:table-cell>
          <table:table-cell office:value-type="float" office:value="340" table:style-name="ce1">
            <text:p>340</text:p>
          </table:table-cell>
          <table:table-cell office:value-type="float" office:value="0.16" table:style-name="ce1">
            <text:p>0,16</text:p>
          </table:table-cell>
          <table:table-cell office:value-type="float" office:value="0.87" table:style-name="ce1">
            <text:p>0,87</text:p>
          </table:table-cell>
          <table:table-cell office:value-type="float" office:value="1733" table:style-name="ce1">
            <text:p>1733</text:p>
          </table:table-cell>
          <table:table-cell office:value-type="float" office:value="714" table:style-name="ce1">
            <text:p>714</text:p>
          </table:table-cell>
          <table:table-cell office:value-type="float" office:value="0.09" table:style-name="ce1">
            <text:p>0,09</text:p>
          </table:table-cell>
          <table:table-cell office:value-type="float" office:value="0.83" table:style-name="ce1">
            <text:p>0,83</text:p>
          </table:table-cell>
          <table:table-cell office:value-type="float" office:value="2564" table:style-name="ce1">
            <text:p>2564</text:p>
          </table:table-cell>
          <table:table-cell office:value-type="float" office:value="340" table:style-name="ce1">
            <text:p>340</text:p>
          </table:table-cell>
          <table:table-cell office:value-type="float" office:value="0.19" table:style-name="ce1">
            <text:p>0,19</text:p>
          </table:table-cell>
          <table:table-cell office:value-type="float" office:value="0.98" table:style-name="ce1">
            <text:p>0,98</text:p>
          </table:table-cell>
          <table:table-cell office:value-type="float" office:value="5918" table:style-name="ce1">
            <text:p>5918</text:p>
          </table:table-cell>
          <table:table-cell office:value-type="float" office:value="678" table:style-name="ce1">
            <text:p>678</text:p>
          </table:table-cell>
          <table:table-cell office:value-type="float" office:value="0.21" table:style-name="ce1">
            <text:p>0,21</text:p>
          </table:table-cell>
          <table:table-cell office:value-type="float" office:value="1.01" table:style-name="ce1">
            <text:p>1,01</text:p>
          </table:table-cell>
          <table:table-cell office:value-type="float" office:value="2259" table:style-name="ce1">
            <text:p>2259</text:p>
          </table:table-cell>
          <table:table-cell office:value-type="float" office:value="858" table:style-name="ce1">
            <text:p>858</text:p>
          </table:table-cell>
          <table:table-cell office:value-type="float" office:value="0.16" table:style-name="ce1">
            <text:p>0,16</text:p>
          </table:table-cell>
          <table:table-cell office:value-type="float" office:value="0.86" table:style-name="ce1">
            <text:p>0,86</text:p>
          </table:table-cell>
          <table:table-cell office:value-type="float" office:value="5918" table:style-name="ce1">
            <text:p>5918</text:p>
          </table:table-cell>
          <table:table-cell office:value-type="float" office:value="678" table:style-name="ce1">
            <text:p>678</text:p>
          </table:table-cell>
          <table:table-cell office:value-type="float" office:value="0.03" table:style-name="ce1">
            <text:p>0,03</text:p>
          </table:table-cell>
          <table:table-cell office:value-type="float" office:value="0.84" table:style-name="ce1">
            <text:p>0,84</text:p>
          </table:table-cell>
          <table:table-cell office:value-type="float" office:value="912" table:style-name="ce2">
            <text:p>912</text:p>
          </table:table-cell>
          <table:table-cell office:value-type="float" office:value="78" table:style-name="ce2">
            <text:p>7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92" table:style-name="ce1">
            <text:p>0,92</text:p>
          </table:table-cell>
          <table:table-cell office:value-type="float" office:value="1495" table:style-name="ce1">
            <text:p>1495</text:p>
          </table:table-cell>
          <table:table-cell office:value-type="float" office:value="711" table:style-name="ce1">
            <text:p>711</text:p>
          </table:table-cell>
          <table:table-cell office:value-type="float" office:value="0.03" table:style-name="ce1">
            <text:p>0,03</text:p>
          </table:table-cell>
          <table:table-cell office:value-type="float" office:value="0.74" table:style-name="ce2">
            <text:p>0,74</text:p>
          </table:table-cell>
          <table:table-cell office:value-type="float" office:value="912" table:style-name="ce2">
            <text:p>912</text:p>
          </table:table-cell>
          <table:table-cell office:value-type="float" office:value="78" table:style-name="ce2">
            <text:p>78</text:p>
          </table:table-cell>
          <table:table-cell office:value-type="float" office:value="0.49" table:style-name="ce1">
            <text:p>0,49</text:p>
          </table:table-cell>
          <table:table-cell office:value-type="float" office:value="2.65" table:style-name="ce1">
            <text:p>2,65</text:p>
          </table:table-cell>
          <table:table-cell office:value-type="float" office:value="14225" table:style-name="ce3">
            <text:p>14225</text:p>
          </table:table-cell>
          <table:table-cell office:value-type="float" office:value="1018" table:style-name="ce3">
            <text:p>1018</text:p>
          </table:table-cell>
          <table:table-cell office:value-type="float" office:value="0.13" table:style-name="ce1">
            <text:p>0,13</text:p>
          </table:table-cell>
          <table:table-cell office:value-type="float" office:value="2.15" table:style-name="ce1">
            <text:p>2,15</text:p>
          </table:table-cell>
          <table:table-cell office:value-type="float" office:value="1185" table:style-name="ce1">
            <text:p>1185</text:p>
          </table:table-cell>
          <table:table-cell office:value-type="float" office:value="445" table:style-name="ce1">
            <text:p>445</text:p>
          </table:table-cell>
          <table:table-cell office:value-type="float" office:value="0.51" table:style-name="ce1">
            <text:p>0,51</text:p>
          </table:table-cell>
          <table:table-cell office:value-type="float" office:value="2.97" table:style-name="ce3">
            <text:p>2,97</text:p>
          </table:table-cell>
          <table:table-cell office:value-type="float" office:value="14225" table:style-name="ce3">
            <text:p>14225</text:p>
          </table:table-cell>
          <table:table-cell office:value-type="float" office:value="1018" table:style-name="ce3">
            <text:p>1018</text:p>
          </table:table-cell>
          <table:table-cell office:value-type="float" office:value="0.22" table:style-name="ce1">
            <text:p>0,22</text:p>
          </table:table-cell>
          <table:table-cell office:value-type="float" office:value="0.97" table:style-name="ce1">
            <text:p>0,97</text:p>
          </table:table-cell>
          <table:table-cell office:value-type="float" office:value="3911" table:style-name="ce1">
            <text:p>3911</text:p>
          </table:table-cell>
          <table:table-cell office:value-type="float" office:value="946" table:style-name="ce1">
            <text:p>946</text:p>
          </table:table-cell>
          <table:table-cell office:value-type="float" office:value="0.03" table:formula="of:=MIN([.$B5];[.$F5];[.$J5];[.$N5];[.$R5];[.$V5];[.$Z5];[.$AD5];[.$AH5];[.$AL5];[.$AP5];[.$AT5];[.$AX5])" table:style-name="ce1">
            <text:p>0,03</text:p>
          </table:table-cell>
          <table:table-cell office:value-type="float" office:value="0.74" table:formula="of:=MIN([.$C5];[.$G5];[.$K5];[.$O5];[.$S5];[.$W5];[.$AA5];[.$AE5];[.$AI5];[.$AM5];[.$AQ5];[.$AU5];[.$AY5])" table:style-name="ce1">
            <text:p>0,74</text:p>
          </table:table-cell>
          <table:table-cell office:value-type="float" office:value="912" table:formula="of:=MIN([.$D5];[.$H5];[.$L5];[.$P5];[.$T5];[.$X5];[.$AB5];[.$AF5];[.$AJ5];[.$AN5];[.$AR5];[.$AV5];[.$AZ5])" table:style-name="ce1">
            <text:p>912</text:p>
          </table:table-cell>
          <table:table-cell office:value-type="float" office:value="78" table:formula="of:=MIN([.$E5];[.$I5];[.$M5];[.$Q5];[.$U5];[.$Y5];[.$AC5];[.$AG5];[.$AK5];[.$AO5];[.$AS5];[.$AW5];[.$BA5])" table:style-name="ce1">
            <text:p>78</text:p>
          </table:table-cell>
          <table:table-cell office:value-type="float" office:value="0.16" table:formula="of:=MEDIAN([.$B5];[.$F5];[.$J5];[.$N5];[.$R5];[.$V5];[.$Z5];[.$AD5];[.$AH5];[.$AL5];[.$AP5];[.$AT5];[.$AX5])" table:style-name="ce1">
            <text:p>0,16</text:p>
          </table:table-cell>
          <table:table-cell office:value-type="float" office:value="0.92" table:formula="of:=MEDIAN([.$C5];[.$G5];[.$K5];[.$O5];[.$S5];[.$W5];[.$AA5];[.$AE5];[.$AI5];[.$AM5];[.$AQ5];[.$AU5];[.$AY5])" table:style-name="ce1">
            <text:p>0,92</text:p>
          </table:table-cell>
          <table:table-cell office:value-type="float" office:value="2564" table:formula="of:=MEDIAN([.$D5];[.$H5];[.$L5];[.$P5];[.$T5];[.$X5];[.$AB5];[.$AF5];[.$AJ5];[.$AN5];[.$AR5];[.$AV5];[.$AZ5])" table:style-name="ce1">
            <text:p>2564</text:p>
          </table:table-cell>
          <table:table-cell office:value-type="float" office:value="678" table:formula="of:=MEDIAN([.$E5];[.$I5];[.$M5];[.$Q5];[.$U5];[.$Y5];[.$AC5];[.$AG5];[.$AK5];[.$AO5];[.$AS5];[.$AW5];[.$BA5])" table:style-name="ce1">
            <text:p>678</text:p>
          </table:table-cell>
          <table:table-cell office:value-type="float" office:value="0.51" table:formula="of:=MAX([.$B5];[.$F5];[.$J5];[.$N5];[.$R5];[.$V5];[.$Z5];[.$AD5];[.$AH5];[.$AL5];[.$AP5];[.$AT5];[.$AX5])" table:style-name="ce1">
            <text:p>0,51</text:p>
          </table:table-cell>
          <table:table-cell office:value-type="float" office:value="2.97" table:formula="of:=MAX([.$C5];[.$G5];[.$K5];[.$O5];[.$S5];[.$W5];[.$AA5];[.$AE5];[.$AI5];[.$AM5];[.$AQ5];[.$AU5];[.$AY5])" table:style-name="ce1">
            <text:p>2,97</text:p>
          </table:table-cell>
          <table:table-cell office:value-type="float" office:value="14225" table:formula="of:=MAX([.$D5];[.$H5];[.$L5];[.$P5];[.$T5];[.$X5];[.$AB5];[.$AF5];[.$AJ5];[.$AN5];[.$AR5];[.$AV5];[.$AZ5])" table:style-name="ce1">
            <text:p>14225</text:p>
          </table:table-cell>
          <table:table-cell office:value-type="float" office:value="1018" table:formula="of:=MAX([.$E5];[.$I5];[.$M5];[.$Q5];[.$U5];[.$Y5];[.$AC5];[.$AG5];[.$AK5];[.$AO5];[.$AS5];[.$AW5];[.$BA5])" table:style-name="ce1">
            <text:p>101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maze/maze_s6_a15_h34.lp</text:p>
          </table:table-cell>
          <table:table-cell office:value-type="float" office:value="23.73" table:style-name="ce1">
            <text:p>23,73</text:p>
          </table:table-cell>
          <table:table-cell office:value-type="float" office:value="24.93" table:style-name="ce1">
            <text:p>24,93</text:p>
          </table:table-cell>
          <table:table-cell office:value-type="float" office:value="216971" table:style-name="ce1">
            <text:p>216971</text:p>
          </table:table-cell>
          <table:table-cell office:value-type="float" office:value="66238" table:style-name="ce1">
            <text:p>66238</text:p>
          </table:table-cell>
          <table:table-cell office:value-type="float" office:value="49.97" table:style-name="ce1">
            <text:p>49,97</text:p>
          </table:table-cell>
          <table:table-cell office:value-type="float" office:value="51.16" table:style-name="ce1">
            <text:p>51,16</text:p>
          </table:table-cell>
          <table:table-cell office:value-type="float" office:value="169814" table:style-name="ce1">
            <text:p>169814</text:p>
          </table:table-cell>
          <table:table-cell office:value-type="float" office:value="118500" table:style-name="ce1">
            <text:p>118500</text:p>
          </table:table-cell>
          <table:table-cell office:value-type="float" office:value="18.440000000000001" table:style-name="ce1">
            <text:p>18,44</text:p>
          </table:table-cell>
          <table:table-cell office:value-type="float" office:value="19.63" table:style-name="ce1">
            <text:p>19,63</text:p>
          </table:table-cell>
          <table:table-cell office:value-type="float" office:value="216971" table:style-name="ce1">
            <text:p>216971</text:p>
          </table:table-cell>
          <table:table-cell office:value-type="float" office:value="66238" table:style-name="ce1">
            <text:p>66238</text:p>
          </table:table-cell>
          <table:table-cell office:value-type="float" office:value="26.82" table:style-name="ce1">
            <text:p>26,82</text:p>
          </table:table-cell>
          <table:table-cell office:value-type="float" office:value="28" table:style-name="ce1">
            <text:p>28</text:p>
          </table:table-cell>
          <table:table-cell office:value-type="float" office:value="191604" table:style-name="ce1">
            <text:p>191604</text:p>
          </table:table-cell>
          <table:table-cell office:value-type="float" office:value="73601" table:style-name="ce1">
            <text:p>73601</text:p>
          </table:table-cell>
          <table:table-cell office:value-type="float" office:value="9.31" table:style-name="ce1">
            <text:p>9,31</text:p>
          </table:table-cell>
          <table:table-cell office:value-type="float" office:value="10.56" table:style-name="ce1">
            <text:p>10,56</text:p>
          </table:table-cell>
          <table:table-cell office:value-type="float" office:value="44894" table:style-name="ce1">
            <text:p>44894</text:p>
          </table:table-cell>
          <table:table-cell office:value-type="float" office:value="26697" table:style-name="ce1">
            <text:p>26697</text:p>
          </table:table-cell>
          <table:table-cell office:value-type="float" office:value="27.06" table:style-name="ce1">
            <text:p>27,06</text:p>
          </table:table-cell>
          <table:table-cell office:value-type="float" office:value="28.24" table:style-name="ce1">
            <text:p>28,24</text:p>
          </table:table-cell>
          <table:table-cell office:value-type="float" office:value="191604" table:style-name="ce1">
            <text:p>191604</text:p>
          </table:table-cell>
          <table:table-cell office:value-type="float" office:value="73601" table:style-name="ce1">
            <text:p>73601</text:p>
          </table:table-cell>
          <table:table-cell office:value-type="float" office:value="0.63" table:style-name="ce1">
            <text:p>0,63</text:p>
          </table:table-cell>
          <table:table-cell office:value-type="float" office:value="1.8" table:style-name="ce1">
            <text:p>1,8</text:p>
          </table:table-cell>
          <table:table-cell office:value-type="float" office:value="13067" table:style-name="ce2">
            <text:p>13067</text:p>
          </table:table-cell>
          <table:table-cell office:value-type="float" office:value="1551" table:style-name="ce2">
            <text:p>1551</text:p>
          </table:table-cell>
          <table:table-cell office:value-type="float" office:value="2.48" table:style-name="ce1">
            <text:p>2,48</text:p>
          </table:table-cell>
          <table:table-cell office:value-type="float" office:value="3.46" table:style-name="ce1">
            <text:p>3,46</text:p>
          </table:table-cell>
          <table:table-cell office:value-type="float" office:value="18193" table:style-name="ce1">
            <text:p>18193</text:p>
          </table:table-cell>
          <table:table-cell office:value-type="float" office:value="9982" table:style-name="ce1">
            <text:p>9982</text:p>
          </table:table-cell>
          <table:table-cell office:value-type="float" office:value="0.55000000000000004" table:style-name="ce2">
            <text:p>0,55</text:p>
          </table:table-cell>
          <table:table-cell office:value-type="float" office:value="1.69" table:style-name="ce2">
            <text:p>1,69</text:p>
          </table:table-cell>
          <table:table-cell office:value-type="float" office:value="13067" table:style-name="ce2">
            <text:p>13067</text:p>
          </table:table-cell>
          <table:table-cell office:value-type="float" office:value="1551" table:style-name="ce2">
            <text:p>1551</text:p>
          </table:table-cell>
          <table:table-cell office:value-type="float" office:value="148.97999999999999" table:style-name="ce3">
            <text:p>148,98</text:p>
          </table:table-cell>
          <table:table-cell office:value-type="float" office:value="152.79" table:style-name="ce3">
            <text:p>152,79</text:p>
          </table:table-cell>
          <table:table-cell office:value-type="float" office:value="422297" table:style-name="ce1">
            <text:p>422297</text:p>
          </table:table-cell>
          <table:table-cell office:value-type="float" office:value="201308" table:style-name="ce3">
            <text:p>201308</text:p>
          </table:table-cell>
          <table:table-cell office:value-type="float" office:value="32.61" table:style-name="ce1">
            <text:p>32,61</text:p>
          </table:table-cell>
          <table:table-cell office:value-type="float" office:value="35.69" table:style-name="ce1">
            <text:p>35,69</text:p>
          </table:table-cell>
          <table:table-cell office:value-type="float" office:value="109729" table:style-name="ce1">
            <text:p>109729</text:p>
          </table:table-cell>
          <table:table-cell office:value-type="float" office:value="54837" table:style-name="ce1">
            <text:p>54837</text:p>
          </table:table-cell>
          <table:table-cell office:value-type="float" office:value="135.35" table:style-name="ce1">
            <text:p>135,35</text:p>
          </table:table-cell>
          <table:table-cell office:value-type="float" office:value="138.83000000000001" table:style-name="ce1">
            <text:p>138,83</text:p>
          </table:table-cell>
          <table:table-cell office:value-type="float" office:value="422297" table:style-name="ce1">
            <text:p>422297</text:p>
          </table:table-cell>
          <table:table-cell office:value-type="float" office:value="201308" table:style-name="ce3">
            <text:p>201308</text:p>
          </table:table-cell>
          <table:table-cell office:value-type="float" office:value="52.85" table:style-name="ce1">
            <text:p>52,85</text:p>
          </table:table-cell>
          <table:table-cell office:value-type="float" office:value="53.94" table:style-name="ce1">
            <text:p>53,94</text:p>
          </table:table-cell>
          <table:table-cell office:value-type="float" office:value="771597" table:style-name="ce3">
            <text:p>771597</text:p>
          </table:table-cell>
          <table:table-cell office:value-type="float" office:value="158136" table:style-name="ce1">
            <text:p>158136</text:p>
          </table:table-cell>
          <table:table-cell office:value-type="float" office:value="0.55000000000000004" table:formula="of:=MIN([.$B6];[.$F6];[.$J6];[.$N6];[.$R6];[.$V6];[.$Z6];[.$AD6];[.$AH6];[.$AL6];[.$AP6];[.$AT6];[.$AX6])" table:style-name="ce1">
            <text:p>0,55</text:p>
          </table:table-cell>
          <table:table-cell office:value-type="float" office:value="1.69" table:formula="of:=MIN([.$C6];[.$G6];[.$K6];[.$O6];[.$S6];[.$W6];[.$AA6];[.$AE6];[.$AI6];[.$AM6];[.$AQ6];[.$AU6];[.$AY6])" table:style-name="ce1">
            <text:p>1,69</text:p>
          </table:table-cell>
          <table:table-cell office:value-type="float" office:value="13067" table:formula="of:=MIN([.$D6];[.$H6];[.$L6];[.$P6];[.$T6];[.$X6];[.$AB6];[.$AF6];[.$AJ6];[.$AN6];[.$AR6];[.$AV6];[.$AZ6])" table:style-name="ce1">
            <text:p>13067</text:p>
          </table:table-cell>
          <table:table-cell office:value-type="float" office:value="1551" table:formula="of:=MIN([.$E6];[.$I6];[.$M6];[.$Q6];[.$U6];[.$Y6];[.$AC6];[.$AG6];[.$AK6];[.$AO6];[.$AS6];[.$AW6];[.$BA6])" table:style-name="ce1">
            <text:p>1551</text:p>
          </table:table-cell>
          <table:table-cell office:value-type="float" office:value="26.82" table:formula="of:=MEDIAN([.$B6];[.$F6];[.$J6];[.$N6];[.$R6];[.$V6];[.$Z6];[.$AD6];[.$AH6];[.$AL6];[.$AP6];[.$AT6];[.$AX6])" table:style-name="ce1">
            <text:p>26,82</text:p>
          </table:table-cell>
          <table:table-cell office:value-type="float" office:value="28" table:formula="of:=MEDIAN([.$C6];[.$G6];[.$K6];[.$O6];[.$S6];[.$W6];[.$AA6];[.$AE6];[.$AI6];[.$AM6];[.$AQ6];[.$AU6];[.$AY6])" table:style-name="ce1">
            <text:p>28</text:p>
          </table:table-cell>
          <table:table-cell office:value-type="float" office:value="191604" table:formula="of:=MEDIAN([.$D6];[.$H6];[.$L6];[.$P6];[.$T6];[.$X6];[.$AB6];[.$AF6];[.$AJ6];[.$AN6];[.$AR6];[.$AV6];[.$AZ6])" table:style-name="ce1">
            <text:p>191604</text:p>
          </table:table-cell>
          <table:table-cell office:value-type="float" office:value="66238" table:formula="of:=MEDIAN([.$E6];[.$I6];[.$M6];[.$Q6];[.$U6];[.$Y6];[.$AC6];[.$AG6];[.$AK6];[.$AO6];[.$AS6];[.$AW6];[.$BA6])" table:style-name="ce1">
            <text:p>66238</text:p>
          </table:table-cell>
          <table:table-cell office:value-type="float" office:value="148.97999999999999" table:formula="of:=MAX([.$B6];[.$F6];[.$J6];[.$N6];[.$R6];[.$V6];[.$Z6];[.$AD6];[.$AH6];[.$AL6];[.$AP6];[.$AT6];[.$AX6])" table:style-name="ce1">
            <text:p>148,98</text:p>
          </table:table-cell>
          <table:table-cell office:value-type="float" office:value="152.79" table:formula="of:=MAX([.$C6];[.$G6];[.$K6];[.$O6];[.$S6];[.$W6];[.$AA6];[.$AE6];[.$AI6];[.$AM6];[.$AQ6];[.$AU6];[.$AY6])" table:style-name="ce1">
            <text:p>152,79</text:p>
          </table:table-cell>
          <table:table-cell office:value-type="float" office:value="771597" table:formula="of:=MAX([.$D6];[.$H6];[.$L6];[.$P6];[.$T6];[.$X6];[.$AB6];[.$AF6];[.$AJ6];[.$AN6];[.$AR6];[.$AV6];[.$AZ6])" table:style-name="ce1">
            <text:p>771597</text:p>
          </table:table-cell>
          <table:table-cell office:value-type="float" office:value="201308" table:formula="of:=MAX([.$E6];[.$I6];[.$M6];[.$Q6];[.$U6];[.$Y6];[.$AC6];[.$AG6];[.$AK6];[.$AO6];[.$AS6];[.$AW6];[.$BA6])" table:style-name="ce1">
            <text:p>20130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maze/maze_s8_a15_h41.lp</text:p>
          </table:table-cell>
          <table:table-cell office:value-type="float" office:value="2.91" table:style-name="ce1">
            <text:p>2,91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7564" table:style-name="ce1">
            <text:p>17564</text:p>
          </table:table-cell>
          <table:table-cell office:value-type="float" office:value="4507" table:style-name="ce1">
            <text:p>4507</text:p>
          </table:table-cell>
          <table:table-cell office:value-type="float" office:value="4.45" table:style-name="ce1">
            <text:p>4,45</text:p>
          </table:table-cell>
          <table:table-cell office:value-type="float" office:value="6.5" table:style-name="ce1">
            <text:p>6,5</text:p>
          </table:table-cell>
          <table:table-cell office:value-type="float" office:value="16554" table:style-name="ce1">
            <text:p>16554</text:p>
          </table:table-cell>
          <table:table-cell office:value-type="float" office:value="7231" table:style-name="ce1">
            <text:p>7231</text:p>
          </table:table-cell>
          <table:table-cell office:value-type="float" office:value="3.61" table:style-name="ce1">
            <text:p>3,61</text:p>
          </table:table-cell>
          <table:table-cell office:value-type="float" office:value="6" table:style-name="ce1">
            <text:p>6</text:p>
          </table:table-cell>
          <table:table-cell office:value-type="float" office:value="17564" table:style-name="ce1">
            <text:p>17564</text:p>
          </table:table-cell>
          <table:table-cell office:value-type="float" office:value="4507" table:style-name="ce1">
            <text:p>4507</text:p>
          </table:table-cell>
          <table:table-cell office:value-type="float" office:value="7.76" table:style-name="ce1">
            <text:p>7,76</text:p>
          </table:table-cell>
          <table:table-cell office:value-type="float" office:value="10.119999999999999" table:style-name="ce1">
            <text:p>10,12</text:p>
          </table:table-cell>
          <table:table-cell office:value-type="float" office:value="30978" table:style-name="ce1">
            <text:p>30978</text:p>
          </table:table-cell>
          <table:table-cell office:value-type="float" office:value="10371" table:style-name="ce1">
            <text:p>10371</text:p>
          </table:table-cell>
          <table:table-cell office:value-type="float" office:value="1.74" table:style-name="ce1">
            <text:p>1,74</text:p>
          </table:table-cell>
          <table:table-cell office:value-type="float" office:value="4.16" table:style-name="ce1">
            <text:p>4,16</text:p>
          </table:table-cell>
          <table:table-cell office:value-type="float" office:value="7219" table:style-name="ce1">
            <text:p>7219</text:p>
          </table:table-cell>
          <table:table-cell office:value-type="float" office:value="2945" table:style-name="ce1">
            <text:p>2945</text:p>
          </table:table-cell>
          <table:table-cell office:value-type="float" office:value="6.86" table:style-name="ce1">
            <text:p>6,86</text:p>
          </table:table-cell>
          <table:table-cell office:value-type="float" office:value="8.94" table:style-name="ce1">
            <text:p>8,94</text:p>
          </table:table-cell>
          <table:table-cell office:value-type="float" office:value="30978" table:style-name="ce1">
            <text:p>30978</text:p>
          </table:table-cell>
          <table:table-cell office:value-type="float" office:value="10371" table:style-name="ce1">
            <text:p>10371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36611" table:style-name="ce1">
            <text:p>36611</text:p>
          </table:table-cell>
          <table:table-cell office:value-type="float" office:value="4037" table:style-name="ce1">
            <text:p>4037</text:p>
          </table:table-cell>
          <table:table-cell office:value-type="float" office:value="0.42" table:style-name="ce2">
            <text:p>0,42</text:p>
          </table:table-cell>
          <table:table-cell office:value-type="float" office:value="2.44" table:style-name="ce2">
            <text:p>2,44</text:p>
          </table:table-cell>
          <table:table-cell office:value-type="float" office:value="2611" table:style-name="ce2">
            <text:p>2611</text:p>
          </table:table-cell>
          <table:table-cell office:value-type="float" office:value="816" table:style-name="ce2">
            <text:p>816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4.3600000000000003" table:style-name="ce1">
            <text:p>4,36</text:p>
          </table:table-cell>
          <table:table-cell office:value-type="float" office:value="36611" table:style-name="ce1">
            <text:p>36611</text:p>
          </table:table-cell>
          <table:table-cell office:value-type="float" office:value="4037" table:style-name="ce1">
            <text:p>4037</text:p>
          </table:table-cell>
          <table:table-cell office:value-type="float" office:value="4.3899999999999997" table:style-name="ce1">
            <text:p>4,39</text:p>
          </table:table-cell>
          <table:table-cell office:value-type="float" office:value="12.91" table:style-name="ce1">
            <text:p>12,91</text:p>
          </table:table-cell>
          <table:table-cell office:value-type="float" office:value="16269" table:style-name="ce1">
            <text:p>16269</text:p>
          </table:table-cell>
          <table:table-cell office:value-type="float" office:value="3410" table:style-name="ce1">
            <text:p>3410</text:p>
          </table:table-cell>
          <table:table-cell office:value-type="float" office:value="7.16" table:style-name="ce1">
            <text:p>7,16</text:p>
          </table:table-cell>
          <table:table-cell office:value-type="float" office:value="16.41" table:style-name="ce3">
            <text:p>16,41</text:p>
          </table:table-cell>
          <table:table-cell office:value-type="float" office:value="12967" table:style-name="ce1">
            <text:p>12967</text:p>
          </table:table-cell>
          <table:table-cell office:value-type="float" office:value="5446" table:style-name="ce1">
            <text:p>5446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14.13" table:style-name="ce1">
            <text:p>14,13</text:p>
          </table:table-cell>
          <table:table-cell office:value-type="float" office:value="16269" table:style-name="ce1">
            <text:p>16269</text:p>
          </table:table-cell>
          <table:table-cell office:value-type="float" office:value="3410" table:style-name="ce1">
            <text:p>3410</text:p>
          </table:table-cell>
          <table:table-cell office:value-type="float" office:value="11.23" table:style-name="ce3">
            <text:p>11,23</text:p>
          </table:table-cell>
          <table:table-cell office:value-type="float" office:value="13.43" table:style-name="ce1">
            <text:p>13,43</text:p>
          </table:table-cell>
          <table:table-cell office:value-type="float" office:value="189812" table:style-name="ce3">
            <text:p>189812</text:p>
          </table:table-cell>
          <table:table-cell office:value-type="float" office:value="14169" table:style-name="ce3">
            <text:p>14169</text:p>
          </table:table-cell>
          <table:table-cell office:value-type="float" office:value="0.42" table:formula="of:=MIN([.$B7];[.$F7];[.$J7];[.$N7];[.$R7];[.$V7];[.$Z7];[.$AD7];[.$AH7];[.$AL7];[.$AP7];[.$AT7];[.$AX7])" table:style-name="ce1">
            <text:p>0,42</text:p>
          </table:table-cell>
          <table:table-cell office:value-type="float" office:value="2.44" table:formula="of:=MIN([.$C7];[.$G7];[.$K7];[.$O7];[.$S7];[.$W7];[.$AA7];[.$AE7];[.$AI7];[.$AM7];[.$AQ7];[.$AU7];[.$AY7])" table:style-name="ce1">
            <text:p>2,44</text:p>
          </table:table-cell>
          <table:table-cell office:value-type="float" office:value="2611" table:formula="of:=MIN([.$D7];[.$H7];[.$L7];[.$P7];[.$T7];[.$X7];[.$AB7];[.$AF7];[.$AJ7];[.$AN7];[.$AR7];[.$AV7];[.$AZ7])" table:style-name="ce1">
            <text:p>2611</text:p>
          </table:table-cell>
          <table:table-cell office:value-type="float" office:value="816" table:formula="of:=MIN([.$E7];[.$I7];[.$M7];[.$Q7];[.$U7];[.$Y7];[.$AC7];[.$AG7];[.$AK7];[.$AO7];[.$AS7];[.$AW7];[.$BA7])" table:style-name="ce1">
            <text:p>816</text:p>
          </table:table-cell>
          <table:table-cell office:value-type="float" office:value="4.3899999999999997" table:formula="of:=MEDIAN([.$B7];[.$F7];[.$J7];[.$N7];[.$R7];[.$V7];[.$Z7];[.$AD7];[.$AH7];[.$AL7];[.$AP7];[.$AT7];[.$AX7])" table:style-name="ce1">
            <text:p>4,39</text:p>
          </table:table-cell>
          <table:table-cell office:value-type="float" office:value="6.5" table:formula="of:=MEDIAN([.$C7];[.$G7];[.$K7];[.$O7];[.$S7];[.$W7];[.$AA7];[.$AE7];[.$AI7];[.$AM7];[.$AQ7];[.$AU7];[.$AY7])" table:style-name="ce1">
            <text:p>6,5</text:p>
          </table:table-cell>
          <table:table-cell office:value-type="float" office:value="17564" table:formula="of:=MEDIAN([.$D7];[.$H7];[.$L7];[.$P7];[.$T7];[.$X7];[.$AB7];[.$AF7];[.$AJ7];[.$AN7];[.$AR7];[.$AV7];[.$AZ7])" table:style-name="ce1">
            <text:p>17564</text:p>
          </table:table-cell>
          <table:table-cell office:value-type="float" office:value="4507" table:formula="of:=MEDIAN([.$E7];[.$I7];[.$M7];[.$Q7];[.$U7];[.$Y7];[.$AC7];[.$AG7];[.$AK7];[.$AO7];[.$AS7];[.$AW7];[.$BA7])" table:style-name="ce1">
            <text:p>4507</text:p>
          </table:table-cell>
          <table:table-cell office:value-type="float" office:value="11.23" table:formula="of:=MAX([.$B7];[.$F7];[.$J7];[.$N7];[.$R7];[.$V7];[.$Z7];[.$AD7];[.$AH7];[.$AL7];[.$AP7];[.$AT7];[.$AX7])" table:style-name="ce1">
            <text:p>11,23</text:p>
          </table:table-cell>
          <table:table-cell office:value-type="float" office:value="16.41" table:formula="of:=MAX([.$C7];[.$G7];[.$K7];[.$O7];[.$S7];[.$W7];[.$AA7];[.$AE7];[.$AI7];[.$AM7];[.$AQ7];[.$AU7];[.$AY7])" table:style-name="ce1">
            <text:p>16,41</text:p>
          </table:table-cell>
          <table:table-cell office:value-type="float" office:value="189812" table:formula="of:=MAX([.$D7];[.$H7];[.$L7];[.$P7];[.$T7];[.$X7];[.$AB7];[.$AF7];[.$AJ7];[.$AN7];[.$AR7];[.$AV7];[.$AZ7])" table:style-name="ce1">
            <text:p>189812</text:p>
          </table:table-cell>
          <table:table-cell office:value-type="float" office:value="14169" table:formula="of:=MAX([.$E7];[.$I7];[.$M7];[.$Q7];[.$U7];[.$Y7];[.$AC7];[.$AG7];[.$AK7];[.$AO7];[.$AS7];[.$AW7];[.$BA7])" table:style-name="ce1">
            <text:p>1416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maze/maze_s8_a20_h44.lp</text:p>
          </table:table-cell>
          <table:table-cell office:value-type="float" office:value="385.03" table:style-name="ce1">
            <text:p>385,03</text:p>
          </table:table-cell>
          <table:table-cell office:value-type="float" office:value="388.16" table:style-name="ce1">
            <text:p>388,16</text:p>
          </table:table-cell>
          <table:table-cell office:value-type="float" office:value="3199087" table:style-name="ce1">
            <text:p>3199087</text:p>
          </table:table-cell>
          <table:table-cell office:value-type="float" office:value="486346" table:style-name="ce1">
            <text:p>486346</text:p>
          </table:table-cell>
          <table:table-cell office:value-type="float" office:value="19.66" table:style-name="ce1">
            <text:p>19,66</text:p>
          </table:table-cell>
          <table:table-cell office:value-type="float" office:value="23.07" table:style-name="ce1">
            <text:p>23,07</text:p>
          </table:table-cell>
          <table:table-cell office:value-type="float" office:value="56397" table:style-name="ce1">
            <text:p>56397</text:p>
          </table:table-cell>
          <table:table-cell office:value-type="float" office:value="23536" table:style-name="ce1">
            <text:p>23536</text:p>
          </table:table-cell>
          <table:table-cell office:value-type="float" office:value="389" table:style-name="ce1">
            <text:p>389</text:p>
          </table:table-cell>
          <table:table-cell office:value-type="float" office:value="392.14" table:style-name="ce1">
            <text:p>392,14</text:p>
          </table:table-cell>
          <table:table-cell office:value-type="float" office:value="3199087" table:style-name="ce1">
            <text:p>3199087</text:p>
          </table:table-cell>
          <table:table-cell office:value-type="float" office:value="486346" table:style-name="ce1">
            <text:p>486346</text:p>
          </table:table-cell>
          <table:table-cell office:value-type="float" office:value="554.66" table:style-name="ce1">
            <text:p>554,66</text:p>
          </table:table-cell>
          <table:table-cell office:value-type="float" office:value="557.95000000000005" table:style-name="ce1">
            <text:p>557,95</text:p>
          </table:table-cell>
          <table:table-cell office:value-type="float" office:value="4455401" table:style-name="ce1">
            <text:p>4455401</text:p>
          </table:table-cell>
          <table:table-cell office:value-type="float" office:value="723291" table:style-name="ce3">
            <text:p>723291</text:p>
          </table:table-cell>
          <table:table-cell office:value-type="float" office:value="27.47" table:style-name="ce1">
            <text:p>27,47</text:p>
          </table:table-cell>
          <table:table-cell office:value-type="float" office:value="31.22" table:style-name="ce1">
            <text:p>31,22</text:p>
          </table:table-cell>
          <table:table-cell office:value-type="float" office:value="66828" table:style-name="ce1">
            <text:p>66828</text:p>
          </table:table-cell>
          <table:table-cell office:value-type="float" office:value="33538" table:style-name="ce1">
            <text:p>33538</text:p>
          </table:table-cell>
          <table:table-cell office:value-type="float" office:value="565.26" table:style-name="ce1">
            <text:p>565,26</text:p>
          </table:table-cell>
          <table:table-cell office:value-type="float" office:value="568.44000000000005" table:style-name="ce1">
            <text:p>568,44</text:p>
          </table:table-cell>
          <table:table-cell office:value-type="float" office:value="4455401" table:style-name="ce1">
            <text:p>4455401</text:p>
          </table:table-cell>
          <table:table-cell office:value-type="float" office:value="723291" table:style-name="ce3">
            <text:p>723291</text:p>
          </table:table-cell>
          <table:table-cell office:value-type="float" office:value="11.76" table:style-name="ce1">
            <text:p>11,76</text:p>
          </table:table-cell>
          <table:table-cell office:value-type="float" office:value="14.87" table:style-name="ce1">
            <text:p>14,87</text:p>
          </table:table-cell>
          <table:table-cell office:value-type="float" office:value="135099" table:style-name="ce1">
            <text:p>135099</text:p>
          </table:table-cell>
          <table:table-cell office:value-type="float" office:value="16274" table:style-name="ce1">
            <text:p>16274</text:p>
          </table:table-cell>
          <table:table-cell office:value-type="float" office:value="13.64" table:style-name="ce1">
            <text:p>13,64</text:p>
          </table:table-cell>
          <table:table-cell office:value-type="float" office:value="17.350000000000001" table:style-name="ce1">
            <text:p>17,35</text:p>
          </table:table-cell>
          <table:table-cell office:value-type="float" office:value="35688" table:style-name="ce2">
            <text:p>35688</text:p>
          </table:table-cell>
          <table:table-cell office:value-type="float" office:value="15068" table:style-name="ce2">
            <text:p>15068</text:p>
          </table:table-cell>
          <table:table-cell office:value-type="float" office:value="11.65" table:style-name="ce2">
            <text:p>11,65</text:p>
          </table:table-cell>
          <table:table-cell office:value-type="float" office:value="14.78" table:style-name="ce2">
            <text:p>14,78</text:p>
          </table:table-cell>
          <table:table-cell office:value-type="float" office:value="135099" table:style-name="ce1">
            <text:p>135099</text:p>
          </table:table-cell>
          <table:table-cell office:value-type="float" office:value="16274" table:style-name="ce1">
            <text:p>16274</text:p>
          </table:table-cell>
          <table:table-cell office:value-type="float" office:value="694.28" table:style-name="ce3">
            <text:p>694,28</text:p>
          </table:table-cell>
          <table:table-cell office:value-type="float" office:value="707.68" table:style-name="ce3">
            <text:p>707,68</text:p>
          </table:table-cell>
          <table:table-cell office:value-type="float" office:value="4953091" table:style-name="ce3">
            <text:p>4953091</text:p>
          </table:table-cell>
          <table:table-cell office:value-type="float" office:value="485465" table:style-name="ce1">
            <text:p>485465</text:p>
          </table:table-cell>
          <table:table-cell office:value-type="float" office:value="82.52" table:style-name="ce1">
            <text:p>82,52</text:p>
          </table:table-cell>
          <table:table-cell office:value-type="float" office:value="96.4" table:style-name="ce1">
            <text:p>96,4</text:p>
          </table:table-cell>
          <table:table-cell office:value-type="float" office:value="197582" table:style-name="ce1">
            <text:p>197582</text:p>
          </table:table-cell>
          <table:table-cell office:value-type="float" office:value="60782" table:style-name="ce1">
            <text:p>60782</text:p>
          </table:table-cell>
          <table:table-cell office:value-type="float" office:value="658.92" table:style-name="ce1">
            <text:p>658,92</text:p>
          </table:table-cell>
          <table:table-cell office:value-type="float" office:value="672.48" table:style-name="ce1">
            <text:p>672,48</text:p>
          </table:table-cell>
          <table:table-cell office:value-type="float" office:value="4953091" table:style-name="ce3">
            <text:p>4953091</text:p>
          </table:table-cell>
          <table:table-cell office:value-type="float" office:value="485465" table:style-name="ce1">
            <text:p>485465</text:p>
          </table:table-cell>
          <table:table-cell office:value-type="float" office:value="535.99" table:style-name="ce1">
            <text:p>535,99</text:p>
          </table:table-cell>
          <table:table-cell office:value-type="float" office:value="539.54999999999995" table:style-name="ce1">
            <text:p>539,55</text:p>
          </table:table-cell>
          <table:table-cell office:value-type="float" office:value="4037973" table:style-name="ce1">
            <text:p>4037973</text:p>
          </table:table-cell>
          <table:table-cell office:value-type="float" office:value="608485" table:style-name="ce1">
            <text:p>608485</text:p>
          </table:table-cell>
          <table:table-cell office:value-type="float" office:value="11.65" table:formula="of:=MIN([.$B8];[.$F8];[.$J8];[.$N8];[.$R8];[.$V8];[.$Z8];[.$AD8];[.$AH8];[.$AL8];[.$AP8];[.$AT8];[.$AX8])" table:style-name="ce1">
            <text:p>11,65</text:p>
          </table:table-cell>
          <table:table-cell office:value-type="float" office:value="14.78" table:formula="of:=MIN([.$C8];[.$G8];[.$K8];[.$O8];[.$S8];[.$W8];[.$AA8];[.$AE8];[.$AI8];[.$AM8];[.$AQ8];[.$AU8];[.$AY8])" table:style-name="ce1">
            <text:p>14,78</text:p>
          </table:table-cell>
          <table:table-cell office:value-type="float" office:value="35688" table:formula="of:=MIN([.$D8];[.$H8];[.$L8];[.$P8];[.$T8];[.$X8];[.$AB8];[.$AF8];[.$AJ8];[.$AN8];[.$AR8];[.$AV8];[.$AZ8])" table:style-name="ce1">
            <text:p>35688</text:p>
          </table:table-cell>
          <table:table-cell office:value-type="float" office:value="15068" table:formula="of:=MIN([.$E8];[.$I8];[.$M8];[.$Q8];[.$U8];[.$Y8];[.$AC8];[.$AG8];[.$AK8];[.$AO8];[.$AS8];[.$AW8];[.$BA8])" table:style-name="ce1">
            <text:p>15068</text:p>
          </table:table-cell>
          <table:table-cell office:value-type="float" office:value="385.03" table:formula="of:=MEDIAN([.$B8];[.$F8];[.$J8];[.$N8];[.$R8];[.$V8];[.$Z8];[.$AD8];[.$AH8];[.$AL8];[.$AP8];[.$AT8];[.$AX8])" table:style-name="ce1">
            <text:p>385,03</text:p>
          </table:table-cell>
          <table:table-cell office:value-type="float" office:value="388.16" table:formula="of:=MEDIAN([.$C8];[.$G8];[.$K8];[.$O8];[.$S8];[.$W8];[.$AA8];[.$AE8];[.$AI8];[.$AM8];[.$AQ8];[.$AU8];[.$AY8])" table:style-name="ce1">
            <text:p>388,16</text:p>
          </table:table-cell>
          <table:table-cell office:value-type="float" office:value="3199087" table:formula="of:=MEDIAN([.$D8];[.$H8];[.$L8];[.$P8];[.$T8];[.$X8];[.$AB8];[.$AF8];[.$AJ8];[.$AN8];[.$AR8];[.$AV8];[.$AZ8])" table:style-name="ce1">
            <text:p>3199087</text:p>
          </table:table-cell>
          <table:table-cell office:value-type="float" office:value="485465" table:formula="of:=MEDIAN([.$E8];[.$I8];[.$M8];[.$Q8];[.$U8];[.$Y8];[.$AC8];[.$AG8];[.$AK8];[.$AO8];[.$AS8];[.$AW8];[.$BA8])" table:style-name="ce1">
            <text:p>485465</text:p>
          </table:table-cell>
          <table:table-cell office:value-type="float" office:value="694.28" table:formula="of:=MAX([.$B8];[.$F8];[.$J8];[.$N8];[.$R8];[.$V8];[.$Z8];[.$AD8];[.$AH8];[.$AL8];[.$AP8];[.$AT8];[.$AX8])" table:style-name="ce1">
            <text:p>694,28</text:p>
          </table:table-cell>
          <table:table-cell office:value-type="float" office:value="707.68" table:formula="of:=MAX([.$C8];[.$G8];[.$K8];[.$O8];[.$S8];[.$W8];[.$AA8];[.$AE8];[.$AI8];[.$AM8];[.$AQ8];[.$AU8];[.$AY8])" table:style-name="ce1">
            <text:p>707,68</text:p>
          </table:table-cell>
          <table:table-cell office:value-type="float" office:value="4953091" table:formula="of:=MAX([.$D8];[.$H8];[.$L8];[.$P8];[.$T8];[.$X8];[.$AB8];[.$AF8];[.$AJ8];[.$AN8];[.$AR8];[.$AV8];[.$AZ8])" table:style-name="ce1">
            <text:p>4953091</text:p>
          </table:table-cell>
          <table:table-cell office:value-type="float" office:value="723291" table:formula="of:=MAX([.$E8];[.$I8];[.$M8];[.$Q8];[.$U8];[.$Y8];[.$AC8];[.$AG8];[.$AK8];[.$AO8];[.$AS8];[.$AW8];[.$BA8])" table:style-name="ce1">
            <text:p>723291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maze/maze_s8_a25_h35.lp</text:p>
          </table:table-cell>
          <table:table-cell office:value-type="float" office:value="244.88" table:style-name="ce1">
            <text:p>244,88</text:p>
          </table:table-cell>
          <table:table-cell office:value-type="float" office:value="247.89" table:style-name="ce1">
            <text:p>247,89</text:p>
          </table:table-cell>
          <table:table-cell office:value-type="float" office:value="11499608" table:style-name="ce1">
            <text:p>11499608</text:p>
          </table:table-cell>
          <table:table-cell office:value-type="float" office:value="320307" table:style-name="ce1">
            <text:p>320307</text:p>
          </table:table-cell>
          <table:table-cell office:value-type="float" office:value="5.41" table:style-name="ce1">
            <text:p>5,41</text:p>
          </table:table-cell>
          <table:table-cell office:value-type="float" office:value="8.2100000000000009" table:style-name="ce1">
            <text:p>8,21</text:p>
          </table:table-cell>
          <table:table-cell office:value-type="float" office:value="56335" table:style-name="ce1">
            <text:p>56335</text:p>
          </table:table-cell>
          <table:table-cell office:value-type="float" office:value="21502" table:style-name="ce1">
            <text:p>21502</text:p>
          </table:table-cell>
          <table:table-cell office:value-type="float" office:value="270.29000000000002" table:style-name="ce1">
            <text:p>270,29</text:p>
          </table:table-cell>
          <table:table-cell office:value-type="float" office:value="273.62" table:style-name="ce1">
            <text:p>273,62</text:p>
          </table:table-cell>
          <table:table-cell office:value-type="float" office:value="11499608" table:style-name="ce1">
            <text:p>11499608</text:p>
          </table:table-cell>
          <table:table-cell office:value-type="float" office:value="320307" table:style-name="ce1">
            <text:p>320307</text:p>
          </table:table-cell>
          <table:table-cell office:value-type="float" office:value="175.33" table:style-name="ce1">
            <text:p>175,33</text:p>
          </table:table-cell>
          <table:table-cell office:value-type="float" office:value="178.76" table:style-name="ce1">
            <text:p>178,76</text:p>
          </table:table-cell>
          <table:table-cell office:value-type="float" office:value="7553914" table:style-name="ce1">
            <text:p>7553914</text:p>
          </table:table-cell>
          <table:table-cell office:value-type="float" office:value="235094" table:style-name="ce1">
            <text:p>235094</text:p>
          </table:table-cell>
          <table:table-cell office:value-type="float" office:value="5.15" table:style-name="ce1">
            <text:p>5,15</text:p>
          </table:table-cell>
          <table:table-cell office:value-type="float" office:value="8.6300000000000008" table:style-name="ce1">
            <text:p>8,63</text:p>
          </table:table-cell>
          <table:table-cell office:value-type="float" office:value="40306" table:style-name="ce1">
            <text:p>40306</text:p>
          </table:table-cell>
          <table:table-cell office:value-type="float" office:value="14068" table:style-name="ce1">
            <text:p>14068</text:p>
          </table:table-cell>
          <table:table-cell office:value-type="float" office:value="179.83" table:style-name="ce1">
            <text:p>179,83</text:p>
          </table:table-cell>
          <table:table-cell office:value-type="float" office:value="183.29" table:style-name="ce1">
            <text:p>183,29</text:p>
          </table:table-cell>
          <table:table-cell office:value-type="float" office:value="7553914" table:style-name="ce1">
            <text:p>7553914</text:p>
          </table:table-cell>
          <table:table-cell office:value-type="float" office:value="235094" table:style-name="ce1">
            <text:p>235094</text:p>
          </table:table-cell>
          <table:table-cell office:value-type="float" office:value="2.08" table:style-name="ce2">
            <text:p>2,08</text:p>
          </table:table-cell>
          <table:table-cell office:value-type="float" office:value="5.12" table:style-name="ce1">
            <text:p>5,12</text:p>
          </table:table-cell>
          <table:table-cell office:value-type="float" office:value="96287" table:style-name="ce1">
            <text:p>96287</text:p>
          </table:table-cell>
          <table:table-cell office:value-type="float" office:value="4161" table:style-name="ce2">
            <text:p>4161</text:p>
          </table:table-cell>
          <table:table-cell office:value-type="float" office:value="3.54" table:style-name="ce1">
            <text:p>3,54</text:p>
          </table:table-cell>
          <table:table-cell office:value-type="float" office:value="6.67" table:style-name="ce1">
            <text:p>6,67</text:p>
          </table:table-cell>
          <table:table-cell office:value-type="float" office:value="32908" table:style-name="ce2">
            <text:p>32908</text:p>
          </table:table-cell>
          <table:table-cell office:value-type="float" office:value="13374" table:style-name="ce1">
            <text:p>13374</text:p>
          </table:table-cell>
          <table:table-cell office:value-type="float" office:value="2.1" table:style-name="ce1">
            <text:p>2,1</text:p>
          </table:table-cell>
          <table:table-cell office:value-type="float" office:value="4.96" table:style-name="ce2">
            <text:p>4,96</text:p>
          </table:table-cell>
          <table:table-cell office:value-type="float" office:value="96287" table:style-name="ce1">
            <text:p>96287</text:p>
          </table:table-cell>
          <table:table-cell office:value-type="float" office:value="4161" table:style-name="ce2">
            <text:p>4161</text:p>
          </table:table-cell>
          <table:table-cell office:value-type="float" office:value="545.49" table:style-name="ce3">
            <text:p>545,49</text:p>
          </table:table-cell>
          <table:table-cell office:value-type="float" office:value="558.66" table:style-name="ce3">
            <text:p>558,66</text:p>
          </table:table-cell>
          <table:table-cell office:value-type="float" office:value="16131641" table:style-name="ce3">
            <text:p>16131641</text:p>
          </table:table-cell>
          <table:table-cell office:value-type="float" office:value="397539" table:style-name="ce3">
            <text:p>397539</text:p>
          </table:table-cell>
          <table:table-cell office:value-type="float" office:value="7.36" table:style-name="ce1">
            <text:p>7,36</text:p>
          </table:table-cell>
          <table:table-cell office:value-type="float" office:value="18.39" table:style-name="ce1">
            <text:p>18,39</text:p>
          </table:table-cell>
          <table:table-cell office:value-type="float" office:value="39152" table:style-name="ce1">
            <text:p>39152</text:p>
          </table:table-cell>
          <table:table-cell office:value-type="float" office:value="12504" table:style-name="ce1">
            <text:p>12504</text:p>
          </table:table-cell>
          <table:table-cell office:value-type="float" office:value="532.97" table:style-name="ce1">
            <text:p>532,97</text:p>
          </table:table-cell>
          <table:table-cell office:value-type="float" office:value="545.38" table:style-name="ce1">
            <text:p>545,38</text:p>
          </table:table-cell>
          <table:table-cell office:value-type="float" office:value="16131641" table:style-name="ce3">
            <text:p>16131641</text:p>
          </table:table-cell>
          <table:table-cell office:value-type="float" office:value="397539" table:style-name="ce3">
            <text:p>397539</text:p>
          </table:table-cell>
          <table:table-cell office:value-type="float" office:value="239.78" table:style-name="ce1">
            <text:p>239,78</text:p>
          </table:table-cell>
          <table:table-cell office:value-type="float" office:value="242.74" table:style-name="ce1">
            <text:p>242,74</text:p>
          </table:table-cell>
          <table:table-cell office:value-type="float" office:value="12944542" table:style-name="ce1">
            <text:p>12944542</text:p>
          </table:table-cell>
          <table:table-cell office:value-type="float" office:value="357012" table:style-name="ce1">
            <text:p>357012</text:p>
          </table:table-cell>
          <table:table-cell office:value-type="float" office:value="2.08" table:formula="of:=MIN([.$B9];[.$F9];[.$J9];[.$N9];[.$R9];[.$V9];[.$Z9];[.$AD9];[.$AH9];[.$AL9];[.$AP9];[.$AT9];[.$AX9])" table:style-name="ce1">
            <text:p>2,08</text:p>
          </table:table-cell>
          <table:table-cell office:value-type="float" office:value="4.96" table:formula="of:=MIN([.$C9];[.$G9];[.$K9];[.$O9];[.$S9];[.$W9];[.$AA9];[.$AE9];[.$AI9];[.$AM9];[.$AQ9];[.$AU9];[.$AY9])" table:style-name="ce1">
            <text:p>4,96</text:p>
          </table:table-cell>
          <table:table-cell office:value-type="float" office:value="32908" table:formula="of:=MIN([.$D9];[.$H9];[.$L9];[.$P9];[.$T9];[.$X9];[.$AB9];[.$AF9];[.$AJ9];[.$AN9];[.$AR9];[.$AV9];[.$AZ9])" table:style-name="ce1">
            <text:p>32908</text:p>
          </table:table-cell>
          <table:table-cell office:value-type="float" office:value="4161" table:formula="of:=MIN([.$E9];[.$I9];[.$M9];[.$Q9];[.$U9];[.$Y9];[.$AC9];[.$AG9];[.$AK9];[.$AO9];[.$AS9];[.$AW9];[.$BA9])" table:style-name="ce1">
            <text:p>4161</text:p>
          </table:table-cell>
          <table:table-cell office:value-type="float" office:value="175.33" table:formula="of:=MEDIAN([.$B9];[.$F9];[.$J9];[.$N9];[.$R9];[.$V9];[.$Z9];[.$AD9];[.$AH9];[.$AL9];[.$AP9];[.$AT9];[.$AX9])" table:style-name="ce1">
            <text:p>175,33</text:p>
          </table:table-cell>
          <table:table-cell office:value-type="float" office:value="178.76" table:formula="of:=MEDIAN([.$C9];[.$G9];[.$K9];[.$O9];[.$S9];[.$W9];[.$AA9];[.$AE9];[.$AI9];[.$AM9];[.$AQ9];[.$AU9];[.$AY9])" table:style-name="ce1">
            <text:p>178,76</text:p>
          </table:table-cell>
          <table:table-cell office:value-type="float" office:value="7553914" table:formula="of:=MEDIAN([.$D9];[.$H9];[.$L9];[.$P9];[.$T9];[.$X9];[.$AB9];[.$AF9];[.$AJ9];[.$AN9];[.$AR9];[.$AV9];[.$AZ9])" table:style-name="ce1">
            <text:p>7553914</text:p>
          </table:table-cell>
          <table:table-cell office:value-type="float" office:value="235094" table:formula="of:=MEDIAN([.$E9];[.$I9];[.$M9];[.$Q9];[.$U9];[.$Y9];[.$AC9];[.$AG9];[.$AK9];[.$AO9];[.$AS9];[.$AW9];[.$BA9])" table:style-name="ce1">
            <text:p>235094</text:p>
          </table:table-cell>
          <table:table-cell office:value-type="float" office:value="545.49" table:formula="of:=MAX([.$B9];[.$F9];[.$J9];[.$N9];[.$R9];[.$V9];[.$Z9];[.$AD9];[.$AH9];[.$AL9];[.$AP9];[.$AT9];[.$AX9])" table:style-name="ce1">
            <text:p>545,49</text:p>
          </table:table-cell>
          <table:table-cell office:value-type="float" office:value="558.66" table:formula="of:=MAX([.$C9];[.$G9];[.$K9];[.$O9];[.$S9];[.$W9];[.$AA9];[.$AE9];[.$AI9];[.$AM9];[.$AQ9];[.$AU9];[.$AY9])" table:style-name="ce1">
            <text:p>558,66</text:p>
          </table:table-cell>
          <table:table-cell office:value-type="float" office:value="16131641" table:formula="of:=MAX([.$D9];[.$H9];[.$L9];[.$P9];[.$T9];[.$X9];[.$AB9];[.$AF9];[.$AJ9];[.$AN9];[.$AR9];[.$AV9];[.$AZ9])" table:style-name="ce1">
            <text:p>16131641</text:p>
          </table:table-cell>
          <table:table-cell office:value-type="float" office:value="397539" table:formula="of:=MAX([.$E9];[.$I9];[.$M9];[.$Q9];[.$U9];[.$Y9];[.$AC9];[.$AG9];[.$AK9];[.$AO9];[.$AS9];[.$AW9];[.$BA9])" table:style-name="ce1">
            <text:p>39753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maze/maze_s9_a15_h51.lp</text:p>
          </table:table-cell>
          <table:table-cell office:value-type="float" office:value="0.17" table:style-name="ce2">
            <text:p>0,17</text:p>
          </table:table-cell>
          <table:table-cell office:value-type="float" office:value="3.43" table:style-name="ce1">
            <text:p>3,43</text:p>
          </table:table-cell>
          <table:table-cell office:value-type="float" office:value="6498" table:style-name="ce1">
            <text:p>6498</text:p>
          </table:table-cell>
          <table:table-cell office:value-type="float" office:value="104" table:style-name="ce1">
            <text:p>104</text:p>
          </table:table-cell>
          <table:table-cell office:value-type="float" office:value="0.17" table:style-name="ce2">
            <text:p>0,17</text:p>
          </table:table-cell>
          <table:table-cell office:value-type="float" office:value="3.35" table:style-name="ce2">
            <text:p>3,35</text:p>
          </table:table-cell>
          <table:table-cell office:value-type="float" office:value="1222" table:style-name="ce1">
            <text:p>1222</text:p>
          </table:table-cell>
          <table:table-cell office:value-type="float" office:value="61" table:style-name="ce2">
            <text:p>61</text:p>
          </table:table-cell>
          <table:table-cell office:value-type="float" office:value="0.19" table:style-name="ce1">
            <text:p>0,19</text:p>
          </table:table-cell>
          <table:table-cell office:value-type="float" office:value="3.72" table:style-name="ce1">
            <text:p>3,72</text:p>
          </table:table-cell>
          <table:table-cell office:value-type="float" office:value="6498" table:style-name="ce1">
            <text:p>6498</text:p>
          </table:table-cell>
          <table:table-cell office:value-type="float" office:value="104" table:style-name="ce1">
            <text:p>104</text:p>
          </table:table-cell>
          <table:table-cell office:value-type="float" office:value="7.34" table:style-name="ce1">
            <text:p>7,34</text:p>
          </table:table-cell>
          <table:table-cell office:value-type="float" office:value="11.17" table:style-name="ce1">
            <text:p>11,17</text:p>
          </table:table-cell>
          <table:table-cell office:value-type="float" office:value="168530" table:style-name="ce1">
            <text:p>168530</text:p>
          </table:table-cell>
          <table:table-cell office:value-type="float" office:value="6444" table:style-name="ce1">
            <text:p>6444</text:p>
          </table:table-cell>
          <table:table-cell office:value-type="float" office:value="0.3" table:style-name="ce1">
            <text:p>0,3</text:p>
          </table:table-cell>
          <table:table-cell office:value-type="float" office:value="3.97" table:style-name="ce1">
            <text:p>3,97</text:p>
          </table:table-cell>
          <table:table-cell office:value-type="float" office:value="1062" table:style-name="ce2">
            <text:p>1062</text:p>
          </table:table-cell>
          <table:table-cell office:value-type="float" office:value="247" table:style-name="ce1">
            <text:p>247</text:p>
          </table:table-cell>
          <table:table-cell office:value-type="float" office:value="7.25" table:style-name="ce1">
            <text:p>7,25</text:p>
          </table:table-cell>
          <table:table-cell office:value-type="float" office:value="10.98" table:style-name="ce1">
            <text:p>10,98</text:p>
          </table:table-cell>
          <table:table-cell office:value-type="float" office:value="168530" table:style-name="ce1">
            <text:p>168530</text:p>
          </table:table-cell>
          <table:table-cell office:value-type="float" office:value="6444" table:style-name="ce1">
            <text:p>6444</text:p>
          </table:table-cell>
          <table:table-cell office:value-type="float" office:value="0.3" table:style-name="ce1">
            <text:p>0,3</text:p>
          </table:table-cell>
          <table:table-cell office:value-type="float" office:value="4" table:style-name="ce1">
            <text:p>4</text:p>
          </table:table-cell>
          <table:table-cell office:value-type="float" office:value="2996" table:style-name="ce1">
            <text:p>2996</text:p>
          </table:table-cell>
          <table:table-cell office:value-type="float" office:value="369" table:style-name="ce1">
            <text:p>369</text:p>
          </table:table-cell>
          <table:table-cell office:value-type="float" office:value="0.32" table:style-name="ce1">
            <text:p>0,32</text:p>
          </table:table-cell>
          <table:table-cell office:value-type="float" office:value="3.49" table:style-name="ce1">
            <text:p>3,49</text:p>
          </table:table-cell>
          <table:table-cell office:value-type="float" office:value="2652" table:style-name="ce1">
            <text:p>2652</text:p>
          </table:table-cell>
          <table:table-cell office:value-type="float" office:value="323" table:style-name="ce1">
            <text:p>323</text:p>
          </table:table-cell>
          <table:table-cell office:value-type="float" office:value="0.31" table:style-name="ce1">
            <text:p>0,31</text:p>
          </table:table-cell>
          <table:table-cell office:value-type="float" office:value="4.07" table:style-name="ce1">
            <text:p>4,07</text:p>
          </table:table-cell>
          <table:table-cell office:value-type="float" office:value="2996" table:style-name="ce1">
            <text:p>2996</text:p>
          </table:table-cell>
          <table:table-cell office:value-type="float" office:value="369" table:style-name="ce1">
            <text:p>369</text:p>
          </table:table-cell>
          <table:table-cell office:value-type="float" office:value="1.57" table:style-name="ce1">
            <text:p>1,57</text:p>
          </table:table-cell>
          <table:table-cell office:value-type="float" office:value="18.440000000000001" table:style-name="ce1">
            <text:p>18,44</text:p>
          </table:table-cell>
          <table:table-cell office:value-type="float" office:value="5171" table:style-name="ce1">
            <text:p>5171</text:p>
          </table:table-cell>
          <table:table-cell office:value-type="float" office:value="1005" table:style-name="ce1">
            <text:p>1005</text:p>
          </table:table-cell>
          <table:table-cell office:value-type="float" office:value="3.28" table:style-name="ce1">
            <text:p>3,28</text:p>
          </table:table-cell>
          <table:table-cell office:value-type="float" office:value="20.25" table:style-name="ce1">
            <text:p>20,25</text:p>
          </table:table-cell>
          <table:table-cell office:value-type="float" office:value="6151" table:style-name="ce1">
            <text:p>6151</text:p>
          </table:table-cell>
          <table:table-cell office:value-type="float" office:value="1923" table:style-name="ce1">
            <text:p>1923</text:p>
          </table:table-cell>
          <table:table-cell office:value-type="float" office:value="1.61" table:style-name="ce1">
            <text:p>1,61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5171" table:style-name="ce1">
            <text:p>5171</text:p>
          </table:table-cell>
          <table:table-cell office:value-type="float" office:value="1005" table:style-name="ce1">
            <text:p>1005</text:p>
          </table:table-cell>
          <table:table-cell office:value-type="float" office:value="19.45" table:style-name="ce3">
            <text:p>19,45</text:p>
          </table:table-cell>
          <table:table-cell office:value-type="float" office:value="23.18" table:style-name="ce3">
            <text:p>23,18</text:p>
          </table:table-cell>
          <table:table-cell office:value-type="float" office:value="507511" table:style-name="ce3">
            <text:p>507511</text:p>
          </table:table-cell>
          <table:table-cell office:value-type="float" office:value="19196" table:style-name="ce3">
            <text:p>19196</text:p>
          </table:table-cell>
          <table:table-cell office:value-type="float" office:value="0.17" table:formula="of:=MIN([.$B10];[.$F10];[.$J10];[.$N10];[.$R10];[.$V10];[.$Z10];[.$AD10];[.$AH10];[.$AL10];[.$AP10];[.$AT10];[.$AX10])" table:style-name="ce1">
            <text:p>0,17</text:p>
          </table:table-cell>
          <table:table-cell office:value-type="float" office:value="3.35" table:formula="of:=MIN([.$C10];[.$G10];[.$K10];[.$O10];[.$S10];[.$W10];[.$AA10];[.$AE10];[.$AI10];[.$AM10];[.$AQ10];[.$AU10];[.$AY10])" table:style-name="ce1">
            <text:p>3,35</text:p>
          </table:table-cell>
          <table:table-cell office:value-type="float" office:value="1062" table:formula="of:=MIN([.$D10];[.$H10];[.$L10];[.$P10];[.$T10];[.$X10];[.$AB10];[.$AF10];[.$AJ10];[.$AN10];[.$AR10];[.$AV10];[.$AZ10])" table:style-name="ce1">
            <text:p>1062</text:p>
          </table:table-cell>
          <table:table-cell office:value-type="float" office:value="61" table:formula="of:=MIN([.$E10];[.$I10];[.$M10];[.$Q10];[.$U10];[.$Y10];[.$AC10];[.$AG10];[.$AK10];[.$AO10];[.$AS10];[.$AW10];[.$BA10])" table:style-name="ce1">
            <text:p>61</text:p>
          </table:table-cell>
          <table:table-cell office:value-type="float" office:value="0.32" table:formula="of:=MEDIAN([.$B10];[.$F10];[.$J10];[.$N10];[.$R10];[.$V10];[.$Z10];[.$AD10];[.$AH10];[.$AL10];[.$AP10];[.$AT10];[.$AX10])" table:style-name="ce1">
            <text:p>0,32</text:p>
          </table:table-cell>
          <table:table-cell office:value-type="float" office:value="4.07" table:formula="of:=MEDIAN([.$C10];[.$G10];[.$K10];[.$O10];[.$S10];[.$W10];[.$AA10];[.$AE10];[.$AI10];[.$AM10];[.$AQ10];[.$AU10];[.$AY10])" table:style-name="ce1">
            <text:p>4,07</text:p>
          </table:table-cell>
          <table:table-cell office:value-type="float" office:value="5171" table:formula="of:=MEDIAN([.$D10];[.$H10];[.$L10];[.$P10];[.$T10];[.$X10];[.$AB10];[.$AF10];[.$AJ10];[.$AN10];[.$AR10];[.$AV10];[.$AZ10])" table:style-name="ce1">
            <text:p>5171</text:p>
          </table:table-cell>
          <table:table-cell office:value-type="float" office:value="369" table:formula="of:=MEDIAN([.$E10];[.$I10];[.$M10];[.$Q10];[.$U10];[.$Y10];[.$AC10];[.$AG10];[.$AK10];[.$AO10];[.$AS10];[.$AW10];[.$BA10])" table:style-name="ce1">
            <text:p>369</text:p>
          </table:table-cell>
          <table:table-cell office:value-type="float" office:value="19.45" table:formula="of:=MAX([.$B10];[.$F10];[.$J10];[.$N10];[.$R10];[.$V10];[.$Z10];[.$AD10];[.$AH10];[.$AL10];[.$AP10];[.$AT10];[.$AX10])" table:style-name="ce1">
            <text:p>19,45</text:p>
          </table:table-cell>
          <table:table-cell office:value-type="float" office:value="23.18" table:formula="of:=MAX([.$C10];[.$G10];[.$K10];[.$O10];[.$S10];[.$W10];[.$AA10];[.$AE10];[.$AI10];[.$AM10];[.$AQ10];[.$AU10];[.$AY10])" table:style-name="ce1">
            <text:p>23,18</text:p>
          </table:table-cell>
          <table:table-cell office:value-type="float" office:value="507511" table:formula="of:=MAX([.$D10];[.$H10];[.$L10];[.$P10];[.$T10];[.$X10];[.$AB10];[.$AF10];[.$AJ10];[.$AN10];[.$AR10];[.$AV10];[.$AZ10])" table:style-name="ce1">
            <text:p>507511</text:p>
          </table:table-cell>
          <table:table-cell office:value-type="float" office:value="19196" table:formula="of:=MAX([.$E10];[.$I10];[.$M10];[.$Q10];[.$U10];[.$Y10];[.$AC10];[.$AG10];[.$AK10];[.$AO10];[.$AS10];[.$AW10];[.$BA10])" table:style-name="ce1">
            <text:p>1919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maze/maze_s9_a15_h59.lp</text:p>
          </table:table-cell>
          <table:table-cell office:value-type="float" office:value="10.73" table:style-name="ce1">
            <text:p>10,73</text:p>
          </table:table-cell>
          <table:table-cell office:value-type="float" office:value="14.6" table:style-name="ce1">
            <text:p>14,6</text:p>
          </table:table-cell>
          <table:table-cell office:value-type="float" office:value="343216" table:style-name="ce1">
            <text:p>343216</text:p>
          </table:table-cell>
          <table:table-cell office:value-type="float" office:value="9499" table:style-name="ce1">
            <text:p>9499</text:p>
          </table:table-cell>
          <table:table-cell office:value-type="float" office:value="3.17" table:style-name="ce1">
            <text:p>3,17</text:p>
          </table:table-cell>
          <table:table-cell office:value-type="float" office:value="7.29" table:style-name="ce1">
            <text:p>7,29</text:p>
          </table:table-cell>
          <table:table-cell office:value-type="float" office:value="13474" table:style-name="ce1">
            <text:p>13474</text:p>
          </table:table-cell>
          <table:table-cell office:value-type="float" office:value="3854" table:style-name="ce1">
            <text:p>3854</text:p>
          </table:table-cell>
          <table:table-cell office:value-type="float" office:value="11.91" table:style-name="ce1">
            <text:p>11,91</text:p>
          </table:table-cell>
          <table:table-cell office:value-type="float" office:value="16.149999999999999" table:style-name="ce1">
            <text:p>16,15</text:p>
          </table:table-cell>
          <table:table-cell office:value-type="float" office:value="343216" table:style-name="ce1">
            <text:p>343216</text:p>
          </table:table-cell>
          <table:table-cell office:value-type="float" office:value="9499" table:style-name="ce1">
            <text:p>9499</text:p>
          </table:table-cell>
          <table:table-cell office:value-type="float" office:value="0.53" table:style-name="ce1">
            <text:p>0,53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4721" table:style-name="ce1">
            <text:p>4721</text:p>
          </table:table-cell>
          <table:table-cell office:value-type="float" office:value="454" table:style-name="ce1">
            <text:p>454</text:p>
          </table:table-cell>
          <table:table-cell office:value-type="float" office:value="3.11" table:style-name="ce1">
            <text:p>3,11</text:p>
          </table:table-cell>
          <table:table-cell office:value-type="float" office:value="7.59" table:style-name="ce1">
            <text:p>7,59</text:p>
          </table:table-cell>
          <table:table-cell office:value-type="float" office:value="13519" table:style-name="ce1">
            <text:p>13519</text:p>
          </table:table-cell>
          <table:table-cell office:value-type="float" office:value="3432" table:style-name="ce1">
            <text:p>3432</text:p>
          </table:table-cell>
          <table:table-cell office:value-type="float" office:value="0.51" table:style-name="ce2">
            <text:p>0,51</text:p>
          </table:table-cell>
          <table:table-cell office:value-type="float" office:value="4.43" table:style-name="ce2">
            <text:p>4,43</text:p>
          </table:table-cell>
          <table:table-cell office:value-type="float" office:value="4721" table:style-name="ce1">
            <text:p>4721</text:p>
          </table:table-cell>
          <table:table-cell office:value-type="float" office:value="454" table:style-name="ce1">
            <text:p>454</text:p>
          </table:table-cell>
          <table:table-cell office:value-type="float" office:value="1.22" table:style-name="ce1">
            <text:p>1,22</text:p>
          </table:table-cell>
          <table:table-cell office:value-type="float" office:value="5.01" table:style-name="ce1">
            <text:p>5,01</text:p>
          </table:table-cell>
          <table:table-cell office:value-type="float" office:value="21308" table:style-name="ce1">
            <text:p>21308</text:p>
          </table:table-cell>
          <table:table-cell office:value-type="float" office:value="1284" table:style-name="ce1">
            <text:p>1284</text:p>
          </table:table-cell>
          <table:table-cell office:value-type="float" office:value="0.89" table:style-name="ce1">
            <text:p>0,89</text:p>
          </table:table-cell>
          <table:table-cell office:value-type="float" office:value="5.12" table:style-name="ce1">
            <text:p>5,12</text:p>
          </table:table-cell>
          <table:table-cell office:value-type="float" office:value="2162" table:style-name="ce2">
            <text:p>2162</text:p>
          </table:table-cell>
          <table:table-cell office:value-type="float" office:value="765" table:style-name="ce1">
            <text:p>765</text:p>
          </table:table-cell>
          <table:table-cell office:value-type="float" office:value="1.36" table:style-name="ce1">
            <text:p>1,36</text:p>
          </table:table-cell>
          <table:table-cell office:value-type="float" office:value="5.94" table:style-name="ce1">
            <text:p>5,94</text:p>
          </table:table-cell>
          <table:table-cell office:value-type="float" office:value="21308" table:style-name="ce1">
            <text:p>21308</text:p>
          </table:table-cell>
          <table:table-cell office:value-type="float" office:value="1284" table:style-name="ce1">
            <text:p>1284</text:p>
          </table:table-cell>
          <table:table-cell office:value-type="float" office:value="1.36" table:style-name="ce1">
            <text:p>1,36</text:p>
          </table:table-cell>
          <table:table-cell office:value-type="float" office:value="21.85" table:style-name="ce1">
            <text:p>21,85</text:p>
          </table:table-cell>
          <table:table-cell office:value-type="float" office:value="21045" table:style-name="ce1">
            <text:p>21045</text:p>
          </table:table-cell>
          <table:table-cell office:value-type="float" office:value="395" table:style-name="ce2">
            <text:p>395</text:p>
          </table:table-cell>
          <table:table-cell office:value-type="float" office:value="5.05" table:style-name="ce1">
            <text:p>5,05</text:p>
          </table:table-cell>
          <table:table-cell office:value-type="float" office:value="25.24" table:style-name="ce1">
            <text:p>25,24</text:p>
          </table:table-cell>
          <table:table-cell office:value-type="float" office:value="13163" table:style-name="ce1">
            <text:p>13163</text:p>
          </table:table-cell>
          <table:table-cell office:value-type="float" office:value="2694" table:style-name="ce1">
            <text:p>2694</text:p>
          </table:table-cell>
          <table:table-cell office:value-type="float" office:value="1.44" table:style-name="ce1">
            <text:p>1,44</text:p>
          </table:table-cell>
          <table:table-cell office:value-type="float" office:value="21.23" table:style-name="ce1">
            <text:p>21,23</text:p>
          </table:table-cell>
          <table:table-cell office:value-type="float" office:value="21045" table:style-name="ce1">
            <text:p>21045</text:p>
          </table:table-cell>
          <table:table-cell office:value-type="float" office:value="395" table:style-name="ce2">
            <text:p>395</text:p>
          </table:table-cell>
          <table:table-cell office:value-type="float" office:value="67.709999999999994" table:style-name="ce3">
            <text:p>67,71</text:p>
          </table:table-cell>
          <table:table-cell office:value-type="float" office:value="72.05" table:style-name="ce3">
            <text:p>72,05</text:p>
          </table:table-cell>
          <table:table-cell office:value-type="float" office:value="2086034" table:style-name="ce3">
            <text:p>2086034</text:p>
          </table:table-cell>
          <table:table-cell office:value-type="float" office:value="61791" table:style-name="ce3">
            <text:p>61791</text:p>
          </table:table-cell>
          <table:table-cell office:value-type="float" office:value="0.51" table:formula="of:=MIN([.$B11];[.$F11];[.$J11];[.$N11];[.$R11];[.$V11];[.$Z11];[.$AD11];[.$AH11];[.$AL11];[.$AP11];[.$AT11];[.$AX11])" table:style-name="ce1">
            <text:p>0,51</text:p>
          </table:table-cell>
          <table:table-cell office:value-type="float" office:value="4.43" table:formula="of:=MIN([.$C11];[.$G11];[.$K11];[.$O11];[.$S11];[.$W11];[.$AA11];[.$AE11];[.$AI11];[.$AM11];[.$AQ11];[.$AU11];[.$AY11])" table:style-name="ce1">
            <text:p>4,43</text:p>
          </table:table-cell>
          <table:table-cell office:value-type="float" office:value="2162" table:formula="of:=MIN([.$D11];[.$H11];[.$L11];[.$P11];[.$T11];[.$X11];[.$AB11];[.$AF11];[.$AJ11];[.$AN11];[.$AR11];[.$AV11];[.$AZ11])" table:style-name="ce1">
            <text:p>2162</text:p>
          </table:table-cell>
          <table:table-cell office:value-type="float" office:value="395" table:formula="of:=MIN([.$E11];[.$I11];[.$M11];[.$Q11];[.$U11];[.$Y11];[.$AC11];[.$AG11];[.$AK11];[.$AO11];[.$AS11];[.$AW11];[.$BA11])" table:style-name="ce1">
            <text:p>395</text:p>
          </table:table-cell>
          <table:table-cell office:value-type="float" office:value="1.44" table:formula="of:=MEDIAN([.$B11];[.$F11];[.$J11];[.$N11];[.$R11];[.$V11];[.$Z11];[.$AD11];[.$AH11];[.$AL11];[.$AP11];[.$AT11];[.$AX11])" table:style-name="ce1">
            <text:p>1,44</text:p>
          </table:table-cell>
          <table:table-cell office:value-type="float" office:value="7.59" table:formula="of:=MEDIAN([.$C11];[.$G11];[.$K11];[.$O11];[.$S11];[.$W11];[.$AA11];[.$AE11];[.$AI11];[.$AM11];[.$AQ11];[.$AU11];[.$AY11])" table:style-name="ce1">
            <text:p>7,59</text:p>
          </table:table-cell>
          <table:table-cell office:value-type="float" office:value="21045" table:formula="of:=MEDIAN([.$D11];[.$H11];[.$L11];[.$P11];[.$T11];[.$X11];[.$AB11];[.$AF11];[.$AJ11];[.$AN11];[.$AR11];[.$AV11];[.$AZ11])" table:style-name="ce1">
            <text:p>21045</text:p>
          </table:table-cell>
          <table:table-cell office:value-type="float" office:value="1284" table:formula="of:=MEDIAN([.$E11];[.$I11];[.$M11];[.$Q11];[.$U11];[.$Y11];[.$AC11];[.$AG11];[.$AK11];[.$AO11];[.$AS11];[.$AW11];[.$BA11])" table:style-name="ce1">
            <text:p>1284</text:p>
          </table:table-cell>
          <table:table-cell office:value-type="float" office:value="67.709999999999994" table:formula="of:=MAX([.$B11];[.$F11];[.$J11];[.$N11];[.$R11];[.$V11];[.$Z11];[.$AD11];[.$AH11];[.$AL11];[.$AP11];[.$AT11];[.$AX11])" table:style-name="ce1">
            <text:p>67,71</text:p>
          </table:table-cell>
          <table:table-cell office:value-type="float" office:value="72.05" table:formula="of:=MAX([.$C11];[.$G11];[.$K11];[.$O11];[.$S11];[.$W11];[.$AA11];[.$AE11];[.$AI11];[.$AM11];[.$AQ11];[.$AU11];[.$AY11])" table:style-name="ce1">
            <text:p>72,05</text:p>
          </table:table-cell>
          <table:table-cell office:value-type="float" office:value="2086034" table:formula="of:=MAX([.$D11];[.$H11];[.$L11];[.$P11];[.$T11];[.$X11];[.$AB11];[.$AF11];[.$AJ11];[.$AN11];[.$AR11];[.$AV11];[.$AZ11])" table:style-name="ce1">
            <text:p>2086034</text:p>
          </table:table-cell>
          <table:table-cell office:value-type="float" office:value="61791" table:formula="of:=MAX([.$E11];[.$I11];[.$M11];[.$Q11];[.$U11];[.$Y11];[.$AC11];[.$AG11];[.$AK11];[.$AO11];[.$AS11];[.$AW11];[.$BA11])" table:style-name="ce1">
            <text:p>61791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maze/maze_s9_a20_h51.lp</text:p>
          </table:table-cell>
          <table:table-cell office:value-type="float" office:value="252.49" table:style-name="ce1">
            <text:p>252,49</text:p>
          </table:table-cell>
          <table:table-cell office:value-type="float" office:value="256.52" table:style-name="ce1">
            <text:p>256,52</text:p>
          </table:table-cell>
          <table:table-cell office:value-type="float" office:value="8411047" table:style-name="ce1">
            <text:p>8411047</text:p>
          </table:table-cell>
          <table:table-cell office:value-type="float" office:value="232547" table:style-name="ce1">
            <text:p>232547</text:p>
          </table:table-cell>
          <table:table-cell office:value-type="float" office:value="3.6" table:style-name="ce1">
            <text:p>3,6</text:p>
          </table:table-cell>
          <table:table-cell office:value-type="float" office:value="8.23" table:style-name="ce1">
            <text:p>8,23</text:p>
          </table:table-cell>
          <table:table-cell office:value-type="float" office:value="23349" table:style-name="ce1">
            <text:p>23349</text:p>
          </table:table-cell>
          <table:table-cell office:value-type="float" office:value="3587" table:style-name="ce1">
            <text:p>3587</text:p>
          </table:table-cell>
          <table:table-cell office:value-type="float" office:value="276.85000000000002" table:style-name="ce1">
            <text:p>276,85</text:p>
          </table:table-cell>
          <table:table-cell office:value-type="float" office:value="281.33999999999997" table:style-name="ce1">
            <text:p>281,34</text:p>
          </table:table-cell>
          <table:table-cell office:value-type="float" office:value="8411047" table:style-name="ce1">
            <text:p>8411047</text:p>
          </table:table-cell>
          <table:table-cell office:value-type="float" office:value="232547" table:style-name="ce1">
            <text:p>232547</text:p>
          </table:table-cell>
          <table:table-cell office:value-type="float" office:value="229.1" table:style-name="ce1">
            <text:p>229,1</text:p>
          </table:table-cell>
          <table:table-cell office:value-type="float" office:value="233.86" table:style-name="ce1">
            <text:p>233,86</text:p>
          </table:table-cell>
          <table:table-cell office:value-type="float" office:value="7050643" table:style-name="ce1">
            <text:p>7050643</text:p>
          </table:table-cell>
          <table:table-cell office:value-type="float" office:value="217172" table:style-name="ce1">
            <text:p>217172</text:p>
          </table:table-cell>
          <table:table-cell office:value-type="float" office:value="2.84" table:style-name="ce1">
            <text:p>2,84</text:p>
          </table:table-cell>
          <table:table-cell office:value-type="float" office:value="7.63" table:style-name="ce1">
            <text:p>7,63</text:p>
          </table:table-cell>
          <table:table-cell office:value-type="float" office:value="14616" table:style-name="ce1">
            <text:p>14616</text:p>
          </table:table-cell>
          <table:table-cell office:value-type="float" office:value="2960" table:style-name="ce1">
            <text:p>2960</text:p>
          </table:table-cell>
          <table:table-cell office:value-type="float" office:value="241.21" table:style-name="ce1">
            <text:p>241,21</text:p>
          </table:table-cell>
          <table:table-cell office:value-type="float" office:value="246.1" table:style-name="ce1">
            <text:p>246,1</text:p>
          </table:table-cell>
          <table:table-cell office:value-type="float" office:value="7050643" table:style-name="ce1">
            <text:p>7050643</text:p>
          </table:table-cell>
          <table:table-cell office:value-type="float" office:value="217172" table:style-name="ce1">
            <text:p>217172</text:p>
          </table:table-cell>
          <table:table-cell office:value-type="float" office:value="1.49" table:style-name="ce1">
            <text:p>1,49</text:p>
          </table:table-cell>
          <table:table-cell office:value-type="float" office:value="6.18" table:style-name="ce1">
            <text:p>6,18</text:p>
          </table:table-cell>
          <table:table-cell office:value-type="float" office:value="43003" table:style-name="ce1">
            <text:p>43003</text:p>
          </table:table-cell>
          <table:table-cell office:value-type="float" office:value="965" table:style-name="ce1">
            <text:p>965</text:p>
          </table:table-cell>
          <table:table-cell office:value-type="float" office:value="0.83" table:style-name="ce2">
            <text:p>0,83</text:p>
          </table:table-cell>
          <table:table-cell office:value-type="float" office:value="5.42" table:style-name="ce2">
            <text:p>5,42</text:p>
          </table:table-cell>
          <table:table-cell office:value-type="float" office:value="3430" table:style-name="ce2">
            <text:p>3430</text:p>
          </table:table-cell>
          <table:table-cell office:value-type="float" office:value="829" table:style-name="ce2">
            <text:p>829</text:p>
          </table:table-cell>
          <table:table-cell office:value-type="float" office:value="1.42" table:style-name="ce1">
            <text:p>1,42</text:p>
          </table:table-cell>
          <table:table-cell office:value-type="float" office:value="5.75" table:style-name="ce1">
            <text:p>5,75</text:p>
          </table:table-cell>
          <table:table-cell office:value-type="float" office:value="43003" table:style-name="ce1">
            <text:p>43003</text:p>
          </table:table-cell>
          <table:table-cell office:value-type="float" office:value="965" table:style-name="ce1">
            <text:p>965</text:p>
          </table:table-cell>
          <table:table-cell office:value-type="float" office:value="433.03" table:style-name="ce3">
            <text:p>433,03</text:p>
          </table:table-cell>
          <table:table-cell office:value-type="float" office:value="454.71" table:style-name="ce3">
            <text:p>454,71</text:p>
          </table:table-cell>
          <table:table-cell office:value-type="float" office:value="8962667" table:style-name="ce1">
            <text:p>8962667</text:p>
          </table:table-cell>
          <table:table-cell office:value-type="float" office:value="223834" table:style-name="ce1">
            <text:p>223834</text:p>
          </table:table-cell>
          <table:table-cell office:value-type="float" office:value="2.96" table:style-name="ce1">
            <text:p>2,96</text:p>
          </table:table-cell>
          <table:table-cell office:value-type="float" office:value="24.04" table:style-name="ce1">
            <text:p>24,04</text:p>
          </table:table-cell>
          <table:table-cell office:value-type="float" office:value="9746" table:style-name="ce1">
            <text:p>9746</text:p>
          </table:table-cell>
          <table:table-cell office:value-type="float" office:value="1574" table:style-name="ce1">
            <text:p>1574</text:p>
          </table:table-cell>
          <table:table-cell office:value-type="float" office:value="413.22" table:style-name="ce1">
            <text:p>413,22</text:p>
          </table:table-cell>
          <table:table-cell office:value-type="float" office:value="435.69" table:style-name="ce1">
            <text:p>435,69</text:p>
          </table:table-cell>
          <table:table-cell office:value-type="float" office:value="8962667" table:style-name="ce1">
            <text:p>8962667</text:p>
          </table:table-cell>
          <table:table-cell office:value-type="float" office:value="223834" table:style-name="ce1">
            <text:p>223834</text:p>
          </table:table-cell>
          <table:table-cell office:value-type="float" office:value="347.45" table:style-name="ce1">
            <text:p>347,45</text:p>
          </table:table-cell>
          <table:table-cell office:value-type="float" office:value="352.27" table:style-name="ce1">
            <text:p>352,27</text:p>
          </table:table-cell>
          <table:table-cell office:value-type="float" office:value="11565819" table:style-name="ce3">
            <text:p>11565819</text:p>
          </table:table-cell>
          <table:table-cell office:value-type="float" office:value="293454" table:style-name="ce3">
            <text:p>293454</text:p>
          </table:table-cell>
          <table:table-cell office:value-type="float" office:value="0.83" table:formula="of:=MIN([.$B12];[.$F12];[.$J12];[.$N12];[.$R12];[.$V12];[.$Z12];[.$AD12];[.$AH12];[.$AL12];[.$AP12];[.$AT12];[.$AX12])" table:style-name="ce1">
            <text:p>0,83</text:p>
          </table:table-cell>
          <table:table-cell office:value-type="float" office:value="5.42" table:formula="of:=MIN([.$C12];[.$G12];[.$K12];[.$O12];[.$S12];[.$W12];[.$AA12];[.$AE12];[.$AI12];[.$AM12];[.$AQ12];[.$AU12];[.$AY12])" table:style-name="ce1">
            <text:p>5,42</text:p>
          </table:table-cell>
          <table:table-cell office:value-type="float" office:value="3430" table:formula="of:=MIN([.$D12];[.$H12];[.$L12];[.$P12];[.$T12];[.$X12];[.$AB12];[.$AF12];[.$AJ12];[.$AN12];[.$AR12];[.$AV12];[.$AZ12])" table:style-name="ce1">
            <text:p>3430</text:p>
          </table:table-cell>
          <table:table-cell office:value-type="float" office:value="829" table:formula="of:=MIN([.$E12];[.$I12];[.$M12];[.$Q12];[.$U12];[.$Y12];[.$AC12];[.$AG12];[.$AK12];[.$AO12];[.$AS12];[.$AW12];[.$BA12])" table:style-name="ce1">
            <text:p>829</text:p>
          </table:table-cell>
          <table:table-cell office:value-type="float" office:value="229.1" table:formula="of:=MEDIAN([.$B12];[.$F12];[.$J12];[.$N12];[.$R12];[.$V12];[.$Z12];[.$AD12];[.$AH12];[.$AL12];[.$AP12];[.$AT12];[.$AX12])" table:style-name="ce1">
            <text:p>229,1</text:p>
          </table:table-cell>
          <table:table-cell office:value-type="float" office:value="233.86" table:formula="of:=MEDIAN([.$C12];[.$G12];[.$K12];[.$O12];[.$S12];[.$W12];[.$AA12];[.$AE12];[.$AI12];[.$AM12];[.$AQ12];[.$AU12];[.$AY12])" table:style-name="ce1">
            <text:p>233,86</text:p>
          </table:table-cell>
          <table:table-cell office:value-type="float" office:value="7050643" table:formula="of:=MEDIAN([.$D12];[.$H12];[.$L12];[.$P12];[.$T12];[.$X12];[.$AB12];[.$AF12];[.$AJ12];[.$AN12];[.$AR12];[.$AV12];[.$AZ12])" table:style-name="ce1">
            <text:p>7050643</text:p>
          </table:table-cell>
          <table:table-cell office:value-type="float" office:value="217172" table:formula="of:=MEDIAN([.$E12];[.$I12];[.$M12];[.$Q12];[.$U12];[.$Y12];[.$AC12];[.$AG12];[.$AK12];[.$AO12];[.$AS12];[.$AW12];[.$BA12])" table:style-name="ce1">
            <text:p>217172</text:p>
          </table:table-cell>
          <table:table-cell office:value-type="float" office:value="433.03" table:formula="of:=MAX([.$B12];[.$F12];[.$J12];[.$N12];[.$R12];[.$V12];[.$Z12];[.$AD12];[.$AH12];[.$AL12];[.$AP12];[.$AT12];[.$AX12])" table:style-name="ce1">
            <text:p>433,03</text:p>
          </table:table-cell>
          <table:table-cell office:value-type="float" office:value="454.71" table:formula="of:=MAX([.$C12];[.$G12];[.$K12];[.$O12];[.$S12];[.$W12];[.$AA12];[.$AE12];[.$AI12];[.$AM12];[.$AQ12];[.$AU12];[.$AY12])" table:style-name="ce1">
            <text:p>454,71</text:p>
          </table:table-cell>
          <table:table-cell office:value-type="float" office:value="11565819" table:formula="of:=MAX([.$D12];[.$H12];[.$L12];[.$P12];[.$T12];[.$X12];[.$AB12];[.$AF12];[.$AJ12];[.$AN12];[.$AR12];[.$AV12];[.$AZ12])" table:style-name="ce1">
            <text:p>11565819</text:p>
          </table:table-cell>
          <table:table-cell office:value-type="float" office:value="293454" table:formula="of:=MAX([.$E12];[.$I12];[.$M12];[.$Q12];[.$U12];[.$Y12];[.$AC12];[.$AG12];[.$AK12];[.$AO12];[.$AS12];[.$AW12];[.$BA12])" table:style-name="ce1">
            <text:p>293454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random/random_s10_a20_c75_h18.lp</text:p>
          </table:table-cell>
          <table:table-cell office:value-type="float" office:value="0.69" table:style-name="ce1">
            <text:p>0,69</text:p>
          </table:table-cell>
          <table:table-cell office:value-type="float" office:value="1.86" table:style-name="ce1">
            <text:p>1,86</text:p>
          </table:table-cell>
          <table:table-cell office:value-type="float" office:value="24444" table:style-name="ce1">
            <text:p>24444</text:p>
          </table:table-cell>
          <table:table-cell office:value-type="float" office:value="1184" table:style-name="ce1">
            <text:p>1184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1.35" table:style-name="ce1">
            <text:p>1,35</text:p>
          </table:table-cell>
          <table:table-cell office:value-type="float" office:value="2767" table:style-name="ce1">
            <text:p>2767</text:p>
          </table:table-cell>
          <table:table-cell office:value-type="float" office:value="519" table:style-name="ce1">
            <text:p>519</text:p>
          </table:table-cell>
          <table:table-cell office:value-type="float" office:value="0.77" table:style-name="ce1">
            <text:p>0,77</text:p>
          </table:table-cell>
          <table:table-cell office:value-type="float" office:value="1.82" table:style-name="ce1">
            <text:p>1,82</text:p>
          </table:table-cell>
          <table:table-cell office:value-type="float" office:value="24444" table:style-name="ce1">
            <text:p>24444</text:p>
          </table:table-cell>
          <table:table-cell office:value-type="float" office:value="1184" table:style-name="ce1">
            <text:p>1184</text:p>
          </table:table-cell>
          <table:table-cell office:value-type="float" office:value="1" table:style-name="ce1">
            <text:p>1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24403" table:style-name="ce1">
            <text:p>24403</text:p>
          </table:table-cell>
          <table:table-cell office:value-type="float" office:value="1686" table:style-name="ce1">
            <text:p>1686</text:p>
          </table:table-cell>
          <table:table-cell office:value-type="float" office:value="0.53" table:style-name="ce1">
            <text:p>0,53</text:p>
          </table:table-cell>
          <table:table-cell office:value-type="float" office:value="1.64" table:style-name="ce1">
            <text:p>1,64</text:p>
          </table:table-cell>
          <table:table-cell office:value-type="float" office:value="3869" table:style-name="ce1">
            <text:p>3869</text:p>
          </table:table-cell>
          <table:table-cell office:value-type="float" office:value="1193" table:style-name="ce1">
            <text:p>1193</text:p>
          </table:table-cell>
          <table:table-cell office:value-type="float" office:value="0.98" table:style-name="ce1">
            <text:p>0,98</text:p>
          </table:table-cell>
          <table:table-cell office:value-type="float" office:value="2.11" table:style-name="ce1">
            <text:p>2,11</text:p>
          </table:table-cell>
          <table:table-cell office:value-type="float" office:value="24403" table:style-name="ce1">
            <text:p>24403</text:p>
          </table:table-cell>
          <table:table-cell office:value-type="float" office:value="1686" table:style-name="ce1">
            <text:p>1686</text:p>
          </table:table-cell>
          <table:table-cell office:value-type="float" office:value="0.27" table:style-name="ce1">
            <text:p>0,27</text:p>
          </table:table-cell>
          <table:table-cell office:value-type="float" office:value="1.37" table:style-name="ce1">
            <text:p>1,37</text:p>
          </table:table-cell>
          <table:table-cell office:value-type="float" office:value="4793" table:style-name="ce1">
            <text:p>4793</text:p>
          </table:table-cell>
          <table:table-cell office:value-type="float" office:value="492" table:style-name="ce1">
            <text:p>492</text:p>
          </table:table-cell>
          <table:table-cell office:value-type="float" office:value="0.21" table:style-name="ce1">
            <text:p>0,21</text:p>
          </table:table-cell>
          <table:table-cell office:value-type="float" office:value="1.22" table:style-name="ce1">
            <text:p>1,22</text:p>
          </table:table-cell>
          <table:table-cell office:value-type="float" office:value="2421" table:style-name="ce1">
            <text:p>2421</text:p>
          </table:table-cell>
          <table:table-cell office:value-type="float" office:value="400" table:style-name="ce2">
            <text:p>400</text:p>
          </table:table-cell>
          <table:table-cell office:value-type="float" office:value="0.21" table:style-name="ce1">
            <text:p>0,21</text:p>
          </table:table-cell>
          <table:table-cell office:value-type="float" office:value="1.1599999999999999" table:style-name="ce2">
            <text:p>1,16</text:p>
          </table:table-cell>
          <table:table-cell office:value-type="float" office:value="4793" table:style-name="ce1">
            <text:p>4793</text:p>
          </table:table-cell>
          <table:table-cell office:value-type="float" office:value="492" table:style-name="ce1">
            <text:p>492</text:p>
          </table:table-cell>
          <table:table-cell office:value-type="float" office:value="2.13" table:style-name="ce1">
            <text:p>2,13</text:p>
          </table:table-cell>
          <table:table-cell office:value-type="float" office:value="5.3" table:style-name="ce1">
            <text:p>5,3</text:p>
          </table:table-cell>
          <table:table-cell office:value-type="float" office:value="34850" table:style-name="ce3">
            <text:p>34850</text:p>
          </table:table-cell>
          <table:table-cell office:value-type="float" office:value="2155" table:style-name="ce3">
            <text:p>2155</text:p>
          </table:table-cell>
          <table:table-cell office:value-type="float" office:value="0.66" table:style-name="ce1">
            <text:p>0,66</text:p>
          </table:table-cell>
          <table:table-cell office:value-type="float" office:value="3.83" table:style-name="ce1">
            <text:p>3,83</text:p>
          </table:table-cell>
          <table:table-cell office:value-type="float" office:value="2373" table:style-name="ce2">
            <text:p>2373</text:p>
          </table:table-cell>
          <table:table-cell office:value-type="float" office:value="639" table:style-name="ce1">
            <text:p>639</text:p>
          </table:table-cell>
          <table:table-cell office:value-type="float" office:value="2.19" table:style-name="ce1">
            <text:p>2,19</text:p>
          </table:table-cell>
          <table:table-cell office:value-type="float" office:value="5.43" table:style-name="ce3">
            <text:p>5,43</text:p>
          </table:table-cell>
          <table:table-cell office:value-type="float" office:value="34850" table:style-name="ce3">
            <text:p>34850</text:p>
          </table:table-cell>
          <table:table-cell office:value-type="float" office:value="2155" table:style-name="ce3">
            <text:p>2155</text:p>
          </table:table-cell>
          <table:table-cell office:value-type="float" office:value="0.22" table:style-name="ce1">
            <text:p>0,22</text:p>
          </table:table-cell>
          <table:table-cell office:value-type="float" office:value="1.27" table:style-name="ce1">
            <text:p>1,27</text:p>
          </table:table-cell>
          <table:table-cell office:value-type="float" office:value="3787" table:style-name="ce1">
            <text:p>3787</text:p>
          </table:table-cell>
          <table:table-cell office:value-type="float" office:value="456" table:style-name="ce1">
            <text:p>456</text:p>
          </table:table-cell>
          <table:table-cell office:value-type="float" office:value="0.21" table:formula="of:=MIN([.$B13];[.$F13];[.$J13];[.$N13];[.$R13];[.$V13];[.$Z13];[.$AD13];[.$AH13];[.$AL13];[.$AP13];[.$AT13];[.$AX13])" table:style-name="ce1">
            <text:p>0,21</text:p>
          </table:table-cell>
          <table:table-cell office:value-type="float" office:value="1.1599999999999999" table:formula="of:=MIN([.$C13];[.$G13];[.$K13];[.$O13];[.$S13];[.$W13];[.$AA13];[.$AE13];[.$AI13];[.$AM13];[.$AQ13];[.$AU13];[.$AY13])" table:style-name="ce1">
            <text:p>1,16</text:p>
          </table:table-cell>
          <table:table-cell office:value-type="float" office:value="2373" table:formula="of:=MIN([.$D13];[.$H13];[.$L13];[.$P13];[.$T13];[.$X13];[.$AB13];[.$AF13];[.$AJ13];[.$AN13];[.$AR13];[.$AV13];[.$AZ13])" table:style-name="ce1">
            <text:p>2373</text:p>
          </table:table-cell>
          <table:table-cell office:value-type="float" office:value="400" table:formula="of:=MIN([.$E13];[.$I13];[.$M13];[.$Q13];[.$U13];[.$Y13];[.$AC13];[.$AG13];[.$AK13];[.$AO13];[.$AS13];[.$AW13];[.$BA13])" table:style-name="ce1">
            <text:p>400</text:p>
          </table:table-cell>
          <table:table-cell office:value-type="float" office:value="0.66" table:formula="of:=MEDIAN([.$B13];[.$F13];[.$J13];[.$N13];[.$R13];[.$V13];[.$Z13];[.$AD13];[.$AH13];[.$AL13];[.$AP13];[.$AT13];[.$AX13])" table:style-name="ce1">
            <text:p>0,66</text:p>
          </table:table-cell>
          <table:table-cell office:value-type="float" office:value="1.82" table:formula="of:=MEDIAN([.$C13];[.$G13];[.$K13];[.$O13];[.$S13];[.$W13];[.$AA13];[.$AE13];[.$AI13];[.$AM13];[.$AQ13];[.$AU13];[.$AY13])" table:style-name="ce1">
            <text:p>1,82</text:p>
          </table:table-cell>
          <table:table-cell office:value-type="float" office:value="4793" table:formula="of:=MEDIAN([.$D13];[.$H13];[.$L13];[.$P13];[.$T13];[.$X13];[.$AB13];[.$AF13];[.$AJ13];[.$AN13];[.$AR13];[.$AV13];[.$AZ13])" table:style-name="ce1">
            <text:p>4793</text:p>
          </table:table-cell>
          <table:table-cell office:value-type="float" office:value="1184" table:formula="of:=MEDIAN([.$E13];[.$I13];[.$M13];[.$Q13];[.$U13];[.$Y13];[.$AC13];[.$AG13];[.$AK13];[.$AO13];[.$AS13];[.$AW13];[.$BA13])" table:style-name="ce1">
            <text:p>1184</text:p>
          </table:table-cell>
          <table:table-cell office:value-type="float" office:value="2.19" table:formula="of:=MAX([.$B13];[.$F13];[.$J13];[.$N13];[.$R13];[.$V13];[.$Z13];[.$AD13];[.$AH13];[.$AL13];[.$AP13];[.$AT13];[.$AX13])" table:style-name="ce1">
            <text:p>2,19</text:p>
          </table:table-cell>
          <table:table-cell office:value-type="float" office:value="5.43" table:formula="of:=MAX([.$C13];[.$G13];[.$K13];[.$O13];[.$S13];[.$W13];[.$AA13];[.$AE13];[.$AI13];[.$AM13];[.$AQ13];[.$AU13];[.$AY13])" table:style-name="ce1">
            <text:p>5,43</text:p>
          </table:table-cell>
          <table:table-cell office:value-type="float" office:value="34850" table:formula="of:=MAX([.$D13];[.$H13];[.$L13];[.$P13];[.$T13];[.$X13];[.$AB13];[.$AF13];[.$AJ13];[.$AN13];[.$AR13];[.$AV13];[.$AZ13])" table:style-name="ce1">
            <text:p>34850</text:p>
          </table:table-cell>
          <table:table-cell office:value-type="float" office:value="2155" table:formula="of:=MAX([.$E13];[.$I13];[.$M13];[.$Q13];[.$U13];[.$Y13];[.$AC13];[.$AG13];[.$AK13];[.$AO13];[.$AS13];[.$AW13];[.$BA13])" table:style-name="ce1">
            <text:p>215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random/random_s10_a25_c75_h18.lp</text:p>
          </table:table-cell>
          <table:table-cell office:value-type="float" office:value="2.5" table:style-name="ce1">
            <text:p>2,5</text:p>
          </table:table-cell>
          <table:table-cell office:value-type="float" office:value="4.29" table:style-name="ce1">
            <text:p>4,29</text:p>
          </table:table-cell>
          <table:table-cell office:value-type="float" office:value="119688" table:style-name="ce1">
            <text:p>119688</text:p>
          </table:table-cell>
          <table:table-cell office:value-type="float" office:value="4324" table:style-name="ce1">
            <text:p>4324</text:p>
          </table:table-cell>
          <table:table-cell office:value-type="float" office:value="0.35" table:style-name="ce2">
            <text:p>0,35</text:p>
          </table:table-cell>
          <table:table-cell office:value-type="float" office:value="1.56" table:style-name="ce2">
            <text:p>1,56</text:p>
          </table:table-cell>
          <table:table-cell office:value-type="float" office:value="3660" table:style-name="ce2">
            <text:p>3660</text:p>
          </table:table-cell>
          <table:table-cell office:value-type="float" office:value="1000" table:style-name="ce1">
            <text:p>1000</text:p>
          </table:table-cell>
          <table:table-cell office:value-type="float" office:value="2.5" table:style-name="ce1">
            <text:p>2,5</text:p>
          </table:table-cell>
          <table:table-cell office:value-type="float" office:value="3.7" table:style-name="ce1">
            <text:p>3,7</text:p>
          </table:table-cell>
          <table:table-cell office:value-type="float" office:value="119688" table:style-name="ce1">
            <text:p>119688</text:p>
          </table:table-cell>
          <table:table-cell office:value-type="float" office:value="4324" table:style-name="ce1">
            <text:p>4324</text:p>
          </table:table-cell>
          <table:table-cell office:value-type="float" office:value="5.56" table:style-name="ce1">
            <text:p>5,56</text:p>
          </table:table-cell>
          <table:table-cell office:value-type="float" office:value="6.96" table:style-name="ce1">
            <text:p>6,96</text:p>
          </table:table-cell>
          <table:table-cell office:value-type="float" office:value="134052" table:style-name="ce1">
            <text:p>134052</text:p>
          </table:table-cell>
          <table:table-cell office:value-type="float" office:value="8276" table:style-name="ce1">
            <text:p>8276</text:p>
          </table:table-cell>
          <table:table-cell office:value-type="float" office:value="1.07" table:style-name="ce1">
            <text:p>1,07</text:p>
          </table:table-cell>
          <table:table-cell office:value-type="float" office:value="2.46" table:style-name="ce1">
            <text:p>2,46</text:p>
          </table:table-cell>
          <table:table-cell office:value-type="float" office:value="7261" table:style-name="ce1">
            <text:p>7261</text:p>
          </table:table-cell>
          <table:table-cell office:value-type="float" office:value="2480" table:style-name="ce1">
            <text:p>2480</text:p>
          </table:table-cell>
          <table:table-cell office:value-type="float" office:value="5.48" table:style-name="ce1">
            <text:p>5,48</text:p>
          </table:table-cell>
          <table:table-cell office:value-type="float" office:value="6.85" table:style-name="ce1">
            <text:p>6,85</text:p>
          </table:table-cell>
          <table:table-cell office:value-type="float" office:value="134052" table:style-name="ce1">
            <text:p>134052</text:p>
          </table:table-cell>
          <table:table-cell office:value-type="float" office:value="8276" table:style-name="ce1">
            <text:p>8276</text:p>
          </table:table-cell>
          <table:table-cell office:value-type="float" office:value="0.9" table:style-name="ce1">
            <text:p>0,9</text:p>
          </table:table-cell>
          <table:table-cell office:value-type="float" office:value="2.25" table:style-name="ce1">
            <text:p>2,25</text:p>
          </table:table-cell>
          <table:table-cell office:value-type="float" office:value="16341" table:style-name="ce1">
            <text:p>16341</text:p>
          </table:table-cell>
          <table:table-cell office:value-type="float" office:value="1596" table:style-name="ce1">
            <text:p>1596</text:p>
          </table:table-cell>
          <table:table-cell office:value-type="float" office:value="1.51" table:style-name="ce1">
            <text:p>1,51</text:p>
          </table:table-cell>
          <table:table-cell office:value-type="float" office:value="2.92" table:style-name="ce1">
            <text:p>2,92</text:p>
          </table:table-cell>
          <table:table-cell office:value-type="float" office:value="7688" table:style-name="ce1">
            <text:p>7688</text:p>
          </table:table-cell>
          <table:table-cell office:value-type="float" office:value="2788" table:style-name="ce1">
            <text:p>2788</text:p>
          </table:table-cell>
          <table:table-cell office:value-type="float" office:value="0.74" table:style-name="ce1">
            <text:p>0,74</text:p>
          </table:table-cell>
          <table:table-cell office:value-type="float" office:value="1.96" table:style-name="ce1">
            <text:p>1,96</text:p>
          </table:table-cell>
          <table:table-cell office:value-type="float" office:value="16341" table:style-name="ce1">
            <text:p>16341</text:p>
          </table:table-cell>
          <table:table-cell office:value-type="float" office:value="1596" table:style-name="ce1">
            <text:p>1596</text:p>
          </table:table-cell>
          <table:table-cell office:value-type="float" office:value="12.13" table:style-name="ce3">
            <text:p>12,13</text:p>
          </table:table-cell>
          <table:table-cell office:value-type="float" office:value="15.76" table:style-name="ce3">
            <text:p>15,76</text:p>
          </table:table-cell>
          <table:table-cell office:value-type="float" office:value="156781" table:style-name="ce3">
            <text:p>156781</text:p>
          </table:table-cell>
          <table:table-cell office:value-type="float" office:value="11956" table:style-name="ce3">
            <text:p>11956</text:p>
          </table:table-cell>
          <table:table-cell office:value-type="float" office:value="0.82" table:style-name="ce1">
            <text:p>0,82</text:p>
          </table:table-cell>
          <table:table-cell office:value-type="float" office:value="4.93" table:style-name="ce1">
            <text:p>4,93</text:p>
          </table:table-cell>
          <table:table-cell office:value-type="float" office:value="4095" table:style-name="ce1">
            <text:p>4095</text:p>
          </table:table-cell>
          <table:table-cell office:value-type="float" office:value="936" table:style-name="ce2">
            <text:p>936</text:p>
          </table:table-cell>
          <table:table-cell office:value-type="float" office:value="9.52" table:style-name="ce1">
            <text:p>9,52</text:p>
          </table:table-cell>
          <table:table-cell office:value-type="float" office:value="13.28" table:style-name="ce1">
            <text:p>13,28</text:p>
          </table:table-cell>
          <table:table-cell office:value-type="float" office:value="156781" table:style-name="ce3">
            <text:p>156781</text:p>
          </table:table-cell>
          <table:table-cell office:value-type="float" office:value="11956" table:style-name="ce3">
            <text:p>11956</text:p>
          </table:table-cell>
          <table:table-cell office:value-type="float" office:value="3.27" table:style-name="ce1">
            <text:p>3,27</text:p>
          </table:table-cell>
          <table:table-cell office:value-type="float" office:value="4.6399999999999997" table:style-name="ce1">
            <text:p>4,64</text:p>
          </table:table-cell>
          <table:table-cell office:value-type="float" office:value="111124" table:style-name="ce1">
            <text:p>111124</text:p>
          </table:table-cell>
          <table:table-cell office:value-type="float" office:value="6265" table:style-name="ce1">
            <text:p>6265</text:p>
          </table:table-cell>
          <table:table-cell office:value-type="float" office:value="0.35" table:formula="of:=MIN([.$B14];[.$F14];[.$J14];[.$N14];[.$R14];[.$V14];[.$Z14];[.$AD14];[.$AH14];[.$AL14];[.$AP14];[.$AT14];[.$AX14])" table:style-name="ce1">
            <text:p>0,35</text:p>
          </table:table-cell>
          <table:table-cell office:value-type="float" office:value="1.56" table:formula="of:=MIN([.$C14];[.$G14];[.$K14];[.$O14];[.$S14];[.$W14];[.$AA14];[.$AE14];[.$AI14];[.$AM14];[.$AQ14];[.$AU14];[.$AY14])" table:style-name="ce1">
            <text:p>1,56</text:p>
          </table:table-cell>
          <table:table-cell office:value-type="float" office:value="3660" table:formula="of:=MIN([.$D14];[.$H14];[.$L14];[.$P14];[.$T14];[.$X14];[.$AB14];[.$AF14];[.$AJ14];[.$AN14];[.$AR14];[.$AV14];[.$AZ14])" table:style-name="ce1">
            <text:p>3660</text:p>
          </table:table-cell>
          <table:table-cell office:value-type="float" office:value="936" table:formula="of:=MIN([.$E14];[.$I14];[.$M14];[.$Q14];[.$U14];[.$Y14];[.$AC14];[.$AG14];[.$AK14];[.$AO14];[.$AS14];[.$AW14];[.$BA14])" table:style-name="ce1">
            <text:p>936</text:p>
          </table:table-cell>
          <table:table-cell office:value-type="float" office:value="2.5" table:formula="of:=MEDIAN([.$B14];[.$F14];[.$J14];[.$N14];[.$R14];[.$V14];[.$Z14];[.$AD14];[.$AH14];[.$AL14];[.$AP14];[.$AT14];[.$AX14])" table:style-name="ce1">
            <text:p>2,5</text:p>
          </table:table-cell>
          <table:table-cell office:value-type="float" office:value="4.29" table:formula="of:=MEDIAN([.$C14];[.$G14];[.$K14];[.$O14];[.$S14];[.$W14];[.$AA14];[.$AE14];[.$AI14];[.$AM14];[.$AQ14];[.$AU14];[.$AY14])" table:style-name="ce1">
            <text:p>4,29</text:p>
          </table:table-cell>
          <table:table-cell office:value-type="float" office:value="111124" table:formula="of:=MEDIAN([.$D14];[.$H14];[.$L14];[.$P14];[.$T14];[.$X14];[.$AB14];[.$AF14];[.$AJ14];[.$AN14];[.$AR14];[.$AV14];[.$AZ14])" table:style-name="ce1">
            <text:p>111124</text:p>
          </table:table-cell>
          <table:table-cell office:value-type="float" office:value="4324" table:formula="of:=MEDIAN([.$E14];[.$I14];[.$M14];[.$Q14];[.$U14];[.$Y14];[.$AC14];[.$AG14];[.$AK14];[.$AO14];[.$AS14];[.$AW14];[.$BA14])" table:style-name="ce1">
            <text:p>4324</text:p>
          </table:table-cell>
          <table:table-cell office:value-type="float" office:value="12.13" table:formula="of:=MAX([.$B14];[.$F14];[.$J14];[.$N14];[.$R14];[.$V14];[.$Z14];[.$AD14];[.$AH14];[.$AL14];[.$AP14];[.$AT14];[.$AX14])" table:style-name="ce1">
            <text:p>12,13</text:p>
          </table:table-cell>
          <table:table-cell office:value-type="float" office:value="15.76" table:formula="of:=MAX([.$C14];[.$G14];[.$K14];[.$O14];[.$S14];[.$W14];[.$AA14];[.$AE14];[.$AI14];[.$AM14];[.$AQ14];[.$AU14];[.$AY14])" table:style-name="ce1">
            <text:p>15,76</text:p>
          </table:table-cell>
          <table:table-cell office:value-type="float" office:value="156781" table:formula="of:=MAX([.$D14];[.$H14];[.$L14];[.$P14];[.$T14];[.$X14];[.$AB14];[.$AF14];[.$AJ14];[.$AN14];[.$AR14];[.$AV14];[.$AZ14])" table:style-name="ce1">
            <text:p>156781</text:p>
          </table:table-cell>
          <table:table-cell office:value-type="float" office:value="11956" table:formula="of:=MAX([.$E14];[.$I14];[.$M14];[.$Q14];[.$U14];[.$Y14];[.$AC14];[.$AG14];[.$AK14];[.$AO14];[.$AS14];[.$AW14];[.$BA14])" table:style-name="ce1">
            <text:p>1195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random/random_s10_a30_c75_h18.lp</text:p>
          </table:table-cell>
          <table:table-cell office:value-type="float" office:value="21.34" table:style-name="ce1">
            <text:p>21,34</text:p>
          </table:table-cell>
          <table:table-cell office:value-type="float" office:value="23.52" table:style-name="ce1">
            <text:p>23,52</text:p>
          </table:table-cell>
          <table:table-cell office:value-type="float" office:value="257224" table:style-name="ce1">
            <text:p>257224</text:p>
          </table:table-cell>
          <table:table-cell office:value-type="float" office:value="37345" table:style-name="ce1">
            <text:p>37345</text:p>
          </table:table-cell>
          <table:table-cell office:value-type="float" office:value="8.26" table:style-name="ce1">
            <text:p>8,26</text:p>
          </table:table-cell>
          <table:table-cell office:value-type="float" office:value="10.02" table:style-name="ce1">
            <text:p>10,02</text:p>
          </table:table-cell>
          <table:table-cell office:value-type="float" office:value="28778" table:style-name="ce1">
            <text:p>28778</text:p>
          </table:table-cell>
          <table:table-cell office:value-type="float" office:value="13282" table:style-name="ce1">
            <text:p>13282</text:p>
          </table:table-cell>
          <table:table-cell office:value-type="float" office:value="19.46" table:style-name="ce1">
            <text:p>19,46</text:p>
          </table:table-cell>
          <table:table-cell office:value-type="float" office:value="20.92" table:style-name="ce1">
            <text:p>20,92</text:p>
          </table:table-cell>
          <table:table-cell office:value-type="float" office:value="257224" table:style-name="ce1">
            <text:p>257224</text:p>
          </table:table-cell>
          <table:table-cell office:value-type="float" office:value="37345" table:style-name="ce1">
            <text:p>37345</text:p>
          </table:table-cell>
          <table:table-cell office:value-type="float" office:value="12.55" table:style-name="ce1">
            <text:p>12,55</text:p>
          </table:table-cell>
          <table:table-cell office:value-type="float" office:value="14.31" table:style-name="ce1">
            <text:p>14,31</text:p>
          </table:table-cell>
          <table:table-cell office:value-type="float" office:value="215262" table:style-name="ce1">
            <text:p>215262</text:p>
          </table:table-cell>
          <table:table-cell office:value-type="float" office:value="20130" table:style-name="ce1">
            <text:p>20130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19.46" table:style-name="ce1">
            <text:p>19,46</text:p>
          </table:table-cell>
          <table:table-cell office:value-type="float" office:value="46732" table:style-name="ce1">
            <text:p>46732</text:p>
          </table:table-cell>
          <table:table-cell office:value-type="float" office:value="26894" table:style-name="ce1">
            <text:p>26894</text:p>
          </table:table-cell>
          <table:table-cell office:value-type="float" office:value="12.49" table:style-name="ce1">
            <text:p>12,49</text:p>
          </table:table-cell>
          <table:table-cell office:value-type="float" office:value="14.09" table:style-name="ce1">
            <text:p>14,09</text:p>
          </table:table-cell>
          <table:table-cell office:value-type="float" office:value="215262" table:style-name="ce1">
            <text:p>215262</text:p>
          </table:table-cell>
          <table:table-cell office:value-type="float" office:value="20130" table:style-name="ce1">
            <text:p>20130</text:p>
          </table:table-cell>
          <table:table-cell office:value-type="float" office:value="2.4500000000000002" table:style-name="ce2">
            <text:p>2,45</text:p>
          </table:table-cell>
          <table:table-cell office:value-type="float" office:value="3.97" table:style-name="ce2">
            <text:p>3,97</text:p>
          </table:table-cell>
          <table:table-cell office:value-type="float" office:value="34094" table:style-name="ce1">
            <text:p>34094</text:p>
          </table:table-cell>
          <table:table-cell office:value-type="float" office:value="5433" table:style-name="ce2">
            <text:p>5433</text:p>
          </table:table-cell>
          <table:table-cell office:value-type="float" office:value="10.29" table:style-name="ce1">
            <text:p>10,29</text:p>
          </table:table-cell>
          <table:table-cell office:value-type="float" office:value="11.75" table:style-name="ce1">
            <text:p>11,75</text:p>
          </table:table-cell>
          <table:table-cell office:value-type="float" office:value="36158" table:style-name="ce1">
            <text:p>36158</text:p>
          </table:table-cell>
          <table:table-cell office:value-type="float" office:value="18527" table:style-name="ce1">
            <text:p>18527</text:p>
          </table:table-cell>
          <table:table-cell office:value-type="float" office:value="2.61" table:style-name="ce1">
            <text:p>2,61</text:p>
          </table:table-cell>
          <table:table-cell office:value-type="float" office:value="4.22" table:style-name="ce1">
            <text:p>4,22</text:p>
          </table:table-cell>
          <table:table-cell office:value-type="float" office:value="34094" table:style-name="ce1">
            <text:p>34094</text:p>
          </table:table-cell>
          <table:table-cell office:value-type="float" office:value="5433" table:style-name="ce2">
            <text:p>5433</text:p>
          </table:table-cell>
          <table:table-cell office:value-type="float" office:value="11.27" table:style-name="ce1">
            <text:p>11,27</text:p>
          </table:table-cell>
          <table:table-cell office:value-type="float" office:value="16.36" table:style-name="ce1">
            <text:p>16,36</text:p>
          </table:table-cell>
          <table:table-cell office:value-type="float" office:value="94070" table:style-name="ce1">
            <text:p>94070</text:p>
          </table:table-cell>
          <table:table-cell office:value-type="float" office:value="9919" table:style-name="ce1">
            <text:p>9919</text:p>
          </table:table-cell>
          <table:table-cell office:value-type="float" office:value="12.03" table:style-name="ce1">
            <text:p>12,03</text:p>
          </table:table-cell>
          <table:table-cell office:value-type="float" office:value="16.46" table:style-name="ce1">
            <text:p>16,46</text:p>
          </table:table-cell>
          <table:table-cell office:value-type="float" office:value="23864" table:style-name="ce2">
            <text:p>23864</text:p>
          </table:table-cell>
          <table:table-cell office:value-type="float" office:value="12619" table:style-name="ce1">
            <text:p>12619</text:p>
          </table:table-cell>
          <table:table-cell office:value-type="float" office:value="10.96" table:style-name="ce1">
            <text:p>10,96</text:p>
          </table:table-cell>
          <table:table-cell office:value-type="float" office:value="15.97" table:style-name="ce1">
            <text:p>15,97</text:p>
          </table:table-cell>
          <table:table-cell office:value-type="float" office:value="94070" table:style-name="ce1">
            <text:p>94070</text:p>
          </table:table-cell>
          <table:table-cell office:value-type="float" office:value="9919" table:style-name="ce1">
            <text:p>9919</text:p>
          </table:table-cell>
          <table:table-cell office:value-type="float" office:value="42.77" table:style-name="ce3">
            <text:p>42,77</text:p>
          </table:table-cell>
          <table:table-cell office:value-type="float" office:value="44.51" table:style-name="ce3">
            <text:p>44,51</text:p>
          </table:table-cell>
          <table:table-cell office:value-type="float" office:value="552158" table:style-name="ce3">
            <text:p>552158</text:p>
          </table:table-cell>
          <table:table-cell office:value-type="float" office:value="60448" table:style-name="ce3">
            <text:p>60448</text:p>
          </table:table-cell>
          <table:table-cell office:value-type="float" office:value="2.4500000000000002" table:formula="of:=MIN([.$B15];[.$F15];[.$J15];[.$N15];[.$R15];[.$V15];[.$Z15];[.$AD15];[.$AH15];[.$AL15];[.$AP15];[.$AT15];[.$AX15])" table:style-name="ce1">
            <text:p>2,45</text:p>
          </table:table-cell>
          <table:table-cell office:value-type="float" office:value="3.97" table:formula="of:=MIN([.$C15];[.$G15];[.$K15];[.$O15];[.$S15];[.$W15];[.$AA15];[.$AE15];[.$AI15];[.$AM15];[.$AQ15];[.$AU15];[.$AY15])" table:style-name="ce1">
            <text:p>3,97</text:p>
          </table:table-cell>
          <table:table-cell office:value-type="float" office:value="23864" table:formula="of:=MIN([.$D15];[.$H15];[.$L15];[.$P15];[.$T15];[.$X15];[.$AB15];[.$AF15];[.$AJ15];[.$AN15];[.$AR15];[.$AV15];[.$AZ15])" table:style-name="ce1">
            <text:p>23864</text:p>
          </table:table-cell>
          <table:table-cell office:value-type="float" office:value="5433" table:formula="of:=MIN([.$E15];[.$I15];[.$M15];[.$Q15];[.$U15];[.$Y15];[.$AC15];[.$AG15];[.$AK15];[.$AO15];[.$AS15];[.$AW15];[.$BA15])" table:style-name="ce1">
            <text:p>5433</text:p>
          </table:table-cell>
          <table:table-cell office:value-type="float" office:value="12.03" table:formula="of:=MEDIAN([.$B15];[.$F15];[.$J15];[.$N15];[.$R15];[.$V15];[.$Z15];[.$AD15];[.$AH15];[.$AL15];[.$AP15];[.$AT15];[.$AX15])" table:style-name="ce1">
            <text:p>12,03</text:p>
          </table:table-cell>
          <table:table-cell office:value-type="float" office:value="15.97" table:formula="of:=MEDIAN([.$C15];[.$G15];[.$K15];[.$O15];[.$S15];[.$W15];[.$AA15];[.$AE15];[.$AI15];[.$AM15];[.$AQ15];[.$AU15];[.$AY15])" table:style-name="ce1">
            <text:p>15,97</text:p>
          </table:table-cell>
          <table:table-cell office:value-type="float" office:value="94070" table:formula="of:=MEDIAN([.$D15];[.$H15];[.$L15];[.$P15];[.$T15];[.$X15];[.$AB15];[.$AF15];[.$AJ15];[.$AN15];[.$AR15];[.$AV15];[.$AZ15])" table:style-name="ce1">
            <text:p>94070</text:p>
          </table:table-cell>
          <table:table-cell office:value-type="float" office:value="18527" table:formula="of:=MEDIAN([.$E15];[.$I15];[.$M15];[.$Q15];[.$U15];[.$Y15];[.$AC15];[.$AG15];[.$AK15];[.$AO15];[.$AS15];[.$AW15];[.$BA15])" table:style-name="ce1">
            <text:p>18527</text:p>
          </table:table-cell>
          <table:table-cell office:value-type="float" office:value="42.77" table:formula="of:=MAX([.$B15];[.$F15];[.$J15];[.$N15];[.$R15];[.$V15];[.$Z15];[.$AD15];[.$AH15];[.$AL15];[.$AP15];[.$AT15];[.$AX15])" table:style-name="ce1">
            <text:p>42,77</text:p>
          </table:table-cell>
          <table:table-cell office:value-type="float" office:value="44.51" table:formula="of:=MAX([.$C15];[.$G15];[.$K15];[.$O15];[.$S15];[.$W15];[.$AA15];[.$AE15];[.$AI15];[.$AM15];[.$AQ15];[.$AU15];[.$AY15])" table:style-name="ce1">
            <text:p>44,51</text:p>
          </table:table-cell>
          <table:table-cell office:value-type="float" office:value="552158" table:formula="of:=MAX([.$D15];[.$H15];[.$L15];[.$P15];[.$T15];[.$X15];[.$AB15];[.$AF15];[.$AJ15];[.$AN15];[.$AR15];[.$AV15];[.$AZ15])" table:style-name="ce1">
            <text:p>552158</text:p>
          </table:table-cell>
          <table:table-cell office:value-type="float" office:value="60448" table:formula="of:=MAX([.$E15];[.$I15];[.$M15];[.$Q15];[.$U15];[.$Y15];[.$AC15];[.$AG15];[.$AK15];[.$AO15];[.$AS15];[.$AW15];[.$BA15])" table:style-name="ce1">
            <text:p>6044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random/random_s10_a30_c90_h15.lp</text:p>
          </table:table-cell>
          <table:table-cell office:value-type="float" office:value="12.87" table:style-name="ce1">
            <text:p>12,87</text:p>
          </table:table-cell>
          <table:table-cell office:value-type="float" office:value="15.08" table:style-name="ce1">
            <text:p>15,08</text:p>
          </table:table-cell>
          <table:table-cell office:value-type="float" office:value="401257" table:style-name="ce3">
            <text:p>401257</text:p>
          </table:table-cell>
          <table:table-cell office:value-type="float" office:value="16216" table:style-name="ce3">
            <text:p>16216</text:p>
          </table:table-cell>
          <table:table-cell office:value-type="float" office:value="0.51" table:style-name="ce1">
            <text:p>0,51</text:p>
          </table:table-cell>
          <table:table-cell office:value-type="float" office:value="2.0499999999999998" table:style-name="ce2">
            <text:p>2,05</text:p>
          </table:table-cell>
          <table:table-cell office:value-type="float" office:value="4302" table:style-name="ce2">
            <text:p>4302</text:p>
          </table:table-cell>
          <table:table-cell office:value-type="float" office:value="1017" table:style-name="ce1">
            <text:p>1017</text:p>
          </table:table-cell>
          <table:table-cell office:value-type="float" office:value="13.17" table:style-name="ce1">
            <text:p>13,17</text:p>
          </table:table-cell>
          <table:table-cell office:value-type="float" office:value="15.1" table:style-name="ce1">
            <text:p>15,1</text:p>
          </table:table-cell>
          <table:table-cell office:value-type="float" office:value="401257" table:style-name="ce3">
            <text:p>401257</text:p>
          </table:table-cell>
          <table:table-cell office:value-type="float" office:value="16216" table:style-name="ce3">
            <text:p>16216</text:p>
          </table:table-cell>
          <table:table-cell office:value-type="float" office:value="5.57" table:style-name="ce1">
            <text:p>5,57</text:p>
          </table:table-cell>
          <table:table-cell office:value-type="float" office:value="7.32" table:style-name="ce1">
            <text:p>7,32</text:p>
          </table:table-cell>
          <table:table-cell office:value-type="float" office:value="178325" table:style-name="ce1">
            <text:p>178325</text:p>
          </table:table-cell>
          <table:table-cell office:value-type="float" office:value="6303" table:style-name="ce1">
            <text:p>6303</text:p>
          </table:table-cell>
          <table:table-cell office:value-type="float" office:value="0.75" table:style-name="ce1">
            <text:p>0,75</text:p>
          </table:table-cell>
          <table:table-cell office:value-type="float" office:value="2.63" table:style-name="ce1">
            <text:p>2,63</text:p>
          </table:table-cell>
          <table:table-cell office:value-type="float" office:value="5551" table:style-name="ce1">
            <text:p>5551</text:p>
          </table:table-cell>
          <table:table-cell office:value-type="float" office:value="1126" table:style-name="ce1">
            <text:p>1126</text:p>
          </table:table-cell>
          <table:table-cell office:value-type="float" office:value="5.48" table:style-name="ce1">
            <text:p>5,48</text:p>
          </table:table-cell>
          <table:table-cell office:value-type="float" office:value="7.32" table:style-name="ce1">
            <text:p>7,32</text:p>
          </table:table-cell>
          <table:table-cell office:value-type="float" office:value="178325" table:style-name="ce1">
            <text:p>178325</text:p>
          </table:table-cell>
          <table:table-cell office:value-type="float" office:value="6303" table:style-name="ce1">
            <text:p>6303</text:p>
          </table:table-cell>
          <table:table-cell office:value-type="float" office:value="0.48" table:style-name="ce2">
            <text:p>0,48</text:p>
          </table:table-cell>
          <table:table-cell office:value-type="float" office:value="2.1" table:style-name="ce1">
            <text:p>2,1</text:p>
          </table:table-cell>
          <table:table-cell office:value-type="float" office:value="9772" table:style-name="ce1">
            <text:p>9772</text:p>
          </table:table-cell>
          <table:table-cell office:value-type="float" office:value="791" table:style-name="ce2">
            <text:p>791</text:p>
          </table:table-cell>
          <table:table-cell office:value-type="float" office:value="1.26" table:style-name="ce1">
            <text:p>1,26</text:p>
          </table:table-cell>
          <table:table-cell office:value-type="float" office:value="3.12" table:style-name="ce1">
            <text:p>3,12</text:p>
          </table:table-cell>
          <table:table-cell office:value-type="float" office:value="7589" table:style-name="ce1">
            <text:p>7589</text:p>
          </table:table-cell>
          <table:table-cell office:value-type="float" office:value="1772" table:style-name="ce1">
            <text:p>1772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2.35" table:style-name="ce1">
            <text:p>2,35</text:p>
          </table:table-cell>
          <table:table-cell office:value-type="float" office:value="9772" table:style-name="ce1">
            <text:p>9772</text:p>
          </table:table-cell>
          <table:table-cell office:value-type="float" office:value="791" table:style-name="ce2">
            <text:p>791</text:p>
          </table:table-cell>
          <table:table-cell office:value-type="float" office:value="14.33" table:style-name="ce1">
            <text:p>14,33</text:p>
          </table:table-cell>
          <table:table-cell office:value-type="float" office:value="19.649999999999999" table:style-name="ce1">
            <text:p>19,65</text:p>
          </table:table-cell>
          <table:table-cell office:value-type="float" office:value="305311" table:style-name="ce1">
            <text:p>305311</text:p>
          </table:table-cell>
          <table:table-cell office:value-type="float" office:value="11621" table:style-name="ce1">
            <text:p>11621</text:p>
          </table:table-cell>
          <table:table-cell office:value-type="float" office:value="1.06" table:style-name="ce1">
            <text:p>1,06</text:p>
          </table:table-cell>
          <table:table-cell office:value-type="float" office:value="6.4" table:style-name="ce1">
            <text:p>6,4</text:p>
          </table:table-cell>
          <table:table-cell office:value-type="float" office:value="4675" table:style-name="ce1">
            <text:p>4675</text:p>
          </table:table-cell>
          <table:table-cell office:value-type="float" office:value="952" table:style-name="ce1">
            <text:p>952</text:p>
          </table:table-cell>
          <table:table-cell office:value-type="float" office:value="16.420000000000002" table:style-name="ce3">
            <text:p>16,42</text:p>
          </table:table-cell>
          <table:table-cell office:value-type="float" office:value="21.99" table:style-name="ce3">
            <text:p>21,99</text:p>
          </table:table-cell>
          <table:table-cell office:value-type="float" office:value="305311" table:style-name="ce1">
            <text:p>305311</text:p>
          </table:table-cell>
          <table:table-cell office:value-type="float" office:value="11621" table:style-name="ce1">
            <text:p>11621</text:p>
          </table:table-cell>
          <table:table-cell office:value-type="float" office:value="2.2599999999999998" table:style-name="ce1">
            <text:p>2,26</text:p>
          </table:table-cell>
          <table:table-cell office:value-type="float" office:value="4.03" table:style-name="ce1">
            <text:p>4,03</text:p>
          </table:table-cell>
          <table:table-cell office:value-type="float" office:value="78413" table:style-name="ce1">
            <text:p>78413</text:p>
          </table:table-cell>
          <table:table-cell office:value-type="float" office:value="3029" table:style-name="ce1">
            <text:p>3029</text:p>
          </table:table-cell>
          <table:table-cell office:value-type="float" office:value="0.48" table:formula="of:=MIN([.$B16];[.$F16];[.$J16];[.$N16];[.$R16];[.$V16];[.$Z16];[.$AD16];[.$AH16];[.$AL16];[.$AP16];[.$AT16];[.$AX16])" table:style-name="ce1">
            <text:p>0,48</text:p>
          </table:table-cell>
          <table:table-cell office:value-type="float" office:value="2.0499999999999998" table:formula="of:=MIN([.$C16];[.$G16];[.$K16];[.$O16];[.$S16];[.$W16];[.$AA16];[.$AE16];[.$AI16];[.$AM16];[.$AQ16];[.$AU16];[.$AY16])" table:style-name="ce1">
            <text:p>2,05</text:p>
          </table:table-cell>
          <table:table-cell office:value-type="float" office:value="4302" table:formula="of:=MIN([.$D16];[.$H16];[.$L16];[.$P16];[.$T16];[.$X16];[.$AB16];[.$AF16];[.$AJ16];[.$AN16];[.$AR16];[.$AV16];[.$AZ16])" table:style-name="ce1">
            <text:p>4302</text:p>
          </table:table-cell>
          <table:table-cell office:value-type="float" office:value="791" table:formula="of:=MIN([.$E16];[.$I16];[.$M16];[.$Q16];[.$U16];[.$Y16];[.$AC16];[.$AG16];[.$AK16];[.$AO16];[.$AS16];[.$AW16];[.$BA16])" table:style-name="ce1">
            <text:p>791</text:p>
          </table:table-cell>
          <table:table-cell office:value-type="float" office:value="2.2599999999999998" table:formula="of:=MEDIAN([.$B16];[.$F16];[.$J16];[.$N16];[.$R16];[.$V16];[.$Z16];[.$AD16];[.$AH16];[.$AL16];[.$AP16];[.$AT16];[.$AX16])" table:style-name="ce1">
            <text:p>2,26</text:p>
          </table:table-cell>
          <table:table-cell office:value-type="float" office:value="6.4" table:formula="of:=MEDIAN([.$C16];[.$G16];[.$K16];[.$O16];[.$S16];[.$W16];[.$AA16];[.$AE16];[.$AI16];[.$AM16];[.$AQ16];[.$AU16];[.$AY16])" table:style-name="ce1">
            <text:p>6,4</text:p>
          </table:table-cell>
          <table:table-cell office:value-type="float" office:value="78413" table:formula="of:=MEDIAN([.$D16];[.$H16];[.$L16];[.$P16];[.$T16];[.$X16];[.$AB16];[.$AF16];[.$AJ16];[.$AN16];[.$AR16];[.$AV16];[.$AZ16])" table:style-name="ce1">
            <text:p>78413</text:p>
          </table:table-cell>
          <table:table-cell office:value-type="float" office:value="3029" table:formula="of:=MEDIAN([.$E16];[.$I16];[.$M16];[.$Q16];[.$U16];[.$Y16];[.$AC16];[.$AG16];[.$AK16];[.$AO16];[.$AS16];[.$AW16];[.$BA16])" table:style-name="ce1">
            <text:p>3029</text:p>
          </table:table-cell>
          <table:table-cell office:value-type="float" office:value="16.420000000000002" table:formula="of:=MAX([.$B16];[.$F16];[.$J16];[.$N16];[.$R16];[.$V16];[.$Z16];[.$AD16];[.$AH16];[.$AL16];[.$AP16];[.$AT16];[.$AX16])" table:style-name="ce1">
            <text:p>16,42</text:p>
          </table:table-cell>
          <table:table-cell office:value-type="float" office:value="21.99" table:formula="of:=MAX([.$C16];[.$G16];[.$K16];[.$O16];[.$S16];[.$W16];[.$AA16];[.$AE16];[.$AI16];[.$AM16];[.$AQ16];[.$AU16];[.$AY16])" table:style-name="ce1">
            <text:p>21,99</text:p>
          </table:table-cell>
          <table:table-cell office:value-type="float" office:value="401257" table:formula="of:=MAX([.$D16];[.$H16];[.$L16];[.$P16];[.$T16];[.$X16];[.$AB16];[.$AF16];[.$AJ16];[.$AN16];[.$AR16];[.$AV16];[.$AZ16])" table:style-name="ce1">
            <text:p>401257</text:p>
          </table:table-cell>
          <table:table-cell office:value-type="float" office:value="16216" table:formula="of:=MAX([.$E16];[.$I16];[.$M16];[.$Q16];[.$U16];[.$Y16];[.$AC16];[.$AG16];[.$AK16];[.$AO16];[.$AS16];[.$AW16];[.$BA16])" table:style-name="ce1">
            <text:p>1621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random/random_s10_a35_c75_h20.lp</text:p>
          </table:table-cell>
          <table:table-cell office:value-type="float" office:value="650.62" table:style-name="ce1">
            <text:p>650,62</text:p>
          </table:table-cell>
          <table:table-cell office:value-type="float" office:value="652.63" table:style-name="ce1">
            <text:p>652,63</text:p>
          </table:table-cell>
          <table:table-cell office:value-type="float" office:value="7363932" table:style-name="ce1">
            <text:p>7363932</text:p>
          </table:table-cell>
          <table:table-cell office:value-type="float" office:value="861862" table:style-name="ce1">
            <text:p>861862</text:p>
          </table:table-cell>
          <table:table-cell office:value-type="float" office:value="336.99" table:style-name="ce1">
            <text:p>336,99</text:p>
          </table:table-cell>
          <table:table-cell office:value-type="float" office:value="338.84" table:style-name="ce1">
            <text:p>338,84</text:p>
          </table:table-cell>
          <table:table-cell office:value-type="float" office:value="663104" table:style-name="ce1">
            <text:p>663104</text:p>
          </table:table-cell>
          <table:table-cell office:value-type="float" office:value="430070" table:style-name="ce1">
            <text:p>430070</text:p>
          </table:table-cell>
          <table:table-cell office:value-type="float" office:value="675.89" table:style-name="ce1">
            <text:p>675,89</text:p>
          </table:table-cell>
          <table:table-cell office:value-type="float" office:value="677.72" table:style-name="ce1">
            <text:p>677,72</text:p>
          </table:table-cell>
          <table:table-cell office:value-type="float" office:value="7363932" table:style-name="ce1">
            <text:p>7363932</text:p>
          </table:table-cell>
          <table:table-cell office:value-type="float" office:value="861862" table:style-name="ce1">
            <text:p>861862</text:p>
          </table:table-cell>
          <table:table-cell office:value-type="float" office:value="1122.45" table:style-name="ce1">
            <text:p>1122,45</text:p>
          </table:table-cell>
          <table:table-cell office:value-type="float" office:value="1124.42" table:style-name="ce1">
            <text:p>1124,42</text:p>
          </table:table-cell>
          <table:table-cell office:value-type="float" office:value="11773811" table:style-name="ce3">
            <text:p>11773811</text:p>
          </table:table-cell>
          <table:table-cell office:value-type="float" office:value="1458388" table:style-name="ce3">
            <text:p>1458388</text:p>
          </table:table-cell>
          <table:table-cell office:value-type="float" office:value="99.91" table:style-name="ce1">
            <text:p>99,91</text:p>
          </table:table-cell>
          <table:table-cell office:value-type="float" office:value="102.13" table:style-name="ce1">
            <text:p>102,13</text:p>
          </table:table-cell>
          <table:table-cell office:value-type="float" office:value="227498" table:style-name="ce1">
            <text:p>227498</text:p>
          </table:table-cell>
          <table:table-cell office:value-type="float" office:value="123317" table:style-name="ce1">
            <text:p>123317</text:p>
          </table:table-cell>
          <table:table-cell office:value-type="float" office:value="1203.46" table:style-name="ce3">
            <text:p>1203,46</text:p>
          </table:table-cell>
          <table:table-cell office:value-type="float" office:value="1205.6099999999999" table:style-name="ce3">
            <text:p>1205,61</text:p>
          </table:table-cell>
          <table:table-cell office:value-type="float" office:value="11773811" table:style-name="ce3">
            <text:p>11773811</text:p>
          </table:table-cell>
          <table:table-cell office:value-type="float" office:value="1458388" table:style-name="ce3">
            <text:p>1458388</text:p>
          </table:table-cell>
          <table:table-cell office:value-type="float" office:value="5.61" table:style-name="ce2">
            <text:p>5,61</text:p>
          </table:table-cell>
          <table:table-cell office:value-type="float" office:value="7.75" table:style-name="ce2">
            <text:p>7,75</text:p>
          </table:table-cell>
          <table:table-cell office:value-type="float" office:value="71694" table:style-name="ce2">
            <text:p>71694</text:p>
          </table:table-cell>
          <table:table-cell office:value-type="float" office:value="8205" table:style-name="ce2">
            <text:p>8205</text:p>
          </table:table-cell>
          <table:table-cell office:value-type="float" office:value="25.13" table:style-name="ce1">
            <text:p>25,13</text:p>
          </table:table-cell>
          <table:table-cell office:value-type="float" office:value="27.23" table:style-name="ce1">
            <text:p>27,23</text:p>
          </table:table-cell>
          <table:table-cell office:value-type="float" office:value="96130" table:style-name="ce1">
            <text:p>96130</text:p>
          </table:table-cell>
          <table:table-cell office:value-type="float" office:value="42803" table:style-name="ce1">
            <text:p>42803</text:p>
          </table:table-cell>
          <table:table-cell office:value-type="float" office:value="5.72" table:style-name="ce1">
            <text:p>5,72</text:p>
          </table:table-cell>
          <table:table-cell office:value-type="float" office:value="7.82" table:style-name="ce1">
            <text:p>7,82</text:p>
          </table:table-cell>
          <table:table-cell office:value-type="float" office:value="71694" table:style-name="ce2">
            <text:p>71694</text:p>
          </table:table-cell>
          <table:table-cell office:value-type="float" office:value="8205" table:style-name="ce2">
            <text:p>8205</text:p>
          </table:table-cell>
          <table:table-cell office:value-type="float" office:value="877.85" table:style-name="ce1">
            <text:p>877,85</text:p>
          </table:table-cell>
          <table:table-cell office:value-type="float" office:value="883.92" table:style-name="ce1">
            <text:p>883,92</text:p>
          </table:table-cell>
          <table:table-cell office:value-type="float" office:value="6528575" table:style-name="ce1">
            <text:p>6528575</text:p>
          </table:table-cell>
          <table:table-cell office:value-type="float" office:value="697230" table:style-name="ce1">
            <text:p>697230</text:p>
          </table:table-cell>
          <table:table-cell office:value-type="float" office:value="806.57" table:style-name="ce1">
            <text:p>806,57</text:p>
          </table:table-cell>
          <table:table-cell office:value-type="float" office:value="812.52" table:style-name="ce1">
            <text:p>812,52</text:p>
          </table:table-cell>
          <table:table-cell office:value-type="float" office:value="946881" table:style-name="ce1">
            <text:p>946881</text:p>
          </table:table-cell>
          <table:table-cell office:value-type="float" office:value="580150" table:style-name="ce1">
            <text:p>580150</text:p>
          </table:table-cell>
          <table:table-cell office:value-type="float" office:value="884.27" table:style-name="ce1">
            <text:p>884,27</text:p>
          </table:table-cell>
          <table:table-cell office:value-type="float" office:value="889.63" table:style-name="ce1">
            <text:p>889,63</text:p>
          </table:table-cell>
          <table:table-cell office:value-type="float" office:value="6528575" table:style-name="ce1">
            <text:p>6528575</text:p>
          </table:table-cell>
          <table:table-cell office:value-type="float" office:value="697230" table:style-name="ce1">
            <text:p>697230</text:p>
          </table:table-cell>
          <table:table-cell office:value-type="float" office:value="709.79" table:style-name="ce1">
            <text:p>709,79</text:p>
          </table:table-cell>
          <table:table-cell office:value-type="float" office:value="711.92" table:style-name="ce1">
            <text:p>711,92</text:p>
          </table:table-cell>
          <table:table-cell office:value-type="float" office:value="7812220" table:style-name="ce1">
            <text:p>7812220</text:p>
          </table:table-cell>
          <table:table-cell office:value-type="float" office:value="872622" table:style-name="ce1">
            <text:p>872622</text:p>
          </table:table-cell>
          <table:table-cell office:value-type="float" office:value="5.61" table:formula="of:=MIN([.$B17];[.$F17];[.$J17];[.$N17];[.$R17];[.$V17];[.$Z17];[.$AD17];[.$AH17];[.$AL17];[.$AP17];[.$AT17];[.$AX17])" table:style-name="ce1">
            <text:p>5,61</text:p>
          </table:table-cell>
          <table:table-cell office:value-type="float" office:value="7.75" table:formula="of:=MIN([.$C17];[.$G17];[.$K17];[.$O17];[.$S17];[.$W17];[.$AA17];[.$AE17];[.$AI17];[.$AM17];[.$AQ17];[.$AU17];[.$AY17])" table:style-name="ce1">
            <text:p>7,75</text:p>
          </table:table-cell>
          <table:table-cell office:value-type="float" office:value="71694" table:formula="of:=MIN([.$D17];[.$H17];[.$L17];[.$P17];[.$T17];[.$X17];[.$AB17];[.$AF17];[.$AJ17];[.$AN17];[.$AR17];[.$AV17];[.$AZ17])" table:style-name="ce1">
            <text:p>71694</text:p>
          </table:table-cell>
          <table:table-cell office:value-type="float" office:value="8205" table:formula="of:=MIN([.$E17];[.$I17];[.$M17];[.$Q17];[.$U17];[.$Y17];[.$AC17];[.$AG17];[.$AK17];[.$AO17];[.$AS17];[.$AW17];[.$BA17])" table:style-name="ce1">
            <text:p>8205</text:p>
          </table:table-cell>
          <table:table-cell office:value-type="float" office:value="675.89" table:formula="of:=MEDIAN([.$B17];[.$F17];[.$J17];[.$N17];[.$R17];[.$V17];[.$Z17];[.$AD17];[.$AH17];[.$AL17];[.$AP17];[.$AT17];[.$AX17])" table:style-name="ce1">
            <text:p>675,89</text:p>
          </table:table-cell>
          <table:table-cell office:value-type="float" office:value="677.72" table:formula="of:=MEDIAN([.$C17];[.$G17];[.$K17];[.$O17];[.$S17];[.$W17];[.$AA17];[.$AE17];[.$AI17];[.$AM17];[.$AQ17];[.$AU17];[.$AY17])" table:style-name="ce1">
            <text:p>677,72</text:p>
          </table:table-cell>
          <table:table-cell office:value-type="float" office:value="6528575" table:formula="of:=MEDIAN([.$D17];[.$H17];[.$L17];[.$P17];[.$T17];[.$X17];[.$AB17];[.$AF17];[.$AJ17];[.$AN17];[.$AR17];[.$AV17];[.$AZ17])" table:style-name="ce1">
            <text:p>6528575</text:p>
          </table:table-cell>
          <table:table-cell office:value-type="float" office:value="697230" table:formula="of:=MEDIAN([.$E17];[.$I17];[.$M17];[.$Q17];[.$U17];[.$Y17];[.$AC17];[.$AG17];[.$AK17];[.$AO17];[.$AS17];[.$AW17];[.$BA17])" table:style-name="ce1">
            <text:p>697230</text:p>
          </table:table-cell>
          <table:table-cell office:value-type="float" office:value="1203.46" table:formula="of:=MAX([.$B17];[.$F17];[.$J17];[.$N17];[.$R17];[.$V17];[.$Z17];[.$AD17];[.$AH17];[.$AL17];[.$AP17];[.$AT17];[.$AX17])" table:style-name="ce1">
            <text:p>1203,46</text:p>
          </table:table-cell>
          <table:table-cell office:value-type="float" office:value="1205.6099999999999" table:formula="of:=MAX([.$C17];[.$G17];[.$K17];[.$O17];[.$S17];[.$W17];[.$AA17];[.$AE17];[.$AI17];[.$AM17];[.$AQ17];[.$AU17];[.$AY17])" table:style-name="ce1">
            <text:p>1205,61</text:p>
          </table:table-cell>
          <table:table-cell office:value-type="float" office:value="11773811" table:formula="of:=MAX([.$D17];[.$H17];[.$L17];[.$P17];[.$T17];[.$X17];[.$AB17];[.$AF17];[.$AJ17];[.$AN17];[.$AR17];[.$AV17];[.$AZ17])" table:style-name="ce1">
            <text:p>11773811</text:p>
          </table:table-cell>
          <table:table-cell office:value-type="float" office:value="1458388" table:formula="of:=MAX([.$E17];[.$I17];[.$M17];[.$Q17];[.$U17];[.$Y17];[.$AC17];[.$AG17];[.$AK17];[.$AO17];[.$AS17];[.$AW17];[.$BA17])" table:style-name="ce1">
            <text:p>145838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random/random_s15_a20_c90_h21.lp</text:p>
          </table:table-cell>
          <table:table-cell office:value-type="float" office:value="0.12" table:style-name="ce2">
            <text:p>0,12</text:p>
          </table:table-cell>
          <table:table-cell office:value-type="float" office:value="3.81" table:style-name="ce1">
            <text:p>3,81</text:p>
          </table:table-cell>
          <table:table-cell office:value-type="float" office:value="4767" table:style-name="ce1">
            <text:p>4767</text:p>
          </table:table-cell>
          <table:table-cell office:value-type="float" office:value="32" table:style-name="ce2">
            <text:p>32</text:p>
          </table:table-cell>
          <table:table-cell office:value-type="float" office:value="0.36" table:style-name="ce1">
            <text:p>0,36</text:p>
          </table:table-cell>
          <table:table-cell office:value-type="float" office:value="4.07" table:style-name="ce1">
            <text:p>4,07</text:p>
          </table:table-cell>
          <table:table-cell office:value-type="float" office:value="3586" table:style-name="ce1">
            <text:p>3586</text:p>
          </table:table-cell>
          <table:table-cell office:value-type="float" office:value="86" table:style-name="ce1">
            <text:p>86</text:p>
          </table:table-cell>
          <table:table-cell office:value-type="float" office:value="0.12" table:style-name="ce2">
            <text:p>0,12</text:p>
          </table:table-cell>
          <table:table-cell office:value-type="float" office:value="3.29" table:style-name="ce2">
            <text:p>3,29</text:p>
          </table:table-cell>
          <table:table-cell office:value-type="float" office:value="4767" table:style-name="ce1">
            <text:p>4767</text:p>
          </table:table-cell>
          <table:table-cell office:value-type="float" office:value="32" table:style-name="ce2">
            <text:p>32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4.6399999999999997" table:style-name="ce1">
            <text:p>4,64</text:p>
          </table:table-cell>
          <table:table-cell office:value-type="float" office:value="36147" table:style-name="ce3">
            <text:p>36147</text:p>
          </table:table-cell>
          <table:table-cell office:value-type="float" office:value="295" table:style-name="ce3">
            <text:p>295</text:p>
          </table:table-cell>
          <table:table-cell office:value-type="float" office:value="0.31" table:style-name="ce1">
            <text:p>0,31</text:p>
          </table:table-cell>
          <table:table-cell office:value-type="float" office:value="3.98" table:style-name="ce1">
            <text:p>3,98</text:p>
          </table:table-cell>
          <table:table-cell office:value-type="float" office:value="2567" table:style-name="ce2">
            <text:p>2567</text:p>
          </table:table-cell>
          <table:table-cell office:value-type="float" office:value="153" table:style-name="ce1">
            <text:p>153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36147" table:style-name="ce3">
            <text:p>36147</text:p>
          </table:table-cell>
          <table:table-cell office:value-type="float" office:value="295" table:style-name="ce3">
            <text:p>295</text:p>
          </table:table-cell>
          <table:table-cell office:value-type="float" office:value="0.49" table:style-name="ce1">
            <text:p>0,49</text:p>
          </table:table-cell>
          <table:table-cell office:value-type="float" office:value="4.16" table:style-name="ce1">
            <text:p>4,16</text:p>
          </table:table-cell>
          <table:table-cell office:value-type="float" office:value="6556" table:style-name="ce1">
            <text:p>6556</text:p>
          </table:table-cell>
          <table:table-cell office:value-type="float" office:value="159" table:style-name="ce1">
            <text:p>159</text:p>
          </table:table-cell>
          <table:table-cell office:value-type="float" office:value="0.31" table:style-name="ce1">
            <text:p>0,31</text:p>
          </table:table-cell>
          <table:table-cell office:value-type="float" office:value="3.5" table:style-name="ce1">
            <text:p>3,5</text:p>
          </table:table-cell>
          <table:table-cell office:value-type="float" office:value="2786" table:style-name="ce1">
            <text:p>2786</text:p>
          </table:table-cell>
          <table:table-cell office:value-type="float" office:value="112" table:style-name="ce1">
            <text:p>112</text:p>
          </table:table-cell>
          <table:table-cell office:value-type="float" office:value="0.46" table:style-name="ce1">
            <text:p>0,46</text:p>
          </table:table-cell>
          <table:table-cell office:value-type="float" office:value="3.83" table:style-name="ce1">
            <text:p>3,83</text:p>
          </table:table-cell>
          <table:table-cell office:value-type="float" office:value="6556" table:style-name="ce1">
            <text:p>6556</text:p>
          </table:table-cell>
          <table:table-cell office:value-type="float" office:value="159" table:style-name="ce1">
            <text:p>159</text:p>
          </table:table-cell>
          <table:table-cell office:value-type="float" office:value="2.2599999999999998" table:style-name="ce1">
            <text:p>2,26</text:p>
          </table:table-cell>
          <table:table-cell office:value-type="float" office:value="16.190000000000001" table:style-name="ce1">
            <text:p>16,19</text:p>
          </table:table-cell>
          <table:table-cell office:value-type="float" office:value="35346" table:style-name="ce1">
            <text:p>35346</text:p>
          </table:table-cell>
          <table:table-cell office:value-type="float" office:value="179" table:style-name="ce1">
            <text:p>179</text:p>
          </table:table-cell>
          <table:table-cell office:value-type="float" office:value="1.07" table:style-name="ce1">
            <text:p>1,07</text:p>
          </table:table-cell>
          <table:table-cell office:value-type="float" office:value="16.38" table:style-name="ce1">
            <text:p>16,38</text:p>
          </table:table-cell>
          <table:table-cell office:value-type="float" office:value="4854" table:style-name="ce1">
            <text:p>4854</text:p>
          </table:table-cell>
          <table:table-cell office:value-type="float" office:value="154" table:style-name="ce1">
            <text:p>154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17.52" table:style-name="ce3">
            <text:p>17,52</text:p>
          </table:table-cell>
          <table:table-cell office:value-type="float" office:value="35346" table:style-name="ce1">
            <text:p>35346</text:p>
          </table:table-cell>
          <table:table-cell office:value-type="float" office:value="179" table:style-name="ce1">
            <text:p>179</text:p>
          </table:table-cell>
          <table:table-cell office:value-type="float" office:value="0.77" table:style-name="ce1">
            <text:p>0,77</text:p>
          </table:table-cell>
          <table:table-cell office:value-type="float" office:value="4.3600000000000003" table:style-name="ce1">
            <text:p>4,36</text:p>
          </table:table-cell>
          <table:table-cell office:value-type="float" office:value="15586" table:style-name="ce1">
            <text:p>15586</text:p>
          </table:table-cell>
          <table:table-cell office:value-type="float" office:value="179" table:style-name="ce1">
            <text:p>179</text:p>
          </table:table-cell>
          <table:table-cell office:value-type="float" office:value="0.12" table:formula="of:=MIN([.$B18];[.$F18];[.$J18];[.$N18];[.$R18];[.$V18];[.$Z18];[.$AD18];[.$AH18];[.$AL18];[.$AP18];[.$AT18];[.$AX18])" table:style-name="ce1">
            <text:p>0,12</text:p>
          </table:table-cell>
          <table:table-cell office:value-type="float" office:value="3.29" table:formula="of:=MIN([.$C18];[.$G18];[.$K18];[.$O18];[.$S18];[.$W18];[.$AA18];[.$AE18];[.$AI18];[.$AM18];[.$AQ18];[.$AU18];[.$AY18])" table:style-name="ce1">
            <text:p>3,29</text:p>
          </table:table-cell>
          <table:table-cell office:value-type="float" office:value="2567" table:formula="of:=MIN([.$D18];[.$H18];[.$L18];[.$P18];[.$T18];[.$X18];[.$AB18];[.$AF18];[.$AJ18];[.$AN18];[.$AR18];[.$AV18];[.$AZ18])" table:style-name="ce1">
            <text:p>2567</text:p>
          </table:table-cell>
          <table:table-cell office:value-type="float" office:value="32" table:formula="of:=MIN([.$E18];[.$I18];[.$M18];[.$Q18];[.$U18];[.$Y18];[.$AC18];[.$AG18];[.$AK18];[.$AO18];[.$AS18];[.$AW18];[.$BA18])" table:style-name="ce1">
            <text:p>32</text:p>
          </table:table-cell>
          <table:table-cell office:value-type="float" office:value="0.49" table:formula="of:=MEDIAN([.$B18];[.$F18];[.$J18];[.$N18];[.$R18];[.$V18];[.$Z18];[.$AD18];[.$AH18];[.$AL18];[.$AP18];[.$AT18];[.$AX18])" table:style-name="ce1">
            <text:p>0,49</text:p>
          </table:table-cell>
          <table:table-cell office:value-type="float" office:value="4.16" table:formula="of:=MEDIAN([.$C18];[.$G18];[.$K18];[.$O18];[.$S18];[.$W18];[.$AA18];[.$AE18];[.$AI18];[.$AM18];[.$AQ18];[.$AU18];[.$AY18])" table:style-name="ce1">
            <text:p>4,16</text:p>
          </table:table-cell>
          <table:table-cell office:value-type="float" office:value="6556" table:formula="of:=MEDIAN([.$D18];[.$H18];[.$L18];[.$P18];[.$T18];[.$X18];[.$AB18];[.$AF18];[.$AJ18];[.$AN18];[.$AR18];[.$AV18];[.$AZ18])" table:style-name="ce1">
            <text:p>6556</text:p>
          </table:table-cell>
          <table:table-cell office:value-type="float" office:value="159" table:formula="of:=MEDIAN([.$E18];[.$I18];[.$M18];[.$Q18];[.$U18];[.$Y18];[.$AC18];[.$AG18];[.$AK18];[.$AO18];[.$AS18];[.$AW18];[.$BA18])" table:style-name="ce1">
            <text:p>159</text:p>
          </table:table-cell>
          <table:table-cell office:value-type="float" office:value="2.3199999999999998" table:formula="of:=MAX([.$B18];[.$F18];[.$J18];[.$N18];[.$R18];[.$V18];[.$Z18];[.$AD18];[.$AH18];[.$AL18];[.$AP18];[.$AT18];[.$AX18])" table:style-name="ce1">
            <text:p>2,32</text:p>
          </table:table-cell>
          <table:table-cell office:value-type="float" office:value="17.52" table:formula="of:=MAX([.$C18];[.$G18];[.$K18];[.$O18];[.$S18];[.$W18];[.$AA18];[.$AE18];[.$AI18];[.$AM18];[.$AQ18];[.$AU18];[.$AY18])" table:style-name="ce1">
            <text:p>17,52</text:p>
          </table:table-cell>
          <table:table-cell office:value-type="float" office:value="36147" table:formula="of:=MAX([.$D18];[.$H18];[.$L18];[.$P18];[.$T18];[.$X18];[.$AB18];[.$AF18];[.$AJ18];[.$AN18];[.$AR18];[.$AV18];[.$AZ18])" table:style-name="ce1">
            <text:p>36147</text:p>
          </table:table-cell>
          <table:table-cell office:value-type="float" office:value="295" table:formula="of:=MAX([.$E18];[.$I18];[.$M18];[.$Q18];[.$U18];[.$Y18];[.$AC18];[.$AG18];[.$AK18];[.$AO18];[.$AS18];[.$AW18];[.$BA18])" table:style-name="ce1">
            <text:p>29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random/random_s15_a25_c90_h24.lp</text:p>
          </table:table-cell>
          <table:table-cell office:value-type="float" office:value="0.26" table:style-name="ce1">
            <text:p>0,26</text:p>
          </table:table-cell>
          <table:table-cell office:value-type="float" office:value="4.92" table:style-name="ce1">
            <text:p>4,92</text:p>
          </table:table-cell>
          <table:table-cell office:value-type="float" office:value="14352" table:style-name="ce1">
            <text:p>14352</text:p>
          </table:table-cell>
          <table:table-cell office:value-type="float" office:value="105" table:style-name="ce2">
            <text:p>105</text:p>
          </table:table-cell>
          <table:table-cell office:value-type="float" office:value="0.85" table:style-name="ce1">
            <text:p>0,85</text:p>
          </table:table-cell>
          <table:table-cell office:value-type="float" office:value="6.06" table:style-name="ce1">
            <text:p>6,06</text:p>
          </table:table-cell>
          <table:table-cell office:value-type="float" office:value="7823" table:style-name="ce1">
            <text:p>7823</text:p>
          </table:table-cell>
          <table:table-cell office:value-type="float" office:value="209" table:style-name="ce1">
            <text:p>209</text:p>
          </table:table-cell>
          <table:table-cell office:value-type="float" office:value="0.23" table:style-name="ce2">
            <text:p>0,23</text:p>
          </table:table-cell>
          <table:table-cell office:value-type="float" office:value="4.71" table:style-name="ce2">
            <text:p>4,71</text:p>
          </table:table-cell>
          <table:table-cell office:value-type="float" office:value="14352" table:style-name="ce1">
            <text:p>14352</text:p>
          </table:table-cell>
          <table:table-cell office:value-type="float" office:value="105" table:style-name="ce2">
            <text:p>105</text:p>
          </table:table-cell>
          <table:table-cell office:value-type="float" office:value="1.44" table:style-name="ce1">
            <text:p>1,44</text:p>
          </table:table-cell>
          <table:table-cell office:value-type="float" office:value="6.32" table:style-name="ce1">
            <text:p>6,32</text:p>
          </table:table-cell>
          <table:table-cell office:value-type="float" office:value="43655" table:style-name="ce1">
            <text:p>43655</text:p>
          </table:table-cell>
          <table:table-cell office:value-type="float" office:value="273" table:style-name="ce1">
            <text:p>273</text:p>
          </table:table-cell>
          <table:table-cell office:value-type="float" office:value="0.69" table:style-name="ce1">
            <text:p>0,69</text:p>
          </table:table-cell>
          <table:table-cell office:value-type="float" office:value="6.06" table:style-name="ce1">
            <text:p>6,06</text:p>
          </table:table-cell>
          <table:table-cell office:value-type="float" office:value="5379" table:style-name="ce2">
            <text:p>5379</text:p>
          </table:table-cell>
          <table:table-cell office:value-type="float" office:value="272" table:style-name="ce1">
            <text:p>272</text:p>
          </table:table-cell>
          <table:table-cell office:value-type="float" office:value="1.46" table:style-name="ce1">
            <text:p>1,46</text:p>
          </table:table-cell>
          <table:table-cell office:value-type="float" office:value="6.65" table:style-name="ce1">
            <text:p>6,65</text:p>
          </table:table-cell>
          <table:table-cell office:value-type="float" office:value="43655" table:style-name="ce1">
            <text:p>43655</text:p>
          </table:table-cell>
          <table:table-cell office:value-type="float" office:value="273" table:style-name="ce1">
            <text:p>273</text:p>
          </table:table-cell>
          <table:table-cell office:value-type="float" office:value="0.69" table:style-name="ce1">
            <text:p>0,69</text:p>
          </table:table-cell>
          <table:table-cell office:value-type="float" office:value="5.57" table:style-name="ce1">
            <text:p>5,57</text:p>
          </table:table-cell>
          <table:table-cell office:value-type="float" office:value="13078" table:style-name="ce1">
            <text:p>13078</text:p>
          </table:table-cell>
          <table:table-cell office:value-type="float" office:value="217" table:style-name="ce1">
            <text:p>217</text:p>
          </table:table-cell>
          <table:table-cell office:value-type="float" office:value="0.69" table:style-name="ce1">
            <text:p>0,69</text:p>
          </table:table-cell>
          <table:table-cell office:value-type="float" office:value="5.14" table:style-name="ce1">
            <text:p>5,14</text:p>
          </table:table-cell>
          <table:table-cell office:value-type="float" office:value="6852" table:style-name="ce1">
            <text:p>6852</text:p>
          </table:table-cell>
          <table:table-cell office:value-type="float" office:value="214" table:style-name="ce1">
            <text:p>214</text:p>
          </table:table-cell>
          <table:table-cell office:value-type="float" office:value="0.69" table:style-name="ce1">
            <text:p>0,69</text:p>
          </table:table-cell>
          <table:table-cell office:value-type="float" office:value="5.83" table:style-name="ce1">
            <text:p>5,83</text:p>
          </table:table-cell>
          <table:table-cell office:value-type="float" office:value="13078" table:style-name="ce1">
            <text:p>13078</text:p>
          </table:table-cell>
          <table:table-cell office:value-type="float" office:value="217" table:style-name="ce1">
            <text:p>217</text:p>
          </table:table-cell>
          <table:table-cell office:value-type="float" office:value="2.7" table:style-name="ce1">
            <text:p>2,7</text:p>
          </table:table-cell>
          <table:table-cell office:value-type="float" office:value="23.39" table:style-name="ce1">
            <text:p>23,39</text:p>
          </table:table-cell>
          <table:table-cell office:value-type="float" office:value="49388" table:style-name="ce3">
            <text:p>49388</text:p>
          </table:table-cell>
          <table:table-cell office:value-type="float" office:value="317" table:style-name="ce1">
            <text:p>317</text:p>
          </table:table-cell>
          <table:table-cell office:value-type="float" office:value="1.54" table:style-name="ce1">
            <text:p>1,54</text:p>
          </table:table-cell>
          <table:table-cell office:value-type="float" office:value="24.46" table:style-name="ce3">
            <text:p>24,46</text:p>
          </table:table-cell>
          <table:table-cell office:value-type="float" office:value="7824" table:style-name="ce1">
            <text:p>7824</text:p>
          </table:table-cell>
          <table:table-cell office:value-type="float" office:value="335" table:style-name="ce3">
            <text:p>335</text:p>
          </table:table-cell>
          <table:table-cell office:value-type="float" office:value="2.59" table:style-name="ce1">
            <text:p>2,59</text:p>
          </table:table-cell>
          <table:table-cell office:value-type="float" office:value="23.72" table:style-name="ce1">
            <text:p>23,72</text:p>
          </table:table-cell>
          <table:table-cell office:value-type="float" office:value="49388" table:style-name="ce3">
            <text:p>49388</text:p>
          </table:table-cell>
          <table:table-cell office:value-type="float" office:value="317" table:style-name="ce1">
            <text:p>317</text:p>
          </table:table-cell>
          <table:table-cell office:value-type="float" office:value="0.94" table:style-name="ce1">
            <text:p>0,94</text:p>
          </table:table-cell>
          <table:table-cell office:value-type="float" office:value="6.17" table:style-name="ce1">
            <text:p>6,17</text:p>
          </table:table-cell>
          <table:table-cell office:value-type="float" office:value="18754" table:style-name="ce1">
            <text:p>18754</text:p>
          </table:table-cell>
          <table:table-cell office:value-type="float" office:value="175" table:style-name="ce1">
            <text:p>175</text:p>
          </table:table-cell>
          <table:table-cell office:value-type="float" office:value="0.23" table:formula="of:=MIN([.$B19];[.$F19];[.$J19];[.$N19];[.$R19];[.$V19];[.$Z19];[.$AD19];[.$AH19];[.$AL19];[.$AP19];[.$AT19];[.$AX19])" table:style-name="ce1">
            <text:p>0,23</text:p>
          </table:table-cell>
          <table:table-cell office:value-type="float" office:value="4.71" table:formula="of:=MIN([.$C19];[.$G19];[.$K19];[.$O19];[.$S19];[.$W19];[.$AA19];[.$AE19];[.$AI19];[.$AM19];[.$AQ19];[.$AU19];[.$AY19])" table:style-name="ce1">
            <text:p>4,71</text:p>
          </table:table-cell>
          <table:table-cell office:value-type="float" office:value="5379" table:formula="of:=MIN([.$D19];[.$H19];[.$L19];[.$P19];[.$T19];[.$X19];[.$AB19];[.$AF19];[.$AJ19];[.$AN19];[.$AR19];[.$AV19];[.$AZ19])" table:style-name="ce1">
            <text:p>5379</text:p>
          </table:table-cell>
          <table:table-cell office:value-type="float" office:value="105" table:formula="of:=MIN([.$E19];[.$I19];[.$M19];[.$Q19];[.$U19];[.$Y19];[.$AC19];[.$AG19];[.$AK19];[.$AO19];[.$AS19];[.$AW19];[.$BA19])" table:style-name="ce1">
            <text:p>105</text:p>
          </table:table-cell>
          <table:table-cell office:value-type="float" office:value="0.85" table:formula="of:=MEDIAN([.$B19];[.$F19];[.$J19];[.$N19];[.$R19];[.$V19];[.$Z19];[.$AD19];[.$AH19];[.$AL19];[.$AP19];[.$AT19];[.$AX19])" table:style-name="ce1">
            <text:p>0,85</text:p>
          </table:table-cell>
          <table:table-cell office:value-type="float" office:value="6.06" table:formula="of:=MEDIAN([.$C19];[.$G19];[.$K19];[.$O19];[.$S19];[.$W19];[.$AA19];[.$AE19];[.$AI19];[.$AM19];[.$AQ19];[.$AU19];[.$AY19])" table:style-name="ce1">
            <text:p>6,06</text:p>
          </table:table-cell>
          <table:table-cell office:value-type="float" office:value="14352" table:formula="of:=MEDIAN([.$D19];[.$H19];[.$L19];[.$P19];[.$T19];[.$X19];[.$AB19];[.$AF19];[.$AJ19];[.$AN19];[.$AR19];[.$AV19];[.$AZ19])" table:style-name="ce1">
            <text:p>14352</text:p>
          </table:table-cell>
          <table:table-cell office:value-type="float" office:value="217" table:formula="of:=MEDIAN([.$E19];[.$I19];[.$M19];[.$Q19];[.$U19];[.$Y19];[.$AC19];[.$AG19];[.$AK19];[.$AO19];[.$AS19];[.$AW19];[.$BA19])" table:style-name="ce1">
            <text:p>217</text:p>
          </table:table-cell>
          <table:table-cell office:value-type="float" office:value="2.7" table:formula="of:=MAX([.$B19];[.$F19];[.$J19];[.$N19];[.$R19];[.$V19];[.$Z19];[.$AD19];[.$AH19];[.$AL19];[.$AP19];[.$AT19];[.$AX19])" table:style-name="ce1">
            <text:p>2,7</text:p>
          </table:table-cell>
          <table:table-cell office:value-type="float" office:value="24.46" table:formula="of:=MAX([.$C19];[.$G19];[.$K19];[.$O19];[.$S19];[.$W19];[.$AA19];[.$AE19];[.$AI19];[.$AM19];[.$AQ19];[.$AU19];[.$AY19])" table:style-name="ce1">
            <text:p>24,46</text:p>
          </table:table-cell>
          <table:table-cell office:value-type="float" office:value="49388" table:formula="of:=MAX([.$D19];[.$H19];[.$L19];[.$P19];[.$T19];[.$X19];[.$AB19];[.$AF19];[.$AJ19];[.$AN19];[.$AR19];[.$AV19];[.$AZ19])" table:style-name="ce1">
            <text:p>49388</text:p>
          </table:table-cell>
          <table:table-cell office:value-type="float" office:value="335" table:formula="of:=MAX([.$E19];[.$I19];[.$M19];[.$Q19];[.$U19];[.$Y19];[.$AC19];[.$AG19];[.$AK19];[.$AO19];[.$AS19];[.$AW19];[.$BA19])" table:style-name="ce1">
            <text:p>33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random/random_s15_a30_c90_h23.lp</text:p>
          </table:table-cell>
          <table:table-cell office:value-type="float" office:value="0.44" table:style-name="ce2">
            <text:p>0,44</text:p>
          </table:table-cell>
          <table:table-cell office:value-type="float" office:value="6.4" table:style-name="ce2">
            <text:p>6,4</text:p>
          </table:table-cell>
          <table:table-cell office:value-type="float" office:value="22600" table:style-name="ce1">
            <text:p>22600</text:p>
          </table:table-cell>
          <table:table-cell office:value-type="float" office:value="63" table:style-name="ce2">
            <text:p>63</text:p>
          </table:table-cell>
          <table:table-cell office:value-type="float" office:value="1.03" table:style-name="ce1">
            <text:p>1,03</text:p>
          </table:table-cell>
          <table:table-cell office:value-type="float" office:value="6.5" table:style-name="ce1">
            <text:p>6,5</text:p>
          </table:table-cell>
          <table:table-cell office:value-type="float" office:value="10662" table:style-name="ce1">
            <text:p>10662</text:p>
          </table:table-cell>
          <table:table-cell office:value-type="float" office:value="234" table:style-name="ce1">
            <text:p>234</text:p>
          </table:table-cell>
          <table:table-cell office:value-type="float" office:value="0.44" table:style-name="ce2">
            <text:p>0,44</text:p>
          </table:table-cell>
          <table:table-cell office:value-type="float" office:value="6.67" table:style-name="ce1">
            <text:p>6,67</text:p>
          </table:table-cell>
          <table:table-cell office:value-type="float" office:value="22600" table:style-name="ce1">
            <text:p>22600</text:p>
          </table:table-cell>
          <table:table-cell office:value-type="float" office:value="63" table:style-name="ce2">
            <text:p>63</text:p>
          </table:table-cell>
          <table:table-cell office:value-type="float" office:value="1.82" table:style-name="ce1">
            <text:p>1,82</text:p>
          </table:table-cell>
          <table:table-cell office:value-type="float" office:value="7.98" table:style-name="ce1">
            <text:p>7,98</text:p>
          </table:table-cell>
          <table:table-cell office:value-type="float" office:value="41592" table:style-name="ce1">
            <text:p>41592</text:p>
          </table:table-cell>
          <table:table-cell office:value-type="float" office:value="240" table:style-name="ce1">
            <text:p>240</text:p>
          </table:table-cell>
          <table:table-cell office:value-type="float" office:value="1.49" table:style-name="ce1">
            <text:p>1,49</text:p>
          </table:table-cell>
          <table:table-cell office:value-type="float" office:value="7.86" table:style-name="ce1">
            <text:p>7,86</text:p>
          </table:table-cell>
          <table:table-cell office:value-type="float" office:value="12456" table:style-name="ce1">
            <text:p>12456</text:p>
          </table:table-cell>
          <table:table-cell office:value-type="float" office:value="483" table:style-name="ce3">
            <text:p>483</text:p>
          </table:table-cell>
          <table:table-cell office:value-type="float" office:value="1.84" table:style-name="ce1">
            <text:p>1,84</text:p>
          </table:table-cell>
          <table:table-cell office:value-type="float" office:value="8.01" table:style-name="ce1">
            <text:p>8,01</text:p>
          </table:table-cell>
          <table:table-cell office:value-type="float" office:value="41592" table:style-name="ce1">
            <text:p>41592</text:p>
          </table:table-cell>
          <table:table-cell office:value-type="float" office:value="240" table:style-name="ce1">
            <text:p>240</text:p>
          </table:table-cell>
          <table:table-cell office:value-type="float" office:value="2.68" table:style-name="ce1">
            <text:p>2,68</text:p>
          </table:table-cell>
          <table:table-cell office:value-type="float" office:value="8.2100000000000009" table:style-name="ce1">
            <text:p>8,21</text:p>
          </table:table-cell>
          <table:table-cell office:value-type="float" office:value="48940" table:style-name="ce3">
            <text:p>48940</text:p>
          </table:table-cell>
          <table:table-cell office:value-type="float" office:value="368" table:style-name="ce1">
            <text:p>368</text:p>
          </table:table-cell>
          <table:table-cell office:value-type="float" office:value="0.73" table:style-name="ce1">
            <text:p>0,73</text:p>
          </table:table-cell>
          <table:table-cell office:value-type="float" office:value="7.17" table:style-name="ce1">
            <text:p>7,17</text:p>
          </table:table-cell>
          <table:table-cell office:value-type="float" office:value="5717" table:style-name="ce2">
            <text:p>5717</text:p>
          </table:table-cell>
          <table:table-cell office:value-type="float" office:value="194" table:style-name="ce1">
            <text:p>194</text:p>
          </table:table-cell>
          <table:table-cell office:value-type="float" office:value="2.58" table:style-name="ce1">
            <text:p>2,58</text:p>
          </table:table-cell>
          <table:table-cell office:value-type="float" office:value="8.2200000000000006" table:style-name="ce1">
            <text:p>8,22</text:p>
          </table:table-cell>
          <table:table-cell office:value-type="float" office:value="48940" table:style-name="ce3">
            <text:p>48940</text:p>
          </table:table-cell>
          <table:table-cell office:value-type="float" office:value="368" table:style-name="ce1">
            <text:p>368</text:p>
          </table:table-cell>
          <table:table-cell office:value-type="float" office:value="2.93" table:style-name="ce1">
            <text:p>2,93</text:p>
          </table:table-cell>
          <table:table-cell office:value-type="float" office:value="26.57" table:style-name="ce1">
            <text:p>26,57</text:p>
          </table:table-cell>
          <table:table-cell office:value-type="float" office:value="44504" table:style-name="ce1">
            <text:p>44504</text:p>
          </table:table-cell>
          <table:table-cell office:value-type="float" office:value="235" table:style-name="ce1">
            <text:p>235</text:p>
          </table:table-cell>
          <table:table-cell office:value-type="float" office:value="2.09" table:style-name="ce1">
            <text:p>2,09</text:p>
          </table:table-cell>
          <table:table-cell office:value-type="float" office:value="28.02" table:style-name="ce1">
            <text:p>28,02</text:p>
          </table:table-cell>
          <table:table-cell office:value-type="float" office:value="11667" table:style-name="ce1">
            <text:p>11667</text:p>
          </table:table-cell>
          <table:table-cell office:value-type="float" office:value="426" table:style-name="ce1">
            <text:p>426</text:p>
          </table:table-cell>
          <table:table-cell office:value-type="float" office:value="2.95" table:style-name="ce1">
            <text:p>2,95</text:p>
          </table:table-cell>
          <table:table-cell office:value-type="float" office:value="28.49" table:style-name="ce3">
            <text:p>28,49</text:p>
          </table:table-cell>
          <table:table-cell office:value-type="float" office:value="44504" table:style-name="ce1">
            <text:p>44504</text:p>
          </table:table-cell>
          <table:table-cell office:value-type="float" office:value="235" table:style-name="ce1">
            <text:p>235</text:p>
          </table:table-cell>
          <table:table-cell office:value-type="float" office:value="1.24" table:style-name="ce1">
            <text:p>1,24</text:p>
          </table:table-cell>
          <table:table-cell office:value-type="float" office:value="7.72" table:style-name="ce1">
            <text:p>7,72</text:p>
          </table:table-cell>
          <table:table-cell office:value-type="float" office:value="24658" table:style-name="ce1">
            <text:p>24658</text:p>
          </table:table-cell>
          <table:table-cell office:value-type="float" office:value="260" table:style-name="ce1">
            <text:p>260</text:p>
          </table:table-cell>
          <table:table-cell office:value-type="float" office:value="0.44" table:formula="of:=MIN([.$B20];[.$F20];[.$J20];[.$N20];[.$R20];[.$V20];[.$Z20];[.$AD20];[.$AH20];[.$AL20];[.$AP20];[.$AT20];[.$AX20])" table:style-name="ce1">
            <text:p>0,44</text:p>
          </table:table-cell>
          <table:table-cell office:value-type="float" office:value="6.4" table:formula="of:=MIN([.$C20];[.$G20];[.$K20];[.$O20];[.$S20];[.$W20];[.$AA20];[.$AE20];[.$AI20];[.$AM20];[.$AQ20];[.$AU20];[.$AY20])" table:style-name="ce1">
            <text:p>6,4</text:p>
          </table:table-cell>
          <table:table-cell office:value-type="float" office:value="5717" table:formula="of:=MIN([.$D20];[.$H20];[.$L20];[.$P20];[.$T20];[.$X20];[.$AB20];[.$AF20];[.$AJ20];[.$AN20];[.$AR20];[.$AV20];[.$AZ20])" table:style-name="ce1">
            <text:p>5717</text:p>
          </table:table-cell>
          <table:table-cell office:value-type="float" office:value="63" table:formula="of:=MIN([.$E20];[.$I20];[.$M20];[.$Q20];[.$U20];[.$Y20];[.$AC20];[.$AG20];[.$AK20];[.$AO20];[.$AS20];[.$AW20];[.$BA20])" table:style-name="ce1">
            <text:p>63</text:p>
          </table:table-cell>
          <table:table-cell office:value-type="float" office:value="1.82" table:formula="of:=MEDIAN([.$B20];[.$F20];[.$J20];[.$N20];[.$R20];[.$V20];[.$Z20];[.$AD20];[.$AH20];[.$AL20];[.$AP20];[.$AT20];[.$AX20])" table:style-name="ce1">
            <text:p>1,82</text:p>
          </table:table-cell>
          <table:table-cell office:value-type="float" office:value="7.98" table:formula="of:=MEDIAN([.$C20];[.$G20];[.$K20];[.$O20];[.$S20];[.$W20];[.$AA20];[.$AE20];[.$AI20];[.$AM20];[.$AQ20];[.$AU20];[.$AY20])" table:style-name="ce1">
            <text:p>7,98</text:p>
          </table:table-cell>
          <table:table-cell office:value-type="float" office:value="24658" table:formula="of:=MEDIAN([.$D20];[.$H20];[.$L20];[.$P20];[.$T20];[.$X20];[.$AB20];[.$AF20];[.$AJ20];[.$AN20];[.$AR20];[.$AV20];[.$AZ20])" table:style-name="ce1">
            <text:p>24658</text:p>
          </table:table-cell>
          <table:table-cell office:value-type="float" office:value="240" table:formula="of:=MEDIAN([.$E20];[.$I20];[.$M20];[.$Q20];[.$U20];[.$Y20];[.$AC20];[.$AG20];[.$AK20];[.$AO20];[.$AS20];[.$AW20];[.$BA20])" table:style-name="ce1">
            <text:p>240</text:p>
          </table:table-cell>
          <table:table-cell office:value-type="float" office:value="2.95" table:formula="of:=MAX([.$B20];[.$F20];[.$J20];[.$N20];[.$R20];[.$V20];[.$Z20];[.$AD20];[.$AH20];[.$AL20];[.$AP20];[.$AT20];[.$AX20])" table:style-name="ce1">
            <text:p>2,95</text:p>
          </table:table-cell>
          <table:table-cell office:value-type="float" office:value="28.49" table:formula="of:=MAX([.$C20];[.$G20];[.$K20];[.$O20];[.$S20];[.$W20];[.$AA20];[.$AE20];[.$AI20];[.$AM20];[.$AQ20];[.$AU20];[.$AY20])" table:style-name="ce1">
            <text:p>28,49</text:p>
          </table:table-cell>
          <table:table-cell office:value-type="float" office:value="48940" table:formula="of:=MAX([.$D20];[.$H20];[.$L20];[.$P20];[.$T20];[.$X20];[.$AB20];[.$AF20];[.$AJ20];[.$AN20];[.$AR20];[.$AV20];[.$AZ20])" table:style-name="ce1">
            <text:p>48940</text:p>
          </table:table-cell>
          <table:table-cell office:value-type="float" office:value="483" table:formula="of:=MAX([.$E20];[.$I20];[.$M20];[.$Q20];[.$U20];[.$Y20];[.$AC20];[.$AG20];[.$AK20];[.$AO20];[.$AS20];[.$AW20];[.$BA20])" table:style-name="ce1">
            <text:p>48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random/random_s20_a20_c90_h35.lp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0.62" table:style-name="ce2">
            <text:p>10,62</text:p>
          </table:table-cell>
          <table:table-cell office:value-type="float" office:value="35655" table:style-name="ce3">
            <text:p>35655</text:p>
          </table:table-cell>
          <table:table-cell office:value-type="float" office:value="55" table:style-name="ce1">
            <text:p>55</text:p>
          </table:table-cell>
          <table:table-cell office:value-type="float" office:value="0.32" table:style-name="ce2">
            <text:p>0,32</text:p>
          </table:table-cell>
          <table:table-cell office:value-type="float" office:value="10.67" table:style-name="ce1">
            <text:p>10,67</text:p>
          </table:table-cell>
          <table:table-cell office:value-type="float" office:value="1207" table:style-name="ce2">
            <text:p>1207</text:p>
          </table:table-cell>
          <table:table-cell office:value-type="float" office:value="45" table:style-name="ce2">
            <text:p>45</text:p>
          </table:table-cell>
          <table:table-cell office:value-type="float" office:value="0.62" table:style-name="ce1">
            <text:p>0,62</text:p>
          </table:table-cell>
          <table:table-cell office:value-type="float" office:value="12" table:style-name="ce1">
            <text:p>12</text:p>
          </table:table-cell>
          <table:table-cell office:value-type="float" office:value="35655" table:style-name="ce3">
            <text:p>35655</text:p>
          </table:table-cell>
          <table:table-cell office:value-type="float" office:value="55" table:style-name="ce1">
            <text:p>55</text:p>
          </table:table-cell>
          <table:table-cell office:value-type="float" office:value="2.19" table:style-name="ce1">
            <text:p>2,19</text:p>
          </table:table-cell>
          <table:table-cell office:value-type="float" office:value="13.07" table:style-name="ce1">
            <text:p>13,07</text:p>
          </table:table-cell>
          <table:table-cell office:value-type="float" office:value="28434" table:style-name="ce1">
            <text:p>28434</text:p>
          </table:table-cell>
          <table:table-cell office:value-type="float" office:value="180" table:style-name="ce1">
            <text:p>180</text:p>
          </table:table-cell>
          <table:table-cell office:value-type="float" office:value="2.67" table:style-name="ce1">
            <text:p>2,67</text:p>
          </table:table-cell>
          <table:table-cell office:value-type="float" office:value="14.49" table:style-name="ce1">
            <text:p>14,49</text:p>
          </table:table-cell>
          <table:table-cell office:value-type="float" office:value="11607" table:style-name="ce1">
            <text:p>11607</text:p>
          </table:table-cell>
          <table:table-cell office:value-type="float" office:value="430" table:style-name="ce3">
            <text:p>430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14.21" table:style-name="ce1">
            <text:p>14,21</text:p>
          </table:table-cell>
          <table:table-cell office:value-type="float" office:value="28434" table:style-name="ce1">
            <text:p>28434</text:p>
          </table:table-cell>
          <table:table-cell office:value-type="float" office:value="180" table:style-name="ce1">
            <text:p>180</text:p>
          </table:table-cell>
          <table:table-cell office:value-type="float" office:value="1.5" table:style-name="ce1">
            <text:p>1,5</text:p>
          </table:table-cell>
          <table:table-cell office:value-type="float" office:value="12.04" table:style-name="ce1">
            <text:p>12,04</text:p>
          </table:table-cell>
          <table:table-cell office:value-type="float" office:value="14638" table:style-name="ce1">
            <text:p>14638</text:p>
          </table:table-cell>
          <table:table-cell office:value-type="float" office:value="110" table:style-name="ce1">
            <text:p>110</text:p>
          </table:table-cell>
          <table:table-cell office:value-type="float" office:value="1.32" table:style-name="ce1">
            <text:p>1,32</text:p>
          </table:table-cell>
          <table:table-cell office:value-type="float" office:value="12.76" table:style-name="ce1">
            <text:p>12,76</text:p>
          </table:table-cell>
          <table:table-cell office:value-type="float" office:value="5906" table:style-name="ce1">
            <text:p>5906</text:p>
          </table:table-cell>
          <table:table-cell office:value-type="float" office:value="173" table:style-name="ce1">
            <text:p>173</text:p>
          </table:table-cell>
          <table:table-cell office:value-type="float" office:value="1.47" table:style-name="ce1">
            <text:p>1,47</text:p>
          </table:table-cell>
          <table:table-cell office:value-type="float" office:value="11.72" table:style-name="ce1">
            <text:p>11,72</text:p>
          </table:table-cell>
          <table:table-cell office:value-type="float" office:value="14638" table:style-name="ce1">
            <text:p>14638</text:p>
          </table:table-cell>
          <table:table-cell office:value-type="float" office:value="110" table:style-name="ce1">
            <text:p>110</text:p>
          </table:table-cell>
          <table:table-cell office:value-type="float" office:value="4.2" table:style-name="ce1">
            <text:p>4,2</text:p>
          </table:table-cell>
          <table:table-cell office:value-type="float" office:value="68.92" table:style-name="ce1">
            <text:p>68,92</text:p>
          </table:table-cell>
          <table:table-cell office:value-type="float" office:value="33913" table:style-name="ce1">
            <text:p>33913</text:p>
          </table:table-cell>
          <table:table-cell office:value-type="float" office:value="164" table:style-name="ce1">
            <text:p>164</text:p>
          </table:table-cell>
          <table:table-cell office:value-type="float" office:value="2.5299999999999998" table:style-name="ce1">
            <text:p>2,53</text:p>
          </table:table-cell>
          <table:table-cell office:value-type="float" office:value="68.33" table:style-name="ce1">
            <text:p>68,33</text:p>
          </table:table-cell>
          <table:table-cell office:value-type="float" office:value="6318" table:style-name="ce1">
            <text:p>6318</text:p>
          </table:table-cell>
          <table:table-cell office:value-type="float" office:value="265" table:style-name="ce1">
            <text:p>265</text:p>
          </table:table-cell>
          <table:table-cell office:value-type="float" office:value="4.32" table:style-name="ce3">
            <text:p>4,32</text:p>
          </table:table-cell>
          <table:table-cell office:value-type="float" office:value="80.94" table:style-name="ce3">
            <text:p>80,94</text:p>
          </table:table-cell>
          <table:table-cell office:value-type="float" office:value="33913" table:style-name="ce1">
            <text:p>33913</text:p>
          </table:table-cell>
          <table:table-cell office:value-type="float" office:value="164" table:style-name="ce1">
            <text:p>164</text:p>
          </table:table-cell>
          <table:table-cell office:value-type="float" office:value="1.51" table:style-name="ce1">
            <text:p>1,51</text:p>
          </table:table-cell>
          <table:table-cell office:value-type="float" office:value="12.88" table:style-name="ce1">
            <text:p>12,88</text:p>
          </table:table-cell>
          <table:table-cell office:value-type="float" office:value="24769" table:style-name="ce1">
            <text:p>24769</text:p>
          </table:table-cell>
          <table:table-cell office:value-type="float" office:value="149" table:style-name="ce1">
            <text:p>149</text:p>
          </table:table-cell>
          <table:table-cell office:value-type="float" office:value="0.32" table:formula="of:=MIN([.$B21];[.$F21];[.$J21];[.$N21];[.$R21];[.$V21];[.$Z21];[.$AD21];[.$AH21];[.$AL21];[.$AP21];[.$AT21];[.$AX21])" table:style-name="ce1">
            <text:p>0,32</text:p>
          </table:table-cell>
          <table:table-cell office:value-type="float" office:value="10.62" table:formula="of:=MIN([.$C21];[.$G21];[.$K21];[.$O21];[.$S21];[.$W21];[.$AA21];[.$AE21];[.$AI21];[.$AM21];[.$AQ21];[.$AU21];[.$AY21])" table:style-name="ce1">
            <text:p>10,62</text:p>
          </table:table-cell>
          <table:table-cell office:value-type="float" office:value="1207" table:formula="of:=MIN([.$D21];[.$H21];[.$L21];[.$P21];[.$T21];[.$X21];[.$AB21];[.$AF21];[.$AJ21];[.$AN21];[.$AR21];[.$AV21];[.$AZ21])" table:style-name="ce1">
            <text:p>1207</text:p>
          </table:table-cell>
          <table:table-cell office:value-type="float" office:value="45" table:formula="of:=MIN([.$E21];[.$I21];[.$M21];[.$Q21];[.$U21];[.$Y21];[.$AC21];[.$AG21];[.$AK21];[.$AO21];[.$AS21];[.$AW21];[.$BA21])" table:style-name="ce1">
            <text:p>45</text:p>
          </table:table-cell>
          <table:table-cell office:value-type="float" office:value="1.51" table:formula="of:=MEDIAN([.$B21];[.$F21];[.$J21];[.$N21];[.$R21];[.$V21];[.$Z21];[.$AD21];[.$AH21];[.$AL21];[.$AP21];[.$AT21];[.$AX21])" table:style-name="ce1">
            <text:p>1,51</text:p>
          </table:table-cell>
          <table:table-cell office:value-type="float" office:value="12.88" table:formula="of:=MEDIAN([.$C21];[.$G21];[.$K21];[.$O21];[.$S21];[.$W21];[.$AA21];[.$AE21];[.$AI21];[.$AM21];[.$AQ21];[.$AU21];[.$AY21])" table:style-name="ce1">
            <text:p>12,88</text:p>
          </table:table-cell>
          <table:table-cell office:value-type="float" office:value="24769" table:formula="of:=MEDIAN([.$D21];[.$H21];[.$L21];[.$P21];[.$T21];[.$X21];[.$AB21];[.$AF21];[.$AJ21];[.$AN21];[.$AR21];[.$AV21];[.$AZ21])" table:style-name="ce1">
            <text:p>24769</text:p>
          </table:table-cell>
          <table:table-cell office:value-type="float" office:value="164" table:formula="of:=MEDIAN([.$E21];[.$I21];[.$M21];[.$Q21];[.$U21];[.$Y21];[.$AC21];[.$AG21];[.$AK21];[.$AO21];[.$AS21];[.$AW21];[.$BA21])" table:style-name="ce1">
            <text:p>164</text:p>
          </table:table-cell>
          <table:table-cell office:value-type="float" office:value="4.32" table:formula="of:=MAX([.$B21];[.$F21];[.$J21];[.$N21];[.$R21];[.$V21];[.$Z21];[.$AD21];[.$AH21];[.$AL21];[.$AP21];[.$AT21];[.$AX21])" table:style-name="ce1">
            <text:p>4,32</text:p>
          </table:table-cell>
          <table:table-cell office:value-type="float" office:value="80.94" table:formula="of:=MAX([.$C21];[.$G21];[.$K21];[.$O21];[.$S21];[.$W21];[.$AA21];[.$AE21];[.$AI21];[.$AM21];[.$AQ21];[.$AU21];[.$AY21])" table:style-name="ce1">
            <text:p>80,94</text:p>
          </table:table-cell>
          <table:table-cell office:value-type="float" office:value="35655" table:formula="of:=MAX([.$D21];[.$H21];[.$L21];[.$P21];[.$T21];[.$X21];[.$AB21];[.$AF21];[.$AJ21];[.$AN21];[.$AR21];[.$AV21];[.$AZ21])" table:style-name="ce1">
            <text:p>35655</text:p>
          </table:table-cell>
          <table:table-cell office:value-type="float" office:value="430" table:formula="of:=MAX([.$E21];[.$I21];[.$M21];[.$Q21];[.$U21];[.$Y21];[.$AC21];[.$AG21];[.$AK21];[.$AO21];[.$AS21];[.$AW21];[.$BA21])" table:style-name="ce1">
            <text:p>43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random/random_s20_a25_c90_h31.lp</text:p>
          </table:table-cell>
          <table:table-cell office:value-type="float" office:value="0.37" table:style-name="ce2">
            <text:p>0,37</text:p>
          </table:table-cell>
          <table:table-cell office:value-type="float" office:value="12.08" table:style-name="ce1">
            <text:p>12,08</text:p>
          </table:table-cell>
          <table:table-cell office:value-type="float" office:value="18589" table:style-name="ce1">
            <text:p>18589</text:p>
          </table:table-cell>
          <table:table-cell office:value-type="float" office:value="41" table:style-name="ce2">
            <text:p>41</text:p>
          </table:table-cell>
          <table:table-cell office:value-type="float" office:value="1.05" table:style-name="ce1">
            <text:p>1,05</text:p>
          </table:table-cell>
          <table:table-cell office:value-type="float" office:value="12.15" table:style-name="ce1">
            <text:p>12,15</text:p>
          </table:table-cell>
          <table:table-cell office:value-type="float" office:value="6167" table:style-name="ce2">
            <text:p>6167</text:p>
          </table:table-cell>
          <table:table-cell office:value-type="float" office:value="92" table:style-name="ce1">
            <text:p>92</text:p>
          </table:table-cell>
          <table:table-cell office:value-type="float" office:value="0.37" table:style-name="ce2">
            <text:p>0,37</text:p>
          </table:table-cell>
          <table:table-cell office:value-type="float" office:value="11.19" table:style-name="ce2">
            <text:p>11,19</text:p>
          </table:table-cell>
          <table:table-cell office:value-type="float" office:value="18589" table:style-name="ce1">
            <text:p>18589</text:p>
          </table:table-cell>
          <table:table-cell office:value-type="float" office:value="41" table:style-name="ce2">
            <text:p>41</text:p>
          </table:table-cell>
          <table:table-cell office:value-type="float" office:value="2.44" table:style-name="ce1">
            <text:p>2,44</text:p>
          </table:table-cell>
          <table:table-cell office:value-type="float" office:value="14.9" table:style-name="ce1">
            <text:p>14,9</text:p>
          </table:table-cell>
          <table:table-cell office:value-type="float" office:value="28981" table:style-name="ce3">
            <text:p>28981</text:p>
          </table:table-cell>
          <table:table-cell office:value-type="float" office:value="181" table:style-name="ce1">
            <text:p>181</text:p>
          </table:table-cell>
          <table:table-cell office:value-type="float" office:value="3.44" table:style-name="ce1">
            <text:p>3,44</text:p>
          </table:table-cell>
          <table:table-cell office:value-type="float" office:value="16.21" table:style-name="ce1">
            <text:p>16,21</text:p>
          </table:table-cell>
          <table:table-cell office:value-type="float" office:value="17341" table:style-name="ce1">
            <text:p>17341</text:p>
          </table:table-cell>
          <table:table-cell office:value-type="float" office:value="462" table:style-name="ce3">
            <text:p>462</text:p>
          </table:table-cell>
          <table:table-cell office:value-type="float" office:value="2.42" table:style-name="ce1">
            <text:p>2,42</text:p>
          </table:table-cell>
          <table:table-cell office:value-type="float" office:value="14.78" table:style-name="ce1">
            <text:p>14,78</text:p>
          </table:table-cell>
          <table:table-cell office:value-type="float" office:value="28981" table:style-name="ce3">
            <text:p>28981</text:p>
          </table:table-cell>
          <table:table-cell office:value-type="float" office:value="181" table:style-name="ce1">
            <text:p>181</text:p>
          </table:table-cell>
          <table:table-cell office:value-type="float" office:value="2.16" table:style-name="ce1">
            <text:p>2,16</text:p>
          </table:table-cell>
          <table:table-cell office:value-type="float" office:value="14.72" table:style-name="ce1">
            <text:p>14,72</text:p>
          </table:table-cell>
          <table:table-cell office:value-type="float" office:value="15683" table:style-name="ce1">
            <text:p>15683</text:p>
          </table:table-cell>
          <table:table-cell office:value-type="float" office:value="185" table:style-name="ce1">
            <text:p>185</text:p>
          </table:table-cell>
          <table:table-cell office:value-type="float" office:value="1.98" table:style-name="ce1">
            <text:p>1,98</text:p>
          </table:table-cell>
          <table:table-cell office:value-type="float" office:value="13.7" table:style-name="ce1">
            <text:p>13,7</text:p>
          </table:table-cell>
          <table:table-cell office:value-type="float" office:value="12061" table:style-name="ce1">
            <text:p>12061</text:p>
          </table:table-cell>
          <table:table-cell office:value-type="float" office:value="265" table:style-name="ce1">
            <text:p>265</text:p>
          </table:table-cell>
          <table:table-cell office:value-type="float" office:value="1.93" table:style-name="ce1">
            <text:p>1,93</text:p>
          </table:table-cell>
          <table:table-cell office:value-type="float" office:value="13.32" table:style-name="ce1">
            <text:p>13,32</text:p>
          </table:table-cell>
          <table:table-cell office:value-type="float" office:value="15683" table:style-name="ce1">
            <text:p>15683</text:p>
          </table:table-cell>
          <table:table-cell office:value-type="float" office:value="185" table:style-name="ce1">
            <text:p>185</text:p>
          </table:table-cell>
          <table:table-cell office:value-type="float" office:value="4.07" table:style-name="ce1">
            <text:p>4,07</text:p>
          </table:table-cell>
          <table:table-cell office:value-type="float" office:value="72.430000000000007" table:style-name="ce1">
            <text:p>72,43</text:p>
          </table:table-cell>
          <table:table-cell office:value-type="float" office:value="28965" table:style-name="ce1">
            <text:p>28965</text:p>
          </table:table-cell>
          <table:table-cell office:value-type="float" office:value="154" table:style-name="ce1">
            <text:p>154</text:p>
          </table:table-cell>
          <table:table-cell office:value-type="float" office:value="6.13" table:style-name="ce3">
            <text:p>6,13</text:p>
          </table:table-cell>
          <table:table-cell office:value-type="float" office:value="76.37" table:style-name="ce3">
            <text:p>76,37</text:p>
          </table:table-cell>
          <table:table-cell office:value-type="float" office:value="17758" table:style-name="ce1">
            <text:p>17758</text:p>
          </table:table-cell>
          <table:table-cell office:value-type="float" office:value="459" table:style-name="ce1">
            <text:p>459</text:p>
          </table:table-cell>
          <table:table-cell office:value-type="float" office:value="4.08" table:style-name="ce1">
            <text:p>4,08</text:p>
          </table:table-cell>
          <table:table-cell office:value-type="float" office:value="74.239999999999995" table:style-name="ce1">
            <text:p>74,24</text:p>
          </table:table-cell>
          <table:table-cell office:value-type="float" office:value="28965" table:style-name="ce1">
            <text:p>28965</text:p>
          </table:table-cell>
          <table:table-cell office:value-type="float" office:value="154" table:style-name="ce1">
            <text:p>154</text:p>
          </table:table-cell>
          <table:table-cell office:value-type="float" office:value="1.92" table:style-name="ce1">
            <text:p>1,92</text:p>
          </table:table-cell>
          <table:table-cell office:value-type="float" office:value="14.1" table:style-name="ce1">
            <text:p>14,1</text:p>
          </table:table-cell>
          <table:table-cell office:value-type="float" office:value="20777" table:style-name="ce1">
            <text:p>20777</text:p>
          </table:table-cell>
          <table:table-cell office:value-type="float" office:value="165" table:style-name="ce1">
            <text:p>165</text:p>
          </table:table-cell>
          <table:table-cell office:value-type="float" office:value="0.37" table:formula="of:=MIN([.$B22];[.$F22];[.$J22];[.$N22];[.$R22];[.$V22];[.$Z22];[.$AD22];[.$AH22];[.$AL22];[.$AP22];[.$AT22];[.$AX22])" table:style-name="ce1">
            <text:p>0,37</text:p>
          </table:table-cell>
          <table:table-cell office:value-type="float" office:value="11.19" table:formula="of:=MIN([.$C22];[.$G22];[.$K22];[.$O22];[.$S22];[.$W22];[.$AA22];[.$AE22];[.$AI22];[.$AM22];[.$AQ22];[.$AU22];[.$AY22])" table:style-name="ce1">
            <text:p>11,19</text:p>
          </table:table-cell>
          <table:table-cell office:value-type="float" office:value="6167" table:formula="of:=MIN([.$D22];[.$H22];[.$L22];[.$P22];[.$T22];[.$X22];[.$AB22];[.$AF22];[.$AJ22];[.$AN22];[.$AR22];[.$AV22];[.$AZ22])" table:style-name="ce1">
            <text:p>6167</text:p>
          </table:table-cell>
          <table:table-cell office:value-type="float" office:value="41" table:formula="of:=MIN([.$E22];[.$I22];[.$M22];[.$Q22];[.$U22];[.$Y22];[.$AC22];[.$AG22];[.$AK22];[.$AO22];[.$AS22];[.$AW22];[.$BA22])" table:style-name="ce1">
            <text:p>41</text:p>
          </table:table-cell>
          <table:table-cell office:value-type="float" office:value="2.16" table:formula="of:=MEDIAN([.$B22];[.$F22];[.$J22];[.$N22];[.$R22];[.$V22];[.$Z22];[.$AD22];[.$AH22];[.$AL22];[.$AP22];[.$AT22];[.$AX22])" table:style-name="ce1">
            <text:p>2,16</text:p>
          </table:table-cell>
          <table:table-cell office:value-type="float" office:value="14.72" table:formula="of:=MEDIAN([.$C22];[.$G22];[.$K22];[.$O22];[.$S22];[.$W22];[.$AA22];[.$AE22];[.$AI22];[.$AM22];[.$AQ22];[.$AU22];[.$AY22])" table:style-name="ce1">
            <text:p>14,72</text:p>
          </table:table-cell>
          <table:table-cell office:value-type="float" office:value="18589" table:formula="of:=MEDIAN([.$D22];[.$H22];[.$L22];[.$P22];[.$T22];[.$X22];[.$AB22];[.$AF22];[.$AJ22];[.$AN22];[.$AR22];[.$AV22];[.$AZ22])" table:style-name="ce1">
            <text:p>18589</text:p>
          </table:table-cell>
          <table:table-cell office:value-type="float" office:value="181" table:formula="of:=MEDIAN([.$E22];[.$I22];[.$M22];[.$Q22];[.$U22];[.$Y22];[.$AC22];[.$AG22];[.$AK22];[.$AO22];[.$AS22];[.$AW22];[.$BA22])" table:style-name="ce1">
            <text:p>181</text:p>
          </table:table-cell>
          <table:table-cell office:value-type="float" office:value="6.13" table:formula="of:=MAX([.$B22];[.$F22];[.$J22];[.$N22];[.$R22];[.$V22];[.$Z22];[.$AD22];[.$AH22];[.$AL22];[.$AP22];[.$AT22];[.$AX22])" table:style-name="ce1">
            <text:p>6,13</text:p>
          </table:table-cell>
          <table:table-cell office:value-type="float" office:value="76.37" table:formula="of:=MAX([.$C22];[.$G22];[.$K22];[.$O22];[.$S22];[.$W22];[.$AA22];[.$AE22];[.$AI22];[.$AM22];[.$AQ22];[.$AU22];[.$AY22])" table:style-name="ce1">
            <text:p>76,37</text:p>
          </table:table-cell>
          <table:table-cell office:value-type="float" office:value="28981" table:formula="of:=MAX([.$D22];[.$H22];[.$L22];[.$P22];[.$T22];[.$X22];[.$AB22];[.$AF22];[.$AJ22];[.$AN22];[.$AR22];[.$AV22];[.$AZ22])" table:style-name="ce1">
            <text:p>28981</text:p>
          </table:table-cell>
          <table:table-cell office:value-type="float" office:value="462" table:formula="of:=MAX([.$E22];[.$I22];[.$M22];[.$Q22];[.$U22];[.$Y22];[.$AC22];[.$AG22];[.$AK22];[.$AO22];[.$AS22];[.$AW22];[.$BA22])" table:style-name="ce1">
            <text:p>46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room/room_s11_a20_w3_h19.lp</text:p>
          </table:table-cell>
          <table:table-cell office:value-type="float" office:value="7.0000000000000007E-2" table:style-name="ce2">
            <text:p>0,07</text:p>
          </table:table-cell>
          <table:table-cell office:value-type="float" office:value="1.5" table:style-name="ce1">
            <text:p>1,5</text:p>
          </table:table-cell>
          <table:table-cell office:value-type="float" office:value="2952" table:style-name="ce1">
            <text:p>2952</text:p>
          </table:table-cell>
          <table:table-cell office:value-type="float" office:value="58" table:style-name="ce2">
            <text:p>58</text:p>
          </table:table-cell>
          <table:table-cell office:value-type="float" office:value="0.08" table:style-name="ce1">
            <text:p>0,08</text:p>
          </table:table-cell>
          <table:table-cell office:value-type="float" office:value="1.36" table:style-name="ce2">
            <text:p>1,36</text:p>
          </table:table-cell>
          <table:table-cell office:value-type="float" office:value="1122" table:style-name="ce2">
            <text:p>1122</text:p>
          </table:table-cell>
          <table:table-cell office:value-type="float" office:value="62" table:style-name="ce1">
            <text:p>62</text:p>
          </table:table-cell>
          <table:table-cell office:value-type="float" office:value="7.0000000000000007E-2" table:style-name="ce2">
            <text:p>0,07</text:p>
          </table:table-cell>
          <table:table-cell office:value-type="float" office:value="1.52" table:style-name="ce1">
            <text:p>1,52</text:p>
          </table:table-cell>
          <table:table-cell office:value-type="float" office:value="2952" table:style-name="ce1">
            <text:p>2952</text:p>
          </table:table-cell>
          <table:table-cell office:value-type="float" office:value="58" table:style-name="ce2">
            <text:p>58</text:p>
          </table:table-cell>
          <table:table-cell office:value-type="float" office:value="3.39" table:style-name="ce1">
            <text:p>3,39</text:p>
          </table:table-cell>
          <table:table-cell office:value-type="float" office:value="4.78" table:style-name="ce1">
            <text:p>4,78</text:p>
          </table:table-cell>
          <table:table-cell office:value-type="float" office:value="163864" table:style-name="ce3">
            <text:p>163864</text:p>
          </table:table-cell>
          <table:table-cell office:value-type="float" office:value="4071" table:style-name="ce1">
            <text:p>4071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.62" table:style-name="ce1">
            <text:p>1,62</text:p>
          </table:table-cell>
          <table:table-cell office:value-type="float" office:value="2078" table:style-name="ce1">
            <text:p>2078</text:p>
          </table:table-cell>
          <table:table-cell office:value-type="float" office:value="173" table:style-name="ce1">
            <text:p>173</text:p>
          </table:table-cell>
          <table:table-cell office:value-type="float" office:value="3.47" table:style-name="ce3">
            <text:p>3,47</text:p>
          </table:table-cell>
          <table:table-cell office:value-type="float" office:value="4.95" table:style-name="ce1">
            <text:p>4,95</text:p>
          </table:table-cell>
          <table:table-cell office:value-type="float" office:value="163864" table:style-name="ce3">
            <text:p>163864</text:p>
          </table:table-cell>
          <table:table-cell office:value-type="float" office:value="4071" table:style-name="ce1">
            <text:p>4071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.51" table:style-name="ce1">
            <text:p>1,51</text:p>
          </table:table-cell>
          <table:table-cell office:value-type="float" office:value="3917" table:style-name="ce1">
            <text:p>3917</text:p>
          </table:table-cell>
          <table:table-cell office:value-type="float" office:value="189" table:style-name="ce1">
            <text:p>189</text:p>
          </table:table-cell>
          <table:table-cell office:value-type="float" office:value="0.11" table:style-name="ce1">
            <text:p>0,11</text:p>
          </table:table-cell>
          <table:table-cell office:value-type="float" office:value="1.37" table:style-name="ce1">
            <text:p>1,37</text:p>
          </table:table-cell>
          <table:table-cell office:value-type="float" office:value="1508" table:style-name="ce1">
            <text:p>1508</text:p>
          </table:table-cell>
          <table:table-cell office:value-type="float" office:value="129" table:style-name="ce1">
            <text:p>129</text:p>
          </table:table-cell>
          <table:table-cell office:value-type="float" office:value="0.15" table:style-name="ce1">
            <text:p>0,15</text:p>
          </table:table-cell>
          <table:table-cell office:value-type="float" office:value="1.57" table:style-name="ce1">
            <text:p>1,57</text:p>
          </table:table-cell>
          <table:table-cell office:value-type="float" office:value="3917" table:style-name="ce1">
            <text:p>3917</text:p>
          </table:table-cell>
          <table:table-cell office:value-type="float" office:value="189" table:style-name="ce1">
            <text:p>189</text:p>
          </table:table-cell>
          <table:table-cell office:value-type="float" office:value="0.89" table:style-name="ce1">
            <text:p>0,89</text:p>
          </table:table-cell>
          <table:table-cell office:value-type="float" office:value="5.55" table:style-name="ce3">
            <text:p>5,55</text:p>
          </table:table-cell>
          <table:table-cell office:value-type="float" office:value="22860" table:style-name="ce1">
            <text:p>22860</text:p>
          </table:table-cell>
          <table:table-cell office:value-type="float" office:value="513" table:style-name="ce1">
            <text:p>513</text:p>
          </table:table-cell>
          <table:table-cell office:value-type="float" office:value="0.21" table:style-name="ce1">
            <text:p>0,21</text:p>
          </table:table-cell>
          <table:table-cell office:value-type="float" office:value="4.1900000000000004" table:style-name="ce1">
            <text:p>4,19</text:p>
          </table:table-cell>
          <table:table-cell office:value-type="float" office:value="1785" table:style-name="ce1">
            <text:p>1785</text:p>
          </table:table-cell>
          <table:table-cell office:value-type="float" office:value="108" table:style-name="ce1">
            <text:p>108</text:p>
          </table:table-cell>
          <table:table-cell office:value-type="float" office:value="0.91" table:style-name="ce1">
            <text:p>0,91</text:p>
          </table:table-cell>
          <table:table-cell office:value-type="float" office:value="5.47" table:style-name="ce1">
            <text:p>5,47</text:p>
          </table:table-cell>
          <table:table-cell office:value-type="float" office:value="22860" table:style-name="ce1">
            <text:p>22860</text:p>
          </table:table-cell>
          <table:table-cell office:value-type="float" office:value="513" table:style-name="ce1">
            <text:p>513</text:p>
          </table:table-cell>
          <table:table-cell office:value-type="float" office:value="3.28" table:style-name="ce1">
            <text:p>3,28</text:p>
          </table:table-cell>
          <table:table-cell office:value-type="float" office:value="4.74" table:style-name="ce1">
            <text:p>4,74</text:p>
          </table:table-cell>
          <table:table-cell office:value-type="float" office:value="161466" table:style-name="ce1">
            <text:p>161466</text:p>
          </table:table-cell>
          <table:table-cell office:value-type="float" office:value="4141" table:style-name="ce3">
            <text:p>4141</text:p>
          </table:table-cell>
          <table:table-cell office:value-type="float" office:value="7.0000000000000007E-2" table:formula="of:=MIN([.$B23];[.$F23];[.$J23];[.$N23];[.$R23];[.$V23];[.$Z23];[.$AD23];[.$AH23];[.$AL23];[.$AP23];[.$AT23];[.$AX23])" table:style-name="ce1">
            <text:p>0,07</text:p>
          </table:table-cell>
          <table:table-cell office:value-type="float" office:value="1.36" table:formula="of:=MIN([.$C23];[.$G23];[.$K23];[.$O23];[.$S23];[.$W23];[.$AA23];[.$AE23];[.$AI23];[.$AM23];[.$AQ23];[.$AU23];[.$AY23])" table:style-name="ce1">
            <text:p>1,36</text:p>
          </table:table-cell>
          <table:table-cell office:value-type="float" office:value="1122" table:formula="of:=MIN([.$D23];[.$H23];[.$L23];[.$P23];[.$T23];[.$X23];[.$AB23];[.$AF23];[.$AJ23];[.$AN23];[.$AR23];[.$AV23];[.$AZ23])" table:style-name="ce1">
            <text:p>1122</text:p>
          </table:table-cell>
          <table:table-cell office:value-type="float" office:value="58" table:formula="of:=MIN([.$E23];[.$I23];[.$M23];[.$Q23];[.$U23];[.$Y23];[.$AC23];[.$AG23];[.$AK23];[.$AO23];[.$AS23];[.$AW23];[.$BA23])" table:style-name="ce1">
            <text:p>58</text:p>
          </table:table-cell>
          <table:table-cell office:value-type="float" office:value="0.15" table:formula="of:=MEDIAN([.$B23];[.$F23];[.$J23];[.$N23];[.$R23];[.$V23];[.$Z23];[.$AD23];[.$AH23];[.$AL23];[.$AP23];[.$AT23];[.$AX23])" table:style-name="ce1">
            <text:p>0,15</text:p>
          </table:table-cell>
          <table:table-cell office:value-type="float" office:value="1.62" table:formula="of:=MEDIAN([.$C23];[.$G23];[.$K23];[.$O23];[.$S23];[.$W23];[.$AA23];[.$AE23];[.$AI23];[.$AM23];[.$AQ23];[.$AU23];[.$AY23])" table:style-name="ce1">
            <text:p>1,62</text:p>
          </table:table-cell>
          <table:table-cell office:value-type="float" office:value="3917" table:formula="of:=MEDIAN([.$D23];[.$H23];[.$L23];[.$P23];[.$T23];[.$X23];[.$AB23];[.$AF23];[.$AJ23];[.$AN23];[.$AR23];[.$AV23];[.$AZ23])" table:style-name="ce1">
            <text:p>3917</text:p>
          </table:table-cell>
          <table:table-cell office:value-type="float" office:value="189" table:formula="of:=MEDIAN([.$E23];[.$I23];[.$M23];[.$Q23];[.$U23];[.$Y23];[.$AC23];[.$AG23];[.$AK23];[.$AO23];[.$AS23];[.$AW23];[.$BA23])" table:style-name="ce1">
            <text:p>189</text:p>
          </table:table-cell>
          <table:table-cell office:value-type="float" office:value="3.47" table:formula="of:=MAX([.$B23];[.$F23];[.$J23];[.$N23];[.$R23];[.$V23];[.$Z23];[.$AD23];[.$AH23];[.$AL23];[.$AP23];[.$AT23];[.$AX23])" table:style-name="ce1">
            <text:p>3,47</text:p>
          </table:table-cell>
          <table:table-cell office:value-type="float" office:value="5.55" table:formula="of:=MAX([.$C23];[.$G23];[.$K23];[.$O23];[.$S23];[.$W23];[.$AA23];[.$AE23];[.$AI23];[.$AM23];[.$AQ23];[.$AU23];[.$AY23])" table:style-name="ce1">
            <text:p>5,55</text:p>
          </table:table-cell>
          <table:table-cell office:value-type="float" office:value="163864" table:formula="of:=MAX([.$D23];[.$H23];[.$L23];[.$P23];[.$T23];[.$X23];[.$AB23];[.$AF23];[.$AJ23];[.$AN23];[.$AR23];[.$AV23];[.$AZ23])" table:style-name="ce1">
            <text:p>163864</text:p>
          </table:table-cell>
          <table:table-cell office:value-type="float" office:value="4141" table:formula="of:=MAX([.$E23];[.$I23];[.$M23];[.$Q23];[.$U23];[.$Y23];[.$AC23];[.$AG23];[.$AK23];[.$AO23];[.$AS23];[.$AW23];[.$BA23])" table:style-name="ce1">
            <text:p>4141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room/room_s11_a25_w3_h16.lp</text:p>
          </table:table-cell>
          <table:table-cell office:value-type="float" office:value="83.29" table:style-name="ce1">
            <text:p>83,29</text:p>
          </table:table-cell>
          <table:table-cell office:value-type="float" office:value="84.76" table:style-name="ce1">
            <text:p>84,76</text:p>
          </table:table-cell>
          <table:table-cell office:value-type="float" office:value="1511632" table:style-name="ce3">
            <text:p>1511632</text:p>
          </table:table-cell>
          <table:table-cell office:value-type="float" office:value="163012" table:style-name="ce1">
            <text:p>163012</text:p>
          </table:table-cell>
          <table:table-cell office:value-type="float" office:value="1.65" table:style-name="ce1">
            <text:p>1,65</text:p>
          </table:table-cell>
          <table:table-cell office:value-type="float" office:value="2.88" table:style-name="ce1">
            <text:p>2,88</text:p>
          </table:table-cell>
          <table:table-cell office:value-type="float" office:value="12036" table:style-name="ce1">
            <text:p>12036</text:p>
          </table:table-cell>
          <table:table-cell office:value-type="float" office:value="5453" table:style-name="ce1">
            <text:p>5453</text:p>
          </table:table-cell>
          <table:table-cell office:value-type="float" office:value="71.14" table:style-name="ce1">
            <text:p>71,14</text:p>
          </table:table-cell>
          <table:table-cell office:value-type="float" office:value="72.48" table:style-name="ce1">
            <text:p>72,48</text:p>
          </table:table-cell>
          <table:table-cell office:value-type="float" office:value="1511632" table:style-name="ce3">
            <text:p>1511632</text:p>
          </table:table-cell>
          <table:table-cell office:value-type="float" office:value="163012" table:style-name="ce1">
            <text:p>163012</text:p>
          </table:table-cell>
          <table:table-cell office:value-type="float" office:value="92.61" table:style-name="ce3">
            <text:p>92,61</text:p>
          </table:table-cell>
          <table:table-cell office:value-type="float" office:value="94.13" table:style-name="ce3">
            <text:p>94,13</text:p>
          </table:table-cell>
          <table:table-cell office:value-type="float" office:value="1380714" table:style-name="ce1">
            <text:p>1380714</text:p>
          </table:table-cell>
          <table:table-cell office:value-type="float" office:value="180025" table:style-name="ce3">
            <text:p>180025</text:p>
          </table:table-cell>
          <table:table-cell office:value-type="float" office:value="0.91" table:style-name="ce2">
            <text:p>0,91</text:p>
          </table:table-cell>
          <table:table-cell office:value-type="float" office:value="2.33" table:style-name="ce2">
            <text:p>2,33</text:p>
          </table:table-cell>
          <table:table-cell office:value-type="float" office:value="5905" table:style-name="ce2">
            <text:p>5905</text:p>
          </table:table-cell>
          <table:table-cell office:value-type="float" office:value="2140" table:style-name="ce1">
            <text:p>2140</text:p>
          </table:table-cell>
          <table:table-cell office:value-type="float" office:value="83.41" table:style-name="ce1">
            <text:p>83,41</text:p>
          </table:table-cell>
          <table:table-cell office:value-type="float" office:value="84.96" table:style-name="ce1">
            <text:p>84,96</text:p>
          </table:table-cell>
          <table:table-cell office:value-type="float" office:value="1380714" table:style-name="ce1">
            <text:p>1380714</text:p>
          </table:table-cell>
          <table:table-cell office:value-type="float" office:value="180025" table:style-name="ce3">
            <text:p>180025</text:p>
          </table:table-cell>
          <table:table-cell office:value-type="float" office:value="1.01" table:style-name="ce1">
            <text:p>1,01</text:p>
          </table:table-cell>
          <table:table-cell office:value-type="float" office:value="2.5299999999999998" table:style-name="ce1">
            <text:p>2,53</text:p>
          </table:table-cell>
          <table:table-cell office:value-type="float" office:value="19194" table:style-name="ce1">
            <text:p>19194</text:p>
          </table:table-cell>
          <table:table-cell office:value-type="float" office:value="1798" table:style-name="ce2">
            <text:p>1798</text:p>
          </table:table-cell>
          <table:table-cell office:value-type="float" office:value="2.21" table:style-name="ce1">
            <text:p>2,21</text:p>
          </table:table-cell>
          <table:table-cell office:value-type="float" office:value="3.46" table:style-name="ce1">
            <text:p>3,46</text:p>
          </table:table-cell>
          <table:table-cell office:value-type="float" office:value="16348" table:style-name="ce1">
            <text:p>16348</text:p>
          </table:table-cell>
          <table:table-cell office:value-type="float" office:value="6728" table:style-name="ce1">
            <text:p>6728</text:p>
          </table:table-cell>
          <table:table-cell office:value-type="float" office:value="0.98" table:style-name="ce1">
            <text:p>0,98</text:p>
          </table:table-cell>
          <table:table-cell office:value-type="float" office:value="2.46" table:style-name="ce1">
            <text:p>2,46</text:p>
          </table:table-cell>
          <table:table-cell office:value-type="float" office:value="19194" table:style-name="ce1">
            <text:p>19194</text:p>
          </table:table-cell>
          <table:table-cell office:value-type="float" office:value="1798" table:style-name="ce2">
            <text:p>1798</text:p>
          </table:table-cell>
          <table:table-cell office:value-type="float" office:value="66.2" table:style-name="ce1">
            <text:p>66,2</text:p>
          </table:table-cell>
          <table:table-cell office:value-type="float" office:value="70.61" table:style-name="ce1">
            <text:p>70,61</text:p>
          </table:table-cell>
          <table:table-cell office:value-type="float" office:value="852672" table:style-name="ce1">
            <text:p>852672</text:p>
          </table:table-cell>
          <table:table-cell office:value-type="float" office:value="88118" table:style-name="ce1">
            <text:p>88118</text:p>
          </table:table-cell>
          <table:table-cell office:value-type="float" office:value="4.75" table:style-name="ce1">
            <text:p>4,75</text:p>
          </table:table-cell>
          <table:table-cell office:value-type="float" office:value="9.1199999999999992" table:style-name="ce1">
            <text:p>9,12</text:p>
          </table:table-cell>
          <table:table-cell office:value-type="float" office:value="17656" table:style-name="ce1">
            <text:p>17656</text:p>
          </table:table-cell>
          <table:table-cell office:value-type="float" office:value="7873" table:style-name="ce1">
            <text:p>7873</text:p>
          </table:table-cell>
          <table:table-cell office:value-type="float" office:value="66.73" table:style-name="ce1">
            <text:p>66,73</text:p>
          </table:table-cell>
          <table:table-cell office:value-type="float" office:value="71.16" table:style-name="ce1">
            <text:p>71,16</text:p>
          </table:table-cell>
          <table:table-cell office:value-type="float" office:value="852672" table:style-name="ce1">
            <text:p>852672</text:p>
          </table:table-cell>
          <table:table-cell office:value-type="float" office:value="88118" table:style-name="ce1">
            <text:p>88118</text:p>
          </table:table-cell>
          <table:table-cell office:value-type="float" office:value="2.5499999999999998" table:style-name="ce1">
            <text:p>2,55</text:p>
          </table:table-cell>
          <table:table-cell office:value-type="float" office:value="3.8" table:style-name="ce1">
            <text:p>3,8</text:p>
          </table:table-cell>
          <table:table-cell office:value-type="float" office:value="24891" table:style-name="ce1">
            <text:p>24891</text:p>
          </table:table-cell>
          <table:table-cell office:value-type="float" office:value="6881" table:style-name="ce1">
            <text:p>6881</text:p>
          </table:table-cell>
          <table:table-cell office:value-type="float" office:value="0.91" table:formula="of:=MIN([.$B24];[.$F24];[.$J24];[.$N24];[.$R24];[.$V24];[.$Z24];[.$AD24];[.$AH24];[.$AL24];[.$AP24];[.$AT24];[.$AX24])" table:style-name="ce1">
            <text:p>0,91</text:p>
          </table:table-cell>
          <table:table-cell office:value-type="float" office:value="2.33" table:formula="of:=MIN([.$C24];[.$G24];[.$K24];[.$O24];[.$S24];[.$W24];[.$AA24];[.$AE24];[.$AI24];[.$AM24];[.$AQ24];[.$AU24];[.$AY24])" table:style-name="ce1">
            <text:p>2,33</text:p>
          </table:table-cell>
          <table:table-cell office:value-type="float" office:value="5905" table:formula="of:=MIN([.$D24];[.$H24];[.$L24];[.$P24];[.$T24];[.$X24];[.$AB24];[.$AF24];[.$AJ24];[.$AN24];[.$AR24];[.$AV24];[.$AZ24])" table:style-name="ce1">
            <text:p>5905</text:p>
          </table:table-cell>
          <table:table-cell office:value-type="float" office:value="1798" table:formula="of:=MIN([.$E24];[.$I24];[.$M24];[.$Q24];[.$U24];[.$Y24];[.$AC24];[.$AG24];[.$AK24];[.$AO24];[.$AS24];[.$AW24];[.$BA24])" table:style-name="ce1">
            <text:p>1798</text:p>
          </table:table-cell>
          <table:table-cell office:value-type="float" office:value="4.75" table:formula="of:=MEDIAN([.$B24];[.$F24];[.$J24];[.$N24];[.$R24];[.$V24];[.$Z24];[.$AD24];[.$AH24];[.$AL24];[.$AP24];[.$AT24];[.$AX24])" table:style-name="ce1">
            <text:p>4,75</text:p>
          </table:table-cell>
          <table:table-cell office:value-type="float" office:value="9.1199999999999992" table:formula="of:=MEDIAN([.$C24];[.$G24];[.$K24];[.$O24];[.$S24];[.$W24];[.$AA24];[.$AE24];[.$AI24];[.$AM24];[.$AQ24];[.$AU24];[.$AY24])" table:style-name="ce1">
            <text:p>9,12</text:p>
          </table:table-cell>
          <table:table-cell office:value-type="float" office:value="24891" table:formula="of:=MEDIAN([.$D24];[.$H24];[.$L24];[.$P24];[.$T24];[.$X24];[.$AB24];[.$AF24];[.$AJ24];[.$AN24];[.$AR24];[.$AV24];[.$AZ24])" table:style-name="ce1">
            <text:p>24891</text:p>
          </table:table-cell>
          <table:table-cell office:value-type="float" office:value="7873" table:formula="of:=MEDIAN([.$E24];[.$I24];[.$M24];[.$Q24];[.$U24];[.$Y24];[.$AC24];[.$AG24];[.$AK24];[.$AO24];[.$AS24];[.$AW24];[.$BA24])" table:style-name="ce1">
            <text:p>7873</text:p>
          </table:table-cell>
          <table:table-cell office:value-type="float" office:value="92.61" table:formula="of:=MAX([.$B24];[.$F24];[.$J24];[.$N24];[.$R24];[.$V24];[.$Z24];[.$AD24];[.$AH24];[.$AL24];[.$AP24];[.$AT24];[.$AX24])" table:style-name="ce1">
            <text:p>92,61</text:p>
          </table:table-cell>
          <table:table-cell office:value-type="float" office:value="94.13" table:formula="of:=MAX([.$C24];[.$G24];[.$K24];[.$O24];[.$S24];[.$W24];[.$AA24];[.$AE24];[.$AI24];[.$AM24];[.$AQ24];[.$AU24];[.$AY24])" table:style-name="ce1">
            <text:p>94,13</text:p>
          </table:table-cell>
          <table:table-cell office:value-type="float" office:value="1511632" table:formula="of:=MAX([.$D24];[.$H24];[.$L24];[.$P24];[.$T24];[.$X24];[.$AB24];[.$AF24];[.$AJ24];[.$AN24];[.$AR24];[.$AV24];[.$AZ24])" table:style-name="ce1">
            <text:p>1511632</text:p>
          </table:table-cell>
          <table:table-cell office:value-type="float" office:value="180025" table:formula="of:=MAX([.$E24];[.$I24];[.$M24];[.$Q24];[.$U24];[.$Y24];[.$AC24];[.$AG24];[.$AK24];[.$AO24];[.$AS24];[.$AW24];[.$BA24])" table:style-name="ce1">
            <text:p>18002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room/room_s14_a20_w2_h25.lp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2.33" table:style-name="ce2">
            <text:p>2,33</text:p>
          </table:table-cell>
          <table:table-cell office:value-type="float" office:value="3323" table:style-name="ce1">
            <text:p>3323</text:p>
          </table:table-cell>
          <table:table-cell office:value-type="float" office:value="43" table:style-name="ce2">
            <text:p>43</text:p>
          </table:table-cell>
          <table:table-cell office:value-type="float" office:value="0.21" table:style-name="ce1">
            <text:p>0,21</text:p>
          </table:table-cell>
          <table:table-cell office:value-type="float" office:value="2.58" table:style-name="ce1">
            <text:p>2,58</text:p>
          </table:table-cell>
          <table:table-cell office:value-type="float" office:value="1400" table:style-name="ce1">
            <text:p>1400</text:p>
          </table:table-cell>
          <table:table-cell office:value-type="float" office:value="89" table:style-name="ce1">
            <text:p>89</text:p>
          </table:table-cell>
          <table:table-cell office:value-type="float" office:value="0.16" table:style-name="ce1">
            <text:p>0,16</text:p>
          </table:table-cell>
          <table:table-cell office:value-type="float" office:value="2.44" table:style-name="ce1">
            <text:p>2,44</text:p>
          </table:table-cell>
          <table:table-cell office:value-type="float" office:value="3323" table:style-name="ce1">
            <text:p>3323</text:p>
          </table:table-cell>
          <table:table-cell office:value-type="float" office:value="43" table:style-name="ce2">
            <text:p>43</text:p>
          </table:table-cell>
          <table:table-cell office:value-type="float" office:value="3.14" table:style-name="ce1">
            <text:p>3,14</text:p>
          </table:table-cell>
          <table:table-cell office:value-type="float" office:value="5.54" table:style-name="ce1">
            <text:p>5,54</text:p>
          </table:table-cell>
          <table:table-cell office:value-type="float" office:value="101948" table:style-name="ce1">
            <text:p>101948</text:p>
          </table:table-cell>
          <table:table-cell office:value-type="float" office:value="1919" table:style-name="ce3">
            <text:p>1919</text:p>
          </table:table-cell>
          <table:table-cell office:value-type="float" office:value="0.43" table:style-name="ce1">
            <text:p>0,43</text:p>
          </table:table-cell>
          <table:table-cell office:value-type="float" office:value="2.87" table:style-name="ce1">
            <text:p>2,87</text:p>
          </table:table-cell>
          <table:table-cell office:value-type="float" office:value="3715" table:style-name="ce1">
            <text:p>3715</text:p>
          </table:table-cell>
          <table:table-cell office:value-type="float" office:value="256" table:style-name="ce1">
            <text:p>256</text:p>
          </table:table-cell>
          <table:table-cell office:value-type="float" office:value="3.16" table:style-name="ce3">
            <text:p>3,16</text:p>
          </table:table-cell>
          <table:table-cell office:value-type="float" office:value="5.56" table:style-name="ce1">
            <text:p>5,56</text:p>
          </table:table-cell>
          <table:table-cell office:value-type="float" office:value="101948" table:style-name="ce1">
            <text:p>101948</text:p>
          </table:table-cell>
          <table:table-cell office:value-type="float" office:value="1919" table:style-name="ce3">
            <text:p>1919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2.67" table:style-name="ce1">
            <text:p>2,67</text:p>
          </table:table-cell>
          <table:table-cell office:value-type="float" office:value="4541" table:style-name="ce1">
            <text:p>4541</text:p>
          </table:table-cell>
          <table:table-cell office:value-type="float" office:value="171" table:style-name="ce1">
            <text:p>171</text:p>
          </table:table-cell>
          <table:table-cell office:value-type="float" office:value="0.12" table:style-name="ce2">
            <text:p>0,12</text:p>
          </table:table-cell>
          <table:table-cell office:value-type="float" office:value="2.5099999999999998" table:style-name="ce1">
            <text:p>2,51</text:p>
          </table:table-cell>
          <table:table-cell office:value-type="float" office:value="1004" table:style-name="ce2">
            <text:p>1004</text:p>
          </table:table-cell>
          <table:table-cell office:value-type="float" office:value="93" table:style-name="ce1">
            <text:p>93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2.48" table:style-name="ce1">
            <text:p>2,48</text:p>
          </table:table-cell>
          <table:table-cell office:value-type="float" office:value="4541" table:style-name="ce1">
            <text:p>4541</text:p>
          </table:table-cell>
          <table:table-cell office:value-type="float" office:value="171" table:style-name="ce1">
            <text:p>171</text:p>
          </table:table-cell>
          <table:table-cell office:value-type="float" office:value="0.32" table:style-name="ce1">
            <text:p>0,32</text:p>
          </table:table-cell>
          <table:table-cell office:value-type="float" office:value="8.43" table:style-name="ce1">
            <text:p>8,43</text:p>
          </table:table-cell>
          <table:table-cell office:value-type="float" office:value="7317" table:style-name="ce1">
            <text:p>7317</text:p>
          </table:table-cell>
          <table:table-cell office:value-type="float" office:value="80" table:style-name="ce1">
            <text:p>80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9.25" table:style-name="ce1">
            <text:p>9,25</text:p>
          </table:table-cell>
          <table:table-cell office:value-type="float" office:value="1786" table:style-name="ce1">
            <text:p>1786</text:p>
          </table:table-cell>
          <table:table-cell office:value-type="float" office:value="109" table:style-name="ce1">
            <text:p>109</text:p>
          </table:table-cell>
          <table:table-cell office:value-type="float" office:value="0.38" table:style-name="ce1">
            <text:p>0,38</text:p>
          </table:table-cell>
          <table:table-cell office:value-type="float" office:value="9.3699999999999992" table:style-name="ce3">
            <text:p>9,37</text:p>
          </table:table-cell>
          <table:table-cell office:value-type="float" office:value="7317" table:style-name="ce1">
            <text:p>7317</text:p>
          </table:table-cell>
          <table:table-cell office:value-type="float" office:value="80" table:style-name="ce1">
            <text:p>80</text:p>
          </table:table-cell>
          <table:table-cell office:value-type="float" office:value="3.16" table:style-name="ce3">
            <text:p>3,16</text:p>
          </table:table-cell>
          <table:table-cell office:value-type="float" office:value="5.55" table:style-name="ce1">
            <text:p>5,55</text:p>
          </table:table-cell>
          <table:table-cell office:value-type="float" office:value="112912" table:style-name="ce3">
            <text:p>112912</text:p>
          </table:table-cell>
          <table:table-cell office:value-type="float" office:value="1806" table:style-name="ce1">
            <text:p>1806</text:p>
          </table:table-cell>
          <table:table-cell office:value-type="float" office:value="0.12" table:formula="of:=MIN([.$B25];[.$F25];[.$J25];[.$N25];[.$R25];[.$V25];[.$Z25];[.$AD25];[.$AH25];[.$AL25];[.$AP25];[.$AT25];[.$AX25])" table:style-name="ce1">
            <text:p>0,12</text:p>
          </table:table-cell>
          <table:table-cell office:value-type="float" office:value="2.33" table:formula="of:=MIN([.$C25];[.$G25];[.$K25];[.$O25];[.$S25];[.$W25];[.$AA25];[.$AE25];[.$AI25];[.$AM25];[.$AQ25];[.$AU25];[.$AY25])" table:style-name="ce1">
            <text:p>2,33</text:p>
          </table:table-cell>
          <table:table-cell office:value-type="float" office:value="1004" table:formula="of:=MIN([.$D25];[.$H25];[.$L25];[.$P25];[.$T25];[.$X25];[.$AB25];[.$AF25];[.$AJ25];[.$AN25];[.$AR25];[.$AV25];[.$AZ25])" table:style-name="ce1">
            <text:p>1004</text:p>
          </table:table-cell>
          <table:table-cell office:value-type="float" office:value="43" table:formula="of:=MIN([.$E25];[.$I25];[.$M25];[.$Q25];[.$U25];[.$Y25];[.$AC25];[.$AG25];[.$AK25];[.$AO25];[.$AS25];[.$AW25];[.$BA25])" table:style-name="ce1">
            <text:p>43</text:p>
          </table:table-cell>
          <table:table-cell office:value-type="float" office:value="0.28999999999999998" table:formula="of:=MEDIAN([.$B25];[.$F25];[.$J25];[.$N25];[.$R25];[.$V25];[.$Z25];[.$AD25];[.$AH25];[.$AL25];[.$AP25];[.$AT25];[.$AX25])" table:style-name="ce1">
            <text:p>0,29</text:p>
          </table:table-cell>
          <table:table-cell office:value-type="float" office:value="2.87" table:formula="of:=MEDIAN([.$C25];[.$G25];[.$K25];[.$O25];[.$S25];[.$W25];[.$AA25];[.$AE25];[.$AI25];[.$AM25];[.$AQ25];[.$AU25];[.$AY25])" table:style-name="ce1">
            <text:p>2,87</text:p>
          </table:table-cell>
          <table:table-cell office:value-type="float" office:value="4541" table:formula="of:=MEDIAN([.$D25];[.$H25];[.$L25];[.$P25];[.$T25];[.$X25];[.$AB25];[.$AF25];[.$AJ25];[.$AN25];[.$AR25];[.$AV25];[.$AZ25])" table:style-name="ce1">
            <text:p>4541</text:p>
          </table:table-cell>
          <table:table-cell office:value-type="float" office:value="109" table:formula="of:=MEDIAN([.$E25];[.$I25];[.$M25];[.$Q25];[.$U25];[.$Y25];[.$AC25];[.$AG25];[.$AK25];[.$AO25];[.$AS25];[.$AW25];[.$BA25])" table:style-name="ce1">
            <text:p>109</text:p>
          </table:table-cell>
          <table:table-cell office:value-type="float" office:value="3.16" table:formula="of:=MAX([.$B25];[.$F25];[.$J25];[.$N25];[.$R25];[.$V25];[.$Z25];[.$AD25];[.$AH25];[.$AL25];[.$AP25];[.$AT25];[.$AX25])" table:style-name="ce1">
            <text:p>3,16</text:p>
          </table:table-cell>
          <table:table-cell office:value-type="float" office:value="9.3699999999999992" table:formula="of:=MAX([.$C25];[.$G25];[.$K25];[.$O25];[.$S25];[.$W25];[.$AA25];[.$AE25];[.$AI25];[.$AM25];[.$AQ25];[.$AU25];[.$AY25])" table:style-name="ce1">
            <text:p>9,37</text:p>
          </table:table-cell>
          <table:table-cell office:value-type="float" office:value="112912" table:formula="of:=MAX([.$D25];[.$H25];[.$L25];[.$P25];[.$T25];[.$X25];[.$AB25];[.$AF25];[.$AJ25];[.$AN25];[.$AR25];[.$AV25];[.$AZ25])" table:style-name="ce1">
            <text:p>112912</text:p>
          </table:table-cell>
          <table:table-cell office:value-type="float" office:value="1919" table:formula="of:=MAX([.$E25];[.$I25];[.$M25];[.$Q25];[.$U25];[.$Y25];[.$AC25];[.$AG25];[.$AK25];[.$AO25];[.$AS25];[.$AW25];[.$BA25])" table:style-name="ce1">
            <text:p>191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room/room_s14_a25_w2_h21.lp</text:p>
          </table:table-cell>
          <table:table-cell office:value-type="float" office:value="0.12" table:style-name="ce2">
            <text:p>0,12</text:p>
          </table:table-cell>
          <table:table-cell office:value-type="float" office:value="2.39" table:style-name="ce1">
            <text:p>2,39</text:p>
          </table:table-cell>
          <table:table-cell office:value-type="float" office:value="5744" table:style-name="ce1">
            <text:p>5744</text:p>
          </table:table-cell>
          <table:table-cell office:value-type="float" office:value="25" table:style-name="ce2">
            <text:p>25</text:p>
          </table:table-cell>
          <table:table-cell office:value-type="float" office:value="0.32" table:style-name="ce1">
            <text:p>0,32</text:p>
          </table:table-cell>
          <table:table-cell office:value-type="float" office:value="2.5499999999999998" table:style-name="ce1">
            <text:p>2,55</text:p>
          </table:table-cell>
          <table:table-cell office:value-type="float" office:value="3293" table:style-name="ce1">
            <text:p>3293</text:p>
          </table:table-cell>
          <table:table-cell office:value-type="float" office:value="469" table:style-name="ce1">
            <text:p>469</text:p>
          </table:table-cell>
          <table:table-cell office:value-type="float" office:value="0.12" table:style-name="ce2">
            <text:p>0,12</text:p>
          </table:table-cell>
          <table:table-cell office:value-type="float" office:value="2.36" table:style-name="ce2">
            <text:p>2,36</text:p>
          </table:table-cell>
          <table:table-cell office:value-type="float" office:value="5744" table:style-name="ce1">
            <text:p>5744</text:p>
          </table:table-cell>
          <table:table-cell office:value-type="float" office:value="25" table:style-name="ce2">
            <text:p>25</text:p>
          </table:table-cell>
          <table:table-cell office:value-type="float" office:value="0.42" table:style-name="ce1">
            <text:p>0,42</text:p>
          </table:table-cell>
          <table:table-cell office:value-type="float" office:value="2.85" table:style-name="ce1">
            <text:p>2,85</text:p>
          </table:table-cell>
          <table:table-cell office:value-type="float" office:value="12807" table:style-name="ce1">
            <text:p>12807</text:p>
          </table:table-cell>
          <table:table-cell office:value-type="float" office:value="180" table:style-name="ce1">
            <text:p>180</text:p>
          </table:table-cell>
          <table:table-cell office:value-type="float" office:value="0.46" table:style-name="ce1">
            <text:p>0,46</text:p>
          </table:table-cell>
          <table:table-cell office:value-type="float" office:value="2.9" table:style-name="ce1">
            <text:p>2,9</text:p>
          </table:table-cell>
          <table:table-cell office:value-type="float" office:value="5778" table:style-name="ce1">
            <text:p>5778</text:p>
          </table:table-cell>
          <table:table-cell office:value-type="float" office:value="291" table:style-name="ce1">
            <text:p>291</text:p>
          </table:table-cell>
          <table:table-cell office:value-type="float" office:value="0.38" table:style-name="ce1">
            <text:p>0,38</text:p>
          </table:table-cell>
          <table:table-cell office:value-type="float" office:value="2.4900000000000002" table:style-name="ce1">
            <text:p>2,49</text:p>
          </table:table-cell>
          <table:table-cell office:value-type="float" office:value="12807" table:style-name="ce1">
            <text:p>12807</text:p>
          </table:table-cell>
          <table:table-cell office:value-type="float" office:value="180" table:style-name="ce1">
            <text:p>180</text:p>
          </table:table-cell>
          <table:table-cell office:value-type="float" office:value="0.48" table:style-name="ce1">
            <text:p>0,48</text:p>
          </table:table-cell>
          <table:table-cell office:value-type="float" office:value="2.81" table:style-name="ce1">
            <text:p>2,81</text:p>
          </table:table-cell>
          <table:table-cell office:value-type="float" office:value="12188" table:style-name="ce1">
            <text:p>12188</text:p>
          </table:table-cell>
          <table:table-cell office:value-type="float" office:value="217" table:style-name="ce1">
            <text:p>217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2.72" table:style-name="ce1">
            <text:p>2,72</text:p>
          </table:table-cell>
          <table:table-cell office:value-type="float" office:value="3092" table:style-name="ce1">
            <text:p>3092</text:p>
          </table:table-cell>
          <table:table-cell office:value-type="float" office:value="177" table:style-name="ce1">
            <text:p>177</text:p>
          </table:table-cell>
          <table:table-cell office:value-type="float" office:value="0.43" table:style-name="ce1">
            <text:p>0,43</text:p>
          </table:table-cell>
          <table:table-cell office:value-type="float" office:value="2.5" table:style-name="ce1">
            <text:p>2,5</text:p>
          </table:table-cell>
          <table:table-cell office:value-type="float" office:value="12188" table:style-name="ce1">
            <text:p>12188</text:p>
          </table:table-cell>
          <table:table-cell office:value-type="float" office:value="217" table:style-name="ce1">
            <text:p>217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9.8800000000000008" table:style-name="ce1">
            <text:p>9,88</text:p>
          </table:table-cell>
          <table:table-cell office:value-type="float" office:value="23215" table:style-name="ce1">
            <text:p>23215</text:p>
          </table:table-cell>
          <table:table-cell office:value-type="float" office:value="347" table:style-name="ce1">
            <text:p>347</text:p>
          </table:table-cell>
          <table:table-cell office:value-type="float" office:value="0.31" table:style-name="ce1">
            <text:p>0,31</text:p>
          </table:table-cell>
          <table:table-cell office:value-type="float" office:value="9.74" table:style-name="ce1">
            <text:p>9,74</text:p>
          </table:table-cell>
          <table:table-cell office:value-type="float" office:value="2224" table:style-name="ce2">
            <text:p>2224</text:p>
          </table:table-cell>
          <table:table-cell office:value-type="float" office:value="112" table:style-name="ce1">
            <text:p>112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9.7200000000000006" table:style-name="ce1">
            <text:p>9,72</text:p>
          </table:table-cell>
          <table:table-cell office:value-type="float" office:value="23215" table:style-name="ce1">
            <text:p>23215</text:p>
          </table:table-cell>
          <table:table-cell office:value-type="float" office:value="347" table:style-name="ce1">
            <text:p>347</text:p>
          </table:table-cell>
          <table:table-cell office:value-type="float" office:value="29.48" table:style-name="ce3">
            <text:p>29,48</text:p>
          </table:table-cell>
          <table:table-cell office:value-type="float" office:value="31.52" table:style-name="ce3">
            <text:p>31,52</text:p>
          </table:table-cell>
          <table:table-cell office:value-type="float" office:value="1819127" table:style-name="ce3">
            <text:p>1819127</text:p>
          </table:table-cell>
          <table:table-cell office:value-type="float" office:value="24180" table:style-name="ce3">
            <text:p>24180</text:p>
          </table:table-cell>
          <table:table-cell office:value-type="float" office:value="0.12" table:formula="of:=MIN([.$B26];[.$F26];[.$J26];[.$N26];[.$R26];[.$V26];[.$Z26];[.$AD26];[.$AH26];[.$AL26];[.$AP26];[.$AT26];[.$AX26])" table:style-name="ce1">
            <text:p>0,12</text:p>
          </table:table-cell>
          <table:table-cell office:value-type="float" office:value="2.36" table:formula="of:=MIN([.$C26];[.$G26];[.$K26];[.$O26];[.$S26];[.$W26];[.$AA26];[.$AE26];[.$AI26];[.$AM26];[.$AQ26];[.$AU26];[.$AY26])" table:style-name="ce1">
            <text:p>2,36</text:p>
          </table:table-cell>
          <table:table-cell office:value-type="float" office:value="2224" table:formula="of:=MIN([.$D26];[.$H26];[.$L26];[.$P26];[.$T26];[.$X26];[.$AB26];[.$AF26];[.$AJ26];[.$AN26];[.$AR26];[.$AV26];[.$AZ26])" table:style-name="ce1">
            <text:p>2224</text:p>
          </table:table-cell>
          <table:table-cell office:value-type="float" office:value="25" table:formula="of:=MIN([.$E26];[.$I26];[.$M26];[.$Q26];[.$U26];[.$Y26];[.$AC26];[.$AG26];[.$AK26];[.$AO26];[.$AS26];[.$AW26];[.$BA26])" table:style-name="ce1">
            <text:p>25</text:p>
          </table:table-cell>
          <table:table-cell office:value-type="float" office:value="0.42" table:formula="of:=MEDIAN([.$B26];[.$F26];[.$J26];[.$N26];[.$R26];[.$V26];[.$Z26];[.$AD26];[.$AH26];[.$AL26];[.$AP26];[.$AT26];[.$AX26])" table:style-name="ce1">
            <text:p>0,42</text:p>
          </table:table-cell>
          <table:table-cell office:value-type="float" office:value="2.81" table:formula="of:=MEDIAN([.$C26];[.$G26];[.$K26];[.$O26];[.$S26];[.$W26];[.$AA26];[.$AE26];[.$AI26];[.$AM26];[.$AQ26];[.$AU26];[.$AY26])" table:style-name="ce1">
            <text:p>2,81</text:p>
          </table:table-cell>
          <table:table-cell office:value-type="float" office:value="12188" table:formula="of:=MEDIAN([.$D26];[.$H26];[.$L26];[.$P26];[.$T26];[.$X26];[.$AB26];[.$AF26];[.$AJ26];[.$AN26];[.$AR26];[.$AV26];[.$AZ26])" table:style-name="ce1">
            <text:p>12188</text:p>
          </table:table-cell>
          <table:table-cell office:value-type="float" office:value="217" table:formula="of:=MEDIAN([.$E26];[.$I26];[.$M26];[.$Q26];[.$U26];[.$Y26];[.$AC26];[.$AG26];[.$AK26];[.$AO26];[.$AS26];[.$AW26];[.$BA26])" table:style-name="ce1">
            <text:p>217</text:p>
          </table:table-cell>
          <table:table-cell office:value-type="float" office:value="29.48" table:formula="of:=MAX([.$B26];[.$F26];[.$J26];[.$N26];[.$R26];[.$V26];[.$Z26];[.$AD26];[.$AH26];[.$AL26];[.$AP26];[.$AT26];[.$AX26])" table:style-name="ce1">
            <text:p>29,48</text:p>
          </table:table-cell>
          <table:table-cell office:value-type="float" office:value="31.52" table:formula="of:=MAX([.$C26];[.$G26];[.$K26];[.$O26];[.$S26];[.$W26];[.$AA26];[.$AE26];[.$AI26];[.$AM26];[.$AQ26];[.$AU26];[.$AY26])" table:style-name="ce1">
            <text:p>31,52</text:p>
          </table:table-cell>
          <table:table-cell office:value-type="float" office:value="1819127" table:formula="of:=MAX([.$D26];[.$H26];[.$L26];[.$P26];[.$T26];[.$X26];[.$AB26];[.$AF26];[.$AJ26];[.$AN26];[.$AR26];[.$AV26];[.$AZ26])" table:style-name="ce1">
            <text:p>1819127</text:p>
          </table:table-cell>
          <table:table-cell office:value-type="float" office:value="24180" table:formula="of:=MAX([.$E26];[.$I26];[.$M26];[.$Q26];[.$U26];[.$Y26];[.$AC26];[.$AG26];[.$AK26];[.$AO26];[.$AS26];[.$AW26];[.$BA26])" table:style-name="ce1">
            <text:p>2418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room/room_s14_a25_w4_h22.lp</text:p>
          </table:table-cell>
          <table:table-cell office:value-type="float" office:value="0.21" table:style-name="ce1">
            <text:p>0,21</text:p>
          </table:table-cell>
          <table:table-cell office:value-type="float" office:value="3.36" table:style-name="ce2">
            <text:p>3,36</text:p>
          </table:table-cell>
          <table:table-cell office:value-type="float" office:value="3724" table:style-name="ce1">
            <text:p>3724</text:p>
          </table:table-cell>
          <table:table-cell office:value-type="float" office:value="113" table:style-name="ce2">
            <text:p>113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3.68" table:style-name="ce1">
            <text:p>3,68</text:p>
          </table:table-cell>
          <table:table-cell office:value-type="float" office:value="1720" table:style-name="ce2">
            <text:p>1720</text:p>
          </table:table-cell>
          <table:table-cell office:value-type="float" office:value="137" table:style-name="ce1">
            <text:p>137</text:p>
          </table:table-cell>
          <table:table-cell office:value-type="float" office:value="0.24" table:style-name="ce1">
            <text:p>0,24</text:p>
          </table:table-cell>
          <table:table-cell office:value-type="float" office:value="3.7" table:style-name="ce1">
            <text:p>3,7</text:p>
          </table:table-cell>
          <table:table-cell office:value-type="float" office:value="3724" table:style-name="ce1">
            <text:p>3724</text:p>
          </table:table-cell>
          <table:table-cell office:value-type="float" office:value="113" table:style-name="ce2">
            <text:p>113</text:p>
          </table:table-cell>
          <table:table-cell office:value-type="float" office:value="0.6" table:style-name="ce1">
            <text:p>0,6</text:p>
          </table:table-cell>
          <table:table-cell office:value-type="float" office:value="4.12" table:style-name="ce1">
            <text:p>4,12</text:p>
          </table:table-cell>
          <table:table-cell office:value-type="float" office:value="9897" table:style-name="ce1">
            <text:p>9897</text:p>
          </table:table-cell>
          <table:table-cell office:value-type="float" office:value="231" table:style-name="ce1">
            <text:p>231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3.79" table:style-name="ce1">
            <text:p>3,79</text:p>
          </table:table-cell>
          <table:table-cell office:value-type="float" office:value="2403" table:style-name="ce1">
            <text:p>2403</text:p>
          </table:table-cell>
          <table:table-cell office:value-type="float" office:value="113" table:style-name="ce2">
            <text:p>113</text:p>
          </table:table-cell>
          <table:table-cell office:value-type="float" office:value="0.6" table:style-name="ce1">
            <text:p>0,6</text:p>
          </table:table-cell>
          <table:table-cell office:value-type="float" office:value="3.77" table:style-name="ce1">
            <text:p>3,77</text:p>
          </table:table-cell>
          <table:table-cell office:value-type="float" office:value="9897" table:style-name="ce1">
            <text:p>9897</text:p>
          </table:table-cell>
          <table:table-cell office:value-type="float" office:value="231" table:style-name="ce1">
            <text:p>231</text:p>
          </table:table-cell>
          <table:table-cell office:value-type="float" office:value="0.69" table:style-name="ce1">
            <text:p>0,69</text:p>
          </table:table-cell>
          <table:table-cell office:value-type="float" office:value="3.58" table:style-name="ce1">
            <text:p>3,58</text:p>
          </table:table-cell>
          <table:table-cell office:value-type="float" office:value="9191" table:style-name="ce1">
            <text:p>9191</text:p>
          </table:table-cell>
          <table:table-cell office:value-type="float" office:value="477" table:style-name="ce1">
            <text:p>477</text:p>
          </table:table-cell>
          <table:table-cell office:value-type="float" office:value="0.68" table:style-name="ce1">
            <text:p>0,68</text:p>
          </table:table-cell>
          <table:table-cell office:value-type="float" office:value="4.1900000000000004" table:style-name="ce1">
            <text:p>4,19</text:p>
          </table:table-cell>
          <table:table-cell office:value-type="float" office:value="3446" table:style-name="ce1">
            <text:p>3446</text:p>
          </table:table-cell>
          <table:table-cell office:value-type="float" office:value="416" table:style-name="ce1">
            <text:p>416</text:p>
          </table:table-cell>
          <table:table-cell office:value-type="float" office:value="0.78" table:style-name="ce1">
            <text:p>0,78</text:p>
          </table:table-cell>
          <table:table-cell office:value-type="float" office:value="4.26" table:style-name="ce1">
            <text:p>4,26</text:p>
          </table:table-cell>
          <table:table-cell office:value-type="float" office:value="9191" table:style-name="ce1">
            <text:p>9191</text:p>
          </table:table-cell>
          <table:table-cell office:value-type="float" office:value="477" table:style-name="ce1">
            <text:p>477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15.3" table:style-name="ce1">
            <text:p>15,3</text:p>
          </table:table-cell>
          <table:table-cell office:value-type="float" office:value="25969" table:style-name="ce3">
            <text:p>25969</text:p>
          </table:table-cell>
          <table:table-cell office:value-type="float" office:value="474" table:style-name="ce1">
            <text:p>474</text:p>
          </table:table-cell>
          <table:table-cell office:value-type="float" office:value="1.08" table:style-name="ce1">
            <text:p>1,08</text:p>
          </table:table-cell>
          <table:table-cell office:value-type="float" office:value="13.95" table:style-name="ce1">
            <text:p>13,95</text:p>
          </table:table-cell>
          <table:table-cell office:value-type="float" office:value="4641" table:style-name="ce1">
            <text:p>4641</text:p>
          </table:table-cell>
          <table:table-cell office:value-type="float" office:value="320" table:style-name="ce1">
            <text:p>320</text:p>
          </table:table-cell>
          <table:table-cell office:value-type="float" office:value="2.04" table:style-name="ce1">
            <text:p>2,04</text:p>
          </table:table-cell>
          <table:table-cell office:value-type="float" office:value="15.4" table:style-name="ce3">
            <text:p>15,4</text:p>
          </table:table-cell>
          <table:table-cell office:value-type="float" office:value="25969" table:style-name="ce3">
            <text:p>25969</text:p>
          </table:table-cell>
          <table:table-cell office:value-type="float" office:value="474" table:style-name="ce1">
            <text:p>474</text:p>
          </table:table-cell>
          <table:table-cell office:value-type="float" office:value="1.01" table:style-name="ce1">
            <text:p>1,01</text:p>
          </table:table-cell>
          <table:table-cell office:value-type="float" office:value="4.3099999999999996" table:style-name="ce1">
            <text:p>4,31</text:p>
          </table:table-cell>
          <table:table-cell office:value-type="float" office:value="22821" table:style-name="ce1">
            <text:p>22821</text:p>
          </table:table-cell>
          <table:table-cell office:value-type="float" office:value="494" table:style-name="ce3">
            <text:p>494</text:p>
          </table:table-cell>
          <table:table-cell office:value-type="float" office:value="0.21" table:formula="of:=MIN([.$B27];[.$F27];[.$J27];[.$N27];[.$R27];[.$V27];[.$Z27];[.$AD27];[.$AH27];[.$AL27];[.$AP27];[.$AT27];[.$AX27])" table:style-name="ce1">
            <text:p>0,21</text:p>
          </table:table-cell>
          <table:table-cell office:value-type="float" office:value="3.36" table:formula="of:=MIN([.$C27];[.$G27];[.$K27];[.$O27];[.$S27];[.$W27];[.$AA27];[.$AE27];[.$AI27];[.$AM27];[.$AQ27];[.$AU27];[.$AY27])" table:style-name="ce1">
            <text:p>3,36</text:p>
          </table:table-cell>
          <table:table-cell office:value-type="float" office:value="1720" table:formula="of:=MIN([.$D27];[.$H27];[.$L27];[.$P27];[.$T27];[.$X27];[.$AB27];[.$AF27];[.$AJ27];[.$AN27];[.$AR27];[.$AV27];[.$AZ27])" table:style-name="ce1">
            <text:p>1720</text:p>
          </table:table-cell>
          <table:table-cell office:value-type="float" office:value="113" table:formula="of:=MIN([.$E27];[.$I27];[.$M27];[.$Q27];[.$U27];[.$Y27];[.$AC27];[.$AG27];[.$AK27];[.$AO27];[.$AS27];[.$AW27];[.$BA27])" table:style-name="ce1">
            <text:p>113</text:p>
          </table:table-cell>
          <table:table-cell office:value-type="float" office:value="0.68" table:formula="of:=MEDIAN([.$B27];[.$F27];[.$J27];[.$N27];[.$R27];[.$V27];[.$Z27];[.$AD27];[.$AH27];[.$AL27];[.$AP27];[.$AT27];[.$AX27])" table:style-name="ce1">
            <text:p>0,68</text:p>
          </table:table-cell>
          <table:table-cell office:value-type="float" office:value="4.12" table:formula="of:=MEDIAN([.$C27];[.$G27];[.$K27];[.$O27];[.$S27];[.$W27];[.$AA27];[.$AE27];[.$AI27];[.$AM27];[.$AQ27];[.$AU27];[.$AY27])" table:style-name="ce1">
            <text:p>4,12</text:p>
          </table:table-cell>
          <table:table-cell office:value-type="float" office:value="9191" table:formula="of:=MEDIAN([.$D27];[.$H27];[.$L27];[.$P27];[.$T27];[.$X27];[.$AB27];[.$AF27];[.$AJ27];[.$AN27];[.$AR27];[.$AV27];[.$AZ27])" table:style-name="ce1">
            <text:p>9191</text:p>
          </table:table-cell>
          <table:table-cell office:value-type="float" office:value="320" table:formula="of:=MEDIAN([.$E27];[.$I27];[.$M27];[.$Q27];[.$U27];[.$Y27];[.$AC27];[.$AG27];[.$AK27];[.$AO27];[.$AS27];[.$AW27];[.$BA27])" table:style-name="ce1">
            <text:p>320</text:p>
          </table:table-cell>
          <table:table-cell office:value-type="float" office:value="2.0499999999999998" table:formula="of:=MAX([.$B27];[.$F27];[.$J27];[.$N27];[.$R27];[.$V27];[.$Z27];[.$AD27];[.$AH27];[.$AL27];[.$AP27];[.$AT27];[.$AX27])" table:style-name="ce1">
            <text:p>2,05</text:p>
          </table:table-cell>
          <table:table-cell office:value-type="float" office:value="15.4" table:formula="of:=MAX([.$C27];[.$G27];[.$K27];[.$O27];[.$S27];[.$W27];[.$AA27];[.$AE27];[.$AI27];[.$AM27];[.$AQ27];[.$AU27];[.$AY27])" table:style-name="ce1">
            <text:p>15,4</text:p>
          </table:table-cell>
          <table:table-cell office:value-type="float" office:value="25969" table:formula="of:=MAX([.$D27];[.$H27];[.$L27];[.$P27];[.$T27];[.$X27];[.$AB27];[.$AF27];[.$AJ27];[.$AN27];[.$AR27];[.$AV27];[.$AZ27])" table:style-name="ce1">
            <text:p>25969</text:p>
          </table:table-cell>
          <table:table-cell office:value-type="float" office:value="494" table:formula="of:=MAX([.$E27];[.$I27];[.$M27];[.$Q27];[.$U27];[.$Y27];[.$AC27];[.$AG27];[.$AK27];[.$AO27];[.$AS27];[.$AW27];[.$BA27])" table:style-name="ce1">
            <text:p>494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room/room_s15_a20_w3_h22.lp</text:p>
          </table:table-cell>
          <table:table-cell office:value-type="float" office:value="0.13" table:style-name="ce1">
            <text:p>0,13</text:p>
          </table:table-cell>
          <table:table-cell office:value-type="float" office:value="2.6" table:style-name="ce2">
            <text:p>2,6</text:p>
          </table:table-cell>
          <table:table-cell office:value-type="float" office:value="7650" table:style-name="ce1">
            <text:p>7650</text:p>
          </table:table-cell>
          <table:table-cell office:value-type="float" office:value="38" table:style-name="ce2">
            <text:p>38</text:p>
          </table:table-cell>
          <table:table-cell office:value-type="float" office:value="0.2" table:style-name="ce1">
            <text:p>0,2</text:p>
          </table:table-cell>
          <table:table-cell office:value-type="float" office:value="2.61" table:style-name="ce1">
            <text:p>2,61</text:p>
          </table:table-cell>
          <table:table-cell office:value-type="float" office:value="2273" table:style-name="ce1">
            <text:p>2273</text:p>
          </table:table-cell>
          <table:table-cell office:value-type="float" office:value="70" table:style-name="ce1">
            <text:p>70</text:p>
          </table:table-cell>
          <table:table-cell office:value-type="float" office:value="0.16" table:style-name="ce1">
            <text:p>0,16</text:p>
          </table:table-cell>
          <table:table-cell office:value-type="float" office:value="2.82" table:style-name="ce1">
            <text:p>2,82</text:p>
          </table:table-cell>
          <table:table-cell office:value-type="float" office:value="7650" table:style-name="ce1">
            <text:p>7650</text:p>
          </table:table-cell>
          <table:table-cell office:value-type="float" office:value="38" table:style-name="ce2">
            <text:p>38</text:p>
          </table:table-cell>
          <table:table-cell office:value-type="float" office:value="0.25" table:style-name="ce1">
            <text:p>0,25</text:p>
          </table:table-cell>
          <table:table-cell office:value-type="float" office:value="2.95" table:style-name="ce1">
            <text:p>2,95</text:p>
          </table:table-cell>
          <table:table-cell office:value-type="float" office:value="5681" table:style-name="ce1">
            <text:p>5681</text:p>
          </table:table-cell>
          <table:table-cell office:value-type="float" office:value="118" table:style-name="ce1">
            <text:p>118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3.46" table:style-name="ce1">
            <text:p>3,46</text:p>
          </table:table-cell>
          <table:table-cell office:value-type="float" office:value="5671" table:style-name="ce1">
            <text:p>5671</text:p>
          </table:table-cell>
          <table:table-cell office:value-type="float" office:value="345" table:style-name="ce1">
            <text:p>345</text:p>
          </table:table-cell>
          <table:table-cell office:value-type="float" office:value="0.23" table:style-name="ce1">
            <text:p>0,23</text:p>
          </table:table-cell>
          <table:table-cell office:value-type="float" office:value="2.67" table:style-name="ce1">
            <text:p>2,67</text:p>
          </table:table-cell>
          <table:table-cell office:value-type="float" office:value="5681" table:style-name="ce1">
            <text:p>5681</text:p>
          </table:table-cell>
          <table:table-cell office:value-type="float" office:value="118" table:style-name="ce1">
            <text:p>118</text:p>
          </table:table-cell>
          <table:table-cell office:value-type="float" office:value="0.18" table:style-name="ce1">
            <text:p>0,18</text:p>
          </table:table-cell>
          <table:table-cell office:value-type="float" office:value="2.91" table:style-name="ce1">
            <text:p>2,91</text:p>
          </table:table-cell>
          <table:table-cell office:value-type="float" office:value="3234" table:style-name="ce1">
            <text:p>3234</text:p>
          </table:table-cell>
          <table:table-cell office:value-type="float" office:value="97" table:style-name="ce1">
            <text:p>97</text:p>
          </table:table-cell>
          <table:table-cell office:value-type="float" office:value="0.16" table:style-name="ce1">
            <text:p>0,16</text:p>
          </table:table-cell>
          <table:table-cell office:value-type="float" office:value="2.87" table:style-name="ce1">
            <text:p>2,87</text:p>
          </table:table-cell>
          <table:table-cell office:value-type="float" office:value="1580" table:style-name="ce2">
            <text:p>1580</text:p>
          </table:table-cell>
          <table:table-cell office:value-type="float" office:value="85" table:style-name="ce1">
            <text:p>85</text:p>
          </table:table-cell>
          <table:table-cell office:value-type="float" office:value="0.18" table:style-name="ce1">
            <text:p>0,18</text:p>
          </table:table-cell>
          <table:table-cell office:value-type="float" office:value="2.86" table:style-name="ce1">
            <text:p>2,86</text:p>
          </table:table-cell>
          <table:table-cell office:value-type="float" office:value="3234" table:style-name="ce1">
            <text:p>3234</text:p>
          </table:table-cell>
          <table:table-cell office:value-type="float" office:value="97" table:style-name="ce1">
            <text:p>97</text:p>
          </table:table-cell>
          <table:table-cell office:value-type="float" office:value="1.3" table:style-name="ce1">
            <text:p>1,3</text:p>
          </table:table-cell>
          <table:table-cell office:value-type="float" office:value="11.13" table:style-name="ce1">
            <text:p>11,13</text:p>
          </table:table-cell>
          <table:table-cell office:value-type="float" office:value="40940" table:style-name="ce3">
            <text:p>40940</text:p>
          </table:table-cell>
          <table:table-cell office:value-type="float" office:value="427" table:style-name="ce3">
            <text:p>427</text:p>
          </table:table-cell>
          <table:table-cell office:value-type="float" office:value="0.77" table:style-name="ce1">
            <text:p>0,77</text:p>
          </table:table-cell>
          <table:table-cell office:value-type="float" office:value="10.78" table:style-name="ce1">
            <text:p>10,78</text:p>
          </table:table-cell>
          <table:table-cell office:value-type="float" office:value="5066" table:style-name="ce1">
            <text:p>5066</text:p>
          </table:table-cell>
          <table:table-cell office:value-type="float" office:value="273" table:style-name="ce1">
            <text:p>273</text:p>
          </table:table-cell>
          <table:table-cell office:value-type="float" office:value="1.53" table:style-name="ce1">
            <text:p>1,53</text:p>
          </table:table-cell>
          <table:table-cell office:value-type="float" office:value="12.1" table:style-name="ce3">
            <text:p>12,1</text:p>
          </table:table-cell>
          <table:table-cell office:value-type="float" office:value="40940" table:style-name="ce3">
            <text:p>40940</text:p>
          </table:table-cell>
          <table:table-cell office:value-type="float" office:value="427" table:style-name="ce3">
            <text:p>427</text:p>
          </table:table-cell>
          <table:table-cell office:value-type="float" office:value="0.33" table:style-name="ce1">
            <text:p>0,33</text:p>
          </table:table-cell>
          <table:table-cell office:value-type="float" office:value="3.06" table:style-name="ce1">
            <text:p>3,06</text:p>
          </table:table-cell>
          <table:table-cell office:value-type="float" office:value="7161" table:style-name="ce1">
            <text:p>7161</text:p>
          </table:table-cell>
          <table:table-cell office:value-type="float" office:value="129" table:style-name="ce1">
            <text:p>129</text:p>
          </table:table-cell>
          <table:table-cell office:value-type="float" office:value="0.13" table:formula="of:=MIN([.$B28];[.$F28];[.$J28];[.$N28];[.$R28];[.$V28];[.$Z28];[.$AD28];[.$AH28];[.$AL28];[.$AP28];[.$AT28];[.$AX28])" table:style-name="ce1">
            <text:p>0,13</text:p>
          </table:table-cell>
          <table:table-cell office:value-type="float" office:value="2.6" table:formula="of:=MIN([.$C28];[.$G28];[.$K28];[.$O28];[.$S28];[.$W28];[.$AA28];[.$AE28];[.$AI28];[.$AM28];[.$AQ28];[.$AU28];[.$AY28])" table:style-name="ce1">
            <text:p>2,6</text:p>
          </table:table-cell>
          <table:table-cell office:value-type="float" office:value="1580" table:formula="of:=MIN([.$D28];[.$H28];[.$L28];[.$P28];[.$T28];[.$X28];[.$AB28];[.$AF28];[.$AJ28];[.$AN28];[.$AR28];[.$AV28];[.$AZ28])" table:style-name="ce1">
            <text:p>1580</text:p>
          </table:table-cell>
          <table:table-cell office:value-type="float" office:value="38" table:formula="of:=MIN([.$E28];[.$I28];[.$M28];[.$Q28];[.$U28];[.$Y28];[.$AC28];[.$AG28];[.$AK28];[.$AO28];[.$AS28];[.$AW28];[.$BA28])" table:style-name="ce1">
            <text:p>38</text:p>
          </table:table-cell>
          <table:table-cell office:value-type="float" office:value="0.23" table:formula="of:=MEDIAN([.$B28];[.$F28];[.$J28];[.$N28];[.$R28];[.$V28];[.$Z28];[.$AD28];[.$AH28];[.$AL28];[.$AP28];[.$AT28];[.$AX28])" table:style-name="ce1">
            <text:p>0,23</text:p>
          </table:table-cell>
          <table:table-cell office:value-type="float" office:value="2.91" table:formula="of:=MEDIAN([.$C28];[.$G28];[.$K28];[.$O28];[.$S28];[.$W28];[.$AA28];[.$AE28];[.$AI28];[.$AM28];[.$AQ28];[.$AU28];[.$AY28])" table:style-name="ce1">
            <text:p>2,91</text:p>
          </table:table-cell>
          <table:table-cell office:value-type="float" office:value="5681" table:formula="of:=MEDIAN([.$D28];[.$H28];[.$L28];[.$P28];[.$T28];[.$X28];[.$AB28];[.$AF28];[.$AJ28];[.$AN28];[.$AR28];[.$AV28];[.$AZ28])" table:style-name="ce1">
            <text:p>5681</text:p>
          </table:table-cell>
          <table:table-cell office:value-type="float" office:value="118" table:formula="of:=MEDIAN([.$E28];[.$I28];[.$M28];[.$Q28];[.$U28];[.$Y28];[.$AC28];[.$AG28];[.$AK28];[.$AO28];[.$AS28];[.$AW28];[.$BA28])" table:style-name="ce1">
            <text:p>118</text:p>
          </table:table-cell>
          <table:table-cell office:value-type="float" office:value="1.53" table:formula="of:=MAX([.$B28];[.$F28];[.$J28];[.$N28];[.$R28];[.$V28];[.$Z28];[.$AD28];[.$AH28];[.$AL28];[.$AP28];[.$AT28];[.$AX28])" table:style-name="ce1">
            <text:p>1,53</text:p>
          </table:table-cell>
          <table:table-cell office:value-type="float" office:value="12.1" table:formula="of:=MAX([.$C28];[.$G28];[.$K28];[.$O28];[.$S28];[.$W28];[.$AA28];[.$AE28];[.$AI28];[.$AM28];[.$AQ28];[.$AU28];[.$AY28])" table:style-name="ce1">
            <text:p>12,1</text:p>
          </table:table-cell>
          <table:table-cell office:value-type="float" office:value="40940" table:formula="of:=MAX([.$D28];[.$H28];[.$L28];[.$P28];[.$T28];[.$X28];[.$AB28];[.$AF28];[.$AJ28];[.$AN28];[.$AR28];[.$AV28];[.$AZ28])" table:style-name="ce1">
            <text:p>40940</text:p>
          </table:table-cell>
          <table:table-cell office:value-type="float" office:value="427" table:formula="of:=MAX([.$E28];[.$I28];[.$M28];[.$Q28];[.$U28];[.$Y28];[.$AC28];[.$AG28];[.$AK28];[.$AO28];[.$AS28];[.$AW28];[.$BA28])" table:style-name="ce1">
            <text:p>42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room/room_s15_a25_w3_h23.lp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3.73" table:style-name="ce1">
            <text:p>3,73</text:p>
          </table:table-cell>
          <table:table-cell office:value-type="float" office:value="14554" table:style-name="ce1">
            <text:p>14554</text:p>
          </table:table-cell>
          <table:table-cell office:value-type="float" office:value="386" table:style-name="ce1">
            <text:p>386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4.97" table:style-name="ce1">
            <text:p>4,97</text:p>
          </table:table-cell>
          <table:table-cell office:value-type="float" office:value="6877" table:style-name="ce1">
            <text:p>6877</text:p>
          </table:table-cell>
          <table:table-cell office:value-type="float" office:value="666" table:style-name="ce1">
            <text:p>666</text:p>
          </table:table-cell>
          <table:table-cell office:value-type="float" office:value="0.61" table:style-name="ce1">
            <text:p>0,61</text:p>
          </table:table-cell>
          <table:table-cell office:value-type="float" office:value="4.0599999999999996" table:style-name="ce1">
            <text:p>4,06</text:p>
          </table:table-cell>
          <table:table-cell office:value-type="float" office:value="14554" table:style-name="ce1">
            <text:p>14554</text:p>
          </table:table-cell>
          <table:table-cell office:value-type="float" office:value="386" table:style-name="ce1">
            <text:p>386</text:p>
          </table:table-cell>
          <table:table-cell office:value-type="float" office:value="68.540000000000006" table:style-name="ce3">
            <text:p>68,54</text:p>
          </table:table-cell>
          <table:table-cell office:value-type="float" office:value="72.2" table:style-name="ce3">
            <text:p>72,2</text:p>
          </table:table-cell>
          <table:table-cell office:value-type="float" office:value="2545234" table:style-name="ce3">
            <text:p>2545234</text:p>
          </table:table-cell>
          <table:table-cell office:value-type="float" office:value="40303" table:style-name="ce3">
            <text:p>40303</text:p>
          </table:table-cell>
          <table:table-cell office:value-type="float" office:value="0.92" table:style-name="ce1">
            <text:p>0,92</text:p>
          </table:table-cell>
          <table:table-cell office:value-type="float" office:value="4.67" table:style-name="ce1">
            <text:p>4,67</text:p>
          </table:table-cell>
          <table:table-cell office:value-type="float" office:value="6978" table:style-name="ce1">
            <text:p>6978</text:p>
          </table:table-cell>
          <table:table-cell office:value-type="float" office:value="693" table:style-name="ce1">
            <text:p>693</text:p>
          </table:table-cell>
          <table:table-cell office:value-type="float" office:value="68.5" table:style-name="ce1">
            <text:p>68,5</text:p>
          </table:table-cell>
          <table:table-cell office:value-type="float" office:value="72.180000000000007" table:style-name="ce1">
            <text:p>72,18</text:p>
          </table:table-cell>
          <table:table-cell office:value-type="float" office:value="2545234" table:style-name="ce3">
            <text:p>2545234</text:p>
          </table:table-cell>
          <table:table-cell office:value-type="float" office:value="40303" table:style-name="ce3">
            <text:p>40303</text:p>
          </table:table-cell>
          <table:table-cell office:value-type="float" office:value="0.48" table:style-name="ce1">
            <text:p>0,48</text:p>
          </table:table-cell>
          <table:table-cell office:value-type="float" office:value="4.2" table:style-name="ce1">
            <text:p>4,2</text:p>
          </table:table-cell>
          <table:table-cell office:value-type="float" office:value="8625" table:style-name="ce1">
            <text:p>8625</text:p>
          </table:table-cell>
          <table:table-cell office:value-type="float" office:value="267" table:style-name="ce2">
            <text:p>267</text:p>
          </table:table-cell>
          <table:table-cell office:value-type="float" office:value="0.45" table:style-name="ce1">
            <text:p>0,45</text:p>
          </table:table-cell>
          <table:table-cell office:value-type="float" office:value="3.54" table:style-name="ce1">
            <text:p>3,54</text:p>
          </table:table-cell>
          <table:table-cell office:value-type="float" office:value="3758" table:style-name="ce2">
            <text:p>3758</text:p>
          </table:table-cell>
          <table:table-cell office:value-type="float" office:value="346" table:style-name="ce1">
            <text:p>346</text:p>
          </table:table-cell>
          <table:table-cell office:value-type="float" office:value="0.41" table:style-name="ce2">
            <text:p>0,41</text:p>
          </table:table-cell>
          <table:table-cell office:value-type="float" office:value="3.52" table:style-name="ce2">
            <text:p>3,52</text:p>
          </table:table-cell>
          <table:table-cell office:value-type="float" office:value="8625" table:style-name="ce1">
            <text:p>8625</text:p>
          </table:table-cell>
          <table:table-cell office:value-type="float" office:value="267" table:style-name="ce2">
            <text:p>267</text:p>
          </table:table-cell>
          <table:table-cell office:value-type="float" office:value="49.48" table:style-name="ce1">
            <text:p>49,48</text:p>
          </table:table-cell>
          <table:table-cell office:value-type="float" office:value="63.59" table:style-name="ce1">
            <text:p>63,59</text:p>
          </table:table-cell>
          <table:table-cell office:value-type="float" office:value="1773187" table:style-name="ce1">
            <text:p>1773187</text:p>
          </table:table-cell>
          <table:table-cell office:value-type="float" office:value="19173" table:style-name="ce1">
            <text:p>19173</text:p>
          </table:table-cell>
          <table:table-cell office:value-type="float" office:value="1.67" table:style-name="ce1">
            <text:p>1,67</text:p>
          </table:table-cell>
          <table:table-cell office:value-type="float" office:value="16.11" table:style-name="ce1">
            <text:p>16,11</text:p>
          </table:table-cell>
          <table:table-cell office:value-type="float" office:value="6874" table:style-name="ce1">
            <text:p>6874</text:p>
          </table:table-cell>
          <table:table-cell office:value-type="float" office:value="776" table:style-name="ce1">
            <text:p>776</text:p>
          </table:table-cell>
          <table:table-cell office:value-type="float" office:value="49.28" table:style-name="ce1">
            <text:p>49,28</text:p>
          </table:table-cell>
          <table:table-cell office:value-type="float" office:value="63.27" table:style-name="ce1">
            <text:p>63,27</text:p>
          </table:table-cell>
          <table:table-cell office:value-type="float" office:value="1773187" table:style-name="ce1">
            <text:p>1773187</text:p>
          </table:table-cell>
          <table:table-cell office:value-type="float" office:value="19173" table:style-name="ce1">
            <text:p>19173</text:p>
          </table:table-cell>
          <table:table-cell office:value-type="float" office:value="46.05" table:style-name="ce1">
            <text:p>46,05</text:p>
          </table:table-cell>
          <table:table-cell office:value-type="float" office:value="49.71" table:style-name="ce1">
            <text:p>49,71</text:p>
          </table:table-cell>
          <table:table-cell office:value-type="float" office:value="2133629" table:style-name="ce1">
            <text:p>2133629</text:p>
          </table:table-cell>
          <table:table-cell office:value-type="float" office:value="29240" table:style-name="ce1">
            <text:p>29240</text:p>
          </table:table-cell>
          <table:table-cell office:value-type="float" office:value="0.41" table:formula="of:=MIN([.$B29];[.$F29];[.$J29];[.$N29];[.$R29];[.$V29];[.$Z29];[.$AD29];[.$AH29];[.$AL29];[.$AP29];[.$AT29];[.$AX29])" table:style-name="ce1">
            <text:p>0,41</text:p>
          </table:table-cell>
          <table:table-cell office:value-type="float" office:value="3.52" table:formula="of:=MIN([.$C29];[.$G29];[.$K29];[.$O29];[.$S29];[.$W29];[.$AA29];[.$AE29];[.$AI29];[.$AM29];[.$AQ29];[.$AU29];[.$AY29])" table:style-name="ce1">
            <text:p>3,52</text:p>
          </table:table-cell>
          <table:table-cell office:value-type="float" office:value="3758" table:formula="of:=MIN([.$D29];[.$H29];[.$L29];[.$P29];[.$T29];[.$X29];[.$AB29];[.$AF29];[.$AJ29];[.$AN29];[.$AR29];[.$AV29];[.$AZ29])" table:style-name="ce1">
            <text:p>3758</text:p>
          </table:table-cell>
          <table:table-cell office:value-type="float" office:value="267" table:formula="of:=MIN([.$E29];[.$I29];[.$M29];[.$Q29];[.$U29];[.$Y29];[.$AC29];[.$AG29];[.$AK29];[.$AO29];[.$AS29];[.$AW29];[.$BA29])" table:style-name="ce1">
            <text:p>267</text:p>
          </table:table-cell>
          <table:table-cell office:value-type="float" office:value="1.1100000000000001" table:formula="of:=MEDIAN([.$B29];[.$F29];[.$J29];[.$N29];[.$R29];[.$V29];[.$Z29];[.$AD29];[.$AH29];[.$AL29];[.$AP29];[.$AT29];[.$AX29])" table:style-name="ce1">
            <text:p>1,11</text:p>
          </table:table-cell>
          <table:table-cell office:value-type="float" office:value="4.97" table:formula="of:=MEDIAN([.$C29];[.$G29];[.$K29];[.$O29];[.$S29];[.$W29];[.$AA29];[.$AE29];[.$AI29];[.$AM29];[.$AQ29];[.$AU29];[.$AY29])" table:style-name="ce1">
            <text:p>4,97</text:p>
          </table:table-cell>
          <table:table-cell office:value-type="float" office:value="14554" table:formula="of:=MEDIAN([.$D29];[.$H29];[.$L29];[.$P29];[.$T29];[.$X29];[.$AB29];[.$AF29];[.$AJ29];[.$AN29];[.$AR29];[.$AV29];[.$AZ29])" table:style-name="ce1">
            <text:p>14554</text:p>
          </table:table-cell>
          <table:table-cell office:value-type="float" office:value="693" table:formula="of:=MEDIAN([.$E29];[.$I29];[.$M29];[.$Q29];[.$U29];[.$Y29];[.$AC29];[.$AG29];[.$AK29];[.$AO29];[.$AS29];[.$AW29];[.$BA29])" table:style-name="ce1">
            <text:p>693</text:p>
          </table:table-cell>
          <table:table-cell office:value-type="float" office:value="68.540000000000006" table:formula="of:=MAX([.$B29];[.$F29];[.$J29];[.$N29];[.$R29];[.$V29];[.$Z29];[.$AD29];[.$AH29];[.$AL29];[.$AP29];[.$AT29];[.$AX29])" table:style-name="ce1">
            <text:p>68,54</text:p>
          </table:table-cell>
          <table:table-cell office:value-type="float" office:value="72.2" table:formula="of:=MAX([.$C29];[.$G29];[.$K29];[.$O29];[.$S29];[.$W29];[.$AA29];[.$AE29];[.$AI29];[.$AM29];[.$AQ29];[.$AU29];[.$AY29])" table:style-name="ce1">
            <text:p>72,2</text:p>
          </table:table-cell>
          <table:table-cell office:value-type="float" office:value="2545234" table:formula="of:=MAX([.$D29];[.$H29];[.$L29];[.$P29];[.$T29];[.$X29];[.$AB29];[.$AF29];[.$AJ29];[.$AN29];[.$AR29];[.$AV29];[.$AZ29])" table:style-name="ce1">
            <text:p>2545234</text:p>
          </table:table-cell>
          <table:table-cell office:value-type="float" office:value="40303" table:formula="of:=MAX([.$E29];[.$I29];[.$M29];[.$Q29];[.$U29];[.$Y29];[.$AC29];[.$AG29];[.$AK29];[.$AO29];[.$AS29];[.$AW29];[.$BA29])" table:style-name="ce1">
            <text:p>4030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room/room_s15_a25_w6_h26.lp</text:p>
          </table:table-cell>
          <table:table-cell office:value-type="float" office:value="0.2" table:style-name="ce2">
            <text:p>0,2</text:p>
          </table:table-cell>
          <table:table-cell office:value-type="float" office:value="4.5" table:style-name="ce2">
            <text:p>4,5</text:p>
          </table:table-cell>
          <table:table-cell office:value-type="float" office:value="10646" table:style-name="ce1">
            <text:p>10646</text:p>
          </table:table-cell>
          <table:table-cell office:value-type="float" office:value="93" table:style-name="ce2">
            <text:p>93</text:p>
          </table:table-cell>
          <table:table-cell office:value-type="float" office:value="0.89" table:style-name="ce1">
            <text:p>0,89</text:p>
          </table:table-cell>
          <table:table-cell office:value-type="float" office:value="6.02" table:style-name="ce1">
            <text:p>6,02</text:p>
          </table:table-cell>
          <table:table-cell office:value-type="float" office:value="6581" table:style-name="ce2">
            <text:p>6581</text:p>
          </table:table-cell>
          <table:table-cell office:value-type="float" office:value="407" table:style-name="ce1">
            <text:p>407</text:p>
          </table:table-cell>
          <table:table-cell office:value-type="float" office:value="0.22" table:style-name="ce1">
            <text:p>0,22</text:p>
          </table:table-cell>
          <table:table-cell office:value-type="float" office:value="5.21" table:style-name="ce1">
            <text:p>5,21</text:p>
          </table:table-cell>
          <table:table-cell office:value-type="float" office:value="10646" table:style-name="ce1">
            <text:p>10646</text:p>
          </table:table-cell>
          <table:table-cell office:value-type="float" office:value="93" table:style-name="ce2">
            <text:p>93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9.76" table:style-name="ce1">
            <text:p>9,76</text:p>
          </table:table-cell>
          <table:table-cell office:value-type="float" office:value="206629" table:style-name="ce3">
            <text:p>206629</text:p>
          </table:table-cell>
          <table:table-cell office:value-type="float" office:value="1673" table:style-name="ce1">
            <text:p>1673</text:p>
          </table:table-cell>
          <table:table-cell office:value-type="float" office:value="0.95" table:style-name="ce1">
            <text:p>0,95</text:p>
          </table:table-cell>
          <table:table-cell office:value-type="float" office:value="5.97" table:style-name="ce1">
            <text:p>5,97</text:p>
          </table:table-cell>
          <table:table-cell office:value-type="float" office:value="8313" table:style-name="ce1">
            <text:p>8313</text:p>
          </table:table-cell>
          <table:table-cell office:value-type="float" office:value="598" table:style-name="ce1">
            <text:p>598</text:p>
          </table:table-cell>
          <table:table-cell office:value-type="float" office:value="4.5599999999999996" table:style-name="ce1">
            <text:p>4,56</text:p>
          </table:table-cell>
          <table:table-cell office:value-type="float" office:value="9.5" table:style-name="ce1">
            <text:p>9,5</text:p>
          </table:table-cell>
          <table:table-cell office:value-type="float" office:value="206629" table:style-name="ce3">
            <text:p>206629</text:p>
          </table:table-cell>
          <table:table-cell office:value-type="float" office:value="1673" table:style-name="ce1">
            <text:p>1673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5.47" table:style-name="ce1">
            <text:p>5,47</text:p>
          </table:table-cell>
          <table:table-cell office:value-type="float" office:value="27080" table:style-name="ce1">
            <text:p>27080</text:p>
          </table:table-cell>
          <table:table-cell office:value-type="float" office:value="420" table:style-name="ce1">
            <text:p>420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5.5" table:style-name="ce1">
            <text:p>5,5</text:p>
          </table:table-cell>
          <table:table-cell office:value-type="float" office:value="10286" table:style-name="ce1">
            <text:p>10286</text:p>
          </table:table-cell>
          <table:table-cell office:value-type="float" office:value="719" table:style-name="ce1">
            <text:p>719</text:p>
          </table:table-cell>
          <table:table-cell office:value-type="float" office:value="1.25" table:style-name="ce1">
            <text:p>1,25</text:p>
          </table:table-cell>
          <table:table-cell office:value-type="float" office:value="6.2" table:style-name="ce1">
            <text:p>6,2</text:p>
          </table:table-cell>
          <table:table-cell office:value-type="float" office:value="27080" table:style-name="ce1">
            <text:p>27080</text:p>
          </table:table-cell>
          <table:table-cell office:value-type="float" office:value="420" table:style-name="ce1">
            <text:p>420</text:p>
          </table:table-cell>
          <table:table-cell office:value-type="float" office:value="3.5" table:style-name="ce1">
            <text:p>3,5</text:p>
          </table:table-cell>
          <table:table-cell office:value-type="float" office:value="22.02" table:style-name="ce1">
            <text:p>22,02</text:p>
          </table:table-cell>
          <table:table-cell office:value-type="float" office:value="89964" table:style-name="ce1">
            <text:p>89964</text:p>
          </table:table-cell>
          <table:table-cell office:value-type="float" office:value="586" table:style-name="ce1">
            <text:p>586</text:p>
          </table:table-cell>
          <table:table-cell office:value-type="float" office:value="7.5" table:style-name="ce3">
            <text:p>7,5</text:p>
          </table:table-cell>
          <table:table-cell office:value-type="float" office:value="29.37" table:style-name="ce3">
            <text:p>29,37</text:p>
          </table:table-cell>
          <table:table-cell office:value-type="float" office:value="28935" table:style-name="ce1">
            <text:p>28935</text:p>
          </table:table-cell>
          <table:table-cell office:value-type="float" office:value="3018" table:style-name="ce3">
            <text:p>3018</text:p>
          </table:table-cell>
          <table:table-cell office:value-type="float" office:value="3.77" table:style-name="ce1">
            <text:p>3,77</text:p>
          </table:table-cell>
          <table:table-cell office:value-type="float" office:value="23.35" table:style-name="ce1">
            <text:p>23,35</text:p>
          </table:table-cell>
          <table:table-cell office:value-type="float" office:value="89964" table:style-name="ce1">
            <text:p>89964</text:p>
          </table:table-cell>
          <table:table-cell office:value-type="float" office:value="586" table:style-name="ce1">
            <text:p>586</text:p>
          </table:table-cell>
          <table:table-cell office:value-type="float" office:value="0.71" table:style-name="ce1">
            <text:p>0,71</text:p>
          </table:table-cell>
          <table:table-cell office:value-type="float" office:value="5.85" table:style-name="ce1">
            <text:p>5,85</text:p>
          </table:table-cell>
          <table:table-cell office:value-type="float" office:value="14206" table:style-name="ce1">
            <text:p>14206</text:p>
          </table:table-cell>
          <table:table-cell office:value-type="float" office:value="442" table:style-name="ce1">
            <text:p>442</text:p>
          </table:table-cell>
          <table:table-cell office:value-type="float" office:value="0.2" table:formula="of:=MIN([.$B30];[.$F30];[.$J30];[.$N30];[.$R30];[.$V30];[.$Z30];[.$AD30];[.$AH30];[.$AL30];[.$AP30];[.$AT30];[.$AX30])" table:style-name="ce1">
            <text:p>0,2</text:p>
          </table:table-cell>
          <table:table-cell office:value-type="float" office:value="4.5" table:formula="of:=MIN([.$C30];[.$G30];[.$K30];[.$O30];[.$S30];[.$W30];[.$AA30];[.$AE30];[.$AI30];[.$AM30];[.$AQ30];[.$AU30];[.$AY30])" table:style-name="ce1">
            <text:p>4,5</text:p>
          </table:table-cell>
          <table:table-cell office:value-type="float" office:value="6581" table:formula="of:=MIN([.$D30];[.$H30];[.$L30];[.$P30];[.$T30];[.$X30];[.$AB30];[.$AF30];[.$AJ30];[.$AN30];[.$AR30];[.$AV30];[.$AZ30])" table:style-name="ce1">
            <text:p>6581</text:p>
          </table:table-cell>
          <table:table-cell office:value-type="float" office:value="93" table:formula="of:=MIN([.$E30];[.$I30];[.$M30];[.$Q30];[.$U30];[.$Y30];[.$AC30];[.$AG30];[.$AK30];[.$AO30];[.$AS30];[.$AW30];[.$BA30])" table:style-name="ce1">
            <text:p>93</text:p>
          </table:table-cell>
          <table:table-cell office:value-type="float" office:value="1.1599999999999999" table:formula="of:=MEDIAN([.$B30];[.$F30];[.$J30];[.$N30];[.$R30];[.$V30];[.$Z30];[.$AD30];[.$AH30];[.$AL30];[.$AP30];[.$AT30];[.$AX30])" table:style-name="ce1">
            <text:p>1,16</text:p>
          </table:table-cell>
          <table:table-cell office:value-type="float" office:value="6.02" table:formula="of:=MEDIAN([.$C30];[.$G30];[.$K30];[.$O30];[.$S30];[.$W30];[.$AA30];[.$AE30];[.$AI30];[.$AM30];[.$AQ30];[.$AU30];[.$AY30])" table:style-name="ce1">
            <text:p>6,02</text:p>
          </table:table-cell>
          <table:table-cell office:value-type="float" office:value="27080" table:formula="of:=MEDIAN([.$D30];[.$H30];[.$L30];[.$P30];[.$T30];[.$X30];[.$AB30];[.$AF30];[.$AJ30];[.$AN30];[.$AR30];[.$AV30];[.$AZ30])" table:style-name="ce1">
            <text:p>27080</text:p>
          </table:table-cell>
          <table:table-cell office:value-type="float" office:value="586" table:formula="of:=MEDIAN([.$E30];[.$I30];[.$M30];[.$Q30];[.$U30];[.$Y30];[.$AC30];[.$AG30];[.$AK30];[.$AO30];[.$AS30];[.$AW30];[.$BA30])" table:style-name="ce1">
            <text:p>586</text:p>
          </table:table-cell>
          <table:table-cell office:value-type="float" office:value="7.5" table:formula="of:=MAX([.$B30];[.$F30];[.$J30];[.$N30];[.$R30];[.$V30];[.$Z30];[.$AD30];[.$AH30];[.$AL30];[.$AP30];[.$AT30];[.$AX30])" table:style-name="ce1">
            <text:p>7,5</text:p>
          </table:table-cell>
          <table:table-cell office:value-type="float" office:value="29.37" table:formula="of:=MAX([.$C30];[.$G30];[.$K30];[.$O30];[.$S30];[.$W30];[.$AA30];[.$AE30];[.$AI30];[.$AM30];[.$AQ30];[.$AU30];[.$AY30])" table:style-name="ce1">
            <text:p>29,37</text:p>
          </table:table-cell>
          <table:table-cell office:value-type="float" office:value="206629" table:formula="of:=MAX([.$D30];[.$H30];[.$L30];[.$P30];[.$T30];[.$X30];[.$AB30];[.$AF30];[.$AJ30];[.$AN30];[.$AR30];[.$AV30];[.$AZ30])" table:style-name="ce1">
            <text:p>206629</text:p>
          </table:table-cell>
          <table:table-cell office:value-type="float" office:value="3018" table:formula="of:=MAX([.$E30];[.$I30];[.$M30];[.$Q30];[.$U30];[.$Y30];[.$AC30];[.$AG30];[.$AK30];[.$AO30];[.$AS30];[.$AW30];[.$BA30])" table:style-name="ce1">
            <text:p>301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room/room_s17_a15_w1_h54.lp</text:p>
          </table:table-cell>
          <table:table-cell office:value-type="float" office:value="0.97" table:style-name="ce1">
            <text:p>0,97</text:p>
          </table:table-cell>
          <table:table-cell office:value-type="float" office:value="4.8499999999999996" table:style-name="ce1">
            <text:p>4,85</text:p>
          </table:table-cell>
          <table:table-cell office:value-type="float" office:value="32048" table:style-name="ce1">
            <text:p>32048</text:p>
          </table:table-cell>
          <table:table-cell office:value-type="float" office:value="1036" table:style-name="ce1">
            <text:p>1036</text:p>
          </table:table-cell>
          <table:table-cell office:value-type="float" office:value="1.37" table:style-name="ce1">
            <text:p>1,37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9901" table:style-name="ce1">
            <text:p>9901</text:p>
          </table:table-cell>
          <table:table-cell office:value-type="float" office:value="986" table:style-name="ce1">
            <text:p>986</text:p>
          </table:table-cell>
          <table:table-cell office:value-type="float" office:value="1.06" table:style-name="ce1">
            <text:p>1,06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32048" table:style-name="ce1">
            <text:p>32048</text:p>
          </table:table-cell>
          <table:table-cell office:value-type="float" office:value="1036" table:style-name="ce1">
            <text:p>1036</text:p>
          </table:table-cell>
          <table:table-cell office:value-type="float" office:value="3.23" table:style-name="ce1">
            <text:p>3,23</text:p>
          </table:table-cell>
          <table:table-cell office:value-type="float" office:value="7.35" table:style-name="ce1">
            <text:p>7,35</text:p>
          </table:table-cell>
          <table:table-cell office:value-type="float" office:value="66205" table:style-name="ce1">
            <text:p>66205</text:p>
          </table:table-cell>
          <table:table-cell office:value-type="float" office:value="2303" table:style-name="ce1">
            <text:p>2303</text:p>
          </table:table-cell>
          <table:table-cell office:value-type="float" office:value="1.72" table:style-name="ce1">
            <text:p>1,72</text:p>
          </table:table-cell>
          <table:table-cell office:value-type="float" office:value="5.93" table:style-name="ce1">
            <text:p>5,93</text:p>
          </table:table-cell>
          <table:table-cell office:value-type="float" office:value="5856" table:style-name="ce1">
            <text:p>5856</text:p>
          </table:table-cell>
          <table:table-cell office:value-type="float" office:value="1593" table:style-name="ce1">
            <text:p>1593</text:p>
          </table:table-cell>
          <table:table-cell office:value-type="float" office:value="3.04" table:style-name="ce1">
            <text:p>3,04</text:p>
          </table:table-cell>
          <table:table-cell office:value-type="float" office:value="7.3" table:style-name="ce1">
            <text:p>7,3</text:p>
          </table:table-cell>
          <table:table-cell office:value-type="float" office:value="66205" table:style-name="ce1">
            <text:p>66205</text:p>
          </table:table-cell>
          <table:table-cell office:value-type="float" office:value="2303" table:style-name="ce1">
            <text:p>2303</text:p>
          </table:table-cell>
          <table:table-cell office:value-type="float" office:value="0.72" table:style-name="ce2">
            <text:p>0,72</text:p>
          </table:table-cell>
          <table:table-cell office:value-type="float" office:value="4.43" table:style-name="ce2">
            <text:p>4,43</text:p>
          </table:table-cell>
          <table:table-cell office:value-type="float" office:value="11312" table:style-name="ce1">
            <text:p>11312</text:p>
          </table:table-cell>
          <table:table-cell office:value-type="float" office:value="800" table:style-name="ce1">
            <text:p>800</text:p>
          </table:table-cell>
          <table:table-cell office:value-type="float" office:value="1.64" table:style-name="ce1">
            <text:p>1,64</text:p>
          </table:table-cell>
          <table:table-cell office:value-type="float" office:value="6.01" table:style-name="ce1">
            <text:p>6,01</text:p>
          </table:table-cell>
          <table:table-cell office:value-type="float" office:value="5610" table:style-name="ce1">
            <text:p>5610</text:p>
          </table:table-cell>
          <table:table-cell office:value-type="float" office:value="1615" table:style-name="ce1">
            <text:p>1615</text:p>
          </table:table-cell>
          <table:table-cell office:value-type="float" office:value="0.72" table:style-name="ce2">
            <text:p>0,72</text:p>
          </table:table-cell>
          <table:table-cell office:value-type="float" office:value="4.7" table:style-name="ce1">
            <text:p>4,7</text:p>
          </table:table-cell>
          <table:table-cell office:value-type="float" office:value="11312" table:style-name="ce1">
            <text:p>11312</text:p>
          </table:table-cell>
          <table:table-cell office:value-type="float" office:value="800" table:style-name="ce1">
            <text:p>800</text:p>
          </table:table-cell>
          <table:table-cell office:value-type="float" office:value="13.39" table:style-name="ce1">
            <text:p>13,39</text:p>
          </table:table-cell>
          <table:table-cell office:value-type="float" office:value="31.11" table:style-name="ce1">
            <text:p>31,11</text:p>
          </table:table-cell>
          <table:table-cell office:value-type="float" office:value="232009" table:style-name="ce3">
            <text:p>232009</text:p>
          </table:table-cell>
          <table:table-cell office:value-type="float" office:value="5352" table:style-name="ce3">
            <text:p>5352</text:p>
          </table:table-cell>
          <table:table-cell office:value-type="float" office:value="1.33" table:style-name="ce1">
            <text:p>1,33</text:p>
          </table:table-cell>
          <table:table-cell office:value-type="float" office:value="19.93" table:style-name="ce1">
            <text:p>19,93</text:p>
          </table:table-cell>
          <table:table-cell office:value-type="float" office:value="4804" table:style-name="ce2">
            <text:p>4804</text:p>
          </table:table-cell>
          <table:table-cell office:value-type="float" office:value="796" table:style-name="ce1">
            <text:p>796</text:p>
          </table:table-cell>
          <table:table-cell office:value-type="float" office:value="15.03" table:style-name="ce3">
            <text:p>15,03</text:p>
          </table:table-cell>
          <table:table-cell office:value-type="float" office:value="32.299999999999997" table:style-name="ce3">
            <text:p>32,3</text:p>
          </table:table-cell>
          <table:table-cell office:value-type="float" office:value="232009" table:style-name="ce3">
            <text:p>232009</text:p>
          </table:table-cell>
          <table:table-cell office:value-type="float" office:value="5352" table:style-name="ce3">
            <text:p>5352</text:p>
          </table:table-cell>
          <table:table-cell office:value-type="float" office:value="0.92" table:style-name="ce1">
            <text:p>0,92</text:p>
          </table:table-cell>
          <table:table-cell office:value-type="float" office:value="5.25" table:style-name="ce1">
            <text:p>5,25</text:p>
          </table:table-cell>
          <table:table-cell office:value-type="float" office:value="9617" table:style-name="ce1">
            <text:p>9617</text:p>
          </table:table-cell>
          <table:table-cell office:value-type="float" office:value="779" table:style-name="ce2">
            <text:p>779</text:p>
          </table:table-cell>
          <table:table-cell office:value-type="float" office:value="0.72" table:formula="of:=MIN([.$B31];[.$F31];[.$J31];[.$N31];[.$R31];[.$V31];[.$Z31];[.$AD31];[.$AH31];[.$AL31];[.$AP31];[.$AT31];[.$AX31])" table:style-name="ce1">
            <text:p>0,72</text:p>
          </table:table-cell>
          <table:table-cell office:value-type="float" office:value="4.43" table:formula="of:=MIN([.$C31];[.$G31];[.$K31];[.$O31];[.$S31];[.$W31];[.$AA31];[.$AE31];[.$AI31];[.$AM31];[.$AQ31];[.$AU31];[.$AY31])" table:style-name="ce1">
            <text:p>4,43</text:p>
          </table:table-cell>
          <table:table-cell office:value-type="float" office:value="4804" table:formula="of:=MIN([.$D31];[.$H31];[.$L31];[.$P31];[.$T31];[.$X31];[.$AB31];[.$AF31];[.$AJ31];[.$AN31];[.$AR31];[.$AV31];[.$AZ31])" table:style-name="ce1">
            <text:p>4804</text:p>
          </table:table-cell>
          <table:table-cell office:value-type="float" office:value="779" table:formula="of:=MIN([.$E31];[.$I31];[.$M31];[.$Q31];[.$U31];[.$Y31];[.$AC31];[.$AG31];[.$AK31];[.$AO31];[.$AS31];[.$AW31];[.$BA31])" table:style-name="ce1">
            <text:p>779</text:p>
          </table:table-cell>
          <table:table-cell office:value-type="float" office:value="1.37" table:formula="of:=MEDIAN([.$B31];[.$F31];[.$J31];[.$N31];[.$R31];[.$V31];[.$Z31];[.$AD31];[.$AH31];[.$AL31];[.$AP31];[.$AT31];[.$AX31])" table:style-name="ce1">
            <text:p>1,37</text:p>
          </table:table-cell>
          <table:table-cell office:value-type="float" office:value="5.93" table:formula="of:=MEDIAN([.$C31];[.$G31];[.$K31];[.$O31];[.$S31];[.$W31];[.$AA31];[.$AE31];[.$AI31];[.$AM31];[.$AQ31];[.$AU31];[.$AY31])" table:style-name="ce1">
            <text:p>5,93</text:p>
          </table:table-cell>
          <table:table-cell office:value-type="float" office:value="11312" table:formula="of:=MEDIAN([.$D31];[.$H31];[.$L31];[.$P31];[.$T31];[.$X31];[.$AB31];[.$AF31];[.$AJ31];[.$AN31];[.$AR31];[.$AV31];[.$AZ31])" table:style-name="ce1">
            <text:p>11312</text:p>
          </table:table-cell>
          <table:table-cell office:value-type="float" office:value="1036" table:formula="of:=MEDIAN([.$E31];[.$I31];[.$M31];[.$Q31];[.$U31];[.$Y31];[.$AC31];[.$AG31];[.$AK31];[.$AO31];[.$AS31];[.$AW31];[.$BA31])" table:style-name="ce1">
            <text:p>1036</text:p>
          </table:table-cell>
          <table:table-cell office:value-type="float" office:value="15.03" table:formula="of:=MAX([.$B31];[.$F31];[.$J31];[.$N31];[.$R31];[.$V31];[.$Z31];[.$AD31];[.$AH31];[.$AL31];[.$AP31];[.$AT31];[.$AX31])" table:style-name="ce1">
            <text:p>15,03</text:p>
          </table:table-cell>
          <table:table-cell office:value-type="float" office:value="32.299999999999997" table:formula="of:=MAX([.$C31];[.$G31];[.$K31];[.$O31];[.$S31];[.$W31];[.$AA31];[.$AE31];[.$AI31];[.$AM31];[.$AQ31];[.$AU31];[.$AY31])" table:style-name="ce1">
            <text:p>32,3</text:p>
          </table:table-cell>
          <table:table-cell office:value-type="float" office:value="232009" table:formula="of:=MAX([.$D31];[.$H31];[.$L31];[.$P31];[.$T31];[.$X31];[.$AB31];[.$AF31];[.$AJ31];[.$AN31];[.$AR31];[.$AV31];[.$AZ31])" table:style-name="ce1">
            <text:p>232009</text:p>
          </table:table-cell>
          <table:table-cell office:value-type="float" office:value="5352" table:formula="of:=MAX([.$E31];[.$I31];[.$M31];[.$Q31];[.$U31];[.$Y31];[.$AC31];[.$AG31];[.$AK31];[.$AO31];[.$AS31];[.$AW31];[.$BA31])" table:style-name="ce1">
            <text:p>535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room/room_s17_a20_w1_h50.lp</text:p>
          </table:table-cell>
          <table:table-cell office:value-type="float" office:value="236.79" table:style-name="ce1">
            <text:p>236,79</text:p>
          </table:table-cell>
          <table:table-cell office:value-type="float" office:value="241.99" table:style-name="ce1">
            <text:p>241,99</text:p>
          </table:table-cell>
          <table:table-cell office:value-type="float" office:value="9964702" table:style-name="ce1">
            <text:p>9964702</text:p>
          </table:table-cell>
          <table:table-cell office:value-type="float" office:value="141837" table:style-name="ce3">
            <text:p>141837</text:p>
          </table:table-cell>
          <table:table-cell office:value-type="float" office:value="9.19" table:style-name="ce1">
            <text:p>9,19</text:p>
          </table:table-cell>
          <table:table-cell office:value-type="float" office:value="14.21" table:style-name="ce1">
            <text:p>14,21</text:p>
          </table:table-cell>
          <table:table-cell office:value-type="float" office:value="42792" table:style-name="ce1">
            <text:p>42792</text:p>
          </table:table-cell>
          <table:table-cell office:value-type="float" office:value="12443" table:style-name="ce1">
            <text:p>12443</text:p>
          </table:table-cell>
          <table:table-cell office:value-type="float" office:value="249.27" table:style-name="ce3">
            <text:p>249,27</text:p>
          </table:table-cell>
          <table:table-cell office:value-type="float" office:value="254.52" table:style-name="ce3">
            <text:p>254,52</text:p>
          </table:table-cell>
          <table:table-cell office:value-type="float" office:value="9964702" table:style-name="ce1">
            <text:p>9964702</text:p>
          </table:table-cell>
          <table:table-cell office:value-type="float" office:value="141837" table:style-name="ce3">
            <text:p>141837</text:p>
          </table:table-cell>
          <table:table-cell office:value-type="float" office:value="223.77" table:style-name="ce1">
            <text:p>223,77</text:p>
          </table:table-cell>
          <table:table-cell office:value-type="float" office:value="228.88" table:style-name="ce1">
            <text:p>228,88</text:p>
          </table:table-cell>
          <table:table-cell office:value-type="float" office:value="9674186" table:style-name="ce1">
            <text:p>9674186</text:p>
          </table:table-cell>
          <table:table-cell office:value-type="float" office:value="138220" table:style-name="ce1">
            <text:p>138220</text:p>
          </table:table-cell>
          <table:table-cell office:value-type="float" office:value="5.35" table:style-name="ce1">
            <text:p>5,35</text:p>
          </table:table-cell>
          <table:table-cell office:value-type="float" office:value="11.03" table:style-name="ce1">
            <text:p>11,03</text:p>
          </table:table-cell>
          <table:table-cell office:value-type="float" office:value="16665" table:style-name="ce1">
            <text:p>16665</text:p>
          </table:table-cell>
          <table:table-cell office:value-type="float" office:value="6988" table:style-name="ce1">
            <text:p>6988</text:p>
          </table:table-cell>
          <table:table-cell office:value-type="float" office:value="243.69" table:style-name="ce1">
            <text:p>243,69</text:p>
          </table:table-cell>
          <table:table-cell office:value-type="float" office:value="248.95" table:style-name="ce1">
            <text:p>248,95</text:p>
          </table:table-cell>
          <table:table-cell office:value-type="float" office:value="9674186" table:style-name="ce1">
            <text:p>9674186</text:p>
          </table:table-cell>
          <table:table-cell office:value-type="float" office:value="138220" table:style-name="ce1">
            <text:p>138220</text:p>
          </table:table-cell>
          <table:table-cell office:value-type="float" office:value="4.2300000000000004" table:style-name="ce2">
            <text:p>4,23</text:p>
          </table:table-cell>
          <table:table-cell office:value-type="float" office:value="8.77" table:style-name="ce2">
            <text:p>8,77</text:p>
          </table:table-cell>
          <table:table-cell office:value-type="float" office:value="78102" table:style-name="ce1">
            <text:p>78102</text:p>
          </table:table-cell>
          <table:table-cell office:value-type="float" office:value="5885" table:style-name="ce1">
            <text:p>5885</text:p>
          </table:table-cell>
          <table:table-cell office:value-type="float" office:value="6.75" table:style-name="ce1">
            <text:p>6,75</text:p>
          </table:table-cell>
          <table:table-cell office:value-type="float" office:value="12.27" table:style-name="ce1">
            <text:p>12,27</text:p>
          </table:table-cell>
          <table:table-cell office:value-type="float" office:value="18521" table:style-name="ce1">
            <text:p>18521</text:p>
          </table:table-cell>
          <table:table-cell office:value-type="float" office:value="6983" table:style-name="ce1">
            <text:p>6983</text:p>
          </table:table-cell>
          <table:table-cell office:value-type="float" office:value="4.54" table:style-name="ce1">
            <text:p>4,54</text:p>
          </table:table-cell>
          <table:table-cell office:value-type="float" office:value="9.1199999999999992" table:style-name="ce1">
            <text:p>9,12</text:p>
          </table:table-cell>
          <table:table-cell office:value-type="float" office:value="78102" table:style-name="ce1">
            <text:p>78102</text:p>
          </table:table-cell>
          <table:table-cell office:value-type="float" office:value="5885" table:style-name="ce1">
            <text:p>5885</text:p>
          </table:table-cell>
          <table:table-cell office:value-type="float" office:value="107.35" table:style-name="ce1">
            <text:p>107,35</text:p>
          </table:table-cell>
          <table:table-cell office:value-type="float" office:value="127.15" table:style-name="ce1">
            <text:p>127,15</text:p>
          </table:table-cell>
          <table:table-cell office:value-type="float" office:value="3873135" table:style-name="ce1">
            <text:p>3873135</text:p>
          </table:table-cell>
          <table:table-cell office:value-type="float" office:value="49994" table:style-name="ce1">
            <text:p>49994</text:p>
          </table:table-cell>
          <table:table-cell office:value-type="float" office:value="7.52" table:style-name="ce1">
            <text:p>7,52</text:p>
          </table:table-cell>
          <table:table-cell office:value-type="float" office:value="31.45" table:style-name="ce1">
            <text:p>31,45</text:p>
          </table:table-cell>
          <table:table-cell office:value-type="float" office:value="13375" table:style-name="ce2">
            <text:p>13375</text:p>
          </table:table-cell>
          <table:table-cell office:value-type="float" office:value="4988" table:style-name="ce2">
            <text:p>4988</text:p>
          </table:table-cell>
          <table:table-cell office:value-type="float" office:value="119.22" table:style-name="ce1">
            <text:p>119,22</text:p>
          </table:table-cell>
          <table:table-cell office:value-type="float" office:value="140.47999999999999" table:style-name="ce1">
            <text:p>140,48</text:p>
          </table:table-cell>
          <table:table-cell office:value-type="float" office:value="3873135" table:style-name="ce1">
            <text:p>3873135</text:p>
          </table:table-cell>
          <table:table-cell office:value-type="float" office:value="49994" table:style-name="ce1">
            <text:p>49994</text:p>
          </table:table-cell>
          <table:table-cell office:value-type="float" office:value="230.84" table:style-name="ce1">
            <text:p>230,84</text:p>
          </table:table-cell>
          <table:table-cell office:value-type="float" office:value="235.96" table:style-name="ce1">
            <text:p>235,96</text:p>
          </table:table-cell>
          <table:table-cell office:value-type="float" office:value="10223863" table:style-name="ce3">
            <text:p>10223863</text:p>
          </table:table-cell>
          <table:table-cell office:value-type="float" office:value="135425" table:style-name="ce1">
            <text:p>135425</text:p>
          </table:table-cell>
          <table:table-cell office:value-type="float" office:value="4.2300000000000004" table:formula="of:=MIN([.$B32];[.$F32];[.$J32];[.$N32];[.$R32];[.$V32];[.$Z32];[.$AD32];[.$AH32];[.$AL32];[.$AP32];[.$AT32];[.$AX32])" table:style-name="ce1">
            <text:p>4,23</text:p>
          </table:table-cell>
          <table:table-cell office:value-type="float" office:value="8.77" table:formula="of:=MIN([.$C32];[.$G32];[.$K32];[.$O32];[.$S32];[.$W32];[.$AA32];[.$AE32];[.$AI32];[.$AM32];[.$AQ32];[.$AU32];[.$AY32])" table:style-name="ce1">
            <text:p>8,77</text:p>
          </table:table-cell>
          <table:table-cell office:value-type="float" office:value="13375" table:formula="of:=MIN([.$D32];[.$H32];[.$L32];[.$P32];[.$T32];[.$X32];[.$AB32];[.$AF32];[.$AJ32];[.$AN32];[.$AR32];[.$AV32];[.$AZ32])" table:style-name="ce1">
            <text:p>13375</text:p>
          </table:table-cell>
          <table:table-cell office:value-type="float" office:value="4988" table:formula="of:=MIN([.$E32];[.$I32];[.$M32];[.$Q32];[.$U32];[.$Y32];[.$AC32];[.$AG32];[.$AK32];[.$AO32];[.$AS32];[.$AW32];[.$BA32])" table:style-name="ce1">
            <text:p>4988</text:p>
          </table:table-cell>
          <table:table-cell office:value-type="float" office:value="107.35" table:formula="of:=MEDIAN([.$B32];[.$F32];[.$J32];[.$N32];[.$R32];[.$V32];[.$Z32];[.$AD32];[.$AH32];[.$AL32];[.$AP32];[.$AT32];[.$AX32])" table:style-name="ce1">
            <text:p>107,35</text:p>
          </table:table-cell>
          <table:table-cell office:value-type="float" office:value="127.15" table:formula="of:=MEDIAN([.$C32];[.$G32];[.$K32];[.$O32];[.$S32];[.$W32];[.$AA32];[.$AE32];[.$AI32];[.$AM32];[.$AQ32];[.$AU32];[.$AY32])" table:style-name="ce1">
            <text:p>127,15</text:p>
          </table:table-cell>
          <table:table-cell office:value-type="float" office:value="3873135" table:formula="of:=MEDIAN([.$D32];[.$H32];[.$L32];[.$P32];[.$T32];[.$X32];[.$AB32];[.$AF32];[.$AJ32];[.$AN32];[.$AR32];[.$AV32];[.$AZ32])" table:style-name="ce1">
            <text:p>3873135</text:p>
          </table:table-cell>
          <table:table-cell office:value-type="float" office:value="49994" table:formula="of:=MEDIAN([.$E32];[.$I32];[.$M32];[.$Q32];[.$U32];[.$Y32];[.$AC32];[.$AG32];[.$AK32];[.$AO32];[.$AS32];[.$AW32];[.$BA32])" table:style-name="ce1">
            <text:p>49994</text:p>
          </table:table-cell>
          <table:table-cell office:value-type="float" office:value="249.27" table:formula="of:=MAX([.$B32];[.$F32];[.$J32];[.$N32];[.$R32];[.$V32];[.$Z32];[.$AD32];[.$AH32];[.$AL32];[.$AP32];[.$AT32];[.$AX32])" table:style-name="ce1">
            <text:p>249,27</text:p>
          </table:table-cell>
          <table:table-cell office:value-type="float" office:value="254.52" table:formula="of:=MAX([.$C32];[.$G32];[.$K32];[.$O32];[.$S32];[.$W32];[.$AA32];[.$AE32];[.$AI32];[.$AM32];[.$AQ32];[.$AU32];[.$AY32])" table:style-name="ce1">
            <text:p>254,52</text:p>
          </table:table-cell>
          <table:table-cell office:value-type="float" office:value="10223863" table:formula="of:=MAX([.$D32];[.$H32];[.$L32];[.$P32];[.$T32];[.$X32];[.$AB32];[.$AF32];[.$AJ32];[.$AN32];[.$AR32];[.$AV32];[.$AZ32])" table:style-name="ce1">
            <text:p>10223863</text:p>
          </table:table-cell>
          <table:table-cell office:value-type="float" office:value="141837" table:formula="of:=MAX([.$E32];[.$I32];[.$M32];[.$Q32];[.$U32];[.$Y32];[.$AC32];[.$AG32];[.$AK32];[.$AO32];[.$AS32];[.$AW32];[.$BA32])" table:style-name="ce1">
            <text:p>14183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room/room_s8_a20_w2_h19.lp</text:p>
          </table:table-cell>
          <table:table-cell office:value-type="float" office:value="11.62" table:style-name="ce1">
            <text:p>11,62</text:p>
          </table:table-cell>
          <table:table-cell office:value-type="float" office:value="12.33" table:style-name="ce1">
            <text:p>12,33</text:p>
          </table:table-cell>
          <table:table-cell office:value-type="float" office:value="437925" table:style-name="ce1">
            <text:p>437925</text:p>
          </table:table-cell>
          <table:table-cell office:value-type="float" office:value="51452" table:style-name="ce1">
            <text:p>51452</text:p>
          </table:table-cell>
          <table:table-cell office:value-type="float" office:value="0.68" table:style-name="ce1">
            <text:p>0,68</text:p>
          </table:table-cell>
          <table:table-cell office:value-type="float" office:value="1.39" table:style-name="ce2">
            <text:p>1,39</text:p>
          </table:table-cell>
          <table:table-cell office:value-type="float" office:value="6176" table:style-name="ce1">
            <text:p>6176</text:p>
          </table:table-cell>
          <table:table-cell office:value-type="float" office:value="2592" table:style-name="ce1">
            <text:p>2592</text:p>
          </table:table-cell>
          <table:table-cell office:value-type="float" office:value="13.84" table:style-name="ce1">
            <text:p>13,84</text:p>
          </table:table-cell>
          <table:table-cell office:value-type="float" office:value="14.49" table:style-name="ce1">
            <text:p>14,49</text:p>
          </table:table-cell>
          <table:table-cell office:value-type="float" office:value="437925" table:style-name="ce1">
            <text:p>437925</text:p>
          </table:table-cell>
          <table:table-cell office:value-type="float" office:value="51452" table:style-name="ce1">
            <text:p>51452</text:p>
          </table:table-cell>
          <table:table-cell office:value-type="float" office:value="8.33" table:style-name="ce1">
            <text:p>8,33</text:p>
          </table:table-cell>
          <table:table-cell office:value-type="float" office:value="8.98" table:style-name="ce1">
            <text:p>8,98</text:p>
          </table:table-cell>
          <table:table-cell office:value-type="float" office:value="233672" table:style-name="ce1">
            <text:p>233672</text:p>
          </table:table-cell>
          <table:table-cell office:value-type="float" office:value="31029" table:style-name="ce1">
            <text:p>31029</text:p>
          </table:table-cell>
          <table:table-cell office:value-type="float" office:value="3.57" table:style-name="ce1">
            <text:p>3,57</text:p>
          </table:table-cell>
          <table:table-cell office:value-type="float" office:value="4.3099999999999996" table:style-name="ce1">
            <text:p>4,31</text:p>
          </table:table-cell>
          <table:table-cell office:value-type="float" office:value="22576" table:style-name="ce1">
            <text:p>22576</text:p>
          </table:table-cell>
          <table:table-cell office:value-type="float" office:value="12477" table:style-name="ce1">
            <text:p>12477</text:p>
          </table:table-cell>
          <table:table-cell office:value-type="float" office:value="8.69" table:style-name="ce1">
            <text:p>8,69</text:p>
          </table:table-cell>
          <table:table-cell office:value-type="float" office:value="9.4" table:style-name="ce1">
            <text:p>9,4</text:p>
          </table:table-cell>
          <table:table-cell office:value-type="float" office:value="233672" table:style-name="ce1">
            <text:p>233672</text:p>
          </table:table-cell>
          <table:table-cell office:value-type="float" office:value="31029" table:style-name="ce1">
            <text:p>31029</text:p>
          </table:table-cell>
          <table:table-cell office:value-type="float" office:value="0.9" table:style-name="ce1">
            <text:p>0,9</text:p>
          </table:table-cell>
          <table:table-cell office:value-type="float" office:value="1.56" table:style-name="ce1">
            <text:p>1,56</text:p>
          </table:table-cell>
          <table:table-cell office:value-type="float" office:value="21104" table:style-name="ce1">
            <text:p>21104</text:p>
          </table:table-cell>
          <table:table-cell office:value-type="float" office:value="4626" table:style-name="ce1">
            <text:p>4626</text:p>
          </table:table-cell>
          <table:table-cell office:value-type="float" office:value="0.78" table:style-name="ce1">
            <text:p>0,78</text:p>
          </table:table-cell>
          <table:table-cell office:value-type="float" office:value="1.52" table:style-name="ce1">
            <text:p>1,52</text:p>
          </table:table-cell>
          <table:table-cell office:value-type="float" office:value="6591" table:style-name="ce1">
            <text:p>6591</text:p>
          </table:table-cell>
          <table:table-cell office:value-type="float" office:value="2866" table:style-name="ce1">
            <text:p>2866</text:p>
          </table:table-cell>
          <table:table-cell office:value-type="float" office:value="1.03" table:style-name="ce1">
            <text:p>1,03</text:p>
          </table:table-cell>
          <table:table-cell office:value-type="float" office:value="1.69" table:style-name="ce1">
            <text:p>1,69</text:p>
          </table:table-cell>
          <table:table-cell office:value-type="float" office:value="21104" table:style-name="ce1">
            <text:p>21104</text:p>
          </table:table-cell>
          <table:table-cell office:value-type="float" office:value="4626" table:style-name="ce1">
            <text:p>4626</text:p>
          </table:table-cell>
          <table:table-cell office:value-type="float" office:value="10.71" table:style-name="ce1">
            <text:p>10,71</text:p>
          </table:table-cell>
          <table:table-cell office:value-type="float" office:value="12.51" table:style-name="ce1">
            <text:p>12,51</text:p>
          </table:table-cell>
          <table:table-cell office:value-type="float" office:value="138570" table:style-name="ce1">
            <text:p>138570</text:p>
          </table:table-cell>
          <table:table-cell office:value-type="float" office:value="18779" table:style-name="ce1">
            <text:p>18779</text:p>
          </table:table-cell>
          <table:table-cell office:value-type="float" office:value="0.15" table:style-name="ce2">
            <text:p>0,15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1601" table:style-name="ce2">
            <text:p>1601</text:p>
          </table:table-cell>
          <table:table-cell office:value-type="float" office:value="245" table:style-name="ce2">
            <text:p>245</text:p>
          </table:table-cell>
          <table:table-cell office:value-type="float" office:value="10.74" table:style-name="ce1">
            <text:p>10,74</text:p>
          </table:table-cell>
          <table:table-cell office:value-type="float" office:value="12.59" table:style-name="ce1">
            <text:p>12,59</text:p>
          </table:table-cell>
          <table:table-cell office:value-type="float" office:value="138570" table:style-name="ce1">
            <text:p>138570</text:p>
          </table:table-cell>
          <table:table-cell office:value-type="float" office:value="18779" table:style-name="ce1">
            <text:p>18779</text:p>
          </table:table-cell>
          <table:table-cell office:value-type="float" office:value="22.62" table:style-name="ce3">
            <text:p>22,62</text:p>
          </table:table-cell>
          <table:table-cell office:value-type="float" office:value="23.34" table:style-name="ce3">
            <text:p>23,34</text:p>
          </table:table-cell>
          <table:table-cell office:value-type="float" office:value="539607" table:style-name="ce3">
            <text:p>539607</text:p>
          </table:table-cell>
          <table:table-cell office:value-type="float" office:value="76657" table:style-name="ce3">
            <text:p>76657</text:p>
          </table:table-cell>
          <table:table-cell office:value-type="float" office:value="0.15" table:formula="of:=MIN([.$B33];[.$F33];[.$J33];[.$N33];[.$R33];[.$V33];[.$Z33];[.$AD33];[.$AH33];[.$AL33];[.$AP33];[.$AT33];[.$AX33])" table:style-name="ce1">
            <text:p>0,15</text:p>
          </table:table-cell>
          <table:table-cell office:value-type="float" office:value="1.39" table:formula="of:=MIN([.$C33];[.$G33];[.$K33];[.$O33];[.$S33];[.$W33];[.$AA33];[.$AE33];[.$AI33];[.$AM33];[.$AQ33];[.$AU33];[.$AY33])" table:style-name="ce1">
            <text:p>1,39</text:p>
          </table:table-cell>
          <table:table-cell office:value-type="float" office:value="1601" table:formula="of:=MIN([.$D33];[.$H33];[.$L33];[.$P33];[.$T33];[.$X33];[.$AB33];[.$AF33];[.$AJ33];[.$AN33];[.$AR33];[.$AV33];[.$AZ33])" table:style-name="ce1">
            <text:p>1601</text:p>
          </table:table-cell>
          <table:table-cell office:value-type="float" office:value="245" table:formula="of:=MIN([.$E33];[.$I33];[.$M33];[.$Q33];[.$U33];[.$Y33];[.$AC33];[.$AG33];[.$AK33];[.$AO33];[.$AS33];[.$AW33];[.$BA33])" table:style-name="ce1">
            <text:p>245</text:p>
          </table:table-cell>
          <table:table-cell office:value-type="float" office:value="8.33" table:formula="of:=MEDIAN([.$B33];[.$F33];[.$J33];[.$N33];[.$R33];[.$V33];[.$Z33];[.$AD33];[.$AH33];[.$AL33];[.$AP33];[.$AT33];[.$AX33])" table:style-name="ce1">
            <text:p>8,33</text:p>
          </table:table-cell>
          <table:table-cell office:value-type="float" office:value="8.98" table:formula="of:=MEDIAN([.$C33];[.$G33];[.$K33];[.$O33];[.$S33];[.$W33];[.$AA33];[.$AE33];[.$AI33];[.$AM33];[.$AQ33];[.$AU33];[.$AY33])" table:style-name="ce1">
            <text:p>8,98</text:p>
          </table:table-cell>
          <table:table-cell office:value-type="float" office:value="138570" table:formula="of:=MEDIAN([.$D33];[.$H33];[.$L33];[.$P33];[.$T33];[.$X33];[.$AB33];[.$AF33];[.$AJ33];[.$AN33];[.$AR33];[.$AV33];[.$AZ33])" table:style-name="ce1">
            <text:p>138570</text:p>
          </table:table-cell>
          <table:table-cell office:value-type="float" office:value="18779" table:formula="of:=MEDIAN([.$E33];[.$I33];[.$M33];[.$Q33];[.$U33];[.$Y33];[.$AC33];[.$AG33];[.$AK33];[.$AO33];[.$AS33];[.$AW33];[.$BA33])" table:style-name="ce1">
            <text:p>18779</text:p>
          </table:table-cell>
          <table:table-cell office:value-type="float" office:value="22.62" table:formula="of:=MAX([.$B33];[.$F33];[.$J33];[.$N33];[.$R33];[.$V33];[.$Z33];[.$AD33];[.$AH33];[.$AL33];[.$AP33];[.$AT33];[.$AX33])" table:style-name="ce1">
            <text:p>22,62</text:p>
          </table:table-cell>
          <table:table-cell office:value-type="float" office:value="23.34" table:formula="of:=MAX([.$C33];[.$G33];[.$K33];[.$O33];[.$S33];[.$W33];[.$AA33];[.$AE33];[.$AI33];[.$AM33];[.$AQ33];[.$AU33];[.$AY33])" table:style-name="ce1">
            <text:p>23,34</text:p>
          </table:table-cell>
          <table:table-cell office:value-type="float" office:value="539607" table:formula="of:=MAX([.$D33];[.$H33];[.$L33];[.$P33];[.$T33];[.$X33];[.$AB33];[.$AF33];[.$AJ33];[.$AN33];[.$AR33];[.$AV33];[.$AZ33])" table:style-name="ce1">
            <text:p>539607</text:p>
          </table:table-cell>
          <table:table-cell office:value-type="float" office:value="76657" table:formula="of:=MAX([.$E33];[.$I33];[.$M33];[.$Q33];[.$U33];[.$Y33];[.$AC33];[.$AG33];[.$AK33];[.$AO33];[.$AS33];[.$AW33];[.$BA33])" table:style-name="ce1">
            <text:p>76657</text:p>
          </table:table-cell>
          <table:table-cell table:number-columns-repeated="1631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1949.0599999999997" table:formula="of:=SUM([.B3:.B33])" table:style-name="ce1">
            <text:p>1949,06</text:p>
          </table:table-cell>
          <table:table-cell office:value-type="float" office:value="2051.5999999999995" table:formula="of:=SUM([.C3:.C33])" table:style-name="ce1">
            <text:p>2051,6</text:p>
          </table:table-cell>
          <table:table-cell office:value-type="float" office:value="44089695" table:formula="of:=SUM([.D3:.D33])" table:style-name="ce1">
            <text:p>44089695</text:p>
          </table:table-cell>
          <table:table-cell office:value-type="float" office:value="2409591" table:formula="of:=SUM([.E3:.E33])" table:style-name="ce1">
            <text:p>2409591</text:p>
          </table:table-cell>
          <table:table-cell office:value-type="float" office:value="457.24999999999994" table:formula="of:=SUM([.F3:.F33])" table:style-name="ce1">
            <text:p>457,25</text:p>
          </table:table-cell>
          <table:table-cell office:value-type="float" office:value="559.56000000000006" table:formula="of:=SUM([.G3:.G33])" table:style-name="ce1">
            <text:p>559,56</text:p>
          </table:table-cell>
          <table:table-cell office:value-type="float" office:value="1194883" table:formula="of:=SUM([.H3:.H33])" table:style-name="ce1">
            <text:p>1194883</text:p>
          </table:table-cell>
          <table:table-cell office:value-type="float" office:value="666003" table:formula="of:=SUM([.I3:.I33])" table:style-name="ce1">
            <text:p>666003</text:p>
          </table:table-cell>
          <table:table-cell office:value-type="float" office:value="2026.4999999999995" table:formula="of:=SUM([.J3:.J33])" table:style-name="ce1">
            <text:p>2026,5</text:p>
          </table:table-cell>
          <table:table-cell office:value-type="float" office:value="2131.0899999999997" table:formula="of:=SUM([.K3:.K33])" table:style-name="ce1">
            <text:p>2131,09</text:p>
          </table:table-cell>
          <table:table-cell office:value-type="float" office:value="44089695" table:formula="of:=SUM([.L3:.L33])" table:style-name="ce1">
            <text:p>44089695</text:p>
          </table:table-cell>
          <table:table-cell office:value-type="float" office:value="2409591" table:formula="of:=SUM([.M3:.M33])" table:style-name="ce1">
            <text:p>2409591</text:p>
          </table:table-cell>
          <table:table-cell office:value-type="float" office:value="2571.7100000000005" table:formula="of:=SUM([.N3:.N33])" table:style-name="ce1">
            <text:p>2571,71</text:p>
          </table:table-cell>
          <table:table-cell office:value-type="float" office:value="2680.28" table:formula="of:=SUM([.O3:.O33])" table:style-name="ce1">
            <text:p>2680,28</text:p>
          </table:table-cell>
          <table:table-cell office:value-type="float" office:value="46440604" table:formula="of:=SUM([.P3:.P33])" table:style-name="ce1">
            <text:p>46440604</text:p>
          </table:table-cell>
          <table:table-cell office:value-type="float" office:value="3174935" table:formula="of:=SUM([.Q3:.Q33])" table:style-name="ce3">
            <text:p>3174935</text:p>
          </table:table-cell>
          <table:table-cell office:value-type="float" office:value="196.56999999999996" table:formula="of:=SUM([.R3:.R33])" table:style-name="ce1">
            <text:p>196,57</text:p>
          </table:table-cell>
          <table:table-cell office:value-type="float" office:value="309.26" table:formula="of:=SUM([.S3:.S33])" table:style-name="ce1">
            <text:p>309,26</text:p>
          </table:table-cell>
          <table:table-cell office:value-type="float" office:value="632414" table:formula="of:=SUM([.T3:.T33])" table:style-name="ce1">
            <text:p>632414</text:p>
          </table:table-cell>
          <table:table-cell office:value-type="float" office:value="274886" table:formula="of:=SUM([.U3:.U33])" table:style-name="ce1">
            <text:p>274886</text:p>
          </table:table-cell>
          <table:table-cell office:value-type="float" office:value="2689.67" table:formula="of:=SUM([.V3:.V33])" table:style-name="ce1">
            <text:p>2689,67</text:p>
          </table:table-cell>
          <table:table-cell office:value-type="float" office:value="2798.27" table:formula="of:=SUM([.W3:.W33])" table:style-name="ce1">
            <text:p>2798,27</text:p>
          </table:table-cell>
          <table:table-cell office:value-type="float" office:value="46440604" table:formula="of:=SUM([.X3:.X33])" table:style-name="ce1">
            <text:p>46440604</text:p>
          </table:table-cell>
          <table:table-cell office:value-type="float" office:value="3174935" table:formula="of:=SUM([.Y3:.Y33])" table:style-name="ce3">
            <text:p>3174935</text:p>
          </table:table-cell>
          <table:table-cell office:value-type="float" office:value="50.389999999999979" table:formula="of:=SUM([.Z3:.Z33])" table:style-name="ce1">
            <text:p>50,39</text:p>
          </table:table-cell>
          <table:table-cell office:value-type="float" office:value="154.06" table:formula="of:=SUM([.AA3:.AA33])" table:style-name="ce1">
            <text:p>154,06</text:p>
          </table:table-cell>
          <table:table-cell office:value-type="float" office:value="802392" table:formula="of:=SUM([.AB3:.AB33])" table:style-name="ce1">
            <text:p>802392</text:p>
          </table:table-cell>
          <table:table-cell office:value-type="float" office:value="71733" table:formula="of:=SUM([.AC3:.AC33])" table:style-name="ce2">
            <text:p>71733</text:p>
          </table:table-cell>
          <table:table-cell office:value-type="float" office:value="85.600000000000009" table:formula="of:=SUM([.AD3:.AD33])" table:style-name="ce1">
            <text:p>85,6</text:p>
          </table:table-cell>
          <table:table-cell office:value-type="float" office:value="190.44000000000003" table:formula="of:=SUM([.AE3:.AE33])" table:style-name="ce1">
            <text:p>190,44</text:p>
          </table:table-cell>
          <table:table-cell office:value-type="float" office:value="382382" table:formula="of:=SUM([.AF3:.AF33])" table:style-name="ce2">
            <text:p>382382</text:p>
          </table:table-cell>
          <table:table-cell office:value-type="float" office:value="147544" table:formula="of:=SUM([.AG3:.AG33])" table:style-name="ce1">
            <text:p>147544</text:p>
          </table:table-cell>
          <table:table-cell office:value-type="float" office:value="49.839999999999989" table:formula="of:=SUM([.AH3:.AH33])" table:style-name="ce2">
            <text:p>49,84</text:p>
          </table:table-cell>
          <table:table-cell office:value-type="float" office:value="152.38999999999999" table:formula="of:=SUM([.AI3:.AI33])" table:style-name="ce2">
            <text:p>152,39</text:p>
          </table:table-cell>
          <table:table-cell office:value-type="float" office:value="802392" table:formula="of:=SUM([.AJ3:.AJ33])" table:style-name="ce1">
            <text:p>802392</text:p>
          </table:table-cell>
          <table:table-cell office:value-type="float" office:value="71733" table:formula="of:=SUM([.AK3:.AK33])" table:style-name="ce2">
            <text:p>71733</text:p>
          </table:table-cell>
          <table:table-cell office:value-type="float" office:value="3308.4399999999996" table:formula="of:=SUM([.AL3:.AL33])" table:style-name="ce3">
            <text:p>3308,44</text:p>
          </table:table-cell>
          <table:table-cell office:value-type="float" office:value="3771.1800000000017" table:formula="of:=SUM([.AM3:.AM33])" table:style-name="ce3">
            <text:p>3771,18</text:p>
          </table:table-cell>
          <table:table-cell office:value-type="float" office:value="53134386" table:formula="of:=SUM([.AN3:.AN33])" table:style-name="ce1">
            <text:p>53134386</text:p>
          </table:table-cell>
          <table:table-cell office:value-type="float" office:value="2426606" table:formula="of:=SUM([.AO3:.AO33])" table:style-name="ce1">
            <text:p>2426606</text:p>
          </table:table-cell>
          <table:table-cell office:value-type="float" office:value="1011.64" table:formula="of:=SUM([.AP3:.AP33])" table:style-name="ce1">
            <text:p>1011,64</text:p>
          </table:table-cell>
          <table:table-cell office:value-type="float" office:value="1490.3999999999999" table:formula="of:=SUM([.AQ3:.AQ33])" table:style-name="ce1">
            <text:p>1490,4</text:p>
          </table:table-cell>
          <table:table-cell office:value-type="float" office:value="1538704" table:formula="of:=SUM([.AR3:.AR33])" table:style-name="ce1">
            <text:p>1538704</text:p>
          </table:table-cell>
          <table:table-cell office:value-type="float" office:value="772468" table:formula="of:=SUM([.AS3:.AS33])" table:style-name="ce1">
            <text:p>772468</text:p>
          </table:table-cell>
          <table:table-cell office:value-type="float" office:value="3272.4000000000005" table:formula="of:=SUM([.AT3:.AT33])" table:style-name="ce1">
            <text:p>3272,4</text:p>
          </table:table-cell>
          <table:table-cell office:value-type="float" office:value="3756.849999999999" table:formula="of:=SUM([.AU3:.AU33])" table:style-name="ce1">
            <text:p>3756,85</text:p>
          </table:table-cell>
          <table:table-cell office:value-type="float" office:value="53134386" table:formula="of:=SUM([.AV3:.AV33])" table:style-name="ce1">
            <text:p>53134386</text:p>
          </table:table-cell>
          <table:table-cell office:value-type="float" office:value="2426606" table:formula="of:=SUM([.AW3:.AW33])" table:style-name="ce1">
            <text:p>2426606</text:p>
          </table:table-cell>
          <table:table-cell office:value-type="float" office:value="2384.1600000000003" table:formula="of:=SUM([.AX3:.AX33])" table:style-name="ce1">
            <text:p>2384,16</text:p>
          </table:table-cell>
          <table:table-cell office:value-type="float" office:value="2492.64" table:formula="of:=SUM([.AY3:.AY33])" table:style-name="ce1">
            <text:p>2492,64</text:p>
          </table:table-cell>
          <table:table-cell office:value-type="float" office:value="55917398" table:formula="of:=SUM([.AZ3:.AZ33])" table:style-name="ce3">
            <text:p>55917398</text:p>
          </table:table-cell>
          <table:table-cell office:value-type="float" office:value="2747241" table:formula="of:=SUM([.BA3:.BA33])" table:style-name="ce1">
            <text:p>2747241</text:p>
          </table:table-cell>
          <table:table-cell office:value-type="float" office:value="35.45000000000001" table:formula="of:=SUM([.BB3:.BB33])" table:style-name="ce1">
            <text:p>35,45</text:p>
          </table:table-cell>
          <table:table-cell office:value-type="float" office:value="134.63999999999999" table:formula="of:=SUM([.BC3:.BC33])" table:style-name="ce1">
            <text:p>134,64</text:p>
          </table:table-cell>
          <table:table-cell office:value-type="float" office:value="271199" table:formula="of:=SUM([.BD3:.BD33])" table:style-name="ce1">
            <text:p>271199</text:p>
          </table:table-cell>
          <table:table-cell office:value-type="float" office:value="53135" table:formula="of:=SUM([.BE3:.BE33])" table:style-name="ce1">
            <text:p>53135</text:p>
          </table:table-cell>
          <table:table-cell office:value-type="float" office:value="1653.5199999999998" table:formula="of:=SUM([.BF3:.BF33])" table:style-name="ce1">
            <text:p>1653,52</text:p>
          </table:table-cell>
          <table:table-cell office:value-type="float" office:value="1787.24" table:formula="of:=SUM([.BG3:.BG33])" table:style-name="ce1">
            <text:p>1787,24</text:p>
          </table:table-cell>
          <table:table-cell office:value-type="float" office:value="29145947" table:formula="of:=SUM([.BH3:.BH33])" table:style-name="ce1">
            <text:p>29145947</text:p>
          </table:table-cell>
          <table:table-cell office:value-type="float" office:value="1828867" table:formula="of:=SUM([.BI3:.BI33])" table:style-name="ce1">
            <text:p>1828867</text:p>
          </table:table-cell>
          <table:table-cell office:value-type="float" office:value="4026.5000000000009" table:formula="of:=SUM([.BJ3:.BJ33])" table:style-name="ce1">
            <text:p>4026,5</text:p>
          </table:table-cell>
          <table:table-cell office:value-type="float" office:value="4432.1900000000005" table:formula="of:=SUM([.BK3:.BK33])" table:style-name="ce1">
            <text:p>4432,19</text:p>
          </table:table-cell>
          <table:table-cell office:value-type="float" office:value="74983051" table:formula="of:=SUM([.BL3:.BL33])" table:style-name="ce1">
            <text:p>74983051</text:p>
          </table:table-cell>
          <table:table-cell office:value-type="float" office:value="3943996" table:formula="of:=SUM([.BM3:.BM33])" table:style-name="ce1">
            <text:p>394399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62.872903225806439" table:formula="of:=AVERAGE([.B3:.B33])" table:style-name="ce1">
            <text:p>62,87290323</text:p>
          </table:table-cell>
          <table:table-cell office:value-type="float" office:value="66.1806451612903" table:formula="of:=AVERAGE([.C3:.C33])" table:style-name="ce1">
            <text:p>66,18064516</text:p>
          </table:table-cell>
          <table:table-cell office:value-type="float" office:value="1422248.2258064516" table:formula="of:=AVERAGE([.D3:.D33])" table:style-name="ce1">
            <text:p>1422248,226</text:p>
          </table:table-cell>
          <table:table-cell office:value-type="float" office:value="77728.741935483864" table:formula="of:=AVERAGE([.E3:.E33])" table:style-name="ce1">
            <text:p>77728,74194</text:p>
          </table:table-cell>
          <table:table-cell office:value-type="float" office:value="14.749999999999998" table:formula="of:=AVERAGE([.F3:.F33])" table:style-name="ce1">
            <text:p>14,75</text:p>
          </table:table-cell>
          <table:table-cell office:value-type="float" office:value="18.050322580645162" table:formula="of:=AVERAGE([.G3:.G33])" table:style-name="ce1">
            <text:p>18,05032258</text:p>
          </table:table-cell>
          <table:table-cell office:value-type="float" office:value="38544.612903225803" table:formula="of:=AVERAGE([.H3:.H33])" table:style-name="ce1">
            <text:p>38544,6129</text:p>
          </table:table-cell>
          <table:table-cell office:value-type="float" office:value="21483.967741935485" table:formula="of:=AVERAGE([.I3:.I33])" table:style-name="ce1">
            <text:p>21483,96774</text:p>
          </table:table-cell>
          <table:table-cell office:value-type="float" office:value="65.370967741935473" table:formula="of:=AVERAGE([.J3:.J33])" table:style-name="ce1">
            <text:p>65,37096774</text:p>
          </table:table-cell>
          <table:table-cell office:value-type="float" office:value="68.74483870967741" table:formula="of:=AVERAGE([.K3:.K33])" table:style-name="ce1">
            <text:p>68,74483871</text:p>
          </table:table-cell>
          <table:table-cell office:value-type="float" office:value="1422248.2258064516" table:formula="of:=AVERAGE([.L3:.L33])" table:style-name="ce1">
            <text:p>1422248,226</text:p>
          </table:table-cell>
          <table:table-cell office:value-type="float" office:value="77728.741935483864" table:formula="of:=AVERAGE([.M3:.M33])" table:style-name="ce1">
            <text:p>77728,74194</text:p>
          </table:table-cell>
          <table:table-cell office:value-type="float" office:value="82.958387096774203" table:formula="of:=AVERAGE([.N3:.N33])" table:style-name="ce1">
            <text:p>82,9583871</text:p>
          </table:table-cell>
          <table:table-cell office:value-type="float" office:value="86.46064516129033" table:formula="of:=AVERAGE([.O3:.O33])" table:style-name="ce1">
            <text:p>86,46064516</text:p>
          </table:table-cell>
          <table:table-cell office:value-type="float" office:value="1498084" table:formula="of:=AVERAGE([.P3:.P33])" table:style-name="ce1">
            <text:p>1498084</text:p>
          </table:table-cell>
          <table:table-cell office:value-type="float" office:value="102417.25806451614" table:formula="of:=AVERAGE([.Q3:.Q33])" table:style-name="ce3">
            <text:p>102417,2581</text:p>
          </table:table-cell>
          <table:table-cell office:value-type="float" office:value="6.3409677419354828" table:formula="of:=AVERAGE([.R3:.R33])" table:style-name="ce1">
            <text:p>6,340967742</text:p>
          </table:table-cell>
          <table:table-cell office:value-type="float" office:value="9.9761290322580649" table:formula="of:=AVERAGE([.S3:.S33])" table:style-name="ce1">
            <text:p>9,976129032</text:p>
          </table:table-cell>
          <table:table-cell office:value-type="float" office:value="20400.451612903227" table:formula="of:=AVERAGE([.T3:.T33])" table:style-name="ce1">
            <text:p>20400,45161</text:p>
          </table:table-cell>
          <table:table-cell office:value-type="float" office:value="8867.2903225806458" table:formula="of:=AVERAGE([.U3:.U33])" table:style-name="ce1">
            <text:p>8867,290323</text:p>
          </table:table-cell>
          <table:table-cell office:value-type="float" office:value="86.763548387096776" table:formula="of:=AVERAGE([.V3:.V33])" table:style-name="ce1">
            <text:p>86,76354839</text:p>
          </table:table-cell>
          <table:table-cell office:value-type="float" office:value="90.266774193548386" table:formula="of:=AVERAGE([.W3:.W33])" table:style-name="ce1">
            <text:p>90,26677419</text:p>
          </table:table-cell>
          <table:table-cell office:value-type="float" office:value="1498084" table:formula="of:=AVERAGE([.X3:.X33])" table:style-name="ce1">
            <text:p>1498084</text:p>
          </table:table-cell>
          <table:table-cell office:value-type="float" office:value="102417.25806451614" table:formula="of:=AVERAGE([.Y3:.Y33])" table:style-name="ce3">
            <text:p>102417,2581</text:p>
          </table:table-cell>
          <table:table-cell office:value-type="float" office:value="1.6254838709677413" table:formula="of:=AVERAGE([.Z3:.Z33])" table:style-name="ce1">
            <text:p>1,625483871</text:p>
          </table:table-cell>
          <table:table-cell office:value-type="float" office:value="4.9696774193548388" table:formula="of:=AVERAGE([.AA3:.AA33])" table:style-name="ce1">
            <text:p>4,969677419</text:p>
          </table:table-cell>
          <table:table-cell office:value-type="float" office:value="25883.612903225807" table:formula="of:=AVERAGE([.AB3:.AB33])" table:style-name="ce1">
            <text:p>25883,6129</text:p>
          </table:table-cell>
          <table:table-cell office:value-type="float" office:value="2313.9677419354839" table:formula="of:=AVERAGE([.AC3:.AC33])" table:style-name="ce2">
            <text:p>2313,967742</text:p>
          </table:table-cell>
          <table:table-cell office:value-type="float" office:value="2.7612903225806456" table:formula="of:=AVERAGE([.AD3:.AD33])" table:style-name="ce1">
            <text:p>2,761290323</text:p>
          </table:table-cell>
          <table:table-cell office:value-type="float" office:value="6.1432258064516141" table:formula="of:=AVERAGE([.AE3:.AE33])" table:style-name="ce1">
            <text:p>6,143225806</text:p>
          </table:table-cell>
          <table:table-cell office:value-type="float" office:value="12334.903225806451" table:formula="of:=AVERAGE([.AF3:.AF33])" table:style-name="ce2">
            <text:p>12334,90323</text:p>
          </table:table-cell>
          <table:table-cell office:value-type="float" office:value="4759.4838709677415" table:formula="of:=AVERAGE([.AG3:.AG33])" table:style-name="ce1">
            <text:p>4759,483871</text:p>
          </table:table-cell>
          <table:table-cell office:value-type="float" office:value="1.6077419354838707" table:formula="of:=AVERAGE([.AH3:.AH33])" table:style-name="ce2">
            <text:p>1,607741935</text:p>
          </table:table-cell>
          <table:table-cell office:value-type="float" office:value="4.9158064516129025" table:formula="of:=AVERAGE([.AI3:.AI33])" table:style-name="ce2">
            <text:p>4,915806452</text:p>
          </table:table-cell>
          <table:table-cell office:value-type="float" office:value="25883.612903225807" table:formula="of:=AVERAGE([.AJ3:.AJ33])" table:style-name="ce1">
            <text:p>25883,6129</text:p>
          </table:table-cell>
          <table:table-cell office:value-type="float" office:value="2313.9677419354839" table:formula="of:=AVERAGE([.AK3:.AK33])" table:style-name="ce2">
            <text:p>2313,967742</text:p>
          </table:table-cell>
          <table:table-cell office:value-type="float" office:value="106.72387096774192" table:formula="of:=AVERAGE([.AL3:.AL33])" table:style-name="ce3">
            <text:p>106,723871</text:p>
          </table:table-cell>
          <table:table-cell office:value-type="float" office:value="121.65096774193553" table:formula="of:=AVERAGE([.AM3:.AM33])" table:style-name="ce3">
            <text:p>121,6509677</text:p>
          </table:table-cell>
          <table:table-cell office:value-type="float" office:value="1714012.4516129033" table:formula="of:=AVERAGE([.AN3:.AN33])" table:style-name="ce1">
            <text:p>1714012,452</text:p>
          </table:table-cell>
          <table:table-cell office:value-type="float" office:value="78277.612903225803" table:formula="of:=AVERAGE([.AO3:.AO33])" table:style-name="ce1">
            <text:p>78277,6129</text:p>
          </table:table-cell>
          <table:table-cell office:value-type="float" office:value="32.633548387096774" table:formula="of:=AVERAGE([.AP3:.AP33])" table:style-name="ce1">
            <text:p>32,63354839</text:p>
          </table:table-cell>
          <table:table-cell office:value-type="float" office:value="48.077419354838703" table:formula="of:=AVERAGE([.AQ3:.AQ33])" table:style-name="ce1">
            <text:p>48,07741935</text:p>
          </table:table-cell>
          <table:table-cell office:value-type="float" office:value="49635.612903225803" table:formula="of:=AVERAGE([.AR3:.AR33])" table:style-name="ce1">
            <text:p>49635,6129</text:p>
          </table:table-cell>
          <table:table-cell office:value-type="float" office:value="24918.322580645163" table:formula="of:=AVERAGE([.AS3:.AS33])" table:style-name="ce1">
            <text:p>24918,32258</text:p>
          </table:table-cell>
          <table:table-cell office:value-type="float" office:value="105.56129032258066" table:formula="of:=AVERAGE([.AT3:.AT33])" table:style-name="ce1">
            <text:p>105,5612903</text:p>
          </table:table-cell>
          <table:table-cell office:value-type="float" office:value="121.18870967741933" table:formula="of:=AVERAGE([.AU3:.AU33])" table:style-name="ce1">
            <text:p>121,1887097</text:p>
          </table:table-cell>
          <table:table-cell office:value-type="float" office:value="1714012.4516129033" table:formula="of:=AVERAGE([.AV3:.AV33])" table:style-name="ce1">
            <text:p>1714012,452</text:p>
          </table:table-cell>
          <table:table-cell office:value-type="float" office:value="78277.612903225803" table:formula="of:=AVERAGE([.AW3:.AW33])" table:style-name="ce1">
            <text:p>78277,6129</text:p>
          </table:table-cell>
          <table:table-cell office:value-type="float" office:value="76.908387096774206" table:formula="of:=AVERAGE([.AX3:.AX33])" table:style-name="ce1">
            <text:p>76,9083871</text:p>
          </table:table-cell>
          <table:table-cell office:value-type="float" office:value="80.40774193548387" table:formula="of:=AVERAGE([.AY3:.AY33])" table:style-name="ce1">
            <text:p>80,40774194</text:p>
          </table:table-cell>
          <table:table-cell office:value-type="float" office:value="1803787.0322580645" table:formula="of:=AVERAGE([.AZ3:.AZ33])" table:style-name="ce3">
            <text:p>1803787,032</text:p>
          </table:table-cell>
          <table:table-cell office:value-type="float" office:value="88620.677419354834" table:formula="of:=AVERAGE([.BA3:.BA33])" table:style-name="ce1">
            <text:p>88620,67742</text:p>
          </table:table-cell>
          <table:table-cell office:value-type="float" office:value="1.1435483870967744" table:formula="of:=AVERAGE([.BB3:.BB33])" table:style-name="ce1">
            <text:p>1,143548387</text:p>
          </table:table-cell>
          <table:table-cell office:value-type="float" office:value="4.3432258064516125" table:formula="of:=AVERAGE([.BC3:.BC33])" table:style-name="ce1">
            <text:p>4,343225806</text:p>
          </table:table-cell>
          <table:table-cell office:value-type="float" office:value="8748.354838709678" table:formula="of:=AVERAGE([.BD3:.BD33])" table:style-name="ce1">
            <text:p>8748,354839</text:p>
          </table:table-cell>
          <table:table-cell office:value-type="float" office:value="1714.0322580645161" table:formula="of:=AVERAGE([.BE3:.BE33])" table:style-name="ce1">
            <text:p>1714,032258</text:p>
          </table:table-cell>
          <table:table-cell office:value-type="float" office:value="53.339354838709667" table:formula="of:=AVERAGE([.BF3:.BF33])" table:style-name="ce1">
            <text:p>53,33935484</text:p>
          </table:table-cell>
          <table:table-cell office:value-type="float" office:value="57.652903225806455" table:formula="of:=AVERAGE([.BG3:.BG33])" table:style-name="ce1">
            <text:p>57,65290323</text:p>
          </table:table-cell>
          <table:table-cell office:value-type="float" office:value="940191.83870967745" table:formula="of:=AVERAGE([.BH3:.BH33])" table:style-name="ce1">
            <text:p>940191,8387</text:p>
          </table:table-cell>
          <table:table-cell office:value-type="float" office:value="58995.709677419356" table:formula="of:=AVERAGE([.BI3:.BI33])" table:style-name="ce1">
            <text:p>58995,70968</text:p>
          </table:table-cell>
          <table:table-cell office:value-type="float" office:value="129.88709677419357" table:formula="of:=AVERAGE([.BJ3:.BJ33])" table:style-name="ce1">
            <text:p>129,8870968</text:p>
          </table:table-cell>
          <table:table-cell office:value-type="float" office:value="142.97387096774196" table:formula="of:=AVERAGE([.BK3:.BK33])" table:style-name="ce1">
            <text:p>142,973871</text:p>
          </table:table-cell>
          <table:table-cell office:value-type="float" office:value="2418808.0967741935" table:formula="of:=AVERAGE([.BL3:.BL33])" table:style-name="ce1">
            <text:p>2418808,097</text:p>
          </table:table-cell>
          <table:table-cell office:value-type="float" office:value="127225.67741935483" table:formula="of:=AVERAGE([.BM3:.BM33])" table:style-name="ce1">
            <text:p>127225,6774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DEV</text:p>
          </table:table-cell>
          <table:table-cell office:value-type="float" office:value="145.73993511717026" table:formula="of:=STDEV([.B3:.B33])" table:style-name="ce1">
            <text:p>145,7399351</text:p>
          </table:table-cell>
          <table:table-cell office:value-type="float" office:value="145.61899484466267" table:formula="of:=STDEV([.C3:.C33])" table:style-name="ce1">
            <text:p>145,6189948</text:p>
          </table:table-cell>
          <table:table-cell office:value-type="float" office:value="3198648.4898085911" table:formula="of:=STDEV([.D3:.D33])" table:style-name="ce1">
            <text:p>3198648,49</text:p>
          </table:table-cell>
          <table:table-cell office:value-type="float" office:value="182965.33261995614" table:formula="of:=STDEV([.E3:.E33])" table:style-name="ce1">
            <text:p>182965,3326</text:p>
          </table:table-cell>
          <table:table-cell office:value-type="float" office:value="60.538882161246853" table:formula="of:=STDEV([.F3:.F33])" table:style-name="ce1">
            <text:p>60,53888216</text:p>
          </table:table-cell>
          <table:table-cell office:value-type="float" office:value="60.266540605539483" table:formula="of:=STDEV([.G3:.G33])" table:style-name="ce1">
            <text:p>60,26654061</text:p>
          </table:table-cell>
          <table:table-cell office:value-type="float" office:value="120227.75120014997" table:formula="of:=STDEV([.H3:.H33])" table:style-name="ce1">
            <text:p>120227,7512</text:p>
          </table:table-cell>
          <table:table-cell office:value-type="float" office:value="78817.490618298616" table:formula="of:=STDEV([.I3:.I33])" table:style-name="ce1">
            <text:p>78817,49062</text:p>
          </table:table-cell>
          <table:table-cell office:value-type="float" office:value="152.07890595246576" table:formula="of:=STDEV([.J3:.J33])" table:style-name="ce1">
            <text:p>152,078906</text:p>
          </table:table-cell>
          <table:table-cell office:value-type="float" office:value="151.96126343843832" table:formula="of:=STDEV([.K3:.K33])" table:style-name="ce1">
            <text:p>151,9612634</text:p>
          </table:table-cell>
          <table:table-cell office:value-type="float" office:value="3198648.4898085911" table:formula="of:=STDEV([.L3:.L33])" table:style-name="ce1">
            <text:p>3198648,49</text:p>
          </table:table-cell>
          <table:table-cell office:value-type="float" office:value="182965.33261995614" table:formula="of:=STDEV([.M3:.M33])" table:style-name="ce1">
            <text:p>182965,3326</text:p>
          </table:table-cell>
          <table:table-cell office:value-type="float" office:value="223.75423488129073" table:formula="of:=STDEV([.N3:.N33])" table:style-name="ce1">
            <text:p>223,7542349</text:p>
          </table:table-cell>
          <table:table-cell office:value-type="float" office:value="223.55065652532366" table:formula="of:=STDEV([.O3:.O33])" table:style-name="ce1">
            <text:p>223,5506565</text:p>
          </table:table-cell>
          <table:table-cell office:value-type="float" office:value="3151513.0257367389" table:formula="of:=STDEV([.P3:.P33])" table:style-name="ce1">
            <text:p>3151513,026</text:p>
          </table:table-cell>
          <table:table-cell office:value-type="float" office:value="287959.56103915791" table:formula="of:=STDEV([.Q3:.Q33])" table:style-name="ce3">
            <text:p>287959,561</text:p>
          </table:table-cell>
          <table:table-cell office:value-type="float" office:value="18.267758182991642" table:formula="of:=STDEV([.R3:.R33])" table:style-name="ce1">
            <text:p>18,26775818</text:p>
          </table:table-cell>
          <table:table-cell office:value-type="float" office:value="18.229985313107882" table:formula="of:=STDEV([.S3:.S33])" table:style-name="ce1">
            <text:p>18,22998531</text:p>
          </table:table-cell>
          <table:table-cell office:value-type="float" office:value="41435.673136271289" table:formula="of:=STDEV([.T3:.T33])" table:style-name="ce1">
            <text:p>41435,67314</text:p>
          </table:table-cell>
          <table:table-cell office:value-type="float" office:value="22961.221061017273" table:formula="of:=STDEV([.U3:.U33])" table:style-name="ce1">
            <text:p>22961,22106</text:p>
          </table:table-cell>
          <table:table-cell office:value-type="float" office:value="237.85370906712646" table:formula="of:=STDEV([.V3:.V33])" table:style-name="ce3">
            <text:p>237,8537091</text:p>
          </table:table-cell>
          <table:table-cell office:value-type="float" office:value="237.6867382976607" table:formula="of:=STDEV([.W3:.W33])" table:style-name="ce3">
            <text:p>237,6867383</text:p>
          </table:table-cell>
          <table:table-cell office:value-type="float" office:value="3151513.0257367389" table:formula="of:=STDEV([.X3:.X33])" table:style-name="ce1">
            <text:p>3151513,026</text:p>
          </table:table-cell>
          <table:table-cell office:value-type="float" office:value="287959.56103915791" table:formula="of:=STDEV([.Y3:.Y33])" table:style-name="ce3">
            <text:p>287959,561</text:p>
          </table:table-cell>
          <table:table-cell office:value-type="float" office:value="2.2728789947401924" table:formula="of:=STDEV([.Z3:.Z33])" table:style-name="ce1">
            <text:p>2,272878995</text:p>
          </table:table-cell>
          <table:table-cell office:value-type="float" office:value="3.5811585498466547" table:formula="of:=STDEV([.AA3:.AA33])" table:style-name="ce1">
            <text:p>3,58115855</text:p>
          </table:table-cell>
          <table:table-cell office:value-type="float" office:value="30985.817570492276" table:formula="of:=STDEV([.AB3:.AB33])" table:style-name="ce1">
            <text:p>30985,81757</text:p>
          </table:table-cell>
          <table:table-cell office:value-type="float" office:value="3688.5654255990544" table:formula="of:=STDEV([.AC3:.AC33])" table:style-name="ce2">
            <text:p>3688,565426</text:p>
          </table:table-cell>
          <table:table-cell office:value-type="float" office:value="5.1531690844472813" table:formula="of:=STDEV([.AD3:.AD33])" table:style-name="ce1">
            <text:p>5,153169084</text:p>
          </table:table-cell>
          <table:table-cell office:value-type="float" office:value="5.6236894100443671" table:formula="of:=STDEV([.AE3:.AE33])" table:style-name="ce1">
            <text:p>5,62368941</text:p>
          </table:table-cell>
          <table:table-cell office:value-type="float" office:value="18542.177506709471" table:formula="of:=STDEV([.AF3:.AF33])" table:style-name="ce2">
            <text:p>18542,17751</text:p>
          </table:table-cell>
          <table:table-cell office:value-type="float" office:value="8890.6396840383677" table:formula="of:=STDEV([.AG3:.AG33])" table:style-name="ce1">
            <text:p>8890,639684</text:p>
          </table:table-cell>
          <table:table-cell office:value-type="float" office:value="2.2688891697295683" table:formula="of:=STDEV([.AH3:.AH33])" table:style-name="ce2">
            <text:p>2,26888917</text:p>
          </table:table-cell>
          <table:table-cell office:value-type="float" office:value="3.4883288971402426" table:formula="of:=STDEV([.AI3:.AI33])" table:style-name="ce2">
            <text:p>3,488328897</text:p>
          </table:table-cell>
          <table:table-cell office:value-type="float" office:value="30985.817570492276" table:formula="of:=STDEV([.AJ3:.AJ33])" table:style-name="ce1">
            <text:p>30985,81757</text:p>
          </table:table-cell>
          <table:table-cell office:value-type="float" office:value="3688.5654255990544" table:formula="of:=STDEV([.AK3:.AK33])" table:style-name="ce2">
            <text:p>3688,565426</text:p>
          </table:table-cell>
          <table:table-cell office:value-type="float" office:value="224.15661585414512" table:formula="of:=STDEV([.AL3:.AL33])" table:style-name="ce1">
            <text:p>224,1566159</text:p>
          </table:table-cell>
          <table:table-cell office:value-type="float" office:value="223.79030261020154" table:formula="of:=STDEV([.AM3:.AM33])" table:style-name="ce1">
            <text:p>223,7903026</text:p>
          </table:table-cell>
          <table:table-cell office:value-type="float" office:value="3665926.6752821342" table:formula="of:=STDEV([.AN3:.AN33])" table:style-name="ce3">
            <text:p>3665926,675</text:p>
          </table:table-cell>
          <table:table-cell office:value-type="float" office:value="166002.65866338354" table:formula="of:=STDEV([.AO3:.AO33])" table:style-name="ce1">
            <text:p>166002,6587</text:p>
          </table:table-cell>
          <table:table-cell office:value-type="float" office:value="144.4489126888439" table:formula="of:=STDEV([.AP3:.AP33])" table:style-name="ce1">
            <text:p>144,4489127</text:p>
          </table:table-cell>
          <table:table-cell office:value-type="float" office:value="143.51330823232021" table:formula="of:=STDEV([.AQ3:.AQ33])" table:style-name="ce1">
            <text:p>143,5133082</text:p>
          </table:table-cell>
          <table:table-cell office:value-type="float" office:value="170920.85184078183" table:formula="of:=STDEV([.AR3:.AR33])" table:style-name="ce1">
            <text:p>170920,8518</text:p>
          </table:table-cell>
          <table:table-cell office:value-type="float" office:value="104029.4476833001" table:formula="of:=STDEV([.AS3:.AS33])" table:style-name="ce1">
            <text:p>104029,4477</text:p>
          </table:table-cell>
          <table:table-cell office:value-type="float" office:value="220.68595809040403" table:formula="of:=STDEV([.AT3:.AT33])" table:style-name="ce1">
            <text:p>220,6859581</text:p>
          </table:table-cell>
          <table:table-cell office:value-type="float" office:value="220.10008177708511" table:formula="of:=STDEV([.AU3:.AU33])" table:style-name="ce1">
            <text:p>220,1000818</text:p>
          </table:table-cell>
          <table:table-cell office:value-type="float" office:value="3665926.6752821342" table:formula="of:=STDEV([.AV3:.AV33])" table:style-name="ce3">
            <text:p>3665926,675</text:p>
          </table:table-cell>
          <table:table-cell office:value-type="float" office:value="166002.65866338354" table:formula="of:=STDEV([.AW3:.AW33])" table:style-name="ce1">
            <text:p>166002,6587</text:p>
          </table:table-cell>
          <table:table-cell office:value-type="float" office:value="168.57275444343063" table:formula="of:=STDEV([.AX3:.AX33])" table:style-name="ce1">
            <text:p>168,5727544</text:p>
          </table:table-cell>
          <table:table-cell office:value-type="float" office:value="168.49924535359551" table:formula="of:=STDEV([.AY3:.AY33])" table:style-name="ce1">
            <text:p>168,4992454</text:p>
          </table:table-cell>
          <table:table-cell office:value-type="float" office:value="3633608.8903859803" table:formula="of:=STDEV([.AZ3:.AZ33])" table:style-name="ce1">
            <text:p>3633608,89</text:p>
          </table:table-cell>
          <table:table-cell office:value-type="float" office:value="196698.79849376934" table:formula="of:=STDEV([.BA3:.BA33])" table:style-name="ce1">
            <text:p>196698,7985</text:p>
          </table:table-cell>
          <table:table-cell office:value-type="float" office:value="2.3131890661841665" table:formula="of:=STDEV([.BB3:.BB33])" table:style-name="ce1">
            <text:p>2,313189066</text:p>
          </table:table-cell>
          <table:table-cell office:value-type="float" office:value="3.2766592611955394" table:formula="of:=STDEV([.BC3:.BC33])" table:style-name="ce1">
            <text:p>3,276659261</text:p>
          </table:table-cell>
          <table:table-cell office:value-type="float" office:value="14618.152041322659" table:formula="of:=STDEV([.BD3:.BD33])" table:style-name="ce1">
            <text:p>14618,15204</text:p>
          </table:table-cell>
          <table:table-cell office:value-type="float" office:value="3247.3203258879057" table:formula="of:=STDEV([.BE3:.BE33])" table:style-name="ce1">
            <text:p>3247,320326</text:p>
          </table:table-cell>
          <table:table-cell office:value-type="float" office:value="142.90405230866114" table:formula="of:=STDEV([.BF3:.BF33])" table:style-name="ce1">
            <text:p>142,9040523</text:p>
          </table:table-cell>
          <table:table-cell office:value-type="float" office:value="142.8095467208816" table:formula="of:=STDEV([.BG3:.BG33])" table:style-name="ce1">
            <text:p>142,8095467</text:p>
          </table:table-cell>
          <table:table-cell office:value-type="float" office:value="2215997.484378011" table:formula="of:=STDEV([.BH3:.BH33])" table:style-name="ce1">
            <text:p>2215997,484</text:p>
          </table:table-cell>
          <table:table-cell office:value-type="float" office:value="155364.78459251815" table:formula="of:=STDEV([.BI3:.BI33])" table:style-name="ce1">
            <text:p>155364,7846</text:p>
          </table:table-cell>
          <table:table-cell office:value-type="float" office:value="264.22236777877765" table:formula="of:=STDEV([.BJ3:.BJ33])" table:style-name="ce1">
            <text:p>264,2223678</text:p>
          </table:table-cell>
          <table:table-cell office:value-type="float" office:value="263.31592975837242" table:formula="of:=STDEV([.BK3:.BK33])" table:style-name="ce1">
            <text:p>263,3159298</text:p>
          </table:table-cell>
          <table:table-cell office:value-type="float" office:value="4342854.845819029" table:formula="of:=STDEV([.BL3:.BL33])" table:style-name="ce1">
            <text:p>4342854,846</text:p>
          </table:table-cell>
          <table:table-cell office:value-type="float" office:value="290805.9265565711" table:formula="of:=STDEV([.BM3:.BM33])" table:style-name="ce1">
            <text:p>290805,926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DST</text:p>
          </table:table-cell>
          <table:table-cell office:value-type="float" office:value="860.18301535196565" table:formula="of:=SUM(([.B3:.B33]-[.$BB3:.$BB33])^2)^0.5" table:number-matrix-columns-spanned="1" table:number-matrix-rows-spanned="1" table:style-name="ce1">
            <text:p>860,1830154</text:p>
          </table:table-cell>
          <table:table-cell office:value-type="float" office:value="860.16194742618097" table:formula="of:=SUM(([.C3:.C33]-[.$BC3:.$BC33])^2)^0.5" table:number-matrix-columns-spanned="1" table:number-matrix-rows-spanned="1" table:style-name="ce1">
            <text:p>860,1619474</text:p>
          </table:table-cell>
          <table:table-cell office:value-type="float" office:value="19163650.770702954" table:formula="of:=SUM(([.D3:.D33]-[.$BD3:.$BD33])^2)^0.5" table:number-matrix-columns-spanned="1" table:number-matrix-rows-spanned="1" table:style-name="ce1">
            <text:p>19163650,77</text:p>
          </table:table-cell>
          <table:table-cell office:value-type="float" office:value="1075816.9602595044" table:formula="of:=SUM(([.E3:.E33]-[.$BE3:.$BE33])^2)^0.5" table:number-matrix-columns-spanned="1" table:number-matrix-rows-spanned="1" table:style-name="ce1">
            <text:p>1075816,96</text:p>
          </table:table-cell>
          <table:table-cell office:value-type="float" office:value="335.30384250706106" table:formula="of:=SUM(([.F3:.F33]-[.$BB3:.$BB33])^2)^0.5" table:number-matrix-columns-spanned="1" table:number-matrix-rows-spanned="1" table:style-name="ce1">
            <text:p>335,3038425</text:p>
          </table:table-cell>
          <table:table-cell office:value-type="float" office:value="335.05146261432731" table:formula="of:=SUM(([.G3:.G33]-[.$BC3:.$BC33])^2)^0.5" table:number-matrix-columns-spanned="1" table:number-matrix-rows-spanned="1" table:style-name="ce1">
            <text:p>335,0514626</text:p>
          </table:table-cell>
          <table:table-cell office:value-type="float" office:value="614224.00235093385" table:formula="of:=SUM(([.H3:.H33]-[.$BD3:.$BD33])^2)^0.5" table:number-matrix-columns-spanned="1" table:number-matrix-rows-spanned="1" table:style-name="ce1">
            <text:p>614224,0024</text:p>
          </table:table-cell>
          <table:table-cell office:value-type="float" office:value="438515.0406565321" table:formula="of:=SUM(([.I3:.I33]-[.$BE3:.$BE33])^2)^0.5" table:number-matrix-columns-spanned="1" table:number-matrix-rows-spanned="1" table:style-name="ce1">
            <text:p>438515,0407</text:p>
          </table:table-cell>
          <table:table-cell office:value-type="float" office:value="897.7123596676164" table:formula="of:=SUM(([.J3:.J33]-[.$BB3:.$BB33])^2)^0.5" table:number-matrix-columns-spanned="1" table:number-matrix-rows-spanned="1" table:style-name="ce1">
            <text:p>897,7123597</text:p>
          </table:table-cell>
          <table:table-cell office:value-type="float" office:value="897.78189216535213" table:formula="of:=SUM(([.K3:.K33]-[.$BC3:.$BC33])^2)^0.5" table:number-matrix-columns-spanned="1" table:number-matrix-rows-spanned="1" table:style-name="ce1">
            <text:p>897,7818922</text:p>
          </table:table-cell>
          <table:table-cell office:value-type="float" office:value="19163650.770702954" table:formula="of:=SUM(([.L3:.L33]-[.$BD3:.$BD33])^2)^0.5" table:number-matrix-columns-spanned="1" table:number-matrix-rows-spanned="1" table:style-name="ce1">
            <text:p>19163650,77</text:p>
          </table:table-cell>
          <table:table-cell office:value-type="float" office:value="1075816.9602595044" table:formula="of:=SUM(([.M3:.M33]-[.$BE3:.$BE33])^2)^0.5" table:number-matrix-columns-spanned="1" table:number-matrix-rows-spanned="1" table:style-name="ce1">
            <text:p>1075816,96</text:p>
          </table:table-cell>
          <table:table-cell office:value-type="float" office:value="1298.709343617732" table:formula="of:=SUM(([.N3:.N33]-[.$BB3:.$BB33])^2)^0.5" table:number-matrix-columns-spanned="1" table:number-matrix-rows-spanned="1" table:style-name="ce1">
            <text:p>1298,709344</text:p>
          </table:table-cell>
          <table:table-cell office:value-type="float" office:value="1298.8832797445662" table:formula="of:=SUM(([.O3:.O33]-[.$BC3:.$BC33])^2)^0.5" table:number-matrix-columns-spanned="1" table:number-matrix-rows-spanned="1" table:style-name="ce1">
            <text:p>1298,88328</text:p>
          </table:table-cell>
          <table:table-cell office:value-type="float" office:value="19096350.25240114" table:formula="of:=SUM(([.P3:.P33]-[.$BD3:.$BD33])^2)^0.5" table:number-matrix-columns-spanned="1" table:number-matrix-rows-spanned="1" table:style-name="ce1">
            <text:p>19096350,25</text:p>
          </table:table-cell>
          <table:table-cell office:value-type="float" office:value="1662071.5888781687" table:formula="of:=SUM(([.Q3:.Q33]-[.$BE3:.$BE33])^2)^0.5" table:number-matrix-columns-spanned="1" table:number-matrix-rows-spanned="1" table:style-name="ce3">
            <text:p>1662071,589</text:p>
          </table:table-cell>
          <table:table-cell office:value-type="float" office:value="97.50317020487077" table:formula="of:=SUM(([.R3:.R33]-[.$BB3:.$BB33])^2)^0.5" table:number-matrix-columns-spanned="1" table:number-matrix-rows-spanned="1" table:style-name="ce1">
            <text:p>97,5031702</text:p>
          </table:table-cell>
          <table:table-cell office:value-type="float" office:value="97.966053304193096" table:formula="of:=SUM(([.S3:.S33]-[.$BC3:.$BC33])^2)^0.5" table:number-matrix-columns-spanned="1" table:number-matrix-rows-spanned="1" table:style-name="ce1">
            <text:p>97,9660533</text:p>
          </table:table-cell>
          <table:table-cell office:value-type="float" office:value="167202.20498247026" table:formula="of:=SUM(([.T3:.T33]-[.$BD3:.$BD33])^2)^0.5" table:number-matrix-columns-spanned="1" table:number-matrix-rows-spanned="1" table:style-name="ce1">
            <text:p>167202,205</text:p>
          </table:table-cell>
          <table:table-cell office:value-type="float" office:value="122329.77226742475" table:formula="of:=SUM(([.U3:.U33]-[.$BE3:.$BE33])^2)^0.5" table:number-matrix-columns-spanned="1" table:number-matrix-rows-spanned="1" table:style-name="ce1">
            <text:p>122329,7723</text:p>
          </table:table-cell>
          <table:table-cell office:value-type="float" office:value="1378.613128183538" table:formula="of:=SUM(([.V3:.V33]-[.$BB3:.$BB33])^2)^0.5" table:number-matrix-columns-spanned="1" table:number-matrix-rows-spanned="1" table:style-name="ce3">
            <text:p>1378,613128</text:p>
          </table:table-cell>
          <table:table-cell office:value-type="float" office:value="1378.9458685169625" table:formula="of:=SUM(([.W3:.W33]-[.$BC3:.$BC33])^2)^0.5" table:number-matrix-columns-spanned="1" table:number-matrix-rows-spanned="1" table:style-name="ce1">
            <text:p>1378,945869</text:p>
          </table:table-cell>
          <table:table-cell office:value-type="float" office:value="19096350.25240114" table:formula="of:=SUM(([.X3:.X33]-[.$BD3:.$BD33])^2)^0.5" table:number-matrix-columns-spanned="1" table:number-matrix-rows-spanned="1" table:style-name="ce1">
            <text:p>19096350,25</text:p>
          </table:table-cell>
          <table:table-cell office:value-type="float" office:value="1662071.5888781687" table:formula="of:=SUM(([.Y3:.Y33]-[.$BE3:.$BE33])^2)^0.5" table:number-matrix-columns-spanned="1" table:number-matrix-rows-spanned="1" table:style-name="ce3">
            <text:p>1662071,589</text:p>
          </table:table-cell>
          <table:table-cell office:value-type="float" office:value="4.4399549547264554" table:formula="of:=SUM(([.Z3:.Z33]-[.$BB3:.$BB33])^2)^0.5" table:number-matrix-columns-spanned="1" table:number-matrix-rows-spanned="1" table:style-name="ce1">
            <text:p>4,439954955</text:p>
          </table:table-cell>
          <table:table-cell office:value-type="float" office:value="5.6260821181351419" table:formula="of:=SUM(([.AA3:.AA33]-[.$BC3:.$BC33])^2)^0.5" table:number-matrix-columns-spanned="1" table:number-matrix-rows-spanned="1" table:style-name="ce1">
            <text:p>5,626082118</text:p>
          </table:table-cell>
          <table:table-cell office:value-type="float" office:value="158189.59125365992" table:formula="of:=SUM(([.AB3:.AB33]-[.$BD3:.$BD33])^2)^0.5" table:number-matrix-columns-spanned="1" table:number-matrix-rows-spanned="1" table:style-name="ce1">
            <text:p>158189,5913</text:p>
          </table:table-cell>
          <table:table-cell office:value-type="float" office:value="7549.3771928550505" table:formula="of:=SUM(([.AC3:.AC33]-[.$BE3:.$BE33])^2)^0.5" table:number-matrix-columns-spanned="1" table:number-matrix-rows-spanned="1" table:style-name="ce2">
            <text:p>7549,377193</text:p>
          </table:table-cell>
          <table:table-cell office:value-type="float" office:value="21.931481938072491" table:formula="of:=SUM(([.AD3:.AD33]-[.$BB3:.$BB33])^2)^0.5" table:number-matrix-columns-spanned="1" table:number-matrix-rows-spanned="1" table:style-name="ce1">
            <text:p>21,93148194</text:p>
          </table:table-cell>
          <table:table-cell office:value-type="float" office:value="22.310114298228058" table:formula="of:=SUM(([.AE3:.AE33]-[.$BC3:.$BC33])^2)^0.5" table:number-matrix-columns-spanned="1" table:number-matrix-rows-spanned="1" table:style-name="ce1">
            <text:p>22,3101143</text:p>
          </table:table-cell>
          <table:table-cell office:value-type="float" office:value="35707.971280933896" table:formula="of:=SUM(([.AF3:.AF33]-[.$BD3:.$BD33])^2)^0.5" table:number-matrix-columns-spanned="1" table:number-matrix-rows-spanned="1" table:style-name="ce2">
            <text:p>35707,97128</text:p>
          </table:table-cell>
          <table:table-cell office:value-type="float" office:value="41055.465908938364" table:formula="of:=SUM(([.AG3:.AG33]-[.$BE3:.$BE33])^2)^0.5" table:number-matrix-columns-spanned="1" table:number-matrix-rows-spanned="1" table:style-name="ce1">
            <text:p>41055,46591</text:p>
          </table:table-cell>
          <table:table-cell office:value-type="float" office:value="4.1076148797081746" table:formula="of:=SUM(([.AH3:.AH33]-[.$BB3:.$BB33])^2)^0.5" table:number-matrix-columns-spanned="1" table:number-matrix-rows-spanned="1" table:style-name="ce2">
            <text:p>4,10761488</text:p>
          </table:table-cell>
          <table:table-cell office:value-type="float" office:value="4.7814537538284325" table:formula="of:=SUM(([.AI3:.AI33]-[.$BC3:.$BC33])^2)^0.5" table:number-matrix-columns-spanned="1" table:number-matrix-rows-spanned="1" table:style-name="ce2">
            <text:p>4,781453754</text:p>
          </table:table-cell>
          <table:table-cell office:value-type="float" office:value="158189.59125365992" table:formula="of:=SUM(([.AJ3:.AJ33]-[.$BD3:.$BD33])^2)^0.5" table:number-matrix-columns-spanned="1" table:number-matrix-rows-spanned="1" table:style-name="ce1">
            <text:p>158189,5913</text:p>
          </table:table-cell>
          <table:table-cell office:value-type="float" office:value="7549.3771928550505" table:formula="of:=SUM(([.AK3:.AK33]-[.$BE3:.$BE33])^2)^0.5" table:number-matrix-columns-spanned="1" table:number-matrix-rows-spanned="1" table:style-name="ce2">
            <text:p>7549,377193</text:p>
          </table:table-cell>
          <table:table-cell office:value-type="float" office:value="1352.8669742069985" table:formula="of:=SUM(([.AL3:.AL33]-[.$BB3:.$BB33])^2)^0.5" table:number-matrix-columns-spanned="1" table:number-matrix-rows-spanned="1" table:style-name="ce1">
            <text:p>1352,866974</text:p>
          </table:table-cell>
          <table:table-cell office:value-type="float" office:value="1380.2510426005842" table:formula="of:=SUM(([.AM3:.AM33]-[.$BC3:.$BC33])^2)^0.5" table:number-matrix-columns-spanned="1" table:number-matrix-rows-spanned="1" table:style-name="ce3">
            <text:p>1380,251043</text:p>
          </table:table-cell>
          <table:table-cell office:value-type="float" office:value="22173776.686232749" table:formula="of:=SUM(([.AN3:.AN33]-[.$BD3:.$BD33])^2)^0.5" table:number-matrix-columns-spanned="1" table:number-matrix-rows-spanned="1" table:style-name="ce1">
            <text:p>22173776,69</text:p>
          </table:table-cell>
          <table:table-cell office:value-type="float" office:value="992760.87391224282" table:formula="of:=SUM(([.AO3:.AO33]-[.$BE3:.$BE33])^2)^0.5" table:number-matrix-columns-spanned="1" table:number-matrix-rows-spanned="1" table:style-name="ce1">
            <text:p>992760,8739</text:p>
          </table:table-cell>
          <table:table-cell office:value-type="float" office:value="804.95736514426665" table:formula="of:=SUM(([.AP3:.AP33]-[.$BB3:.$BB33])^2)^0.5" table:number-matrix-columns-spanned="1" table:number-matrix-rows-spanned="1" table:style-name="ce1">
            <text:p>804,9573651</text:p>
          </table:table-cell>
          <table:table-cell office:value-type="float" office:value="817.44155840035444" table:formula="of:=SUM(([.AQ3:.AQ33]-[.$BC3:.$BC33])^2)^0.5" table:number-matrix-columns-spanned="1" table:number-matrix-rows-spanned="1" table:style-name="ce1">
            <text:p>817,4415584</text:p>
          </table:table-cell>
          <table:table-cell office:value-type="float" office:value="896069.53874741215" table:formula="of:=SUM(([.AR3:.AR33]-[.$BD3:.$BD33])^2)^0.5" table:number-matrix-columns-spanned="1" table:number-matrix-rows-spanned="1" table:style-name="ce1">
            <text:p>896069,5387</text:p>
          </table:table-cell>
          <table:table-cell office:value-type="float" office:value="576467.23779326782" table:formula="of:=SUM(([.AS3:.AS33]-[.$BE3:.$BE33])^2)^0.5" table:number-matrix-columns-spanned="1" table:number-matrix-rows-spanned="1" table:style-name="ce1">
            <text:p>576467,2378</text:p>
          </table:table-cell>
          <table:table-cell office:value-type="float" office:value="1333.0503728291742" table:formula="of:=SUM(([.AT3:.AT33]-[.$BB3:.$BB33])^2)^0.5" table:number-matrix-columns-spanned="1" table:number-matrix-rows-spanned="1" table:style-name="ce1">
            <text:p>1333,050373</text:p>
          </table:table-cell>
          <table:table-cell office:value-type="float" office:value="1361.2321714167645" table:formula="of:=SUM(([.AU3:.AU33]-[.$BC3:.$BC33])^2)^0.5" table:number-matrix-columns-spanned="1" table:number-matrix-rows-spanned="1" table:style-name="ce1">
            <text:p>1361,232171</text:p>
          </table:table-cell>
          <table:table-cell office:value-type="float" office:value="22173776.686232749" table:formula="of:=SUM(([.AV3:.AV33]-[.$BD3:.$BD33])^2)^0.5" table:number-matrix-columns-spanned="1" table:number-matrix-rows-spanned="1" table:style-name="ce1">
            <text:p>22173776,69</text:p>
          </table:table-cell>
          <table:table-cell office:value-type="float" office:value="992760.87391224282" table:formula="of:=SUM(([.AW3:.AW33]-[.$BE3:.$BE33])^2)^0.5" table:number-matrix-columns-spanned="1" table:number-matrix-rows-spanned="1" table:style-name="ce1">
            <text:p>992760,8739</text:p>
          </table:table-cell>
          <table:table-cell office:value-type="float" office:value="1005.8135821811118" table:formula="of:=SUM(([.AX3:.AX33]-[.$BB3:.$BB33])^2)^0.5" table:number-matrix-columns-spanned="1" table:number-matrix-rows-spanned="1" table:style-name="ce1">
            <text:p>1005,813582</text:p>
          </table:table-cell>
          <table:table-cell office:value-type="float" office:value="1006.3244741135932" table:formula="of:=SUM(([.AY3:.AY33]-[.$BC3:.$BC33])^2)^0.5" table:number-matrix-columns-spanned="1" table:number-matrix-rows-spanned="1" table:style-name="ce1">
            <text:p>1006,324474</text:p>
          </table:table-cell>
          <table:table-cell office:value-type="float" office:value="22232064.280073252" table:formula="of:=SUM(([.AZ3:.AZ33]-[.$BD3:.$BD33])^2)^0.5" table:number-matrix-columns-spanned="1" table:number-matrix-rows-spanned="1" table:style-name="ce3">
            <text:p>22232064,28</text:p>
          </table:table-cell>
          <table:table-cell office:value-type="float" office:value="1168640.9829019348" table:formula="of:=SUM(([.BA3:.BA33]-[.$BE3:.$BE33])^2)^0.5" table:number-matrix-columns-spanned="1" table:number-matrix-rows-spanned="1" table:style-name="ce1">
            <text:p>1168640,983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">
            <text:p>BEST</text:p>
          </table:table-cell>
          <table:table-cell office:value-type="float" office:value="0" table:formula="of:=SUM([.B3:.B33]=[.$BB3:.$BB33])" table:number-matrix-columns-spanned="1" table:number-matrix-rows-spanned="1" table:style-name="ce2">
            <text:p>0</text:p>
          </table:table-cell>
          <table:table-cell office:value-type="float" office:value="0" table:formula="of:=SUM([.C3:.C33]=[.$BC3:.$BC33])" table:number-matrix-columns-spanned="1" table:number-matrix-rows-spanned="1" table:style-name="ce2">
            <text:p>0</text:p>
          </table:table-cell>
          <table:table-cell office:value-type="float" office:value="0" table:formula="of:=SUM([.D3:.D33]=[.$BD3:.$BD33])" table:number-matrix-columns-spanned="1" table:number-matrix-rows-spanned="1" table:style-name="ce1">
            <text:p>0</text:p>
          </table:table-cell>
          <table:table-cell office:value-type="float" office:value="0" table:formula="of:=SUM([.E3:.E33]=[.$BE3:.$BE33])" table:number-matrix-columns-spanned="1" table:number-matrix-rows-spanned="1" table:style-name="ce2">
            <text:p>0</text:p>
          </table:table-cell>
          <table:table-cell office:value-type="float" office:value="0" table:formula="of:=SUM([.F3:.F33]=[.$BB3:.$BB33])" table:number-matrix-columns-spanned="1" table:number-matrix-rows-spanned="1" table:style-name="ce1">
            <text:p>0</text:p>
          </table:table-cell>
          <table:table-cell office:value-type="float" office:value="0" table:formula="of:=SUM([.G3:.G33]=[.$BC3:.$BC33])" table:number-matrix-columns-spanned="1" table:number-matrix-rows-spanned="1" table:style-name="ce1">
            <text:p>0</text:p>
          </table:table-cell>
          <table:table-cell office:value-type="float" office:value="0" table:formula="of:=SUM([.H3:.H33]=[.$BD3:.$BD33])" table:number-matrix-columns-spanned="1" table:number-matrix-rows-spanned="1" table:style-name="ce1">
            <text:p>0</text:p>
          </table:table-cell>
          <table:table-cell office:value-type="float" office:value="0" table:formula="of:=SUM([.I3:.I33]=[.$BE3:.$BE33])" table:number-matrix-columns-spanned="1" table:number-matrix-rows-spanned="1" table:style-name="ce1">
            <text:p>0</text:p>
          </table:table-cell>
          <table:table-cell office:value-type="float" office:value="0" table:formula="of:=SUM([.J3:.J33]=[.$BB3:.$BB33])" table:number-matrix-columns-spanned="1" table:number-matrix-rows-spanned="1" table:style-name="ce1">
            <text:p>0</text:p>
          </table:table-cell>
          <table:table-cell office:value-type="float" office:value="0" table:formula="of:=SUM([.K3:.K33]=[.$BC3:.$BC33])" table:number-matrix-columns-spanned="1" table:number-matrix-rows-spanned="1" table:style-name="ce1">
            <text:p>0</text:p>
          </table:table-cell>
          <table:table-cell office:value-type="float" office:value="0" table:formula="of:=SUM([.L3:.L33]=[.$BD3:.$BD33])" table:number-matrix-columns-spanned="1" table:number-matrix-rows-spanned="1" table:style-name="ce1">
            <text:p>0</text:p>
          </table:table-cell>
          <table:table-cell office:value-type="float" office:value="0" table:formula="of:=SUM([.M3:.M33]=[.$BE3:.$BE33])" table:number-matrix-columns-spanned="1" table:number-matrix-rows-spanned="1" table:style-name="ce2">
            <text:p>0</text:p>
          </table:table-cell>
          <table:table-cell office:value-type="float" office:value="0" table:formula="of:=SUM([.N3:.N33]=[.$BB3:.$BB33])" table:number-matrix-columns-spanned="1" table:number-matrix-rows-spanned="1" table:style-name="ce1">
            <text:p>0</text:p>
          </table:table-cell>
          <table:table-cell office:value-type="float" office:value="0" table:formula="of:=SUM([.O3:.O33]=[.$BC3:.$BC33])" table:number-matrix-columns-spanned="1" table:number-matrix-rows-spanned="1" table:style-name="ce1">
            <text:p>0</text:p>
          </table:table-cell>
          <table:table-cell office:value-type="float" office:value="0" table:formula="of:=SUM([.P3:.P33]=[.$BD3:.$BD33])" table:number-matrix-columns-spanned="1" table:number-matrix-rows-spanned="1" table:style-name="ce1">
            <text:p>0</text:p>
          </table:table-cell>
          <table:table-cell office:value-type="float" office:value="0" table:formula="of:=SUM([.Q3:.Q33]=[.$BE3:.$BE33])" table:number-matrix-columns-spanned="1" table:number-matrix-rows-spanned="1" table:style-name="ce1">
            <text:p>0</text:p>
          </table:table-cell>
          <table:table-cell office:value-type="float" office:value="0" table:formula="of:=SUM([.R3:.R33]=[.$BB3:.$BB33])" table:number-matrix-columns-spanned="1" table:number-matrix-rows-spanned="1" table:style-name="ce1">
            <text:p>0</text:p>
          </table:table-cell>
          <table:table-cell office:value-type="float" office:value="0" table:formula="of:=SUM([.S3:.S33]=[.$BC3:.$BC33])" table:number-matrix-columns-spanned="1" table:number-matrix-rows-spanned="1" table:style-name="ce1">
            <text:p>0</text:p>
          </table:table-cell>
          <table:table-cell office:value-type="float" office:value="0" table:formula="of:=SUM([.T3:.T33]=[.$BD3:.$BD33])" table:number-matrix-columns-spanned="1" table:number-matrix-rows-spanned="1" table:style-name="ce1">
            <text:p>0</text:p>
          </table:table-cell>
          <table:table-cell office:value-type="float" office:value="0" table:formula="of:=SUM([.U3:.U33]=[.$BE3:.$BE33])" table:number-matrix-columns-spanned="1" table:number-matrix-rows-spanned="1" table:style-name="ce1">
            <text:p>0</text:p>
          </table:table-cell>
          <table:table-cell office:value-type="float" office:value="0" table:formula="of:=SUM([.V3:.V33]=[.$BB3:.$BB33])" table:number-matrix-columns-spanned="1" table:number-matrix-rows-spanned="1" table:style-name="ce1">
            <text:p>0</text:p>
          </table:table-cell>
          <table:table-cell office:value-type="float" office:value="0" table:formula="of:=SUM([.W3:.W33]=[.$BC3:.$BC33])" table:number-matrix-columns-spanned="1" table:number-matrix-rows-spanned="1" table:style-name="ce1">
            <text:p>0</text:p>
          </table:table-cell>
          <table:table-cell office:value-type="float" office:value="0" table:formula="of:=SUM([.X3:.X33]=[.$BD3:.$BD33])" table:number-matrix-columns-spanned="1" table:number-matrix-rows-spanned="1" table:style-name="ce1">
            <text:p>0</text:p>
          </table:table-cell>
          <table:table-cell office:value-type="float" office:value="0" table:formula="of:=SUM([.Y3:.Y33]=[.$BE3:.$BE33])" table:number-matrix-columns-spanned="1" table:number-matrix-rows-spanned="1" table:style-name="ce1">
            <text:p>0</text:p>
          </table:table-cell>
          <table:table-cell office:value-type="float" office:value="0" table:formula="of:=SUM([.Z3:.Z33]=[.$BB3:.$BB33])" table:number-matrix-columns-spanned="1" table:number-matrix-rows-spanned="1" table:style-name="ce1">
            <text:p>0</text:p>
          </table:table-cell>
          <table:table-cell office:value-type="float" office:value="0" table:formula="of:=SUM([.AA3:.AA33]=[.$BC3:.$BC33])" table:number-matrix-columns-spanned="1" table:number-matrix-rows-spanned="1" table:style-name="ce1">
            <text:p>0</text:p>
          </table:table-cell>
          <table:table-cell office:value-type="float" office:value="0" table:formula="of:=SUM([.AB3:.AB33]=[.$BD3:.$BD33])" table:number-matrix-columns-spanned="1" table:number-matrix-rows-spanned="1" table:style-name="ce1">
            <text:p>0</text:p>
          </table:table-cell>
          <table:table-cell office:value-type="float" office:value="0" table:formula="of:=SUM([.AC3:.AC33]=[.$BE3:.$BE33])" table:number-matrix-columns-spanned="1" table:number-matrix-rows-spanned="1" table:style-name="ce1">
            <text:p>0</text:p>
          </table:table-cell>
          <table:table-cell office:value-type="float" office:value="0" table:formula="of:=SUM([.AD3:.AD33]=[.$BB3:.$BB33])" table:number-matrix-columns-spanned="1" table:number-matrix-rows-spanned="1" table:style-name="ce1">
            <text:p>0</text:p>
          </table:table-cell>
          <table:table-cell office:value-type="float" office:value="0" table:formula="of:=SUM([.AE3:.AE33]=[.$BC3:.$BC33])" table:number-matrix-columns-spanned="1" table:number-matrix-rows-spanned="1" table:style-name="ce1">
            <text:p>0</text:p>
          </table:table-cell>
          <table:table-cell office:value-type="float" office:value="0" table:formula="of:=SUM([.AF3:.AF33]=[.$BD3:.$BD33])" table:number-matrix-columns-spanned="1" table:number-matrix-rows-spanned="1" table:style-name="ce2">
            <text:p>0</text:p>
          </table:table-cell>
          <table:table-cell office:value-type="float" office:value="0" table:formula="of:=SUM([.AG3:.AG33]=[.$BE3:.$BE33])" table:number-matrix-columns-spanned="1" table:number-matrix-rows-spanned="1" table:style-name="ce1">
            <text:p>0</text:p>
          </table:table-cell>
          <table:table-cell office:value-type="float" office:value="0" table:formula="of:=SUM([.AH3:.AH33]=[.$BB3:.$BB33])" table:number-matrix-columns-spanned="1" table:number-matrix-rows-spanned="1" table:style-name="ce1">
            <text:p>0</text:p>
          </table:table-cell>
          <table:table-cell office:value-type="float" office:value="0" table:formula="of:=SUM([.AI3:.AI33]=[.$BC3:.$BC33])" table:number-matrix-columns-spanned="1" table:number-matrix-rows-spanned="1" table:style-name="ce1">
            <text:p>0</text:p>
          </table:table-cell>
          <table:table-cell office:value-type="float" office:value="0" table:formula="of:=SUM([.AJ3:.AJ33]=[.$BD3:.$BD33])" table:number-matrix-columns-spanned="1" table:number-matrix-rows-spanned="1" table:style-name="ce1">
            <text:p>0</text:p>
          </table:table-cell>
          <table:table-cell office:value-type="float" office:value="0" table:formula="of:=SUM([.AK3:.AK33]=[.$BE3:.$BE33])" table:number-matrix-columns-spanned="1" table:number-matrix-rows-spanned="1" table:style-name="ce1">
            <text:p>0</text:p>
          </table:table-cell>
          <table:table-cell office:value-type="float" office:value="0" table:formula="of:=SUM([.AL3:.AL33]=[.$BB3:.$BB33])" table:number-matrix-columns-spanned="1" table:number-matrix-rows-spanned="1" table:style-name="ce1">
            <text:p>0</text:p>
          </table:table-cell>
          <table:table-cell office:value-type="float" office:value="0" table:formula="of:=SUM([.AM3:.AM33]=[.$BC3:.$BC33])" table:number-matrix-columns-spanned="1" table:number-matrix-rows-spanned="1" table:style-name="ce1">
            <text:p>0</text:p>
          </table:table-cell>
          <table:table-cell office:value-type="float" office:value="0" table:formula="of:=SUM([.AN3:.AN33]=[.$BD3:.$BD33])" table:number-matrix-columns-spanned="1" table:number-matrix-rows-spanned="1" table:style-name="ce1">
            <text:p>0</text:p>
          </table:table-cell>
          <table:table-cell office:value-type="float" office:value="0" table:formula="of:=SUM([.AO3:.AO33]=[.$BE3:.$BE33])" table:number-matrix-columns-spanned="1" table:number-matrix-rows-spanned="1" table:style-name="ce1">
            <text:p>0</text:p>
          </table:table-cell>
          <table:table-cell office:value-type="float" office:value="0" table:formula="of:=SUM([.AP3:.AP33]=[.$BB3:.$BB33])" table:number-matrix-columns-spanned="1" table:number-matrix-rows-spanned="1" table:style-name="ce1">
            <text:p>0</text:p>
          </table:table-cell>
          <table:table-cell office:value-type="float" office:value="0" table:formula="of:=SUM([.AQ3:.AQ33]=[.$BC3:.$BC33])" table:number-matrix-columns-spanned="1" table:number-matrix-rows-spanned="1" table:style-name="ce1">
            <text:p>0</text:p>
          </table:table-cell>
          <table:table-cell office:value-type="float" office:value="0" table:formula="of:=SUM([.AR3:.AR33]=[.$BD3:.$BD33])" table:number-matrix-columns-spanned="1" table:number-matrix-rows-spanned="1" table:style-name="ce1">
            <text:p>0</text:p>
          </table:table-cell>
          <table:table-cell office:value-type="float" office:value="0" table:formula="of:=SUM([.AS3:.AS33]=[.$BE3:.$BE33])" table:number-matrix-columns-spanned="1" table:number-matrix-rows-spanned="1" table:style-name="ce1">
            <text:p>0</text:p>
          </table:table-cell>
          <table:table-cell office:value-type="float" office:value="0" table:formula="of:=SUM([.AT3:.AT33]=[.$BB3:.$BB33])" table:number-matrix-columns-spanned="1" table:number-matrix-rows-spanned="1" table:style-name="ce1">
            <text:p>0</text:p>
          </table:table-cell>
          <table:table-cell office:value-type="float" office:value="0" table:formula="of:=SUM([.AU3:.AU33]=[.$BC3:.$BC33])" table:number-matrix-columns-spanned="1" table:number-matrix-rows-spanned="1" table:style-name="ce1">
            <text:p>0</text:p>
          </table:table-cell>
          <table:table-cell office:value-type="float" office:value="0" table:formula="of:=SUM([.AV3:.AV33]=[.$BD3:.$BD33])" table:number-matrix-columns-spanned="1" table:number-matrix-rows-spanned="1" table:style-name="ce1">
            <text:p>0</text:p>
          </table:table-cell>
          <table:table-cell office:value-type="float" office:value="0" table:formula="of:=SUM([.AW3:.AW33]=[.$BE3:.$BE33])" table:number-matrix-columns-spanned="1" table:number-matrix-rows-spanned="1" table:style-name="ce1">
            <text:p>0</text:p>
          </table:table-cell>
          <table:table-cell office:value-type="float" office:value="0" table:formula="of:=SUM([.AX3:.AX33]=[.$BB3:.$BB33])" table:number-matrix-columns-spanned="1" table:number-matrix-rows-spanned="1" table:style-name="ce1">
            <text:p>0</text:p>
          </table:table-cell>
          <table:table-cell office:value-type="float" office:value="0" table:formula="of:=SUM([.AY3:.AY33]=[.$BC3:.$BC33])" table:number-matrix-columns-spanned="1" table:number-matrix-rows-spanned="1" table:style-name="ce1">
            <text:p>0</text:p>
          </table:table-cell>
          <table:table-cell office:value-type="float" office:value="0" table:formula="of:=SUM([.AZ3:.AZ33]=[.$BD3:.$BD33])" table:number-matrix-columns-spanned="1" table:number-matrix-rows-spanned="1" table:style-name="ce1">
            <text:p>0</text:p>
          </table:table-cell>
          <table:table-cell office:value-type="float" office:value="0" table:formula="of:=SUM([.BA3:.BA33]=[.$BE3:.$BE33])" table:number-matrix-columns-spanned="1" table:number-matrix-rows-spanned="1" table:style-name="ce1">
            <text:p>0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">
            <text:p>BETTER</text:p>
          </table:table-cell>
          <table:table-cell office:value-type="float" office:value="0" table:formula="of:=SUM([.B3:.B33]&lt;[.$BF3:.$BF33])" table:number-matrix-columns-spanned="1" table:number-matrix-rows-spanned="1" table:style-name="ce1">
            <text:p>0</text:p>
          </table:table-cell>
          <table:table-cell office:value-type="float" office:value="0" table:formula="of:=SUM([.C3:.C33]&lt;[.$BG3:.$BG33])" table:number-matrix-columns-spanned="1" table:number-matrix-rows-spanned="1" table:style-name="ce1">
            <text:p>0</text:p>
          </table:table-cell>
          <table:table-cell office:value-type="float" office:value="0" table:formula="of:=SUM([.D3:.D33]&lt;[.$BH3:.$BH33])" table:number-matrix-columns-spanned="1" table:number-matrix-rows-spanned="1" table:style-name="ce1">
            <text:p>0</text:p>
          </table:table-cell>
          <table:table-cell office:value-type="float" office:value="0" table:formula="of:=SUM([.E3:.E33]&lt;[.$BI3:.$BI33])" table:number-matrix-columns-spanned="1" table:number-matrix-rows-spanned="1" table:style-name="ce1">
            <text:p>0</text:p>
          </table:table-cell>
          <table:table-cell office:value-type="float" office:value="0" table:formula="of:=SUM([.F3:.F33]&lt;[.$BF3:.$BF33])" table:number-matrix-columns-spanned="1" table:number-matrix-rows-spanned="1" table:style-name="ce1">
            <text:p>0</text:p>
          </table:table-cell>
          <table:table-cell office:value-type="float" office:value="0" table:formula="of:=SUM([.G3:.G33]&lt;[.$BG3:.$BG33])" table:number-matrix-columns-spanned="1" table:number-matrix-rows-spanned="1" table:style-name="ce1">
            <text:p>0</text:p>
          </table:table-cell>
          <table:table-cell office:value-type="float" office:value="0" table:formula="of:=SUM([.H3:.H33]&lt;[.$BH3:.$BH33])" table:number-matrix-columns-spanned="1" table:number-matrix-rows-spanned="1" table:style-name="ce1">
            <text:p>0</text:p>
          </table:table-cell>
          <table:table-cell office:value-type="float" office:value="0" table:formula="of:=SUM([.I3:.I33]&lt;[.$BI3:.$BI33])" table:number-matrix-columns-spanned="1" table:number-matrix-rows-spanned="1" table:style-name="ce2">
            <text:p>0</text:p>
          </table:table-cell>
          <table:table-cell office:value-type="float" office:value="0" table:formula="of:=SUM([.J3:.J33]&lt;[.$BF3:.$BF33])" table:number-matrix-columns-spanned="1" table:number-matrix-rows-spanned="1" table:style-name="ce1">
            <text:p>0</text:p>
          </table:table-cell>
          <table:table-cell office:value-type="float" office:value="0" table:formula="of:=SUM([.K3:.K33]&lt;[.$BG3:.$BG33])" table:number-matrix-columns-spanned="1" table:number-matrix-rows-spanned="1" table:style-name="ce1">
            <text:p>0</text:p>
          </table:table-cell>
          <table:table-cell office:value-type="float" office:value="0" table:formula="of:=SUM([.L3:.L33]&lt;[.$BH3:.$BH33])" table:number-matrix-columns-spanned="1" table:number-matrix-rows-spanned="1" table:style-name="ce1">
            <text:p>0</text:p>
          </table:table-cell>
          <table:table-cell office:value-type="float" office:value="0" table:formula="of:=SUM([.M3:.M33]&lt;[.$BI3:.$BI33])" table:number-matrix-columns-spanned="1" table:number-matrix-rows-spanned="1" table:style-name="ce1">
            <text:p>0</text:p>
          </table:table-cell>
          <table:table-cell office:value-type="float" office:value="0" table:formula="of:=SUM([.N3:.N33]&lt;[.$BF3:.$BF33])" table:number-matrix-columns-spanned="1" table:number-matrix-rows-spanned="1" table:style-name="ce1">
            <text:p>0</text:p>
          </table:table-cell>
          <table:table-cell office:value-type="float" office:value="0" table:formula="of:=SUM([.O3:.O33]&lt;[.$BG3:.$BG33])" table:number-matrix-columns-spanned="1" table:number-matrix-rows-spanned="1" table:style-name="ce1">
            <text:p>0</text:p>
          </table:table-cell>
          <table:table-cell office:value-type="float" office:value="0" table:formula="of:=SUM([.P3:.P33]&lt;[.$BH3:.$BH33])" table:number-matrix-columns-spanned="1" table:number-matrix-rows-spanned="1" table:style-name="ce3">
            <text:p>0</text:p>
          </table:table-cell>
          <table:table-cell office:value-type="float" office:value="0" table:formula="of:=SUM([.Q3:.Q33]&lt;[.$BI3:.$BI33])" table:number-matrix-columns-spanned="1" table:number-matrix-rows-spanned="1" table:style-name="ce3">
            <text:p>0</text:p>
          </table:table-cell>
          <table:table-cell office:value-type="float" office:value="0" table:formula="of:=SUM([.R3:.R33]&lt;[.$BF3:.$BF33])" table:number-matrix-columns-spanned="1" table:number-matrix-rows-spanned="1" table:style-name="ce1">
            <text:p>0</text:p>
          </table:table-cell>
          <table:table-cell office:value-type="float" office:value="0" table:formula="of:=SUM([.S3:.S33]&lt;[.$BG3:.$BG33])" table:number-matrix-columns-spanned="1" table:number-matrix-rows-spanned="1" table:style-name="ce1">
            <text:p>0</text:p>
          </table:table-cell>
          <table:table-cell office:value-type="float" office:value="0" table:formula="of:=SUM([.T3:.T33]&lt;[.$BH3:.$BH33])" table:number-matrix-columns-spanned="1" table:number-matrix-rows-spanned="1" table:style-name="ce2">
            <text:p>0</text:p>
          </table:table-cell>
          <table:table-cell office:value-type="float" office:value="0" table:formula="of:=SUM([.U3:.U33]&lt;[.$BI3:.$BI33])" table:number-matrix-columns-spanned="1" table:number-matrix-rows-spanned="1" table:style-name="ce1">
            <text:p>0</text:p>
          </table:table-cell>
          <table:table-cell office:value-type="float" office:value="0" table:formula="of:=SUM([.V3:.V33]&lt;[.$BF3:.$BF33])" table:number-matrix-columns-spanned="1" table:number-matrix-rows-spanned="1" table:style-name="ce1">
            <text:p>0</text:p>
          </table:table-cell>
          <table:table-cell office:value-type="float" office:value="0" table:formula="of:=SUM([.W3:.W33]&lt;[.$BG3:.$BG33])" table:number-matrix-columns-spanned="1" table:number-matrix-rows-spanned="1" table:style-name="ce1">
            <text:p>0</text:p>
          </table:table-cell>
          <table:table-cell office:value-type="float" office:value="0" table:formula="of:=SUM([.X3:.X33]&lt;[.$BH3:.$BH33])" table:number-matrix-columns-spanned="1" table:number-matrix-rows-spanned="1" table:style-name="ce3">
            <text:p>0</text:p>
          </table:table-cell>
          <table:table-cell office:value-type="float" office:value="0" table:formula="of:=SUM([.Y3:.Y33]&lt;[.$BI3:.$BI33])" table:number-matrix-columns-spanned="1" table:number-matrix-rows-spanned="1" table:style-name="ce3">
            <text:p>0</text:p>
          </table:table-cell>
          <table:table-cell office:value-type="float" office:value="0" table:formula="of:=SUM([.Z3:.Z33]&lt;[.$BF3:.$BF33])" table:number-matrix-columns-spanned="1" table:number-matrix-rows-spanned="1" table:style-name="ce1">
            <text:p>0</text:p>
          </table:table-cell>
          <table:table-cell office:value-type="float" office:value="0" table:formula="of:=SUM([.AA3:.AA33]&lt;[.$BG3:.$BG33])" table:number-matrix-columns-spanned="1" table:number-matrix-rows-spanned="1" table:style-name="ce1">
            <text:p>0</text:p>
          </table:table-cell>
          <table:table-cell office:value-type="float" office:value="0" table:formula="of:=SUM([.AB3:.AB33]&lt;[.$BH3:.$BH33])" table:number-matrix-columns-spanned="1" table:number-matrix-rows-spanned="1" table:style-name="ce1">
            <text:p>0</text:p>
          </table:table-cell>
          <table:table-cell office:value-type="float" office:value="0" table:formula="of:=SUM([.AC3:.AC33]&lt;[.$BI3:.$BI33])" table:number-matrix-columns-spanned="1" table:number-matrix-rows-spanned="1" table:style-name="ce1">
            <text:p>0</text:p>
          </table:table-cell>
          <table:table-cell office:value-type="float" office:value="0" table:formula="of:=SUM([.AD3:.AD33]&lt;[.$BF3:.$BF33])" table:number-matrix-columns-spanned="1" table:number-matrix-rows-spanned="1" table:style-name="ce2">
            <text:p>0</text:p>
          </table:table-cell>
          <table:table-cell office:value-type="float" office:value="0" table:formula="of:=SUM([.AE3:.AE33]&lt;[.$BG3:.$BG33])" table:number-matrix-columns-spanned="1" table:number-matrix-rows-spanned="1" table:style-name="ce2">
            <text:p>0</text:p>
          </table:table-cell>
          <table:table-cell office:value-type="float" office:value="0" table:formula="of:=SUM([.AF3:.AF33]&lt;[.$BH3:.$BH33])" table:number-matrix-columns-spanned="1" table:number-matrix-rows-spanned="1" table:style-name="ce1">
            <text:p>0</text:p>
          </table:table-cell>
          <table:table-cell office:value-type="float" office:value="0" table:formula="of:=SUM([.AG3:.AG33]&lt;[.$BI3:.$BI33])" table:number-matrix-columns-spanned="1" table:number-matrix-rows-spanned="1" table:style-name="ce1">
            <text:p>0</text:p>
          </table:table-cell>
          <table:table-cell office:value-type="float" office:value="0" table:formula="of:=SUM([.AH3:.AH33]&lt;[.$BF3:.$BF33])" table:number-matrix-columns-spanned="1" table:number-matrix-rows-spanned="1" table:style-name="ce2">
            <text:p>0</text:p>
          </table:table-cell>
          <table:table-cell office:value-type="float" office:value="0" table:formula="of:=SUM([.AI3:.AI33]&lt;[.$BG3:.$BG33])" table:number-matrix-columns-spanned="1" table:number-matrix-rows-spanned="1" table:style-name="ce2">
            <text:p>0</text:p>
          </table:table-cell>
          <table:table-cell office:value-type="float" office:value="0" table:formula="of:=SUM([.AJ3:.AJ33]&lt;[.$BH3:.$BH33])" table:number-matrix-columns-spanned="1" table:number-matrix-rows-spanned="1" table:style-name="ce1">
            <text:p>0</text:p>
          </table:table-cell>
          <table:table-cell office:value-type="float" office:value="0" table:formula="of:=SUM([.AK3:.AK33]&lt;[.$BI3:.$BI33])" table:number-matrix-columns-spanned="1" table:number-matrix-rows-spanned="1" table:style-name="ce1">
            <text:p>0</text:p>
          </table:table-cell>
          <table:table-cell office:value-type="float" office:value="0" table:formula="of:=SUM([.AL3:.AL33]&lt;[.$BF3:.$BF33])" table:number-matrix-columns-spanned="1" table:number-matrix-rows-spanned="1" table:style-name="ce1">
            <text:p>0</text:p>
          </table:table-cell>
          <table:table-cell office:value-type="float" office:value="0" table:formula="of:=SUM([.AM3:.AM33]&lt;[.$BG3:.$BG33])" table:number-matrix-columns-spanned="1" table:number-matrix-rows-spanned="1" table:style-name="ce3">
            <text:p>0</text:p>
          </table:table-cell>
          <table:table-cell office:value-type="float" office:value="0" table:formula="of:=SUM([.AN3:.AN33]&lt;[.$BH3:.$BH33])" table:number-matrix-columns-spanned="1" table:number-matrix-rows-spanned="1" table:style-name="ce1">
            <text:p>0</text:p>
          </table:table-cell>
          <table:table-cell office:value-type="float" office:value="0" table:formula="of:=SUM([.AO3:.AO33]&lt;[.$BI3:.$BI33])" table:number-matrix-columns-spanned="1" table:number-matrix-rows-spanned="1" table:style-name="ce1">
            <text:p>0</text:p>
          </table:table-cell>
          <table:table-cell office:value-type="float" office:value="0" table:formula="of:=SUM([.AP3:.AP33]&lt;[.$BF3:.$BF33])" table:number-matrix-columns-spanned="1" table:number-matrix-rows-spanned="1" table:style-name="ce1">
            <text:p>0</text:p>
          </table:table-cell>
          <table:table-cell office:value-type="float" office:value="0" table:formula="of:=SUM([.AQ3:.AQ33]&lt;[.$BG3:.$BG33])" table:number-matrix-columns-spanned="1" table:number-matrix-rows-spanned="1" table:style-name="ce1">
            <text:p>0</text:p>
          </table:table-cell>
          <table:table-cell office:value-type="float" office:value="0" table:formula="of:=SUM([.AR3:.AR33]&lt;[.$BH3:.$BH33])" table:number-matrix-columns-spanned="1" table:number-matrix-rows-spanned="1" table:style-name="ce1">
            <text:p>0</text:p>
          </table:table-cell>
          <table:table-cell office:value-type="float" office:value="0" table:formula="of:=SUM([.AS3:.AS33]&lt;[.$BI3:.$BI33])" table:number-matrix-columns-spanned="1" table:number-matrix-rows-spanned="1" table:style-name="ce1">
            <text:p>0</text:p>
          </table:table-cell>
          <table:table-cell office:value-type="float" office:value="0" table:formula="of:=SUM([.AT3:.AT33]&lt;[.$BF3:.$BF33])" table:number-matrix-columns-spanned="1" table:number-matrix-rows-spanned="1" table:style-name="ce3">
            <text:p>0</text:p>
          </table:table-cell>
          <table:table-cell office:value-type="float" office:value="0" table:formula="of:=SUM([.AU3:.AU33]&lt;[.$BG3:.$BG33])" table:number-matrix-columns-spanned="1" table:number-matrix-rows-spanned="1" table:style-name="ce3">
            <text:p>0</text:p>
          </table:table-cell>
          <table:table-cell office:value-type="float" office:value="0" table:formula="of:=SUM([.AV3:.AV33]&lt;[.$BH3:.$BH33])" table:number-matrix-columns-spanned="1" table:number-matrix-rows-spanned="1" table:style-name="ce1">
            <text:p>0</text:p>
          </table:table-cell>
          <table:table-cell office:value-type="float" office:value="0" table:formula="of:=SUM([.AW3:.AW33]&lt;[.$BI3:.$BI33])" table:number-matrix-columns-spanned="1" table:number-matrix-rows-spanned="1" table:style-name="ce1">
            <text:p>0</text:p>
          </table:table-cell>
          <table:table-cell office:value-type="float" office:value="0" table:formula="of:=SUM([.AX3:.AX33]&lt;[.$BF3:.$BF33])" table:number-matrix-columns-spanned="1" table:number-matrix-rows-spanned="1" table:style-name="ce1">
            <text:p>0</text:p>
          </table:table-cell>
          <table:table-cell office:value-type="float" office:value="0" table:formula="of:=SUM([.AY3:.AY33]&lt;[.$BG3:.$BG33])" table:number-matrix-columns-spanned="1" table:number-matrix-rows-spanned="1" table:style-name="ce1">
            <text:p>0</text:p>
          </table:table-cell>
          <table:table-cell office:value-type="float" office:value="0" table:formula="of:=SUM([.AZ3:.AZ33]&lt;[.$BH3:.$BH33])" table:number-matrix-columns-spanned="1" table:number-matrix-rows-spanned="1" table:style-name="ce1">
            <text:p>0</text:p>
          </table:table-cell>
          <table:table-cell office:value-type="float" office:value="0" table:formula="of:=SUM([.BA3:.BA33]&lt;[.$BI3:.$BI33])" table:number-matrix-columns-spanned="1" table:number-matrix-rows-spanned="1" table:style-name="ce1">
            <text:p>0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">
            <text:p>WORSE</text:p>
          </table:table-cell>
          <table:table-cell office:value-type="float" office:value="0" table:formula="of:=SUM([.B3:.B33]&gt;[.$BF3:.$BF33])" table:number-matrix-columns-spanned="1" table:number-matrix-rows-spanned="1" table:style-name="ce1">
            <text:p>0</text:p>
          </table:table-cell>
          <table:table-cell office:value-type="float" office:value="0" table:formula="of:=SUM([.C3:.C33]&gt;[.$BG3:.$BG33])" table:number-matrix-columns-spanned="1" table:number-matrix-rows-spanned="1" table:style-name="ce1">
            <text:p>0</text:p>
          </table:table-cell>
          <table:table-cell office:value-type="float" office:value="0" table:formula="of:=SUM([.D3:.D33]&gt;[.$BH3:.$BH33])" table:number-matrix-columns-spanned="1" table:number-matrix-rows-spanned="1" table:style-name="ce1">
            <text:p>0</text:p>
          </table:table-cell>
          <table:table-cell office:value-type="float" office:value="0" table:formula="of:=SUM([.E3:.E33]&gt;[.$BI3:.$BI33])" table:number-matrix-columns-spanned="1" table:number-matrix-rows-spanned="1" table:style-name="ce1">
            <text:p>0</text:p>
          </table:table-cell>
          <table:table-cell office:value-type="float" office:value="0" table:formula="of:=SUM([.F3:.F33]&gt;[.$BF3:.$BF33])" table:number-matrix-columns-spanned="1" table:number-matrix-rows-spanned="1" table:style-name="ce1">
            <text:p>0</text:p>
          </table:table-cell>
          <table:table-cell office:value-type="float" office:value="0" table:formula="of:=SUM([.G3:.G33]&gt;[.$BG3:.$BG33])" table:number-matrix-columns-spanned="1" table:number-matrix-rows-spanned="1" table:style-name="ce2">
            <text:p>0</text:p>
          </table:table-cell>
          <table:table-cell office:value-type="float" office:value="0" table:formula="of:=SUM([.H3:.H33]&gt;[.$BH3:.$BH33])" table:number-matrix-columns-spanned="1" table:number-matrix-rows-spanned="1" table:style-name="ce1">
            <text:p>0</text:p>
          </table:table-cell>
          <table:table-cell office:value-type="float" office:value="0" table:formula="of:=SUM([.I3:.I33]&gt;[.$BI3:.$BI33])" table:number-matrix-columns-spanned="1" table:number-matrix-rows-spanned="1" table:style-name="ce1">
            <text:p>0</text:p>
          </table:table-cell>
          <table:table-cell office:value-type="float" office:value="0" table:formula="of:=SUM([.J3:.J33]&gt;[.$BF3:.$BF33])" table:number-matrix-columns-spanned="1" table:number-matrix-rows-spanned="1" table:style-name="ce1">
            <text:p>0</text:p>
          </table:table-cell>
          <table:table-cell office:value-type="float" office:value="0" table:formula="of:=SUM([.K3:.K33]&gt;[.$BG3:.$BG33])" table:number-matrix-columns-spanned="1" table:number-matrix-rows-spanned="1" table:style-name="ce1">
            <text:p>0</text:p>
          </table:table-cell>
          <table:table-cell office:value-type="float" office:value="0" table:formula="of:=SUM([.L3:.L33]&gt;[.$BH3:.$BH33])" table:number-matrix-columns-spanned="1" table:number-matrix-rows-spanned="1" table:style-name="ce1">
            <text:p>0</text:p>
          </table:table-cell>
          <table:table-cell office:value-type="float" office:value="0" table:formula="of:=SUM([.M3:.M33]&gt;[.$BI3:.$BI33])" table:number-matrix-columns-spanned="1" table:number-matrix-rows-spanned="1" table:style-name="ce1">
            <text:p>0</text:p>
          </table:table-cell>
          <table:table-cell office:value-type="float" office:value="0" table:formula="of:=SUM([.N3:.N33]&gt;[.$BF3:.$BF33])" table:number-matrix-columns-spanned="1" table:number-matrix-rows-spanned="1" table:style-name="ce1">
            <text:p>0</text:p>
          </table:table-cell>
          <table:table-cell office:value-type="float" office:value="0" table:formula="of:=SUM([.O3:.O33]&gt;[.$BG3:.$BG33])" table:number-matrix-columns-spanned="1" table:number-matrix-rows-spanned="1" table:style-name="ce1">
            <text:p>0</text:p>
          </table:table-cell>
          <table:table-cell office:value-type="float" office:value="0" table:formula="of:=SUM([.P3:.P33]&gt;[.$BH3:.$BH33])" table:number-matrix-columns-spanned="1" table:number-matrix-rows-spanned="1" table:style-name="ce3">
            <text:p>0</text:p>
          </table:table-cell>
          <table:table-cell office:value-type="float" office:value="0" table:formula="of:=SUM([.Q3:.Q33]&gt;[.$BI3:.$BI33])" table:number-matrix-columns-spanned="1" table:number-matrix-rows-spanned="1" table:style-name="ce1">
            <text:p>0</text:p>
          </table:table-cell>
          <table:table-cell office:value-type="float" office:value="0" table:formula="of:=SUM([.R3:.R33]&gt;[.$BF3:.$BF33])" table:number-matrix-columns-spanned="1" table:number-matrix-rows-spanned="1" table:style-name="ce1">
            <text:p>0</text:p>
          </table:table-cell>
          <table:table-cell office:value-type="float" office:value="0" table:formula="of:=SUM([.S3:.S33]&gt;[.$BG3:.$BG33])" table:number-matrix-columns-spanned="1" table:number-matrix-rows-spanned="1" table:style-name="ce1">
            <text:p>0</text:p>
          </table:table-cell>
          <table:table-cell office:value-type="float" office:value="0" table:formula="of:=SUM([.T3:.T33]&gt;[.$BH3:.$BH33])" table:number-matrix-columns-spanned="1" table:number-matrix-rows-spanned="1" table:style-name="ce2">
            <text:p>0</text:p>
          </table:table-cell>
          <table:table-cell office:value-type="float" office:value="0" table:formula="of:=SUM([.U3:.U33]&gt;[.$BI3:.$BI33])" table:number-matrix-columns-spanned="1" table:number-matrix-rows-spanned="1" table:style-name="ce1">
            <text:p>0</text:p>
          </table:table-cell>
          <table:table-cell office:value-type="float" office:value="0" table:formula="of:=SUM([.V3:.V33]&gt;[.$BF3:.$BF33])" table:number-matrix-columns-spanned="1" table:number-matrix-rows-spanned="1" table:style-name="ce1">
            <text:p>0</text:p>
          </table:table-cell>
          <table:table-cell office:value-type="float" office:value="0" table:formula="of:=SUM([.W3:.W33]&gt;[.$BG3:.$BG33])" table:number-matrix-columns-spanned="1" table:number-matrix-rows-spanned="1" table:style-name="ce1">
            <text:p>0</text:p>
          </table:table-cell>
          <table:table-cell office:value-type="float" office:value="0" table:formula="of:=SUM([.X3:.X33]&gt;[.$BH3:.$BH33])" table:number-matrix-columns-spanned="1" table:number-matrix-rows-spanned="1" table:style-name="ce3">
            <text:p>0</text:p>
          </table:table-cell>
          <table:table-cell office:value-type="float" office:value="0" table:formula="of:=SUM([.Y3:.Y33]&gt;[.$BI3:.$BI33])" table:number-matrix-columns-spanned="1" table:number-matrix-rows-spanned="1" table:style-name="ce1">
            <text:p>0</text:p>
          </table:table-cell>
          <table:table-cell office:value-type="float" office:value="0" table:formula="of:=SUM([.Z3:.Z33]&gt;[.$BF3:.$BF33])" table:number-matrix-columns-spanned="1" table:number-matrix-rows-spanned="1" table:style-name="ce1">
            <text:p>0</text:p>
          </table:table-cell>
          <table:table-cell office:value-type="float" office:value="0" table:formula="of:=SUM([.AA3:.AA33]&gt;[.$BG3:.$BG33])" table:number-matrix-columns-spanned="1" table:number-matrix-rows-spanned="1" table:style-name="ce2">
            <text:p>0</text:p>
          </table:table-cell>
          <table:table-cell office:value-type="float" office:value="0" table:formula="of:=SUM([.AB3:.AB33]&gt;[.$BH3:.$BH33])" table:number-matrix-columns-spanned="1" table:number-matrix-rows-spanned="1" table:style-name="ce1">
            <text:p>0</text:p>
          </table:table-cell>
          <table:table-cell office:value-type="float" office:value="0" table:formula="of:=SUM([.AC3:.AC33]&gt;[.$BI3:.$BI33])" table:number-matrix-columns-spanned="1" table:number-matrix-rows-spanned="1" table:style-name="ce2">
            <text:p>0</text:p>
          </table:table-cell>
          <table:table-cell office:value-type="float" office:value="0" table:formula="of:=SUM([.AD3:.AD33]&gt;[.$BF3:.$BF33])" table:number-matrix-columns-spanned="1" table:number-matrix-rows-spanned="1" table:style-name="ce2">
            <text:p>0</text:p>
          </table:table-cell>
          <table:table-cell office:value-type="float" office:value="0" table:formula="of:=SUM([.AE3:.AE33]&gt;[.$BG3:.$BG33])" table:number-matrix-columns-spanned="1" table:number-matrix-rows-spanned="1" table:style-name="ce1">
            <text:p>0</text:p>
          </table:table-cell>
          <table:table-cell office:value-type="float" office:value="0" table:formula="of:=SUM([.AF3:.AF33]&gt;[.$BH3:.$BH33])" table:number-matrix-columns-spanned="1" table:number-matrix-rows-spanned="1" table:style-name="ce1">
            <text:p>0</text:p>
          </table:table-cell>
          <table:table-cell office:value-type="float" office:value="0" table:formula="of:=SUM([.AG3:.AG33]&gt;[.$BI3:.$BI33])" table:number-matrix-columns-spanned="1" table:number-matrix-rows-spanned="1" table:style-name="ce1">
            <text:p>0</text:p>
          </table:table-cell>
          <table:table-cell office:value-type="float" office:value="0" table:formula="of:=SUM([.AH3:.AH33]&gt;[.$BF3:.$BF33])" table:number-matrix-columns-spanned="1" table:number-matrix-rows-spanned="1" table:style-name="ce1">
            <text:p>0</text:p>
          </table:table-cell>
          <table:table-cell office:value-type="float" office:value="0" table:formula="of:=SUM([.AI3:.AI33]&gt;[.$BG3:.$BG33])" table:number-matrix-columns-spanned="1" table:number-matrix-rows-spanned="1" table:style-name="ce1">
            <text:p>0</text:p>
          </table:table-cell>
          <table:table-cell office:value-type="float" office:value="0" table:formula="of:=SUM([.AJ3:.AJ33]&gt;[.$BH3:.$BH33])" table:number-matrix-columns-spanned="1" table:number-matrix-rows-spanned="1" table:style-name="ce1">
            <text:p>0</text:p>
          </table:table-cell>
          <table:table-cell office:value-type="float" office:value="0" table:formula="of:=SUM([.AK3:.AK33]&gt;[.$BI3:.$BI33])" table:number-matrix-columns-spanned="1" table:number-matrix-rows-spanned="1" table:style-name="ce2">
            <text:p>0</text:p>
          </table:table-cell>
          <table:table-cell office:value-type="float" office:value="0" table:formula="of:=SUM([.AL3:.AL33]&gt;[.$BF3:.$BF33])" table:number-matrix-columns-spanned="1" table:number-matrix-rows-spanned="1" table:style-name="ce1">
            <text:p>0</text:p>
          </table:table-cell>
          <table:table-cell office:value-type="float" office:value="0" table:formula="of:=SUM([.AM3:.AM33]&gt;[.$BG3:.$BG33])" table:number-matrix-columns-spanned="1" table:number-matrix-rows-spanned="1" table:style-name="ce3">
            <text:p>0</text:p>
          </table:table-cell>
          <table:table-cell office:value-type="float" office:value="0" table:formula="of:=SUM([.AN3:.AN33]&gt;[.$BH3:.$BH33])" table:number-matrix-columns-spanned="1" table:number-matrix-rows-spanned="1" table:style-name="ce1">
            <text:p>0</text:p>
          </table:table-cell>
          <table:table-cell office:value-type="float" office:value="0" table:formula="of:=SUM([.AO3:.AO33]&gt;[.$BI3:.$BI33])" table:number-matrix-columns-spanned="1" table:number-matrix-rows-spanned="1" table:style-name="ce1">
            <text:p>0</text:p>
          </table:table-cell>
          <table:table-cell office:value-type="float" office:value="0" table:formula="of:=SUM([.AP3:.AP33]&gt;[.$BF3:.$BF33])" table:number-matrix-columns-spanned="1" table:number-matrix-rows-spanned="1" table:style-name="ce1">
            <text:p>0</text:p>
          </table:table-cell>
          <table:table-cell office:value-type="float" office:value="0" table:formula="of:=SUM([.AQ3:.AQ33]&gt;[.$BG3:.$BG33])" table:number-matrix-columns-spanned="1" table:number-matrix-rows-spanned="1" table:style-name="ce1">
            <text:p>0</text:p>
          </table:table-cell>
          <table:table-cell office:value-type="float" office:value="0" table:formula="of:=SUM([.AR3:.AR33]&gt;[.$BH3:.$BH33])" table:number-matrix-columns-spanned="1" table:number-matrix-rows-spanned="1" table:style-name="ce1">
            <text:p>0</text:p>
          </table:table-cell>
          <table:table-cell office:value-type="float" office:value="0" table:formula="of:=SUM([.AS3:.AS33]&gt;[.$BI3:.$BI33])" table:number-matrix-columns-spanned="1" table:number-matrix-rows-spanned="1" table:style-name="ce1">
            <text:p>0</text:p>
          </table:table-cell>
          <table:table-cell office:value-type="float" office:value="0" table:formula="of:=SUM([.AT3:.AT33]&gt;[.$BF3:.$BF33])" table:number-matrix-columns-spanned="1" table:number-matrix-rows-spanned="1" table:style-name="ce3">
            <text:p>0</text:p>
          </table:table-cell>
          <table:table-cell office:value-type="float" office:value="0" table:formula="of:=SUM([.AU3:.AU33]&gt;[.$BG3:.$BG33])" table:number-matrix-columns-spanned="1" table:number-matrix-rows-spanned="1" table:style-name="ce3">
            <text:p>0</text:p>
          </table:table-cell>
          <table:table-cell office:value-type="float" office:value="0" table:formula="of:=SUM([.AV3:.AV33]&gt;[.$BH3:.$BH33])" table:number-matrix-columns-spanned="1" table:number-matrix-rows-spanned="1" table:style-name="ce1">
            <text:p>0</text:p>
          </table:table-cell>
          <table:table-cell office:value-type="float" office:value="0" table:formula="of:=SUM([.AW3:.AW33]&gt;[.$BI3:.$BI33])" table:number-matrix-columns-spanned="1" table:number-matrix-rows-spanned="1" table:style-name="ce1">
            <text:p>0</text:p>
          </table:table-cell>
          <table:table-cell office:value-type="float" office:value="0" table:formula="of:=SUM([.AX3:.AX33]&gt;[.$BF3:.$BF33])" table:number-matrix-columns-spanned="1" table:number-matrix-rows-spanned="1" table:style-name="ce1">
            <text:p>0</text:p>
          </table:table-cell>
          <table:table-cell office:value-type="float" office:value="0" table:formula="of:=SUM([.AY3:.AY33]&gt;[.$BG3:.$BG33])" table:number-matrix-columns-spanned="1" table:number-matrix-rows-spanned="1" table:style-name="ce1">
            <text:p>0</text:p>
          </table:table-cell>
          <table:table-cell office:value-type="float" office:value="0" table:formula="of:=SUM([.AZ3:.AZ33]&gt;[.$BH3:.$BH33])" table:number-matrix-columns-spanned="1" table:number-matrix-rows-spanned="1" table:style-name="ce1">
            <text:p>0</text:p>
          </table:table-cell>
          <table:table-cell office:value-type="float" office:value="0" table:formula="of:=SUM([.BA3:.BA33]&gt;[.$BI3:.$BI33])" table:number-matrix-columns-spanned="1" table:number-matrix-rows-spanned="1" table:style-name="ce3">
            <text:p>0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">
            <text:p>WORST</text:p>
          </table:table-cell>
          <table:table-cell office:value-type="float" office:value="0" table:formula="of:=SUM([.B3:.B33]=[.$BJ3:.$BJ33])" table:number-matrix-columns-spanned="1" table:number-matrix-rows-spanned="1" table:style-name="ce2">
            <text:p>0</text:p>
          </table:table-cell>
          <table:table-cell office:value-type="float" office:value="0" table:formula="of:=SUM([.C3:.C33]=[.$BK3:.$BK33])" table:number-matrix-columns-spanned="1" table:number-matrix-rows-spanned="1" table:style-name="ce2">
            <text:p>0</text:p>
          </table:table-cell>
          <table:table-cell office:value-type="float" office:value="0" table:formula="of:=SUM([.D3:.D33]=[.$BL3:.$BL33])" table:number-matrix-columns-spanned="1" table:number-matrix-rows-spanned="1" table:style-name="ce1">
            <text:p>0</text:p>
          </table:table-cell>
          <table:table-cell office:value-type="float" office:value="0" table:formula="of:=SUM([.E3:.E33]=[.$BM3:.$BM33])" table:number-matrix-columns-spanned="1" table:number-matrix-rows-spanned="1" table:style-name="ce1">
            <text:p>0</text:p>
          </table:table-cell>
          <table:table-cell office:value-type="float" office:value="0" table:formula="of:=SUM([.F3:.F33]=[.$BJ3:.$BJ33])" table:number-matrix-columns-spanned="1" table:number-matrix-rows-spanned="1" table:style-name="ce2">
            <text:p>0</text:p>
          </table:table-cell>
          <table:table-cell office:value-type="float" office:value="0" table:formula="of:=SUM([.G3:.G33]=[.$BK3:.$BK33])" table:number-matrix-columns-spanned="1" table:number-matrix-rows-spanned="1" table:style-name="ce2">
            <text:p>0</text:p>
          </table:table-cell>
          <table:table-cell office:value-type="float" office:value="0" table:formula="of:=SUM([.H3:.H33]=[.$BL3:.$BL33])" table:number-matrix-columns-spanned="1" table:number-matrix-rows-spanned="1" table:style-name="ce2">
            <text:p>0</text:p>
          </table:table-cell>
          <table:table-cell office:value-type="float" office:value="0" table:formula="of:=SUM([.I3:.I33]=[.$BM3:.$BM33])" table:number-matrix-columns-spanned="1" table:number-matrix-rows-spanned="1" table:style-name="ce2">
            <text:p>0</text:p>
          </table:table-cell>
          <table:table-cell office:value-type="float" office:value="0" table:formula="of:=SUM([.J3:.J33]=[.$BJ3:.$BJ33])" table:number-matrix-columns-spanned="1" table:number-matrix-rows-spanned="1" table:style-name="ce1">
            <text:p>0</text:p>
          </table:table-cell>
          <table:table-cell office:value-type="float" office:value="0" table:formula="of:=SUM([.K3:.K33]=[.$BK3:.$BK33])" table:number-matrix-columns-spanned="1" table:number-matrix-rows-spanned="1" table:style-name="ce1">
            <text:p>0</text:p>
          </table:table-cell>
          <table:table-cell office:value-type="float" office:value="0" table:formula="of:=SUM([.L3:.L33]=[.$BL3:.$BL33])" table:number-matrix-columns-spanned="1" table:number-matrix-rows-spanned="1" table:style-name="ce1">
            <text:p>0</text:p>
          </table:table-cell>
          <table:table-cell office:value-type="float" office:value="0" table:formula="of:=SUM([.M3:.M33]=[.$BM3:.$BM33])" table:number-matrix-columns-spanned="1" table:number-matrix-rows-spanned="1" table:style-name="ce1">
            <text:p>0</text:p>
          </table:table-cell>
          <table:table-cell office:value-type="float" office:value="0" table:formula="of:=SUM([.N3:.N33]=[.$BJ3:.$BJ33])" table:number-matrix-columns-spanned="1" table:number-matrix-rows-spanned="1" table:style-name="ce1">
            <text:p>0</text:p>
          </table:table-cell>
          <table:table-cell office:value-type="float" office:value="0" table:formula="of:=SUM([.O3:.O33]=[.$BK3:.$BK33])" table:number-matrix-columns-spanned="1" table:number-matrix-rows-spanned="1" table:style-name="ce1">
            <text:p>0</text:p>
          </table:table-cell>
          <table:table-cell office:value-type="float" office:value="0" table:formula="of:=SUM([.P3:.P33]=[.$BL3:.$BL33])" table:number-matrix-columns-spanned="1" table:number-matrix-rows-spanned="1" table:style-name="ce1">
            <text:p>0</text:p>
          </table:table-cell>
          <table:table-cell office:value-type="float" office:value="0" table:formula="of:=SUM([.Q3:.Q33]=[.$BM3:.$BM33])" table:number-matrix-columns-spanned="1" table:number-matrix-rows-spanned="1" table:style-name="ce1">
            <text:p>0</text:p>
          </table:table-cell>
          <table:table-cell office:value-type="float" office:value="0" table:formula="of:=SUM([.R3:.R33]=[.$BJ3:.$BJ33])" table:number-matrix-columns-spanned="1" table:number-matrix-rows-spanned="1" table:style-name="ce2">
            <text:p>0</text:p>
          </table:table-cell>
          <table:table-cell office:value-type="float" office:value="0" table:formula="of:=SUM([.S3:.S33]=[.$BK3:.$BK33])" table:number-matrix-columns-spanned="1" table:number-matrix-rows-spanned="1" table:style-name="ce2">
            <text:p>0</text:p>
          </table:table-cell>
          <table:table-cell office:value-type="float" office:value="0" table:formula="of:=SUM([.T3:.T33]=[.$BL3:.$BL33])" table:number-matrix-columns-spanned="1" table:number-matrix-rows-spanned="1" table:style-name="ce2">
            <text:p>0</text:p>
          </table:table-cell>
          <table:table-cell office:value-type="float" office:value="0" table:formula="of:=SUM([.U3:.U33]=[.$BM3:.$BM33])" table:number-matrix-columns-spanned="1" table:number-matrix-rows-spanned="1" table:style-name="ce1">
            <text:p>0</text:p>
          </table:table-cell>
          <table:table-cell office:value-type="float" office:value="0" table:formula="of:=SUM([.V3:.V33]=[.$BJ3:.$BJ33])" table:number-matrix-columns-spanned="1" table:number-matrix-rows-spanned="1" table:style-name="ce1">
            <text:p>0</text:p>
          </table:table-cell>
          <table:table-cell office:value-type="float" office:value="0" table:formula="of:=SUM([.W3:.W33]=[.$BK3:.$BK33])" table:number-matrix-columns-spanned="1" table:number-matrix-rows-spanned="1" table:style-name="ce1">
            <text:p>0</text:p>
          </table:table-cell>
          <table:table-cell office:value-type="float" office:value="0" table:formula="of:=SUM([.X3:.X33]=[.$BL3:.$BL33])" table:number-matrix-columns-spanned="1" table:number-matrix-rows-spanned="1" table:style-name="ce1">
            <text:p>0</text:p>
          </table:table-cell>
          <table:table-cell office:value-type="float" office:value="0" table:formula="of:=SUM([.Y3:.Y33]=[.$BM3:.$BM33])" table:number-matrix-columns-spanned="1" table:number-matrix-rows-spanned="1" table:style-name="ce1">
            <text:p>0</text:p>
          </table:table-cell>
          <table:table-cell office:value-type="float" office:value="0" table:formula="of:=SUM([.Z3:.Z33]=[.$BJ3:.$BJ33])" table:number-matrix-columns-spanned="1" table:number-matrix-rows-spanned="1" table:style-name="ce2">
            <text:p>0</text:p>
          </table:table-cell>
          <table:table-cell office:value-type="float" office:value="0" table:formula="of:=SUM([.AA3:.AA33]=[.$BK3:.$BK33])" table:number-matrix-columns-spanned="1" table:number-matrix-rows-spanned="1" table:style-name="ce2">
            <text:p>0</text:p>
          </table:table-cell>
          <table:table-cell office:value-type="float" office:value="0" table:formula="of:=SUM([.AB3:.AB33]=[.$BL3:.$BL33])" table:number-matrix-columns-spanned="1" table:number-matrix-rows-spanned="1" table:style-name="ce1">
            <text:p>0</text:p>
          </table:table-cell>
          <table:table-cell office:value-type="float" office:value="0" table:formula="of:=SUM([.AC3:.AC33]=[.$BM3:.$BM33])" table:number-matrix-columns-spanned="1" table:number-matrix-rows-spanned="1" table:style-name="ce2">
            <text:p>0</text:p>
          </table:table-cell>
          <table:table-cell office:value-type="float" office:value="0" table:formula="of:=SUM([.AD3:.AD33]=[.$BJ3:.$BJ33])" table:number-matrix-columns-spanned="1" table:number-matrix-rows-spanned="1" table:style-name="ce2">
            <text:p>0</text:p>
          </table:table-cell>
          <table:table-cell office:value-type="float" office:value="0" table:formula="of:=SUM([.AE3:.AE33]=[.$BK3:.$BK33])" table:number-matrix-columns-spanned="1" table:number-matrix-rows-spanned="1" table:style-name="ce2">
            <text:p>0</text:p>
          </table:table-cell>
          <table:table-cell office:value-type="float" office:value="0" table:formula="of:=SUM([.AF3:.AF33]=[.$BL3:.$BL33])" table:number-matrix-columns-spanned="1" table:number-matrix-rows-spanned="1" table:style-name="ce1">
            <text:p>0</text:p>
          </table:table-cell>
          <table:table-cell office:value-type="float" office:value="0" table:formula="of:=SUM([.AG3:.AG33]=[.$BM3:.$BM33])" table:number-matrix-columns-spanned="1" table:number-matrix-rows-spanned="1" table:style-name="ce1">
            <text:p>0</text:p>
          </table:table-cell>
          <table:table-cell office:value-type="float" office:value="0" table:formula="of:=SUM([.AH3:.AH33]=[.$BJ3:.$BJ33])" table:number-matrix-columns-spanned="1" table:number-matrix-rows-spanned="1" table:style-name="ce2">
            <text:p>0</text:p>
          </table:table-cell>
          <table:table-cell office:value-type="float" office:value="0" table:formula="of:=SUM([.AI3:.AI33]=[.$BK3:.$BK33])" table:number-matrix-columns-spanned="1" table:number-matrix-rows-spanned="1" table:style-name="ce2">
            <text:p>0</text:p>
          </table:table-cell>
          <table:table-cell office:value-type="float" office:value="0" table:formula="of:=SUM([.AJ3:.AJ33]=[.$BL3:.$BL33])" table:number-matrix-columns-spanned="1" table:number-matrix-rows-spanned="1" table:style-name="ce1">
            <text:p>0</text:p>
          </table:table-cell>
          <table:table-cell office:value-type="float" office:value="0" table:formula="of:=SUM([.AK3:.AK33]=[.$BM3:.$BM33])" table:number-matrix-columns-spanned="1" table:number-matrix-rows-spanned="1" table:style-name="ce2">
            <text:p>0</text:p>
          </table:table-cell>
          <table:table-cell office:value-type="float" office:value="0" table:formula="of:=SUM([.AL3:.AL33]=[.$BJ3:.$BJ33])" table:number-matrix-columns-spanned="1" table:number-matrix-rows-spanned="1" table:style-name="ce1">
            <text:p>0</text:p>
          </table:table-cell>
          <table:table-cell office:value-type="float" office:value="0" table:formula="of:=SUM([.AM3:.AM33]=[.$BK3:.$BK33])" table:number-matrix-columns-spanned="1" table:number-matrix-rows-spanned="1" table:style-name="ce1">
            <text:p>0</text:p>
          </table:table-cell>
          <table:table-cell office:value-type="float" office:value="0" table:formula="of:=SUM([.AN3:.AN33]=[.$BL3:.$BL33])" table:number-matrix-columns-spanned="1" table:number-matrix-rows-spanned="1" table:style-name="ce3">
            <text:p>0</text:p>
          </table:table-cell>
          <table:table-cell office:value-type="float" office:value="0" table:formula="of:=SUM([.AO3:.AO33]=[.$BM3:.$BM33])" table:number-matrix-columns-spanned="1" table:number-matrix-rows-spanned="1" table:style-name="ce1">
            <text:p>0</text:p>
          </table:table-cell>
          <table:table-cell office:value-type="float" office:value="0" table:formula="of:=SUM([.AP3:.AP33]=[.$BJ3:.$BJ33])" table:number-matrix-columns-spanned="1" table:number-matrix-rows-spanned="1" table:style-name="ce1">
            <text:p>0</text:p>
          </table:table-cell>
          <table:table-cell office:value-type="float" office:value="0" table:formula="of:=SUM([.AQ3:.AQ33]=[.$BK3:.$BK33])" table:number-matrix-columns-spanned="1" table:number-matrix-rows-spanned="1" table:style-name="ce1">
            <text:p>0</text:p>
          </table:table-cell>
          <table:table-cell office:value-type="float" office:value="0" table:formula="of:=SUM([.AR3:.AR33]=[.$BL3:.$BL33])" table:number-matrix-columns-spanned="1" table:number-matrix-rows-spanned="1" table:style-name="ce2">
            <text:p>0</text:p>
          </table:table-cell>
          <table:table-cell office:value-type="float" office:value="0" table:formula="of:=SUM([.AS3:.AS33]=[.$BM3:.$BM33])" table:number-matrix-columns-spanned="1" table:number-matrix-rows-spanned="1" table:style-name="ce1">
            <text:p>0</text:p>
          </table:table-cell>
          <table:table-cell office:value-type="float" office:value="0" table:formula="of:=SUM([.AT3:.AT33]=[.$BJ3:.$BJ33])" table:number-matrix-columns-spanned="1" table:number-matrix-rows-spanned="1" table:style-name="ce3">
            <text:p>0</text:p>
          </table:table-cell>
          <table:table-cell office:value-type="float" office:value="0" table:formula="of:=SUM([.AU3:.AU33]=[.$BK3:.$BK33])" table:number-matrix-columns-spanned="1" table:number-matrix-rows-spanned="1" table:style-name="ce3">
            <text:p>0</text:p>
          </table:table-cell>
          <table:table-cell office:value-type="float" office:value="0" table:formula="of:=SUM([.AV3:.AV33]=[.$BL3:.$BL33])" table:number-matrix-columns-spanned="1" table:number-matrix-rows-spanned="1" table:style-name="ce3">
            <text:p>0</text:p>
          </table:table-cell>
          <table:table-cell office:value-type="float" office:value="0" table:formula="of:=SUM([.AW3:.AW33]=[.$BM3:.$BM33])" table:number-matrix-columns-spanned="1" table:number-matrix-rows-spanned="1" table:style-name="ce1">
            <text:p>0</text:p>
          </table:table-cell>
          <table:table-cell office:value-type="float" office:value="0" table:formula="of:=SUM([.AX3:.AX33]=[.$BJ3:.$BJ33])" table:number-matrix-columns-spanned="1" table:number-matrix-rows-spanned="1" table:style-name="ce1">
            <text:p>0</text:p>
          </table:table-cell>
          <table:table-cell office:value-type="float" office:value="0" table:formula="of:=SUM([.AY3:.AY33]=[.$BK3:.$BK33])" table:number-matrix-columns-spanned="1" table:number-matrix-rows-spanned="1" table:style-name="ce1">
            <text:p>0</text:p>
          </table:table-cell>
          <table:table-cell office:value-type="float" office:value="0" table:formula="of:=SUM([.AZ3:.AZ33]=[.$BL3:.$BL33])" table:number-matrix-columns-spanned="1" table:number-matrix-rows-spanned="1" table:style-name="ce3">
            <text:p>0</text:p>
          </table:table-cell>
          <table:table-cell office:value-type="float" office:value="0" table:formula="of:=SUM([.BA3:.BA33]=[.$BM3:.$BM33])" table:number-matrix-columns-spanned="1" table:number-matrix-rows-spanned="1" table:style-name="ce3">
            <text:p>0</text:p>
          </table:table-cell>
          <table:table-cell table:number-columns-repeated="16331" table:style-name="ce1"/>
        </table:table-row>
        <table:table-row table:number-rows-repeated="1048534" table:style-name="ro1">
          <table:table-cell table:number-columns-repeated="16384"/>
        </table:table-row>
      </table:table>
      <table:table table:name="Classes" table:style-name="ta1">
        <table:table-column table:style-name="co16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8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9" table:default-cell-style-name="ce1"/>
        <table:table-column table:style-name="co3" table:number-columns-repeated="3" table:default-cell-style-name="ce1"/>
        <table:table-column table:style-name="co10" table:default-cell-style-name="ce1"/>
        <table:table-column table:style-name="co3" table:number-columns-repeated="3" table:default-cell-style-name="ce1"/>
        <table:table-column table:style-name="co11" table:default-cell-style-name="ce1"/>
        <table:table-column table:style-name="co3" table:number-columns-repeated="3" table:default-cell-style-name="ce1"/>
        <table:table-column table:style-name="co12" table:default-cell-style-name="ce1"/>
        <table:table-column table:style-name="co3" table:number-columns-repeated="3" table:default-cell-style-name="ce1"/>
        <table:table-column table:style-name="co13" table:default-cell-style-name="ce1"/>
        <table:table-column table:style-name="co3" table:number-columns-repeated="3" table:default-cell-style-name="ce1"/>
        <table:table-column table:style-name="co14" table:default-cell-style-name="ce1"/>
        <table:table-column table:style-name="co3" table:number-columns-repeated="16" table:default-cell-style-name="ce1"/>
        <table:table-column table:style-name="co15" table:number-columns-repeated="16318" table:default-cell-style-name="ce1"/>
        <table:table-row table:style-name="ro1">
          <table:table-cell table:style-name="ce1"/>
          <table:table-cell office:value-type="string" table:style-name="ce1">
            <text:p>clingo-1/setting-hDistance-init</text:p>
          </table:table-cell>
          <table:table-cell table:number-columns-repeated="3" table:style-name="ce1"/>
          <table:table-cell office:value-type="string" table:style-name="ce1">
            <text:p>clingo-1/setting-hDistance-init-AND-hStrange</text:p>
          </table:table-cell>
          <table:table-cell table:number-columns-repeated="3" table:style-name="ce1"/>
          <table:table-cell office:value-type="string" table:style-name="ce1">
            <text:p>clingo-1/setting-hDistance-init-AND-hForbiddenNodeNegative</text:p>
          </table:table-cell>
          <table:table-cell table:number-columns-repeated="3" table:style-name="ce1"/>
          <table:table-cell office:value-type="string" table:style-name="ce1">
            <text:p>clingo-1/setting-hNodecost</text:p>
          </table:table-cell>
          <table:table-cell table:number-columns-repeated="3" table:style-name="ce1"/>
          <table:table-cell office:value-type="string" table:style-name="ce1">
            <text:p>clingo-1/setting-hNodecost-AND-hStrange</text:p>
          </table:table-cell>
          <table:table-cell table:number-columns-repeated="3" table:style-name="ce1"/>
          <table:table-cell office:value-type="string" table:style-name="ce1">
            <text:p>clingo-1/setting-hNodecost-AND-hForbiddenNodeNegative</text:p>
          </table:table-cell>
          <table:table-cell table:number-columns-repeated="3" table:style-name="ce1"/>
          <table:table-cell office:value-type="string" table:style-name="ce1">
            <text:p>clingo-1/setting-hPathArea-AND-Distance</text:p>
          </table:table-cell>
          <table:table-cell table:number-columns-repeated="3" table:style-name="ce1"/>
          <table:table-cell office:value-type="string" table:style-name="ce1">
            <text:p>clingo-1/setting-hPathArea-AND-Distance-AND-hStrange</text:p>
          </table:table-cell>
          <table:table-cell table:number-columns-repeated="3" table:style-name="ce1"/>
          <table:table-cell office:value-type="string" table:style-name="ce1">
            <text:p>clingo-1/setting-hPathArea-AND-Distance-AND-hForbiddenNodeNegative</text:p>
          </table:table-cell>
          <table:table-cell table:number-columns-repeated="3" table:style-name="ce1"/>
          <table:table-cell office:value-type="string" table:style-name="ce1">
            <text:p>clingo-1/setting-hNaivePathDistance3</text:p>
          </table:table-cell>
          <table:table-cell table:number-columns-repeated="3" table:style-name="ce1"/>
          <table:table-cell office:value-type="string" table:style-name="ce1">
            <text:p>clingo-1/setting-hNaivePathDistance3-AND-hStrange</text:p>
          </table:table-cell>
          <table:table-cell table:number-columns-repeated="3" table:style-name="ce1"/>
          <table:table-cell office:value-type="string" table:style-name="ce1">
            <text:p>clingo-1/setting-hNaivePathDistance3-AND-hForbiddenNodeNegative</text:p>
          </table:table-cell>
          <table:table-cell table:number-columns-repeated="3" table:style-name="ce1"/>
          <table:table-cell office:value-type="string" table:style-name="ce1">
            <text:p>clingo-1/setting-Standard</text:p>
          </table:table-cell>
          <table:table-cell table:number-columns-repeated="3" table:style-name="ce1"/>
          <table:table-cell office:value-type="string" table:style-name="ce1">
            <text:p>min</text:p>
          </table:table-cell>
          <table:table-cell table:number-columns-repeated="3" table:style-name="ce1"/>
          <table:table-cell office:value-type="string" table:style-name="ce1">
            <text:p>median</text:p>
          </table:table-cell>
          <table:table-cell table:number-columns-repeated="3" table:style-name="ce1"/>
          <table:table-cell office:value-type="string" table:style-name="ce1">
            <text:p>max</text:p>
          </table:table-cell>
          <table:table-cell table:number-columns-repeated="16322" table:style-name="ce1"/>
        </table:table-row>
        <table:table-row table:style-name="ro1">
          <table:table-cell table:style-name="ce1"/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maze</text:p>
          </table:table-cell>
          <table:table-cell office:value-type="float" office:value="92.518999999999991" table:formula="of:=AVERAGE([Instances.B3:.B12])" table:style-name="ce1">
            <text:p>92,519</text:p>
          </table:table-cell>
          <table:table-cell office:value-type="float" office:value="95.204999999999998" table:formula="of:=AVERAGE([Instances.C3:.C12])" table:style-name="ce1">
            <text:p>95,205</text:p>
          </table:table-cell>
          <table:table-cell office:value-type="float" office:value="2383228.7000000002" table:formula="of:=AVERAGE([Instances.D3:.D12])" table:style-name="ce1">
            <text:p>2383228,7</text:p>
          </table:table-cell>
          <table:table-cell office:value-type="float" office:value="113027.1" table:formula="of:=AVERAGE([Instances.E3:.E12])" table:style-name="ce1">
            <text:p>113027,1</text:p>
          </table:table-cell>
          <table:table-cell office:value-type="float" office:value="9.1259999999999994" table:formula="of:=AVERAGE([Instances.F3:.F12])" table:style-name="ce1">
            <text:p>9,126</text:p>
          </table:table-cell>
          <table:table-cell office:value-type="float" office:value="11.894" table:formula="of:=AVERAGE([Instances.G3:.G12])" table:style-name="ce1">
            <text:p>11,894</text:p>
          </table:table-cell>
          <table:table-cell office:value-type="float" office:value="36865.599999999999" table:formula="of:=AVERAGE([Instances.H3:.H12])" table:style-name="ce1">
            <text:p>36865,6</text:p>
          </table:table-cell>
          <table:table-cell office:value-type="float" office:value="19607.5" table:formula="of:=AVERAGE([Instances.I3:.I12])" table:style-name="ce1">
            <text:p>19607,5</text:p>
          </table:table-cell>
          <table:table-cell office:value-type="float" office:value="97.604000000000013" table:formula="of:=AVERAGE([Instances.J3:.J12])" table:style-name="ce1">
            <text:p>97,604</text:p>
          </table:table-cell>
          <table:table-cell office:value-type="float" office:value="100.527" table:formula="of:=AVERAGE([Instances.K3:.K12])" table:style-name="ce1">
            <text:p>100,527</text:p>
          </table:table-cell>
          <table:table-cell office:value-type="float" office:value="2383228.7000000002" table:formula="of:=AVERAGE([Instances.L3:.L12])" table:style-name="ce1">
            <text:p>2383228,7</text:p>
          </table:table-cell>
          <table:table-cell office:value-type="float" office:value="113027.1" table:formula="of:=AVERAGE([Instances.M3:.M12])" table:style-name="ce1">
            <text:p>113027,1</text:p>
          </table:table-cell>
          <table:table-cell office:value-type="float" office:value="100.667" table:formula="of:=AVERAGE([Instances.N3:.N12])" table:style-name="ce1">
            <text:p>100,667</text:p>
          </table:table-cell>
          <table:table-cell office:value-type="float" office:value="103.67699999999999" table:formula="of:=AVERAGE([Instances.O3:.O12])" table:style-name="ce1">
            <text:p>103,677</text:p>
          </table:table-cell>
          <table:table-cell office:value-type="float" office:value="1953510.5" table:formula="of:=AVERAGE([Instances.P3:.P12])" table:style-name="ce1">
            <text:p>1953510,5</text:p>
          </table:table-cell>
          <table:table-cell office:value-type="float" office:value="127891.1" table:formula="of:=AVERAGE([Instances.Q3:.Q12])" table:style-name="ce1">
            <text:p>127891,1</text:p>
          </table:table-cell>
          <table:table-cell office:value-type="float" office:value="5.2720000000000002" table:formula="of:=AVERAGE([Instances.R3:.R12])" table:style-name="ce1">
            <text:p>5,272</text:p>
          </table:table-cell>
          <table:table-cell office:value-type="float" office:value="8.3460000000000001" table:formula="of:=AVERAGE([Instances.S3:.S12])" table:style-name="ce1">
            <text:p>8,346</text:p>
          </table:table-cell>
          <table:table-cell office:value-type="float" office:value="20621.5" table:formula="of:=AVERAGE([Instances.T3:.T12])" table:style-name="ce1">
            <text:p>20621,5</text:p>
          </table:table-cell>
          <table:table-cell office:value-type="float" office:value="9240.9" table:formula="of:=AVERAGE([Instances.U3:.U12])" table:style-name="ce1">
            <text:p>9240,9</text:p>
          </table:table-cell>
          <table:table-cell office:value-type="float" office:value="103.295" table:formula="of:=AVERAGE([Instances.V3:.V12])" table:style-name="ce1">
            <text:p>103,295</text:p>
          </table:table-cell>
          <table:table-cell office:value-type="float" office:value="106.205" table:formula="of:=AVERAGE([Instances.W3:.W12])" table:style-name="ce1">
            <text:p>106,205</text:p>
          </table:table-cell>
          <table:table-cell office:value-type="float" office:value="1953510.5" table:formula="of:=AVERAGE([Instances.X3:.X12])" table:style-name="ce1">
            <text:p>1953510,5</text:p>
          </table:table-cell>
          <table:table-cell office:value-type="float" office:value="127891.1" table:formula="of:=AVERAGE([Instances.Y3:.Y12])" table:style-name="ce1">
            <text:p>127891,1</text:p>
          </table:table-cell>
          <table:table-cell office:value-type="float" office:value="2.2879999999999994" table:formula="of:=AVERAGE([Instances.Z3:.Z12])" table:style-name="ce1">
            <text:p>2,288</text:p>
          </table:table-cell>
          <table:table-cell office:value-type="float" office:value="5.1479999999999997" table:formula="of:=AVERAGE([Instances.AA3:.AA12])" table:style-name="ce1">
            <text:p>5,148</text:p>
          </table:table-cell>
          <table:table-cell office:value-type="float" office:value="36831.5" table:formula="of:=AVERAGE([Instances.AB3:.AB12])" table:style-name="ce1">
            <text:p>36831,5</text:p>
          </table:table-cell>
          <table:table-cell office:value-type="float" office:value="3923" table:formula="of:=AVERAGE([Instances.AC3:.AC12])" table:style-name="ce2">
            <text:p>3923</text:p>
          </table:table-cell>
          <table:table-cell office:value-type="float" office:value="2.7829999999999999" table:formula="of:=AVERAGE([Instances.AD3:.AD12])" table:style-name="ce1">
            <text:p>2,783</text:p>
          </table:table-cell>
          <table:table-cell office:value-type="float" office:value="5.5970000000000004" table:formula="of:=AVERAGE([Instances.AE3:.AE12])" table:style-name="ce1">
            <text:p>5,597</text:p>
          </table:table-cell>
          <table:table-cell office:value-type="float" office:value="12733" table:formula="of:=AVERAGE([Instances.AF3:.AF12])" table:style-name="ce2">
            <text:p>12733</text:p>
          </table:table-cell>
          <table:table-cell office:value-type="float" office:value="6013.9" table:formula="of:=AVERAGE([Instances.AG3:.AG12])" table:style-name="ce1">
            <text:p>6013,9</text:p>
          </table:table-cell>
          <table:table-cell office:value-type="float" office:value="2.2130000000000001" table:formula="of:=AVERAGE([Instances.AH3:.AH12])" table:style-name="ce2">
            <text:p>2,213</text:p>
          </table:table-cell>
          <table:table-cell office:value-type="float" office:value="5.0600000000000005" table:formula="of:=AVERAGE([Instances.AI3:.AI12])" table:style-name="ce2">
            <text:p>5,06</text:p>
          </table:table-cell>
          <table:table-cell office:value-type="float" office:value="36831.5" table:formula="of:=AVERAGE([Instances.AJ3:.AJ12])" table:style-name="ce1">
            <text:p>36831,5</text:p>
          </table:table-cell>
          <table:table-cell office:value-type="float" office:value="3923" table:formula="of:=AVERAGE([Instances.AK3:.AK12])" table:style-name="ce2">
            <text:p>3923</text:p>
          </table:table-cell>
          <table:table-cell office:value-type="float" office:value="211.82299999999995" table:formula="of:=AVERAGE([Instances.AL3:.AL12])" table:style-name="ce3">
            <text:p>211,823</text:p>
          </table:table-cell>
          <table:table-cell office:value-type="float" office:value="224.541" table:formula="of:=AVERAGE([Instances.AM3:.AM12])" table:style-name="ce3">
            <text:p>224,541</text:p>
          </table:table-cell>
          <table:table-cell office:value-type="float" office:value="3874284.5" table:formula="of:=AVERAGE([Instances.AN3:.AN12])" table:style-name="ce3">
            <text:p>3874284,5</text:p>
          </table:table-cell>
          <table:table-cell office:value-type="float" office:value="150883.29999999999" table:formula="of:=AVERAGE([Instances.AO3:.AO12])" table:style-name="ce1">
            <text:p>150883,3</text:p>
          </table:table-cell>
          <table:table-cell office:value-type="float" office:value="15.157000000000005" table:formula="of:=AVERAGE([Instances.AP3:.AP12])" table:style-name="ce1">
            <text:p>15,157</text:p>
          </table:table-cell>
          <table:table-cell office:value-type="float" office:value="27.676000000000005" table:formula="of:=AVERAGE([Instances.AQ3:.AQ12])" table:style-name="ce1">
            <text:p>27,676</text:p>
          </table:table-cell>
          <table:table-cell office:value-type="float" office:value="41964.800000000003" table:formula="of:=AVERAGE([Instances.AR3:.AR12])" table:style-name="ce1">
            <text:p>41964,8</text:p>
          </table:table-cell>
          <table:table-cell office:value-type="float" office:value="15691.5" table:formula="of:=AVERAGE([Instances.AS3:.AS12])" table:style-name="ce1">
            <text:p>15691,5</text:p>
          </table:table-cell>
          <table:table-cell office:value-type="float" office:value="206.2" table:formula="of:=AVERAGE([Instances.AT3:.AT12])" table:style-name="ce1">
            <text:p>206,2</text:p>
          </table:table-cell>
          <table:table-cell office:value-type="float" office:value="219.04300000000003" table:formula="of:=AVERAGE([Instances.AU3:.AU12])" table:style-name="ce1">
            <text:p>219,043</text:p>
          </table:table-cell>
          <table:table-cell office:value-type="float" office:value="3874284.5" table:formula="of:=AVERAGE([Instances.AV3:.AV12])" table:style-name="ce3">
            <text:p>3874284,5</text:p>
          </table:table-cell>
          <table:table-cell office:value-type="float" office:value="150883.29999999999" table:formula="of:=AVERAGE([Instances.AW3:.AW12])" table:style-name="ce1">
            <text:p>150883,3</text:p>
          </table:table-cell>
          <table:table-cell office:value-type="float" office:value="127.852" table:formula="of:=AVERAGE([Instances.AX3:.AX12])" table:style-name="ce1">
            <text:p>127,852</text:p>
          </table:table-cell>
          <table:table-cell office:value-type="float" office:value="130.79499999999999" table:formula="of:=AVERAGE([Instances.AY3:.AY12])" table:style-name="ce1">
            <text:p>130,795</text:p>
          </table:table-cell>
          <table:table-cell office:value-type="float" office:value="3218585.2" table:formula="of:=AVERAGE([Instances.AZ3:.AZ12])" table:style-name="ce1">
            <text:p>3218585,2</text:p>
          </table:table-cell>
          <table:table-cell office:value-type="float" office:value="152331.9" table:formula="of:=AVERAGE([Instances.BA3:.BA12])" table:style-name="ce3">
            <text:p>152331,9</text:p>
          </table:table-cell>
          <table:table-cell office:value-type="float" office:value="2.2130000000000001" table:formula="of:=MIN([.$B3];[.$F3];[.$J3];[.$N3];[.$R3];[.$V3];[.$Z3];[.$AD3];[.$AH3];[.$AL3];[.$AP3];[.$AT3];[.$AX3])" table:style-name="ce1">
            <text:p>2,213</text:p>
          </table:table-cell>
          <table:table-cell office:value-type="float" office:value="5.0600000000000005" table:formula="of:=MIN([.$C3];[.$G3];[.$K3];[.$O3];[.$S3];[.$W3];[.$AA3];[.$AE3];[.$AI3];[.$AM3];[.$AQ3];[.$AU3];[.$AY3])" table:style-name="ce1">
            <text:p>5,06</text:p>
          </table:table-cell>
          <table:table-cell office:value-type="float" office:value="12733" table:formula="of:=MIN([.$D3];[.$H3];[.$L3];[.$P3];[.$T3];[.$X3];[.$AB3];[.$AF3];[.$AJ3];[.$AN3];[.$AR3];[.$AV3];[.$AZ3])" table:style-name="ce1">
            <text:p>12733</text:p>
          </table:table-cell>
          <table:table-cell office:value-type="float" office:value="3923" table:formula="of:=MIN([.$E3];[.$I3];[.$M3];[.$Q3];[.$U3];[.$Y3];[.$AC3];[.$AG3];[.$AK3];[.$AO3];[.$AS3];[.$AW3];[.$BA3])" table:style-name="ce1">
            <text:p>3923</text:p>
          </table:table-cell>
          <table:table-cell office:value-type="float" office:value="92.518999999999991" table:formula="of:=MEDIAN([.$B3];[.$F3];[.$J3];[.$N3];[.$R3];[.$V3];[.$Z3];[.$AD3];[.$AH3];[.$AL3];[.$AP3];[.$AT3];[.$AX3])" table:style-name="ce1">
            <text:p>92,519</text:p>
          </table:table-cell>
          <table:table-cell office:value-type="float" office:value="95.204999999999998" table:formula="of:=MEDIAN([.$C3];[.$G3];[.$K3];[.$O3];[.$S3];[.$W3];[.$AA3];[.$AE3];[.$AI3];[.$AM3];[.$AQ3];[.$AU3];[.$AY3])" table:style-name="ce1">
            <text:p>95,205</text:p>
          </table:table-cell>
          <table:table-cell office:value-type="float" office:value="1953510.5" table:formula="of:=MEDIAN([.$D3];[.$H3];[.$L3];[.$P3];[.$T3];[.$X3];[.$AB3];[.$AF3];[.$AJ3];[.$AN3];[.$AR3];[.$AV3];[.$AZ3])" table:style-name="ce1">
            <text:p>1953510,5</text:p>
          </table:table-cell>
          <table:table-cell office:value-type="float" office:value="113027.1" table:formula="of:=MEDIAN([.$E3];[.$I3];[.$M3];[.$Q3];[.$U3];[.$Y3];[.$AC3];[.$AG3];[.$AK3];[.$AO3];[.$AS3];[.$AW3];[.$BA3])" table:style-name="ce1">
            <text:p>113027,1</text:p>
          </table:table-cell>
          <table:table-cell office:value-type="float" office:value="211.82299999999995" table:formula="of:=MAX([.$B3];[.$F3];[.$J3];[.$N3];[.$R3];[.$V3];[.$Z3];[.$AD3];[.$AH3];[.$AL3];[.$AP3];[.$AT3];[.$AX3])" table:style-name="ce1">
            <text:p>211,823</text:p>
          </table:table-cell>
          <table:table-cell office:value-type="float" office:value="224.541" table:formula="of:=MAX([.$C3];[.$G3];[.$K3];[.$O3];[.$S3];[.$W3];[.$AA3];[.$AE3];[.$AI3];[.$AM3];[.$AQ3];[.$AU3];[.$AY3])" table:style-name="ce1">
            <text:p>224,541</text:p>
          </table:table-cell>
          <table:table-cell office:value-type="float" office:value="3874284.5" table:formula="of:=MAX([.$D3];[.$H3];[.$L3];[.$P3];[.$T3];[.$X3];[.$AB3];[.$AF3];[.$AJ3];[.$AN3];[.$AR3];[.$AV3];[.$AZ3])" table:style-name="ce1">
            <text:p>3874284,5</text:p>
          </table:table-cell>
          <table:table-cell office:value-type="float" office:value="152331.9" table:formula="of:=MAX([.$E3];[.$I3];[.$M3];[.$Q3];[.$U3];[.$Y3];[.$AC3];[.$AG3];[.$AK3];[.$AO3];[.$AS3];[.$AW3];[.$BA3])" table:style-name="ce1">
            <text:p>152331,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random</text:p>
          </table:table-cell>
          <table:table-cell office:value-type="float" office:value="68.978000000000009" table:formula="of:=AVERAGE([Instances.B13:.B22])" table:style-name="ce1">
            <text:p>68,978</text:p>
          </table:table-cell>
          <table:table-cell office:value-type="float" office:value="73.520999999999987" table:formula="of:=AVERAGE([Instances.C13:.C22])" table:style-name="ce1">
            <text:p>73,521</text:p>
          </table:table-cell>
          <table:table-cell office:value-type="float" office:value="826250.8" table:formula="of:=AVERAGE([Instances.D13:.D22])" table:style-name="ce1">
            <text:p>826250,8</text:p>
          </table:table-cell>
          <table:table-cell office:value-type="float" office:value="92122.7" table:formula="of:=AVERAGE([Instances.E13:.E22])" table:style-name="ce1">
            <text:p>92122,7</text:p>
          </table:table-cell>
          <table:table-cell office:value-type="float" office:value="35" table:formula="of:=AVERAGE([Instances.F13:.F22])" table:style-name="ce1">
            <text:p>35</text:p>
          </table:table-cell>
          <table:table-cell office:value-type="float" office:value="39.326999999999998" table:formula="of:=AVERAGE([Instances.G13:.G22])" table:style-name="ce1">
            <text:p>39,327</text:p>
          </table:table-cell>
          <table:table-cell office:value-type="float" office:value="73205.600000000006" table:formula="of:=AVERAGE([Instances.H13:.H22])" table:style-name="ce1">
            <text:p>73205,6</text:p>
          </table:table-cell>
          <table:table-cell office:value-type="float" office:value="44655.4" table:formula="of:=AVERAGE([Instances.I13:.I22])" table:style-name="ce1">
            <text:p>44655,4</text:p>
          </table:table-cell>
          <table:table-cell office:value-type="float" office:value="71.356999999999999" table:formula="of:=AVERAGE([Instances.J13:.J22])" table:style-name="ce1">
            <text:p>71,357</text:p>
          </table:table-cell>
          <table:table-cell office:value-type="float" office:value="75.712000000000003" table:formula="of:=AVERAGE([Instances.K13:.K22])" table:style-name="ce1">
            <text:p>75,712</text:p>
          </table:table-cell>
          <table:table-cell office:value-type="float" office:value="826250.8" table:formula="of:=AVERAGE([Instances.L13:.L22])" table:style-name="ce1">
            <text:p>826250,8</text:p>
          </table:table-cell>
          <table:table-cell office:value-type="float" office:value="92122.7" table:formula="of:=AVERAGE([Instances.M13:.M22])" table:style-name="ce1">
            <text:p>92122,7</text:p>
          </table:table-cell>
          <table:table-cell office:value-type="float" office:value="115.61100000000002" table:formula="of:=AVERAGE([Instances.N13:.N22])" table:style-name="ce1">
            <text:p>115,611</text:p>
          </table:table-cell>
          <table:table-cell office:value-type="float" office:value="120.19700000000003" table:formula="of:=AVERAGE([Instances.O13:.O22])" table:style-name="ce1">
            <text:p>120,197</text:p>
          </table:table-cell>
          <table:table-cell office:value-type="float" office:value="1250466.2" table:formula="of:=AVERAGE([Instances.P13:.P22])" table:style-name="ce3">
            <text:p>1250466,2</text:p>
          </table:table-cell>
          <table:table-cell office:value-type="float" office:value="149595.20000000001" table:formula="of:=AVERAGE([Instances.Q13:.Q22])" table:style-name="ce3">
            <text:p>149595,2</text:p>
          </table:table-cell>
          <table:table-cell office:value-type="float" office:value="12.853" table:formula="of:=AVERAGE([Instances.R13:.R22])" table:style-name="ce1">
            <text:p>12,853</text:p>
          </table:table-cell>
          <table:table-cell office:value-type="float" office:value="17.692" table:formula="of:=AVERAGE([Instances.S13:.S22])" table:style-name="ce1">
            <text:p>17,692</text:p>
          </table:table-cell>
          <table:table-cell office:value-type="float" office:value="34026.1" table:formula="of:=AVERAGE([Instances.T13:.T22])" table:style-name="ce1">
            <text:p>34026,1</text:p>
          </table:table-cell>
          <table:table-cell office:value-type="float" office:value="15681" table:formula="of:=AVERAGE([Instances.U13:.U22])" table:style-name="ce1">
            <text:p>15681</text:p>
          </table:table-cell>
          <table:table-cell office:value-type="float" office:value="123.699" table:formula="of:=AVERAGE([Instances.V13:.V22])" table:style-name="ce3">
            <text:p>123,699</text:p>
          </table:table-cell>
          <table:table-cell office:value-type="float" office:value="128.44899999999998" table:formula="of:=AVERAGE([Instances.W13:.W22])" table:style-name="ce3">
            <text:p>128,449</text:p>
          </table:table-cell>
          <table:table-cell office:value-type="float" office:value="1250466.2" table:formula="of:=AVERAGE([Instances.X13:.X22])" table:style-name="ce3">
            <text:p>1250466,2</text:p>
          </table:table-cell>
          <table:table-cell office:value-type="float" office:value="149595.20000000001" table:formula="of:=AVERAGE([Instances.Y13:.Y22])" table:style-name="ce3">
            <text:p>149595,2</text:p>
          </table:table-cell>
          <table:table-cell office:value-type="float" office:value="1.7230000000000001" table:formula="of:=AVERAGE([Instances.Z13:.Z22])" table:style-name="ce1">
            <text:p>1,723</text:p>
          </table:table-cell>
          <table:table-cell office:value-type="float" office:value="6.2139999999999995" table:formula="of:=AVERAGE([Instances.AA13:.AA22])" table:style-name="ce1">
            <text:p>6,214</text:p>
          </table:table-cell>
          <table:table-cell office:value-type="float" office:value="23558.9" table:formula="of:=AVERAGE([Instances.AB13:.AB22])" table:style-name="ce1">
            <text:p>23558,9</text:p>
          </table:table-cell>
          <table:table-cell office:value-type="float" office:value="1755.6" table:formula="of:=AVERAGE([Instances.AC13:.AC22])" table:style-name="ce2">
            <text:p>1755,6</text:p>
          </table:table-cell>
          <table:table-cell office:value-type="float" office:value="4.3429999999999991" table:formula="of:=AVERAGE([Instances.AD13:.AD22])" table:style-name="ce1">
            <text:p>4,343</text:p>
          </table:table-cell>
          <table:table-cell office:value-type="float" office:value="8.8510000000000009" table:formula="of:=AVERAGE([Instances.AE13:.AE22])" table:style-name="ce1">
            <text:p>8,851</text:p>
          </table:table-cell>
          <table:table-cell office:value-type="float" office:value="18330.8" table:formula="of:=AVERAGE([Instances.AF13:.AF22])" table:style-name="ce2">
            <text:p>18330,8</text:p>
          </table:table-cell>
          <table:table-cell office:value-type="float" office:value="6724.8" table:formula="of:=AVERAGE([Instances.AG13:.AG22])" table:style-name="ce1">
            <text:p>6724,8</text:p>
          </table:table-cell>
          <table:table-cell office:value-type="float" office:value="1.6960000000000002" table:formula="of:=AVERAGE([Instances.AH13:.AH22])" table:style-name="ce2">
            <text:p>1,696</text:p>
          </table:table-cell>
          <table:table-cell office:value-type="float" office:value="6.0429999999999993" table:formula="of:=AVERAGE([Instances.AI13:.AI22])" table:style-name="ce2">
            <text:p>6,043</text:p>
          </table:table-cell>
          <table:table-cell office:value-type="float" office:value="23558.9" table:formula="of:=AVERAGE([Instances.AJ13:.AJ22])" table:style-name="ce1">
            <text:p>23558,9</text:p>
          </table:table-cell>
          <table:table-cell office:value-type="float" office:value="1755.6" table:formula="of:=AVERAGE([Instances.AK13:.AK22])" table:style-name="ce2">
            <text:p>1755,6</text:p>
          </table:table-cell>
          <table:table-cell office:value-type="float" office:value="93.387000000000015" table:formula="of:=AVERAGE([Instances.AL13:.AL22])" table:style-name="ce1">
            <text:p>93,387</text:p>
          </table:table-cell>
          <table:table-cell office:value-type="float" office:value="114.84900000000002" table:formula="of:=AVERAGE([Instances.AM13:.AM22])" table:style-name="ce1">
            <text:p>114,849</text:p>
          </table:table-cell>
          <table:table-cell office:value-type="float" office:value="731170.3" table:formula="of:=AVERAGE([Instances.AN13:.AN22])" table:style-name="ce1">
            <text:p>731170,3</text:p>
          </table:table-cell>
          <table:table-cell office:value-type="float" office:value="73393" table:formula="of:=AVERAGE([Instances.AO13:.AO22])" table:style-name="ce1">
            <text:p>73393</text:p>
          </table:table-cell>
          <table:table-cell office:value-type="float" office:value="83.450000000000017" table:formula="of:=AVERAGE([Instances.AP13:.AP22])" table:style-name="ce1">
            <text:p>83,45</text:p>
          </table:table-cell>
          <table:table-cell office:value-type="float" office:value="105.77000000000001" table:formula="of:=AVERAGE([Instances.AQ13:.AQ22])" table:style-name="ce1">
            <text:p>105,77</text:p>
          </table:table-cell>
          <table:table-cell office:value-type="float" office:value="103030.9" table:formula="of:=AVERAGE([Instances.AR13:.AR22])" table:style-name="ce1">
            <text:p>103030,9</text:p>
          </table:table-cell>
          <table:table-cell office:value-type="float" office:value="59693.5" table:formula="of:=AVERAGE([Instances.AS13:.AS22])" table:style-name="ce1">
            <text:p>59693,5</text:p>
          </table:table-cell>
          <table:table-cell office:value-type="float" office:value="93.962000000000018" table:formula="of:=AVERAGE([Instances.AT13:.AT22])" table:style-name="ce1">
            <text:p>93,962</text:p>
          </table:table-cell>
          <table:table-cell office:value-type="float" office:value="117.12100000000001" table:formula="of:=AVERAGE([Instances.AU13:.AU22])" table:style-name="ce1">
            <text:p>117,121</text:p>
          </table:table-cell>
          <table:table-cell office:value-type="float" office:value="731170.3" table:formula="of:=AVERAGE([Instances.AV13:.AV22])" table:style-name="ce1">
            <text:p>731170,3</text:p>
          </table:table-cell>
          <table:table-cell office:value-type="float" office:value="73393" table:formula="of:=AVERAGE([Instances.AW13:.AW22])" table:style-name="ce1">
            <text:p>73393</text:p>
          </table:table-cell>
          <table:table-cell office:value-type="float" office:value="76.468999999999994" table:formula="of:=AVERAGE([Instances.AX13:.AX22])" table:style-name="ce1">
            <text:p>76,469</text:p>
          </table:table-cell>
          <table:table-cell office:value-type="float" office:value="81.16" table:formula="of:=AVERAGE([Instances.AY13:.AY22])" table:style-name="ce1">
            <text:p>81,16</text:p>
          </table:table-cell>
          <table:table-cell office:value-type="float" office:value="866224.6" table:formula="of:=AVERAGE([Instances.AZ13:.AZ22])" table:style-name="ce1">
            <text:p>866224,6</text:p>
          </table:table-cell>
          <table:table-cell office:value-type="float" office:value="94374.8" table:formula="of:=AVERAGE([Instances.BA13:.BA22])" table:style-name="ce1">
            <text:p>94374,8</text:p>
          </table:table-cell>
          <table:table-cell office:value-type="float" office:value="1.6960000000000002" table:formula="of:=MIN([.$B4];[.$F4];[.$J4];[.$N4];[.$R4];[.$V4];[.$Z4];[.$AD4];[.$AH4];[.$AL4];[.$AP4];[.$AT4];[.$AX4])" table:style-name="ce1">
            <text:p>1,696</text:p>
          </table:table-cell>
          <table:table-cell office:value-type="float" office:value="6.0429999999999993" table:formula="of:=MIN([.$C4];[.$G4];[.$K4];[.$O4];[.$S4];[.$W4];[.$AA4];[.$AE4];[.$AI4];[.$AM4];[.$AQ4];[.$AU4];[.$AY4])" table:style-name="ce1">
            <text:p>6,043</text:p>
          </table:table-cell>
          <table:table-cell office:value-type="float" office:value="18330.8" table:formula="of:=MIN([.$D4];[.$H4];[.$L4];[.$P4];[.$T4];[.$X4];[.$AB4];[.$AF4];[.$AJ4];[.$AN4];[.$AR4];[.$AV4];[.$AZ4])" table:style-name="ce1">
            <text:p>18330,8</text:p>
          </table:table-cell>
          <table:table-cell office:value-type="float" office:value="1755.6" table:formula="of:=MIN([.$E4];[.$I4];[.$M4];[.$Q4];[.$U4];[.$Y4];[.$AC4];[.$AG4];[.$AK4];[.$AO4];[.$AS4];[.$AW4];[.$BA4])" table:style-name="ce1">
            <text:p>1755,6</text:p>
          </table:table-cell>
          <table:table-cell office:value-type="float" office:value="71.356999999999999" table:formula="of:=MEDIAN([.$B4];[.$F4];[.$J4];[.$N4];[.$R4];[.$V4];[.$Z4];[.$AD4];[.$AH4];[.$AL4];[.$AP4];[.$AT4];[.$AX4])" table:style-name="ce1">
            <text:p>71,357</text:p>
          </table:table-cell>
          <table:table-cell office:value-type="float" office:value="75.712000000000003" table:formula="of:=MEDIAN([.$C4];[.$G4];[.$K4];[.$O4];[.$S4];[.$W4];[.$AA4];[.$AE4];[.$AI4];[.$AM4];[.$AQ4];[.$AU4];[.$AY4])" table:style-name="ce1">
            <text:p>75,712</text:p>
          </table:table-cell>
          <table:table-cell office:value-type="float" office:value="731170.3" table:formula="of:=MEDIAN([.$D4];[.$H4];[.$L4];[.$P4];[.$T4];[.$X4];[.$AB4];[.$AF4];[.$AJ4];[.$AN4];[.$AR4];[.$AV4];[.$AZ4])" table:style-name="ce1">
            <text:p>731170,3</text:p>
          </table:table-cell>
          <table:table-cell office:value-type="float" office:value="73393" table:formula="of:=MEDIAN([.$E4];[.$I4];[.$M4];[.$Q4];[.$U4];[.$Y4];[.$AC4];[.$AG4];[.$AK4];[.$AO4];[.$AS4];[.$AW4];[.$BA4])" table:style-name="ce1">
            <text:p>73393</text:p>
          </table:table-cell>
          <table:table-cell office:value-type="float" office:value="123.699" table:formula="of:=MAX([.$B4];[.$F4];[.$J4];[.$N4];[.$R4];[.$V4];[.$Z4];[.$AD4];[.$AH4];[.$AL4];[.$AP4];[.$AT4];[.$AX4])" table:style-name="ce1">
            <text:p>123,699</text:p>
          </table:table-cell>
          <table:table-cell office:value-type="float" office:value="128.44899999999998" table:formula="of:=MAX([.$C4];[.$G4];[.$K4];[.$O4];[.$S4];[.$W4];[.$AA4];[.$AE4];[.$AI4];[.$AM4];[.$AQ4];[.$AU4];[.$AY4])" table:style-name="ce1">
            <text:p>128,449</text:p>
          </table:table-cell>
          <table:table-cell office:value-type="float" office:value="1250466.2" table:formula="of:=MAX([.$D4];[.$H4];[.$L4];[.$P4];[.$T4];[.$X4];[.$AB4];[.$AF4];[.$AJ4];[.$AN4];[.$AR4];[.$AV4];[.$AZ4])" table:style-name="ce1">
            <text:p>1250466,2</text:p>
          </table:table-cell>
          <table:table-cell office:value-type="float" office:value="149595.20000000001" table:formula="of:=MAX([.$E4];[.$I4];[.$M4];[.$Q4];[.$U4];[.$Y4];[.$AC4];[.$AG4];[.$AK4];[.$AO4];[.$AS4];[.$AW4];[.$BA4])" table:style-name="ce1">
            <text:p>149595,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instances/room</text:p>
          </table:table-cell>
          <table:table-cell office:value-type="float" office:value="30.371818181818181" table:formula="of:=AVERAGE([Instances.B23:.B33])" table:style-name="ce1">
            <text:p>30,37181818</text:p>
          </table:table-cell>
          <table:table-cell office:value-type="float" office:value="33.121818181818178" table:formula="of:=AVERAGE([Instances.C23:.C33])" table:style-name="ce1">
            <text:p>33,12181818</text:p>
          </table:table-cell>
          <table:table-cell office:value-type="float" office:value="1090445.4545454546" table:formula="of:=AVERAGE([Instances.D23:.D33])" table:style-name="ce1">
            <text:p>1090445,455</text:p>
          </table:table-cell>
          <table:table-cell office:value-type="float" office:value="32553.909090909092" table:formula="of:=AVERAGE([Instances.E23:.E33])" table:style-name="ce1">
            <text:p>32553,90909</text:p>
          </table:table-cell>
          <table:table-cell office:value-type="float" office:value="1.4536363636363634" table:formula="of:=AVERAGE([Instances.F23:.F33])" table:style-name="ce1">
            <text:p>1,453636364</text:p>
          </table:table-cell>
          <table:table-cell office:value-type="float" office:value="4.3045454545454547" table:formula="of:=AVERAGE([Instances.G23:.G33])" table:style-name="ce1">
            <text:p>4,304545455</text:p>
          </table:table-cell>
          <table:table-cell office:value-type="float" office:value="8561" table:formula="of:=AVERAGE([Instances.H23:.H33])" table:style-name="ce1">
            <text:p>8561</text:p>
          </table:table-cell>
          <table:table-cell office:value-type="float" office:value="2124.909090909091" table:formula="of:=AVERAGE([Instances.I23:.I33])" table:style-name="ce1">
            <text:p>2124,909091</text:p>
          </table:table-cell>
          <table:table-cell office:value-type="float" office:value="30.626363636363635" table:formula="of:=AVERAGE([Instances.J23:.J33])" table:style-name="ce1">
            <text:p>30,62636364</text:p>
          </table:table-cell>
          <table:table-cell office:value-type="float" office:value="33.518181818181816" table:formula="of:=AVERAGE([Instances.K23:.K33])" table:style-name="ce1">
            <text:p>33,51818182</text:p>
          </table:table-cell>
          <table:table-cell office:value-type="float" office:value="1090445.4545454546" table:formula="of:=AVERAGE([Instances.L23:.L33])" table:style-name="ce1">
            <text:p>1090445,455</text:p>
          </table:table-cell>
          <table:table-cell office:value-type="float" office:value="32553.909090909092" table:formula="of:=AVERAGE([Instances.M23:.M33])" table:style-name="ce1">
            <text:p>32553,90909</text:p>
          </table:table-cell>
          <table:table-cell office:value-type="float" office:value="37.175454545454549" table:formula="of:=AVERAGE([Instances.N23:.N33])" table:style-name="ce1">
            <text:p>37,17545455</text:p>
          </table:table-cell>
          <table:table-cell office:value-type="float" office:value="40.139999999999993" table:formula="of:=AVERAGE([Instances.O23:.O33])" table:style-name="ce1">
            <text:p>40,14</text:p>
          </table:table-cell>
          <table:table-cell office:value-type="float" office:value="1309167" table:formula="of:=AVERAGE([Instances.P23:.P33])" table:style-name="ce1">
            <text:p>1309167</text:p>
          </table:table-cell>
          <table:table-cell office:value-type="float" office:value="36370.181818181816" table:formula="of:=AVERAGE([Instances.Q23:.Q33])" table:style-name="ce3">
            <text:p>36370,18182</text:p>
          </table:table-cell>
          <table:table-cell office:value-type="float" office:value="1.3927272727272728" table:formula="of:=AVERAGE([Instances.R23:.R33])" table:style-name="ce1">
            <text:p>1,392727273</text:p>
          </table:table-cell>
          <table:table-cell office:value-type="float" office:value="4.4436363636363643" table:formula="of:=AVERAGE([Instances.S23:.S33])" table:style-name="ce1">
            <text:p>4,443636364</text:p>
          </table:table-cell>
          <table:table-cell office:value-type="float" office:value="7812.545454545455" table:formula="of:=AVERAGE([Instances.T23:.T33])" table:style-name="ce1">
            <text:p>7812,545455</text:p>
          </table:table-cell>
          <table:table-cell office:value-type="float" office:value="2333.3636363636365" table:formula="of:=AVERAGE([Instances.U23:.U33])" table:style-name="ce1">
            <text:p>2333,363636</text:p>
          </table:table-cell>
          <table:table-cell office:value-type="float" office:value="38.157272727272726" table:formula="of:=AVERAGE([Instances.V23:.V33])" table:style-name="ce3">
            <text:p>38,15727273</text:p>
          </table:table-cell>
          <table:table-cell office:value-type="float" office:value="41.066363636363633" table:formula="of:=AVERAGE([Instances.W23:.W33])" table:style-name="ce3">
            <text:p>41,06636364</text:p>
          </table:table-cell>
          <table:table-cell office:value-type="float" office:value="1309167" table:formula="of:=AVERAGE([Instances.X23:.X33])" table:style-name="ce1">
            <text:p>1309167</text:p>
          </table:table-cell>
          <table:table-cell office:value-type="float" office:value="36370.181818181816" table:formula="of:=AVERAGE([Instances.Y23:.Y33])" table:style-name="ce3">
            <text:p>36370,18182</text:p>
          </table:table-cell>
          <table:table-cell office:value-type="float" office:value="0.93454545454545446" table:formula="of:=AVERAGE([Instances.Z23:.Z33])" table:style-name="ce2">
            <text:p>0,934545455</text:p>
          </table:table-cell>
          <table:table-cell office:value-type="float" office:value="3.6763636363636363" table:formula="of:=AVERAGE([Instances.AA23:.AA33])" table:style-name="ce2">
            <text:p>3,676363636</text:p>
          </table:table-cell>
          <table:table-cell office:value-type="float" office:value="18044.363636363636" table:formula="of:=AVERAGE([Instances.AB23:.AB33])" table:style-name="ce1">
            <text:p>18044,36364</text:p>
          </table:table-cell>
          <table:table-cell office:value-type="float" office:value="1358.8181818181818" table:formula="of:=AVERAGE([Instances.AC23:.AC33])" table:style-name="ce2">
            <text:p>1358,818182</text:p>
          </table:table-cell>
          <table:table-cell office:value-type="float" office:value="1.3036363636363635" table:formula="of:=AVERAGE([Instances.AD23:.AD33])" table:style-name="ce1">
            <text:p>1,303636364</text:p>
          </table:table-cell>
          <table:table-cell office:value-type="float" office:value="4.1781818181818187" table:formula="of:=AVERAGE([Instances.AE23:.AE33])" table:style-name="ce1">
            <text:p>4,178181818</text:p>
          </table:table-cell>
          <table:table-cell office:value-type="float" office:value="6522.181818181818" table:formula="of:=AVERAGE([Instances.AF23:.AF33])" table:style-name="ce2">
            <text:p>6522,181818</text:p>
          </table:table-cell>
          <table:table-cell office:value-type="float" office:value="1832.4545454545455" table:formula="of:=AVERAGE([Instances.AG23:.AG33])" table:style-name="ce1">
            <text:p>1832,454545</text:p>
          </table:table-cell>
          <table:table-cell office:value-type="float" office:value="0.97727272727272729" table:formula="of:=AVERAGE([Instances.AH23:.AH33])" table:style-name="ce1">
            <text:p>0,977272727</text:p>
          </table:table-cell>
          <table:table-cell office:value-type="float" office:value="3.7599999999999993" table:formula="of:=AVERAGE([Instances.AI23:.AI33])" table:style-name="ce1">
            <text:p>3,76</text:p>
          </table:table-cell>
          <table:table-cell office:value-type="float" office:value="18044.363636363636" table:formula="of:=AVERAGE([Instances.AJ23:.AJ33])" table:style-name="ce1">
            <text:p>18044,36364</text:p>
          </table:table-cell>
          <table:table-cell office:value-type="float" office:value="1358.8181818181818" table:formula="of:=AVERAGE([Instances.AK23:.AK33])" table:style-name="ce2">
            <text:p>1358,818182</text:p>
          </table:table-cell>
          <table:table-cell office:value-type="float" office:value="23.303636363636361" table:formula="of:=AVERAGE([Instances.AL23:.AL33])" table:style-name="ce1">
            <text:p>23,30363636</text:p>
          </table:table-cell>
          <table:table-cell office:value-type="float" office:value="34.298181818181817" table:formula="of:=AVERAGE([Instances.AM23:.AM33])" table:style-name="ce1">
            <text:p>34,29818182</text:p>
          </table:table-cell>
          <table:table-cell office:value-type="float" office:value="643621.63636363635" table:formula="of:=AVERAGE([Instances.AN23:.AN33])" table:style-name="ce1">
            <text:p>643621,6364</text:p>
          </table:table-cell>
          <table:table-cell office:value-type="float" office:value="16713" table:formula="of:=AVERAGE([Instances.AO23:.AO33])" table:style-name="ce1">
            <text:p>16713</text:p>
          </table:table-cell>
          <table:table-cell office:value-type="float" office:value="2.3245454545454542" table:formula="of:=AVERAGE([Instances.AP23:.AP33])" table:style-name="ce1">
            <text:p>2,324545455</text:p>
          </table:table-cell>
          <table:table-cell office:value-type="float" office:value="14.176363636363636" table:formula="of:=AVERAGE([Instances.AQ23:.AQ33])" table:style-name="ce1">
            <text:p>14,17636364</text:p>
          </table:table-cell>
          <table:table-cell office:value-type="float" office:value="8067.909090909091" table:formula="of:=AVERAGE([Instances.AR23:.AR33])" table:style-name="ce1">
            <text:p>8067,909091</text:p>
          </table:table-cell>
          <table:table-cell office:value-type="float" office:value="1692.5454545454545" table:formula="of:=AVERAGE([Instances.AS23:.AS33])" table:style-name="ce1">
            <text:p>1692,545455</text:p>
          </table:table-cell>
          <table:table-cell office:value-type="float" office:value="24.616363636363634" table:formula="of:=AVERAGE([Instances.AT23:.AT33])" table:style-name="ce1">
            <text:p>24,61636364</text:p>
          </table:table-cell>
          <table:table-cell office:value-type="float" office:value="35.92818181818182" table:formula="of:=AVERAGE([Instances.AU23:.AU33])" table:style-name="ce1">
            <text:p>35,92818182</text:p>
          </table:table-cell>
          <table:table-cell office:value-type="float" office:value="643621.63636363635" table:formula="of:=AVERAGE([Instances.AV23:.AV33])" table:style-name="ce1">
            <text:p>643621,6364</text:p>
          </table:table-cell>
          <table:table-cell office:value-type="float" office:value="16713" table:formula="of:=AVERAGE([Instances.AW23:.AW33])" table:style-name="ce1">
            <text:p>16713</text:p>
          </table:table-cell>
          <table:table-cell office:value-type="float" office:value="30.995454545454546" table:formula="of:=AVERAGE([Instances.AX23:.AX33])" table:style-name="ce1">
            <text:p>30,99545455</text:p>
          </table:table-cell>
          <table:table-cell office:value-type="float" office:value="33.917272727272724" table:formula="of:=AVERAGE([Instances.AY23:.AY33])" table:style-name="ce1">
            <text:p>33,91727273</text:p>
          </table:table-cell>
          <table:table-cell office:value-type="float" office:value="1369936.3636363635" table:formula="of:=AVERAGE([Instances.AZ23:.AZ33])" table:style-name="ce3">
            <text:p>1369936,364</text:p>
          </table:table-cell>
          <table:table-cell office:value-type="float" office:value="25470.363636363636" table:formula="of:=AVERAGE([Instances.BA23:.BA33])" table:style-name="ce1">
            <text:p>25470,36364</text:p>
          </table:table-cell>
          <table:table-cell office:value-type="float" office:value="0.93454545454545446" table:formula="of:=MIN([.$B5];[.$F5];[.$J5];[.$N5];[.$R5];[.$V5];[.$Z5];[.$AD5];[.$AH5];[.$AL5];[.$AP5];[.$AT5];[.$AX5])" table:style-name="ce1">
            <text:p>0,934545455</text:p>
          </table:table-cell>
          <table:table-cell office:value-type="float" office:value="3.6763636363636363" table:formula="of:=MIN([.$C5];[.$G5];[.$K5];[.$O5];[.$S5];[.$W5];[.$AA5];[.$AE5];[.$AI5];[.$AM5];[.$AQ5];[.$AU5];[.$AY5])" table:style-name="ce1">
            <text:p>3,676363636</text:p>
          </table:table-cell>
          <table:table-cell office:value-type="float" office:value="6522.181818181818" table:formula="of:=MIN([.$D5];[.$H5];[.$L5];[.$P5];[.$T5];[.$X5];[.$AB5];[.$AF5];[.$AJ5];[.$AN5];[.$AR5];[.$AV5];[.$AZ5])" table:style-name="ce1">
            <text:p>6522,181818</text:p>
          </table:table-cell>
          <table:table-cell office:value-type="float" office:value="1358.8181818181818" table:formula="of:=MIN([.$E5];[.$I5];[.$M5];[.$Q5];[.$U5];[.$Y5];[.$AC5];[.$AG5];[.$AK5];[.$AO5];[.$AS5];[.$AW5];[.$BA5])" table:style-name="ce1">
            <text:p>1358,818182</text:p>
          </table:table-cell>
          <table:table-cell office:value-type="float" office:value="23.303636363636361" table:formula="of:=MEDIAN([.$B5];[.$F5];[.$J5];[.$N5];[.$R5];[.$V5];[.$Z5];[.$AD5];[.$AH5];[.$AL5];[.$AP5];[.$AT5];[.$AX5])" table:style-name="ce1">
            <text:p>23,30363636</text:p>
          </table:table-cell>
          <table:table-cell office:value-type="float" office:value="33.121818181818178" table:formula="of:=MEDIAN([.$C5];[.$G5];[.$K5];[.$O5];[.$S5];[.$W5];[.$AA5];[.$AE5];[.$AI5];[.$AM5];[.$AQ5];[.$AU5];[.$AY5])" table:style-name="ce1">
            <text:p>33,12181818</text:p>
          </table:table-cell>
          <table:table-cell office:value-type="float" office:value="643621.63636363635" table:formula="of:=MEDIAN([.$D5];[.$H5];[.$L5];[.$P5];[.$T5];[.$X5];[.$AB5];[.$AF5];[.$AJ5];[.$AN5];[.$AR5];[.$AV5];[.$AZ5])" table:style-name="ce1">
            <text:p>643621,6364</text:p>
          </table:table-cell>
          <table:table-cell office:value-type="float" office:value="16713" table:formula="of:=MEDIAN([.$E5];[.$I5];[.$M5];[.$Q5];[.$U5];[.$Y5];[.$AC5];[.$AG5];[.$AK5];[.$AO5];[.$AS5];[.$AW5];[.$BA5])" table:style-name="ce1">
            <text:p>16713</text:p>
          </table:table-cell>
          <table:table-cell office:value-type="float" office:value="38.157272727272726" table:formula="of:=MAX([.$B5];[.$F5];[.$J5];[.$N5];[.$R5];[.$V5];[.$Z5];[.$AD5];[.$AH5];[.$AL5];[.$AP5];[.$AT5];[.$AX5])" table:style-name="ce1">
            <text:p>38,15727273</text:p>
          </table:table-cell>
          <table:table-cell office:value-type="float" office:value="41.066363636363633" table:formula="of:=MAX([.$C5];[.$G5];[.$K5];[.$O5];[.$S5];[.$W5];[.$AA5];[.$AE5];[.$AI5];[.$AM5];[.$AQ5];[.$AU5];[.$AY5])" table:style-name="ce1">
            <text:p>41,06636364</text:p>
          </table:table-cell>
          <table:table-cell office:value-type="float" office:value="1369936.3636363635" table:formula="of:=MAX([.$D5];[.$H5];[.$L5];[.$P5];[.$T5];[.$X5];[.$AB5];[.$AF5];[.$AJ5];[.$AN5];[.$AR5];[.$AV5];[.$AZ5])" table:style-name="ce1">
            <text:p>1369936,364</text:p>
          </table:table-cell>
          <table:table-cell office:value-type="float" office:value="36370.181818181816" table:formula="of:=MAX([.$E5];[.$I5];[.$M5];[.$Q5];[.$U5];[.$Y5];[.$AC5];[.$AG5];[.$AK5];[.$AO5];[.$AS5];[.$AW5];[.$BA5])" table:style-name="ce1">
            <text:p>36370,18182</text:p>
          </table:table-cell>
          <table:table-cell table:number-columns-repeated="1631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191.8688181818182" table:formula="of:=SUM([.B3:.B5])" table:style-name="ce1">
            <text:p>191,8688182</text:p>
          </table:table-cell>
          <table:table-cell office:value-type="float" office:value="201.84781818181818" table:formula="of:=SUM([.C3:.C5])" table:style-name="ce1">
            <text:p>201,8478182</text:p>
          </table:table-cell>
          <table:table-cell office:value-type="float" office:value="4299924.9545454551" table:formula="of:=SUM([.D3:.D5])" table:style-name="ce1">
            <text:p>4299924,955</text:p>
          </table:table-cell>
          <table:table-cell office:value-type="float" office:value="237703.70909090908" table:formula="of:=SUM([.E3:.E5])" table:style-name="ce1">
            <text:p>237703,7091</text:p>
          </table:table-cell>
          <table:table-cell office:value-type="float" office:value="45.579636363636361" table:formula="of:=SUM([.F3:.F5])" table:style-name="ce1">
            <text:p>45,57963636</text:p>
          </table:table-cell>
          <table:table-cell office:value-type="float" office:value="55.525545454545451" table:formula="of:=SUM([.G3:.G5])" table:style-name="ce1">
            <text:p>55,52554545</text:p>
          </table:table-cell>
          <table:table-cell office:value-type="float" office:value="118632.20000000001" table:formula="of:=SUM([.H3:.H5])" table:style-name="ce1">
            <text:p>118632,2</text:p>
          </table:table-cell>
          <table:table-cell office:value-type="float" office:value="66387.809090909097" table:formula="of:=SUM([.I3:.I5])" table:style-name="ce1">
            <text:p>66387,80909</text:p>
          </table:table-cell>
          <table:table-cell office:value-type="float" office:value="199.58736363636365" table:formula="of:=SUM([.J3:.J5])" table:style-name="ce1">
            <text:p>199,5873636</text:p>
          </table:table-cell>
          <table:table-cell office:value-type="float" office:value="209.75718181818183" table:formula="of:=SUM([.K3:.K5])" table:style-name="ce1">
            <text:p>209,7571818</text:p>
          </table:table-cell>
          <table:table-cell office:value-type="float" office:value="4299924.9545454551" table:formula="of:=SUM([.L3:.L5])" table:style-name="ce1">
            <text:p>4299924,955</text:p>
          </table:table-cell>
          <table:table-cell office:value-type="float" office:value="237703.70909090908" table:formula="of:=SUM([.M3:.M5])" table:style-name="ce1">
            <text:p>237703,7091</text:p>
          </table:table-cell>
          <table:table-cell office:value-type="float" office:value="253.45345454545458" table:formula="of:=SUM([.N3:.N5])" table:style-name="ce1">
            <text:p>253,4534545</text:p>
          </table:table-cell>
          <table:table-cell office:value-type="float" office:value="264.01400000000001" table:formula="of:=SUM([.O3:.O5])" table:style-name="ce1">
            <text:p>264,014</text:p>
          </table:table-cell>
          <table:table-cell office:value-type="float" office:value="4513143.7" table:formula="of:=SUM([.P3:.P5])" table:style-name="ce1">
            <text:p>4513143,7</text:p>
          </table:table-cell>
          <table:table-cell office:value-type="float" office:value="313856.48181818187" table:formula="of:=SUM([.Q3:.Q5])" table:style-name="ce3">
            <text:p>313856,4818</text:p>
          </table:table-cell>
          <table:table-cell office:value-type="float" office:value="19.517727272727274" table:formula="of:=SUM([.R3:.R5])" table:style-name="ce1">
            <text:p>19,51772727</text:p>
          </table:table-cell>
          <table:table-cell office:value-type="float" office:value="30.481636363636365" table:formula="of:=SUM([.S3:.S5])" table:style-name="ce1">
            <text:p>30,48163636</text:p>
          </table:table-cell>
          <table:table-cell office:value-type="float" office:value="62460.145454545454" table:formula="of:=SUM([.T3:.T5])" table:style-name="ce1">
            <text:p>62460,14545</text:p>
          </table:table-cell>
          <table:table-cell office:value-type="float" office:value="27255.263636363637" table:formula="of:=SUM([.U3:.U5])" table:style-name="ce1">
            <text:p>27255,26364</text:p>
          </table:table-cell>
          <table:table-cell office:value-type="float" office:value="265.15127272727273" table:formula="of:=SUM([.V3:.V5])" table:style-name="ce1">
            <text:p>265,1512727</text:p>
          </table:table-cell>
          <table:table-cell office:value-type="float" office:value="275.72036363636363" table:formula="of:=SUM([.W3:.W5])" table:style-name="ce1">
            <text:p>275,7203636</text:p>
          </table:table-cell>
          <table:table-cell office:value-type="float" office:value="4513143.7" table:formula="of:=SUM([.X3:.X5])" table:style-name="ce1">
            <text:p>4513143,7</text:p>
          </table:table-cell>
          <table:table-cell office:value-type="float" office:value="313856.48181818187" table:formula="of:=SUM([.Y3:.Y5])" table:style-name="ce3">
            <text:p>313856,4818</text:p>
          </table:table-cell>
          <table:table-cell office:value-type="float" office:value="4.9455454545454538" table:formula="of:=SUM([.Z3:.Z5])" table:style-name="ce1">
            <text:p>4,945545455</text:p>
          </table:table-cell>
          <table:table-cell office:value-type="float" office:value="15.038363636363634" table:formula="of:=SUM([.AA3:.AA5])" table:style-name="ce1">
            <text:p>15,03836364</text:p>
          </table:table-cell>
          <table:table-cell office:value-type="float" office:value="78434.763636363641" table:formula="of:=SUM([.AB3:.AB5])" table:style-name="ce1">
            <text:p>78434,76364</text:p>
          </table:table-cell>
          <table:table-cell office:value-type="float" office:value="7037.4181818181823" table:formula="of:=SUM([.AC3:.AC5])" table:style-name="ce2">
            <text:p>7037,418182</text:p>
          </table:table-cell>
          <table:table-cell office:value-type="float" office:value="8.4296363636363623" table:formula="of:=SUM([.AD3:.AD5])" table:style-name="ce1">
            <text:p>8,429636364</text:p>
          </table:table-cell>
          <table:table-cell office:value-type="float" office:value="18.62618181818182" table:formula="of:=SUM([.AE3:.AE5])" table:style-name="ce1">
            <text:p>18,62618182</text:p>
          </table:table-cell>
          <table:table-cell office:value-type="float" office:value="37585.981818181819" table:formula="of:=SUM([.AF3:.AF5])" table:style-name="ce2">
            <text:p>37585,98182</text:p>
          </table:table-cell>
          <table:table-cell office:value-type="float" office:value="14571.154545454547" table:formula="of:=SUM([.AG3:.AG5])" table:style-name="ce1">
            <text:p>14571,15455</text:p>
          </table:table-cell>
          <table:table-cell office:value-type="float" office:value="4.8862727272727273" table:formula="of:=SUM([.AH3:.AH5])" table:style-name="ce2">
            <text:p>4,886272727</text:p>
          </table:table-cell>
          <table:table-cell office:value-type="float" office:value="14.863" table:formula="of:=SUM([.AI3:.AI5])" table:style-name="ce2">
            <text:p>14,863</text:p>
          </table:table-cell>
          <table:table-cell office:value-type="float" office:value="78434.763636363641" table:formula="of:=SUM([.AJ3:.AJ5])" table:style-name="ce1">
            <text:p>78434,76364</text:p>
          </table:table-cell>
          <table:table-cell office:value-type="float" office:value="7037.4181818181823" table:formula="of:=SUM([.AK3:.AK5])" table:style-name="ce2">
            <text:p>7037,418182</text:p>
          </table:table-cell>
          <table:table-cell office:value-type="float" office:value="328.51363636363635" table:formula="of:=SUM([.AL3:.AL5])" table:style-name="ce3">
            <text:p>328,5136364</text:p>
          </table:table-cell>
          <table:table-cell office:value-type="float" office:value="373.68818181818182" table:formula="of:=SUM([.AM3:.AM5])" table:style-name="ce3">
            <text:p>373,6881818</text:p>
          </table:table-cell>
          <table:table-cell office:value-type="float" office:value="5249076.4363636365" table:formula="of:=SUM([.AN3:.AN5])" table:style-name="ce1">
            <text:p>5249076,436</text:p>
          </table:table-cell>
          <table:table-cell office:value-type="float" office:value="240989.3" table:formula="of:=SUM([.AO3:.AO5])" table:style-name="ce1">
            <text:p>240989,3</text:p>
          </table:table-cell>
          <table:table-cell office:value-type="float" office:value="100.93154545454549" table:formula="of:=SUM([.AP3:.AP5])" table:style-name="ce1">
            <text:p>100,9315455</text:p>
          </table:table-cell>
          <table:table-cell office:value-type="float" office:value="147.62236363636367" table:formula="of:=SUM([.AQ3:.AQ5])" table:style-name="ce1">
            <text:p>147,6223636</text:p>
          </table:table-cell>
          <table:table-cell office:value-type="float" office:value="153063.6090909091" table:formula="of:=SUM([.AR3:.AR5])" table:style-name="ce1">
            <text:p>153063,6091</text:p>
          </table:table-cell>
          <table:table-cell office:value-type="float" office:value="77077.545454545456" table:formula="of:=SUM([.AS3:.AS5])" table:style-name="ce1">
            <text:p>77077,54545</text:p>
          </table:table-cell>
          <table:table-cell office:value-type="float" office:value="324.77836363636368" table:formula="of:=SUM([.AT3:.AT5])" table:style-name="ce1">
            <text:p>324,7783636</text:p>
          </table:table-cell>
          <table:table-cell office:value-type="float" office:value="372.09218181818187" table:formula="of:=SUM([.AU3:.AU5])" table:style-name="ce1">
            <text:p>372,0921818</text:p>
          </table:table-cell>
          <table:table-cell office:value-type="float" office:value="5249076.4363636365" table:formula="of:=SUM([.AV3:.AV5])" table:style-name="ce1">
            <text:p>5249076,436</text:p>
          </table:table-cell>
          <table:table-cell office:value-type="float" office:value="240989.3" table:formula="of:=SUM([.AW3:.AW5])" table:style-name="ce1">
            <text:p>240989,3</text:p>
          </table:table-cell>
          <table:table-cell office:value-type="float" office:value="235.31645454545455" table:formula="of:=SUM([.AX3:.AX5])" table:style-name="ce1">
            <text:p>235,3164545</text:p>
          </table:table-cell>
          <table:table-cell office:value-type="float" office:value="245.8722727272727" table:formula="of:=SUM([.AY3:.AY5])" table:style-name="ce1">
            <text:p>245,8722727</text:p>
          </table:table-cell>
          <table:table-cell office:value-type="float" office:value="5454746.163636364" table:formula="of:=SUM([.AZ3:.AZ5])" table:style-name="ce3">
            <text:p>5454746,164</text:p>
          </table:table-cell>
          <table:table-cell office:value-type="float" office:value="272177.06363636366" table:formula="of:=SUM([.BA3:.BA5])" table:style-name="ce1">
            <text:p>272177,0636</text:p>
          </table:table-cell>
          <table:table-cell office:value-type="float" office:value="4.8435454545454544" table:formula="of:=SUM([.BB3:.BB5])" table:style-name="ce1">
            <text:p>4,843545455</text:p>
          </table:table-cell>
          <table:table-cell office:value-type="float" office:value="14.779363636363636" table:formula="of:=SUM([.BC3:.BC5])" table:style-name="ce1">
            <text:p>14,77936364</text:p>
          </table:table-cell>
          <table:table-cell office:value-type="float" office:value="37585.981818181819" table:formula="of:=SUM([.BD3:.BD5])" table:style-name="ce1">
            <text:p>37585,98182</text:p>
          </table:table-cell>
          <table:table-cell office:value-type="float" office:value="7037.4181818181823" table:formula="of:=SUM([.BE3:.BE5])" table:style-name="ce1">
            <text:p>7037,418182</text:p>
          </table:table-cell>
          <table:table-cell office:value-type="float" office:value="187.17963636363635" table:formula="of:=SUM([.BF3:.BF5])" table:style-name="ce1">
            <text:p>187,1796364</text:p>
          </table:table-cell>
          <table:table-cell office:value-type="float" office:value="204.03881818181819" table:formula="of:=SUM([.BG3:.BG5])" table:style-name="ce1">
            <text:p>204,0388182</text:p>
          </table:table-cell>
          <table:table-cell office:value-type="float" office:value="3328302.4363636361" table:formula="of:=SUM([.BH3:.BH5])" table:style-name="ce1">
            <text:p>3328302,436</text:p>
          </table:table-cell>
          <table:table-cell office:value-type="float" office:value="203133.1" table:formula="of:=SUM([.BI3:.BI5])" table:style-name="ce1">
            <text:p>203133,1</text:p>
          </table:table-cell>
          <table:table-cell office:value-type="float" office:value="373.67927272727263" table:formula="of:=SUM([.BJ3:.BJ5])" table:style-name="ce1">
            <text:p>373,6792727</text:p>
          </table:table-cell>
          <table:table-cell office:value-type="float" office:value="394.05636363636364" table:formula="of:=SUM([.BK3:.BK5])" table:style-name="ce1">
            <text:p>394,0563636</text:p>
          </table:table-cell>
          <table:table-cell office:value-type="float" office:value="6494687.0636363635" table:formula="of:=SUM([.BL3:.BL5])" table:style-name="ce1">
            <text:p>6494687,064</text:p>
          </table:table-cell>
          <table:table-cell office:value-type="float" office:value="338297.2818181818" table:formula="of:=SUM([.BM3:.BM5])" table:style-name="ce1">
            <text:p>338297,281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63.956272727272733" table:formula="of:=AVERAGE([.B3:.B5])" table:style-name="ce1">
            <text:p>63,95627273</text:p>
          </table:table-cell>
          <table:table-cell office:value-type="float" office:value="67.282606060606057" table:formula="of:=AVERAGE([.C3:.C5])" table:style-name="ce1">
            <text:p>67,28260606</text:p>
          </table:table-cell>
          <table:table-cell office:value-type="float" office:value="1433308.3181818184" table:formula="of:=AVERAGE([.D3:.D5])" table:style-name="ce1">
            <text:p>1433308,318</text:p>
          </table:table-cell>
          <table:table-cell office:value-type="float" office:value="79234.569696969687" table:formula="of:=AVERAGE([.E3:.E5])" table:style-name="ce1">
            <text:p>79234,5697</text:p>
          </table:table-cell>
          <table:table-cell office:value-type="float" office:value="15.19321212121212" table:formula="of:=AVERAGE([.F3:.F5])" table:style-name="ce1">
            <text:p>15,19321212</text:p>
          </table:table-cell>
          <table:table-cell office:value-type="float" office:value="18.508515151515152" table:formula="of:=AVERAGE([.G3:.G5])" table:style-name="ce1">
            <text:p>18,50851515</text:p>
          </table:table-cell>
          <table:table-cell office:value-type="float" office:value="39544.066666666673" table:formula="of:=AVERAGE([.H3:.H5])" table:style-name="ce1">
            <text:p>39544,06667</text:p>
          </table:table-cell>
          <table:table-cell office:value-type="float" office:value="22129.269696969699" table:formula="of:=AVERAGE([.I3:.I5])" table:style-name="ce1">
            <text:p>22129,2697</text:p>
          </table:table-cell>
          <table:table-cell office:value-type="float" office:value="66.529121212121211" table:formula="of:=AVERAGE([.J3:.J5])" table:style-name="ce1">
            <text:p>66,52912121</text:p>
          </table:table-cell>
          <table:table-cell office:value-type="float" office:value="69.919060606060611" table:formula="of:=AVERAGE([.K3:.K5])" table:style-name="ce1">
            <text:p>69,91906061</text:p>
          </table:table-cell>
          <table:table-cell office:value-type="float" office:value="1433308.3181818184" table:formula="of:=AVERAGE([.L3:.L5])" table:style-name="ce1">
            <text:p>1433308,318</text:p>
          </table:table-cell>
          <table:table-cell office:value-type="float" office:value="79234.569696969687" table:formula="of:=AVERAGE([.M3:.M5])" table:style-name="ce1">
            <text:p>79234,5697</text:p>
          </table:table-cell>
          <table:table-cell office:value-type="float" office:value="84.484484848484854" table:formula="of:=AVERAGE([.N3:.N5])" table:style-name="ce1">
            <text:p>84,48448485</text:p>
          </table:table-cell>
          <table:table-cell office:value-type="float" office:value="88.004666666666665" table:formula="of:=AVERAGE([.O3:.O5])" table:style-name="ce1">
            <text:p>88,00466667</text:p>
          </table:table-cell>
          <table:table-cell office:value-type="float" office:value="1504381.2333333334" table:formula="of:=AVERAGE([.P3:.P5])" table:style-name="ce1">
            <text:p>1504381,233</text:p>
          </table:table-cell>
          <table:table-cell office:value-type="float" office:value="104618.82727272729" table:formula="of:=AVERAGE([.Q3:.Q5])" table:style-name="ce3">
            <text:p>104618,8273</text:p>
          </table:table-cell>
          <table:table-cell office:value-type="float" office:value="6.5059090909090918" table:formula="of:=AVERAGE([.R3:.R5])" table:style-name="ce1">
            <text:p>6,505909091</text:p>
          </table:table-cell>
          <table:table-cell office:value-type="float" office:value="10.160545454545455" table:formula="of:=AVERAGE([.S3:.S5])" table:style-name="ce1">
            <text:p>10,16054545</text:p>
          </table:table-cell>
          <table:table-cell office:value-type="float" office:value="20820.048484848485" table:formula="of:=AVERAGE([.T3:.T5])" table:style-name="ce1">
            <text:p>20820,04848</text:p>
          </table:table-cell>
          <table:table-cell office:value-type="float" office:value="9085.0878787878792" table:formula="of:=AVERAGE([.U3:.U5])" table:style-name="ce1">
            <text:p>9085,087879</text:p>
          </table:table-cell>
          <table:table-cell office:value-type="float" office:value="88.383757575757571" table:formula="of:=AVERAGE([.V3:.V5])" table:style-name="ce1">
            <text:p>88,38375758</text:p>
          </table:table-cell>
          <table:table-cell office:value-type="float" office:value="91.906787878787881" table:formula="of:=AVERAGE([.W3:.W5])" table:style-name="ce1">
            <text:p>91,90678788</text:p>
          </table:table-cell>
          <table:table-cell office:value-type="float" office:value="1504381.2333333334" table:formula="of:=AVERAGE([.X3:.X5])" table:style-name="ce1">
            <text:p>1504381,233</text:p>
          </table:table-cell>
          <table:table-cell office:value-type="float" office:value="104618.82727272729" table:formula="of:=AVERAGE([.Y3:.Y5])" table:style-name="ce3">
            <text:p>104618,8273</text:p>
          </table:table-cell>
          <table:table-cell office:value-type="float" office:value="1.6485151515151513" table:formula="of:=AVERAGE([.Z3:.Z5])" table:style-name="ce1">
            <text:p>1,648515152</text:p>
          </table:table-cell>
          <table:table-cell office:value-type="float" office:value="5.0127878787878783" table:formula="of:=AVERAGE([.AA3:.AA5])" table:style-name="ce1">
            <text:p>5,012787879</text:p>
          </table:table-cell>
          <table:table-cell office:value-type="float" office:value="26144.921212121215" table:formula="of:=AVERAGE([.AB3:.AB5])" table:style-name="ce1">
            <text:p>26144,92121</text:p>
          </table:table-cell>
          <table:table-cell office:value-type="float" office:value="2345.8060606060608" table:formula="of:=AVERAGE([.AC3:.AC5])" table:style-name="ce2">
            <text:p>2345,806061</text:p>
          </table:table-cell>
          <table:table-cell office:value-type="float" office:value="2.8098787878787874" table:formula="of:=AVERAGE([.AD3:.AD5])" table:style-name="ce1">
            <text:p>2,809878788</text:p>
          </table:table-cell>
          <table:table-cell office:value-type="float" office:value="6.2087272727272733" table:formula="of:=AVERAGE([.AE3:.AE5])" table:style-name="ce1">
            <text:p>6,208727273</text:p>
          </table:table-cell>
          <table:table-cell office:value-type="float" office:value="12528.660606060606" table:formula="of:=AVERAGE([.AF3:.AF5])" table:style-name="ce2">
            <text:p>12528,66061</text:p>
          </table:table-cell>
          <table:table-cell office:value-type="float" office:value="4857.0515151515156" table:formula="of:=AVERAGE([.AG3:.AG5])" table:style-name="ce1">
            <text:p>4857,051515</text:p>
          </table:table-cell>
          <table:table-cell office:value-type="float" office:value="1.6287575757575758" table:formula="of:=AVERAGE([.AH3:.AH5])" table:style-name="ce2">
            <text:p>1,628757576</text:p>
          </table:table-cell>
          <table:table-cell office:value-type="float" office:value="4.9543333333333335" table:formula="of:=AVERAGE([.AI3:.AI5])" table:style-name="ce2">
            <text:p>4,954333333</text:p>
          </table:table-cell>
          <table:table-cell office:value-type="float" office:value="26144.921212121215" table:formula="of:=AVERAGE([.AJ3:.AJ5])" table:style-name="ce1">
            <text:p>26144,92121</text:p>
          </table:table-cell>
          <table:table-cell office:value-type="float" office:value="2345.8060606060608" table:formula="of:=AVERAGE([.AK3:.AK5])" table:style-name="ce2">
            <text:p>2345,806061</text:p>
          </table:table-cell>
          <table:table-cell office:value-type="float" office:value="109.50454545454545" table:formula="of:=AVERAGE([.AL3:.AL5])" table:style-name="ce3">
            <text:p>109,5045455</text:p>
          </table:table-cell>
          <table:table-cell office:value-type="float" office:value="124.56272727272727" table:formula="of:=AVERAGE([.AM3:.AM5])" table:style-name="ce3">
            <text:p>124,5627273</text:p>
          </table:table-cell>
          <table:table-cell office:value-type="float" office:value="1749692.1454545455" table:formula="of:=AVERAGE([.AN3:.AN5])" table:style-name="ce1">
            <text:p>1749692,145</text:p>
          </table:table-cell>
          <table:table-cell office:value-type="float" office:value="80329.766666666663" table:formula="of:=AVERAGE([.AO3:.AO5])" table:style-name="ce1">
            <text:p>80329,76667</text:p>
          </table:table-cell>
          <table:table-cell office:value-type="float" office:value="33.643848484848498" table:formula="of:=AVERAGE([.AP3:.AP5])" table:style-name="ce1">
            <text:p>33,64384848</text:p>
          </table:table-cell>
          <table:table-cell office:value-type="float" office:value="49.20745454545456" table:formula="of:=AVERAGE([.AQ3:.AQ5])" table:style-name="ce1">
            <text:p>49,20745455</text:p>
          </table:table-cell>
          <table:table-cell office:value-type="float" office:value="51021.203030303033" table:formula="of:=AVERAGE([.AR3:.AR5])" table:style-name="ce1">
            <text:p>51021,20303</text:p>
          </table:table-cell>
          <table:table-cell office:value-type="float" office:value="25692.515151515152" table:formula="of:=AVERAGE([.AS3:.AS5])" table:style-name="ce1">
            <text:p>25692,51515</text:p>
          </table:table-cell>
          <table:table-cell office:value-type="float" office:value="108.25945454545456" table:formula="of:=AVERAGE([.AT3:.AT5])" table:style-name="ce1">
            <text:p>108,2594545</text:p>
          </table:table-cell>
          <table:table-cell office:value-type="float" office:value="124.03072727272729" table:formula="of:=AVERAGE([.AU3:.AU5])" table:style-name="ce1">
            <text:p>124,0307273</text:p>
          </table:table-cell>
          <table:table-cell office:value-type="float" office:value="1749692.1454545455" table:formula="of:=AVERAGE([.AV3:.AV5])" table:style-name="ce1">
            <text:p>1749692,145</text:p>
          </table:table-cell>
          <table:table-cell office:value-type="float" office:value="80329.766666666663" table:formula="of:=AVERAGE([.AW3:.AW5])" table:style-name="ce1">
            <text:p>80329,76667</text:p>
          </table:table-cell>
          <table:table-cell office:value-type="float" office:value="78.438818181818178" table:formula="of:=AVERAGE([.AX3:.AX5])" table:style-name="ce1">
            <text:p>78,43881818</text:p>
          </table:table-cell>
          <table:table-cell office:value-type="float" office:value="81.957424242424239" table:formula="of:=AVERAGE([.AY3:.AY5])" table:style-name="ce1">
            <text:p>81,95742424</text:p>
          </table:table-cell>
          <table:table-cell office:value-type="float" office:value="1818248.7212121214" table:formula="of:=AVERAGE([.AZ3:.AZ5])" table:style-name="ce3">
            <text:p>1818248,721</text:p>
          </table:table-cell>
          <table:table-cell office:value-type="float" office:value="90725.687878787881" table:formula="of:=AVERAGE([.BA3:.BA5])" table:style-name="ce1">
            <text:p>90725,68788</text:p>
          </table:table-cell>
          <table:table-cell office:value-type="float" office:value="1.6145151515151515" table:formula="of:=AVERAGE([.BB3:.BB5])" table:style-name="ce1">
            <text:p>1,614515152</text:p>
          </table:table-cell>
          <table:table-cell office:value-type="float" office:value="4.9264545454545452" table:formula="of:=AVERAGE([.BC3:.BC5])" table:style-name="ce1">
            <text:p>4,926454545</text:p>
          </table:table-cell>
          <table:table-cell office:value-type="float" office:value="12528.660606060606" table:formula="of:=AVERAGE([.BD3:.BD5])" table:style-name="ce1">
            <text:p>12528,66061</text:p>
          </table:table-cell>
          <table:table-cell office:value-type="float" office:value="2345.8060606060608" table:formula="of:=AVERAGE([.BE3:.BE5])" table:style-name="ce1">
            <text:p>2345,806061</text:p>
          </table:table-cell>
          <table:table-cell office:value-type="float" office:value="62.393212121212116" table:formula="of:=AVERAGE([.BF3:.BF5])" table:style-name="ce1">
            <text:p>62,39321212</text:p>
          </table:table-cell>
          <table:table-cell office:value-type="float" office:value="68.012939393939391" table:formula="of:=AVERAGE([.BG3:.BG5])" table:style-name="ce1">
            <text:p>68,01293939</text:p>
          </table:table-cell>
          <table:table-cell office:value-type="float" office:value="1109434.1454545453" table:formula="of:=AVERAGE([.BH3:.BH5])" table:style-name="ce1">
            <text:p>1109434,145</text:p>
          </table:table-cell>
          <table:table-cell office:value-type="float" office:value="67711.03333333334" table:formula="of:=AVERAGE([.BI3:.BI5])" table:style-name="ce1">
            <text:p>67711,03333</text:p>
          </table:table-cell>
          <table:table-cell office:value-type="float" office:value="124.55975757575754" table:formula="of:=AVERAGE([.BJ3:.BJ5])" table:style-name="ce1">
            <text:p>124,5597576</text:p>
          </table:table-cell>
          <table:table-cell office:value-type="float" office:value="131.3521212121212" table:formula="of:=AVERAGE([.BK3:.BK5])" table:style-name="ce1">
            <text:p>131,3521212</text:p>
          </table:table-cell>
          <table:table-cell office:value-type="float" office:value="2164895.687878788" table:formula="of:=AVERAGE([.BL3:.BL5])" table:style-name="ce1">
            <text:p>2164895,688</text:p>
          </table:table-cell>
          <table:table-cell office:value-type="float" office:value="112765.7606060606" table:formula="of:=AVERAGE([.BM3:.BM5])" table:style-name="ce1">
            <text:p>112765,760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DEV</text:p>
          </table:table-cell>
          <table:table-cell office:value-type="float" office:value="31.376445952127447" table:formula="of:=STDEV([.B3:.B5])" table:style-name="ce1">
            <text:p>31,37644595</text:p>
          </table:table-cell>
          <table:table-cell office:value-type="float" office:value="31.508229645199901" table:formula="of:=STDEV([.C3:.C5])" table:style-name="ce1">
            <text:p>31,50822965</text:p>
          </table:table-cell>
          <table:table-cell office:value-type="float" office:value="833193.40654964221" table:formula="of:=STDEV([.D3:.D5])" table:style-name="ce1">
            <text:p>833193,4065</text:p>
          </table:table-cell>
          <table:table-cell office:value-type="float" office:value="41755.976108859737" table:formula="of:=STDEV([.E3:.E5])" table:style-name="ce1">
            <text:p>41755,97611</text:p>
          </table:table-cell>
          <table:table-cell office:value-type="float" office:value="17.576914561396226" table:formula="of:=STDEV([.F3:.F5])" table:style-name="ce1">
            <text:p>17,57691456</text:p>
          </table:table-cell>
          <table:table-cell office:value-type="float" office:value="18.424357210343192" table:formula="of:=STDEV([.G3:.G5])" table:style-name="ce1">
            <text:p>18,42435721</text:p>
          </table:table-cell>
          <table:table-cell office:value-type="float" office:value="32405.427246887724" table:formula="of:=STDEV([.H3:.H5])" table:style-name="ce1">
            <text:p>32405,42725</text:p>
          </table:table-cell>
          <table:table-cell office:value-type="float" office:value="21377.094190873602" table:formula="of:=STDEV([.I3:.I5])" table:style-name="ce1">
            <text:p>21377,09419</text:p>
          </table:table-cell>
          <table:table-cell office:value-type="float" office:value="33.748811140656699" table:formula="of:=STDEV([.J3:.J5])" table:style-name="ce1">
            <text:p>33,74881114</text:p>
          </table:table-cell>
          <table:table-cell office:value-type="float" office:value="33.877928488137876" table:formula="of:=STDEV([.K3:.K5])" table:style-name="ce1">
            <text:p>33,87792849</text:p>
          </table:table-cell>
          <table:table-cell office:value-type="float" office:value="833193.40654964221" table:formula="of:=STDEV([.L3:.L5])" table:style-name="ce1">
            <text:p>833193,4065</text:p>
          </table:table-cell>
          <table:table-cell office:value-type="float" office:value="41755.976108859737" table:formula="of:=STDEV([.M3:.M5])" table:style-name="ce1">
            <text:p>41755,97611</text:p>
          </table:table-cell>
          <table:table-cell office:value-type="float" office:value="41.646597041772587" table:formula="of:=STDEV([.N3:.N5])" table:style-name="ce1">
            <text:p>41,64659704</text:p>
          </table:table-cell>
          <table:table-cell office:value-type="float" office:value="42.266976900806803" table:formula="of:=STDEV([.O3:.O5])" table:style-name="ce1">
            <text:p>42,2669769</text:p>
          </table:table-cell>
          <table:table-cell office:value-type="float" office:value="390063.16105544113" table:formula="of:=STDEV([.P3:.P5])" table:style-name="ce1">
            <text:p>390063,1611</text:p>
          </table:table-cell>
          <table:table-cell office:value-type="float" office:value="60093.054457130769" table:formula="of:=STDEV([.Q3:.Q5])" table:style-name="ce1">
            <text:p>60093,05446</text:p>
          </table:table-cell>
          <table:table-cell office:value-type="float" office:value="5.82892455598276" table:formula="of:=STDEV([.R3:.R5])" table:style-name="ce1">
            <text:p>5,828924556</text:p>
          </table:table-cell>
          <table:table-cell office:value-type="float" office:value="6.8080258640291058" table:formula="of:=STDEV([.S3:.S5])" table:style-name="ce1">
            <text:p>6,808025864</text:p>
          </table:table-cell>
          <table:table-cell office:value-type="float" office:value="13107.905118763514" table:formula="of:=STDEV([.T3:.T5])" table:style-name="ce1">
            <text:p>13107,90512</text:p>
          </table:table-cell>
          <table:table-cell office:value-type="float" office:value="6675.1821837912694" table:formula="of:=STDEV([.U3:.U5])" table:style-name="ce1">
            <text:p>6675,182184</text:p>
          </table:table-cell>
          <table:table-cell office:value-type="float" office:value="44.677798056487859" table:formula="of:=STDEV([.V3:.V5])" table:style-name="ce1">
            <text:p>44,67779806</text:p>
          </table:table-cell>
          <table:table-cell office:value-type="float" office:value="45.412117731529079" table:formula="of:=STDEV([.W3:.W5])" table:style-name="ce1">
            <text:p>45,41211773</text:p>
          </table:table-cell>
          <table:table-cell office:value-type="float" office:value="390063.16105544113" table:formula="of:=STDEV([.X3:.X5])" table:style-name="ce1">
            <text:p>390063,1611</text:p>
          </table:table-cell>
          <table:table-cell office:value-type="float" office:value="60093.054457130769" table:formula="of:=STDEV([.Y3:.Y5])" table:style-name="ce1">
            <text:p>60093,05446</text:p>
          </table:table-cell>
          <table:table-cell office:value-type="float" office:value="0.67979467204682442" table:formula="of:=STDEV([.Z3:.Z5])" table:style-name="ce1">
            <text:p>0,679794672</text:p>
          </table:table-cell>
          <table:table-cell office:value-type="float" office:value="1.2742100756172092" table:formula="of:=STDEV([.AA3:.AA5])" table:style-name="ce1">
            <text:p>1,274210076</text:p>
          </table:table-cell>
          <table:table-cell office:value-type="float" office:value="9656.8500282764271" table:formula="of:=STDEV([.AB3:.AB5])" table:style-name="ce1">
            <text:p>9656,850028</text:p>
          </table:table-cell>
          <table:table-cell office:value-type="float" office:value="1380.2226250339636" table:formula="of:=STDEV([.AC3:.AC5])" table:style-name="ce2">
            <text:p>1380,222625</text:p>
          </table:table-cell>
          <table:table-cell office:value-type="float" office:value="1.5198600858107869" table:formula="of:=STDEV([.AD3:.AD5])" table:style-name="ce1">
            <text:p>1,519860086</text:p>
          </table:table-cell>
          <table:table-cell office:value-type="float" office:value="2.3957180827950957" table:formula="of:=STDEV([.AE3:.AE5])" table:style-name="ce1">
            <text:p>2,395718083</text:p>
          </table:table-cell>
          <table:table-cell office:value-type="float" office:value="5906.9604520369303" table:formula="of:=STDEV([.AF3:.AF5])" table:style-name="ce2">
            <text:p>5906,960452</text:p>
          </table:table-cell>
          <table:table-cell office:value-type="float" office:value="2643.3851070786227" table:formula="of:=STDEV([.AG3:.AG5])" table:style-name="ce1">
            <text:p>2643,385107</text:p>
          </table:table-cell>
          <table:table-cell office:value-type="float" office:value="0.62060182956062537" table:formula="of:=STDEV([.AH3:.AH5])" table:style-name="ce2">
            <text:p>0,62060183</text:p>
          </table:table-cell>
          <table:table-cell office:value-type="float" office:value="1.1451621428135557" table:formula="of:=STDEV([.AI3:.AI5])" table:style-name="ce2">
            <text:p>1,145162143</text:p>
          </table:table-cell>
          <table:table-cell office:value-type="float" office:value="9656.8500282764271" table:formula="of:=STDEV([.AJ3:.AJ5])" table:style-name="ce1">
            <text:p>9656,850028</text:p>
          </table:table-cell>
          <table:table-cell office:value-type="float" office:value="1380.2226250339636" table:formula="of:=STDEV([.AK3:.AK5])" table:style-name="ce2">
            <text:p>1380,222625</text:p>
          </table:table-cell>
          <table:table-cell office:value-type="float" office:value="95.287559891490403" table:formula="of:=STDEV([.AL3:.AL5])" table:style-name="ce3">
            <text:p>95,28755989</text:p>
          </table:table-cell>
          <table:table-cell office:value-type="float" office:value="95.492669041067117" table:formula="of:=STDEV([.AM3:.AM5])" table:style-name="ce3">
            <text:p>95,49266904</text:p>
          </table:table-cell>
          <table:table-cell office:value-type="float" office:value="1840471.5963227677" table:formula="of:=STDEV([.AN3:.AN5])" table:style-name="ce3">
            <text:p>1840471,596</text:p>
          </table:table-cell>
          <table:table-cell office:value-type="float" office:value="67353.59232708624" table:formula="of:=STDEV([.AO3:.AO5])" table:style-name="ce3">
            <text:p>67353,59233</text:p>
          </table:table-cell>
          <table:table-cell office:value-type="float" office:value="43.607998337208301" table:formula="of:=STDEV([.AP3:.AP5])" table:style-name="ce1">
            <text:p>43,60799834</text:p>
          </table:table-cell>
          <table:table-cell office:value-type="float" office:value="49.447459052116557" table:formula="of:=STDEV([.AQ3:.AQ5])" table:style-name="ce1">
            <text:p>49,44745905</text:p>
          </table:table-cell>
          <table:table-cell office:value-type="float" office:value="48124.902467282802" table:formula="of:=STDEV([.AR3:.AR5])" table:style-name="ce1">
            <text:p>48124,90247</text:p>
          </table:table-cell>
          <table:table-cell office:value-type="float" office:value="30266.200787208127" table:formula="of:=STDEV([.AS3:.AS5])" table:style-name="ce1">
            <text:p>30266,20079</text:p>
          </table:table-cell>
          <table:table-cell office:value-type="float" office:value="91.632238615128387" table:formula="of:=STDEV([.AT3:.AT5])" table:style-name="ce1">
            <text:p>91,63223862</text:p>
          </table:table-cell>
          <table:table-cell office:value-type="float" office:value="91.752751499220381" table:formula="of:=STDEV([.AU3:.AU5])" table:style-name="ce1">
            <text:p>91,7527515</text:p>
          </table:table-cell>
          <table:table-cell office:value-type="float" office:value="1840471.5963227677" table:formula="of:=STDEV([.AV3:.AV5])" table:style-name="ce3">
            <text:p>1840471,596</text:p>
          </table:table-cell>
          <table:table-cell office:value-type="float" office:value="67353.59232708624" table:formula="of:=STDEV([.AW3:.AW5])" table:style-name="ce3">
            <text:p>67353,59233</text:p>
          </table:table-cell>
          <table:table-cell office:value-type="float" office:value="48.458309267855931" table:formula="of:=STDEV([.AX3:.AX5])" table:style-name="ce1">
            <text:p>48,45830927</text:p>
          </table:table-cell>
          <table:table-cell office:value-type="float" office:value="48.443786231559528" table:formula="of:=STDEV([.AY3:.AY5])" table:style-name="ce1">
            <text:p>48,44378623</text:p>
          </table:table-cell>
          <table:table-cell office:value-type="float" office:value="1238603.2761035471" table:formula="of:=STDEV([.AZ3:.AZ5])" table:style-name="ce1">
            <text:p>1238603,276</text:p>
          </table:table-cell>
          <table:table-cell office:value-type="float" office:value="63509.443129273612" table:formula="of:=STDEV([.BA3:.BA5])" table:style-name="ce1">
            <text:p>63509,44313</text:p>
          </table:table-cell>
          <table:table-cell office:value-type="float" office:value="0.64311067600981164" table:formula="of:=STDEV([.BB3:.BB5])" table:style-name="ce1">
            <text:p>0,643110676</text:p>
          </table:table-cell>
          <table:table-cell office:value-type="float" office:value="1.1889565638591681" table:formula="of:=STDEV([.BC3:.BC5])" table:style-name="ce1">
            <text:p>1,188956564</text:p>
          </table:table-cell>
          <table:table-cell office:value-type="float" office:value="5906.9604520369303" table:formula="of:=STDEV([.BD3:.BD5])" table:style-name="ce1">
            <text:p>5906,960452</text:p>
          </table:table-cell>
          <table:table-cell office:value-type="float" office:value="1380.2226250339636" table:formula="of:=STDEV([.BE3:.BE5])" table:style-name="ce1">
            <text:p>1380,222625</text:p>
          </table:table-cell>
          <table:table-cell office:value-type="float" office:value="35.467643855779869" table:formula="of:=STDEV([.BF3:.BF5])" table:style-name="ce1">
            <text:p>35,46764386</text:p>
          </table:table-cell>
          <table:table-cell office:value-type="float" office:value="31.749598687687381" table:formula="of:=STDEV([.BG3:.BG5])" table:style-name="ce1">
            <text:p>31,74959869</text:p>
          </table:table-cell>
          <table:table-cell office:value-type="float" office:value="732301.07288818492" table:formula="of:=STDEV([.BH3:.BH5])" table:style-name="ce1">
            <text:p>732301,0729</text:p>
          </table:table-cell>
          <table:table-cell office:value-type="float" office:value="48407.799202229129" table:formula="of:=STDEV([.BI3:.BI5])" table:style-name="ce1">
            <text:p>48407,7992</text:p>
          </table:table-cell>
          <table:table-cell office:value-type="float" office:value="86.836063274393624" table:formula="of:=STDEV([.BJ3:.BJ5])" table:style-name="ce1">
            <text:p>86,83606327</text:p>
          </table:table-cell>
          <table:table-cell office:value-type="float" office:value="91.771763804404173" table:formula="of:=STDEV([.BK3:.BK5])" table:style-name="ce1">
            <text:p>91,7717638</text:p>
          </table:table-cell>
          <table:table-cell office:value-type="float" office:value="1481578.8413897189" table:formula="of:=STDEV([.BL3:.BL5])" table:style-name="ce1">
            <text:p>1481578,841</text:p>
          </table:table-cell>
          <table:table-cell office:value-type="float" office:value="66174.660750726573" table:formula="of:=STDEV([.BM3:.BM5])" table:style-name="ce1">
            <text:p>66174,6607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DST</text:p>
          </table:table-cell>
          <table:table-cell office:value-type="float" office:value="116.39842862178095" table:formula="of:=SUM(([.B3:.B5]-[.$BB3:.$BB5])^2)^0.5" table:number-matrix-columns-spanned="1" table:number-matrix-rows-spanned="1" table:style-name="ce1">
            <text:p>116,3984286</text:p>
          </table:table-cell>
          <table:table-cell office:value-type="float" office:value="116.38915886966632" table:formula="of:=SUM(([.C3:.C5]-[.$BC3:.$BC5])^2)^0.5" table:number-matrix-columns-spanned="1" table:number-matrix-rows-spanned="1" table:style-name="ce1">
            <text:p>116,3891589</text:p>
          </table:table-cell>
          <table:table-cell office:value-type="float" office:value="2728896.1598562691" table:formula="of:=SUM(([.D3:.D5]-[.$BD3:.$BD5])^2)^0.5" table:number-matrix-columns-spanned="1" table:number-matrix-rows-spanned="1" table:style-name="ce1">
            <text:p>2728896,16</text:p>
          </table:table-cell>
          <table:table-cell office:value-type="float" office:value="145062.23180430682" table:formula="of:=SUM(([.E3:.E5]-[.$BE3:.$BE5])^2)^0.5" table:number-matrix-columns-spanned="1" table:number-matrix-rows-spanned="1" table:style-name="ce1">
            <text:p>145062,2318</text:p>
          </table:table-cell>
          <table:table-cell office:value-type="float" office:value="34.017869427286314" table:formula="of:=SUM(([.F3:.F5]-[.$BB3:.$BB5])^2)^0.5" table:number-matrix-columns-spanned="1" table:number-matrix-rows-spanned="1" table:style-name="ce1">
            <text:p>34,01786943</text:p>
          </table:table-cell>
          <table:table-cell office:value-type="float" office:value="33.984155490414857" table:formula="of:=SUM(([.G3:.G5]-[.$BC3:.$BC5])^2)^0.5" table:number-matrix-columns-spanned="1" table:number-matrix-rows-spanned="1" table:style-name="ce1">
            <text:p>33,98415549</text:p>
          </table:table-cell>
          <table:table-cell office:value-type="float" office:value="59981.520799147067" table:formula="of:=SUM(([.H3:.H5]-[.$BD3:.$BD5])^2)^0.5" table:number-matrix-columns-spanned="1" table:number-matrix-rows-spanned="1" table:style-name="ce1">
            <text:p>59981,5208</text:p>
          </table:table-cell>
          <table:table-cell office:value-type="float" office:value="45683.512075703984" table:formula="of:=SUM(([.I3:.I5]-[.$BE3:.$BE5])^2)^0.5" table:number-matrix-columns-spanned="1" table:number-matrix-rows-spanned="1" table:style-name="ce1">
            <text:p>45683,51208</text:p>
          </table:table-cell>
          <table:table-cell office:value-type="float" office:value="121.79368566942276" table:formula="of:=SUM(([.J3:.J5]-[.$BB3:.$BB5])^2)^0.5" table:number-matrix-columns-spanned="1" table:number-matrix-rows-spanned="1" table:style-name="ce1">
            <text:p>121,7936857</text:p>
          </table:table-cell>
          <table:table-cell office:value-type="float" office:value="121.89442875864628" table:formula="of:=SUM(([.K3:.K5]-[.$BC3:.$BC5])^2)^0.5" table:number-matrix-columns-spanned="1" table:number-matrix-rows-spanned="1" table:style-name="ce1">
            <text:p>121,8944288</text:p>
          </table:table-cell>
          <table:table-cell office:value-type="float" office:value="2728896.1598562691" table:formula="of:=SUM(([.L3:.L5]-[.$BD3:.$BD5])^2)^0.5" table:number-matrix-columns-spanned="1" table:number-matrix-rows-spanned="1" table:style-name="ce1">
            <text:p>2728896,16</text:p>
          </table:table-cell>
          <table:table-cell office:value-type="float" office:value="145062.23180430682" table:formula="of:=SUM(([.M3:.M5]-[.$BE3:.$BE5])^2)^0.5" table:number-matrix-columns-spanned="1" table:number-matrix-rows-spanned="1" table:style-name="ce1">
            <text:p>145062,2318</text:p>
          </table:table-cell>
          <table:table-cell office:value-type="float" office:value="154.8651698502137" table:formula="of:=SUM(([.N3:.N5]-[.$BB3:.$BB5])^2)^0.5" table:number-matrix-columns-spanned="1" table:number-matrix-rows-spanned="1" table:style-name="ce1">
            <text:p>154,8651699</text:p>
          </table:table-cell>
          <table:table-cell office:value-type="float" office:value="155.19679501155784" table:formula="of:=SUM(([.O3:.O5]-[.$BC3:.$BC5])^2)^0.5" table:number-matrix-columns-spanned="1" table:number-matrix-rows-spanned="1" table:style-name="ce1">
            <text:p>155,196795</text:p>
          </table:table-cell>
          <table:table-cell office:value-type="float" office:value="2642282.814305719" table:formula="of:=SUM(([.P3:.P5]-[.$BD3:.$BD5])^2)^0.5" table:number-matrix-columns-spanned="1" table:number-matrix-rows-spanned="1" table:style-name="ce1">
            <text:p>2642282,814</text:p>
          </table:table-cell>
          <table:table-cell office:value-type="float" office:value="196087.81892164462" table:formula="of:=SUM(([.Q3:.Q5]-[.$BE3:.$BE5])^2)^0.5" table:number-matrix-columns-spanned="1" table:number-matrix-rows-spanned="1" table:style-name="ce3">
            <text:p>196087,8189</text:p>
          </table:table-cell>
          <table:table-cell office:value-type="float" office:value="11.577826245824921" table:formula="of:=SUM(([.R3:.R5]-[.$BB3:.$BB5])^2)^0.5" table:number-matrix-columns-spanned="1" table:number-matrix-rows-spanned="1" table:style-name="ce1">
            <text:p>11,57782625</text:p>
          </table:table-cell>
          <table:table-cell office:value-type="float" office:value="12.127889529428298" table:formula="of:=SUM(([.S3:.S5]-[.$BC3:.$BC5])^2)^0.5" table:number-matrix-columns-spanned="1" table:number-matrix-rows-spanned="1" table:style-name="ce1">
            <text:p>12,12788953</text:p>
          </table:table-cell>
          <table:table-cell office:value-type="float" office:value="17613.515056741217" table:formula="of:=SUM(([.T3:.T5]-[.$BD3:.$BD5])^2)^0.5" table:number-matrix-columns-spanned="1" table:number-matrix-rows-spanned="1" table:style-name="ce1">
            <text:p>17613,51506</text:p>
          </table:table-cell>
          <table:table-cell office:value-type="float" office:value="14938.091056523092" table:formula="of:=SUM(([.U3:.U5]-[.$BE3:.$BE5])^2)^0.5" table:number-matrix-columns-spanned="1" table:number-matrix-rows-spanned="1" table:style-name="ce1">
            <text:p>14938,09106</text:p>
          </table:table-cell>
          <table:table-cell office:value-type="float" office:value="162.75083458655394" table:formula="of:=SUM(([.V3:.V5]-[.$BB3:.$BB5])^2)^0.5" table:number-matrix-columns-spanned="1" table:number-matrix-rows-spanned="1" table:style-name="ce1">
            <text:p>162,7508346</text:p>
          </table:table-cell>
          <table:table-cell office:value-type="float" office:value="163.13047526749867" table:formula="of:=SUM(([.W3:.W5]-[.$BC3:.$BC5])^2)^0.5" table:number-matrix-columns-spanned="1" table:number-matrix-rows-spanned="1" table:style-name="ce1">
            <text:p>163,1304753</text:p>
          </table:table-cell>
          <table:table-cell office:value-type="float" office:value="2642282.814305719" table:formula="of:=SUM(([.X3:.X5]-[.$BD3:.$BD5])^2)^0.5" table:number-matrix-columns-spanned="1" table:number-matrix-rows-spanned="1" table:style-name="ce1">
            <text:p>2642282,814</text:p>
          </table:table-cell>
          <table:table-cell office:value-type="float" office:value="196087.81892164462" table:formula="of:=SUM(([.Y3:.Y5]-[.$BE3:.$BE5])^2)^0.5" table:number-matrix-columns-spanned="1" table:number-matrix-rows-spanned="1" table:style-name="ce3">
            <text:p>196087,8189</text:p>
          </table:table-cell>
          <table:table-cell office:value-type="float" office:value="7.9711981533517842E-2" table:formula="of:=SUM(([.Z3:.Z5]-[.$BB3:.$BB5])^2)^0.5" table:number-matrix-columns-spanned="1" table:number-matrix-rows-spanned="1" table:style-name="ce1">
            <text:p>0,079711982</text:p>
          </table:table-cell>
          <table:table-cell office:value-type="float" office:value="0.19231484602078944" table:formula="of:=SUM(([.AA3:.AA5]-[.$BC3:.$BC5])^2)^0.5" table:number-matrix-columns-spanned="1" table:number-matrix-rows-spanned="1" table:style-name="ce1">
            <text:p>0,192314846</text:p>
          </table:table-cell>
          <table:table-cell office:value-type="float" office:value="27218.218268491411" table:formula="of:=SUM(([.AB3:.AB5]-[.$BD3:.$BD5])^2)^0.5" table:number-matrix-columns-spanned="1" table:number-matrix-rows-spanned="1" table:style-name="ce1">
            <text:p>27218,21827</text:p>
          </table:table-cell>
          <table:table-cell office:value-type="float" office:value="0" table:formula="of:=SUM(([.AC3:.AC5]-[.$BE3:.$BE5])^2)^0.5" table:number-matrix-columns-spanned="1" table:number-matrix-rows-spanned="1" table:style-name="ce2">
            <text:p>0</text:p>
          </table:table-cell>
          <table:table-cell office:value-type="float" office:value="2.7327160663291652" table:formula="of:=SUM(([.AD3:.AD5]-[.$BB3:.$BB5])^2)^0.5" table:number-matrix-columns-spanned="1" table:number-matrix-rows-spanned="1" table:style-name="ce1">
            <text:p>2,732716066</text:p>
          </table:table-cell>
          <table:table-cell office:value-type="float" office:value="2.9025944407724817" table:formula="of:=SUM(([.AE3:.AE5]-[.$BC3:.$BC5])^2)^0.5" table:number-matrix-columns-spanned="1" table:number-matrix-rows-spanned="1" table:style-name="ce1">
            <text:p>2,902594441</text:p>
          </table:table-cell>
          <table:table-cell office:value-type="float" office:value="0" table:formula="of:=SUM(([.AF3:.AF5]-[.$BD3:.$BD5])^2)^0.5" table:number-matrix-columns-spanned="1" table:number-matrix-rows-spanned="1" table:style-name="ce2">
            <text:p>0</text:p>
          </table:table-cell>
          <table:table-cell office:value-type="float" office:value="5411.9444615552629" table:formula="of:=SUM(([.AG3:.AG5]-[.$BE3:.$BE5])^2)^0.5" table:number-matrix-columns-spanned="1" table:number-matrix-rows-spanned="1" table:style-name="ce1">
            <text:p>5411,944462</text:p>
          </table:table-cell>
          <table:table-cell office:value-type="float" office:value="4.2727272727272836E-2" table:formula="of:=SUM(([.AH3:.AH5]-[.$BB3:.$BB5])^2)^0.5" table:number-matrix-columns-spanned="1" table:number-matrix-rows-spanned="1" table:style-name="ce2">
            <text:p>0,042727273</text:p>
          </table:table-cell>
          <table:table-cell office:value-type="float" office:value="8.3636363636363065E-2" table:formula="of:=SUM(([.AI3:.AI5]-[.$BC3:.$BC5])^2)^0.5" table:number-matrix-columns-spanned="1" table:number-matrix-rows-spanned="1" table:style-name="ce2">
            <text:p>0,083636364</text:p>
          </table:table-cell>
          <table:table-cell office:value-type="float" office:value="27218.218268491411" table:formula="of:=SUM(([.AJ3:.AJ5]-[.$BD3:.$BD5])^2)^0.5" table:number-matrix-columns-spanned="1" table:number-matrix-rows-spanned="1" table:style-name="ce1">
            <text:p>27218,21827</text:p>
          </table:table-cell>
          <table:table-cell office:value-type="float" office:value="0" table:formula="of:=SUM(([.AK3:.AK5]-[.$BE3:.$BE5])^2)^0.5" table:number-matrix-columns-spanned="1" table:number-matrix-rows-spanned="1" table:style-name="ce2">
            <text:p>0</text:p>
          </table:table-cell>
          <table:table-cell office:value-type="float" office:value="229.87815861690549" table:formula="of:=SUM(([.AL3:.AL5]-[.$BB3:.$BB5])^2)^0.5" table:number-matrix-columns-spanned="1" table:number-matrix-rows-spanned="1" table:style-name="ce3">
            <text:p>229,8781586</text:p>
          </table:table-cell>
          <table:table-cell office:value-type="float" office:value="246.87719770315024" table:formula="of:=SUM(([.AM3:.AM5]-[.$BC3:.$BC5])^2)^0.5" table:number-matrix-columns-spanned="1" table:number-matrix-rows-spanned="1" table:style-name="ce3">
            <text:p>246,8771977</text:p>
          </table:table-cell>
          <table:table-cell office:value-type="float" office:value="3978142.2617717702" table:formula="of:=SUM(([.AN3:.AN5]-[.$BD3:.$BD5])^2)^0.5" table:number-matrix-columns-spanned="1" table:number-matrix-rows-spanned="1" table:style-name="ce3">
            <text:p>3978142,262</text:p>
          </table:table-cell>
          <table:table-cell office:value-type="float" office:value="164210.22426802717" table:formula="of:=SUM(([.AO3:.AO5]-[.$BE3:.$BE5])^2)^0.5" table:number-matrix-columns-spanned="1" table:number-matrix-rows-spanned="1" table:style-name="ce1">
            <text:p>164210,2243</text:p>
          </table:table-cell>
          <table:table-cell office:value-type="float" office:value="82.784030778888777" table:formula="of:=SUM(([.AP3:.AP5]-[.$BB3:.$BB5])^2)^0.5" table:number-matrix-columns-spanned="1" table:number-matrix-rows-spanned="1" table:style-name="ce1">
            <text:p>82,78403078</text:p>
          </table:table-cell>
          <table:table-cell office:value-type="float" office:value="102.79692595111977" table:formula="of:=SUM(([.AQ3:.AQ5]-[.$BC3:.$BC5])^2)^0.5" table:number-matrix-columns-spanned="1" table:number-matrix-rows-spanned="1" table:style-name="ce1">
            <text:p>102,796926</text:p>
          </table:table-cell>
          <table:table-cell office:value-type="float" office:value="89615.815256301998" table:formula="of:=SUM(([.AR3:.AR5]-[.$BD3:.$BD5])^2)^0.5" table:number-matrix-columns-spanned="1" table:number-matrix-rows-spanned="1" table:style-name="ce1">
            <text:p>89615,81526</text:p>
          </table:table-cell>
          <table:table-cell office:value-type="float" office:value="59121.985948989925" table:formula="of:=SUM(([.AS3:.AS5]-[.$BE3:.$BE5])^2)^0.5" table:number-matrix-columns-spanned="1" table:number-matrix-rows-spanned="1" table:style-name="ce1">
            <text:p>59121,98595</text:p>
          </table:table-cell>
          <table:table-cell office:value-type="float" office:value="225.13227098174241" table:formula="of:=SUM(([.AT3:.AT5]-[.$BB3:.$BB5])^2)^0.5" table:number-matrix-columns-spanned="1" table:number-matrix-rows-spanned="1" table:style-name="ce1">
            <text:p>225,132271</text:p>
          </table:table-cell>
          <table:table-cell office:value-type="float" office:value="243.24314203905743" table:formula="of:=SUM(([.AU3:.AU5]-[.$BC3:.$BC5])^2)^0.5" table:number-matrix-columns-spanned="1" table:number-matrix-rows-spanned="1" table:style-name="ce1">
            <text:p>243,243142</text:p>
          </table:table-cell>
          <table:table-cell office:value-type="float" office:value="3978142.2617717702" table:formula="of:=SUM(([.AV3:.AV5]-[.$BD3:.$BD5])^2)^0.5" table:number-matrix-columns-spanned="1" table:number-matrix-rows-spanned="1" table:style-name="ce3">
            <text:p>3978142,262</text:p>
          </table:table-cell>
          <table:table-cell office:value-type="float" office:value="164210.22426802717" table:formula="of:=SUM(([.AW3:.AW5]-[.$BE3:.$BE5])^2)^0.5" table:number-matrix-columns-spanned="1" table:number-matrix-rows-spanned="1" table:style-name="ce1">
            <text:p>164210,2243</text:p>
          </table:table-cell>
          <table:table-cell office:value-type="float" office:value="149.26425595356682" table:formula="of:=SUM(([.AX3:.AX5]-[.$BB3:.$BB5])^2)^0.5" table:number-matrix-columns-spanned="1" table:number-matrix-rows-spanned="1" table:style-name="ce1">
            <text:p>149,264256</text:p>
          </table:table-cell>
          <table:table-cell office:value-type="float" office:value="149.55389161317274" table:formula="of:=SUM(([.AY3:.AY5]-[.$BC3:.$BC5])^2)^0.5" table:number-matrix-columns-spanned="1" table:number-matrix-rows-spanned="1" table:style-name="ce1">
            <text:p>149,5538916</text:p>
          </table:table-cell>
          <table:table-cell office:value-type="float" office:value="3585430.3026981605" table:formula="of:=SUM(([.AZ3:.AZ5]-[.$BD3:.$BD5])^2)^0.5" table:number-matrix-columns-spanned="1" table:number-matrix-rows-spanned="1" table:style-name="ce1">
            <text:p>3585430,303</text:p>
          </table:table-cell>
          <table:table-cell office:value-type="float" office:value="176592.42461684649" table:formula="of:=SUM(([.BA3:.BA5]-[.$BE3:.$BE5])^2)^0.5" table:number-matrix-columns-spanned="1" table:number-matrix-rows-spanned="1" table:style-name="ce1">
            <text:p>176592,4246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">
            <text:p>BEST</text:p>
          </table:table-cell>
          <table:table-cell office:value-type="float" office:value="0" table:formula="of:=SUM([.B3:.B5]=[.$BB3:.$BB5])" table:number-matrix-columns-spanned="1" table:number-matrix-rows-spanned="1" table:style-name="ce1">
            <text:p>0</text:p>
          </table:table-cell>
          <table:table-cell office:value-type="float" office:value="0" table:formula="of:=SUM([.C3:.C5]=[.$BC3:.$BC5])" table:number-matrix-columns-spanned="1" table:number-matrix-rows-spanned="1" table:style-name="ce1">
            <text:p>0</text:p>
          </table:table-cell>
          <table:table-cell office:value-type="float" office:value="0" table:formula="of:=SUM([.D3:.D5]=[.$BD3:.$BD5])" table:number-matrix-columns-spanned="1" table:number-matrix-rows-spanned="1" table:style-name="ce1">
            <text:p>0</text:p>
          </table:table-cell>
          <table:table-cell office:value-type="float" office:value="0" table:formula="of:=SUM([.E3:.E5]=[.$BE3:.$BE5])" table:number-matrix-columns-spanned="1" table:number-matrix-rows-spanned="1" table:style-name="ce1">
            <text:p>0</text:p>
          </table:table-cell>
          <table:table-cell office:value-type="float" office:value="0" table:formula="of:=SUM([.F3:.F5]=[.$BB3:.$BB5])" table:number-matrix-columns-spanned="1" table:number-matrix-rows-spanned="1" table:style-name="ce1">
            <text:p>0</text:p>
          </table:table-cell>
          <table:table-cell office:value-type="float" office:value="0" table:formula="of:=SUM([.G3:.G5]=[.$BC3:.$BC5])" table:number-matrix-columns-spanned="1" table:number-matrix-rows-spanned="1" table:style-name="ce1">
            <text:p>0</text:p>
          </table:table-cell>
          <table:table-cell office:value-type="float" office:value="0" table:formula="of:=SUM([.H3:.H5]=[.$BD3:.$BD5])" table:number-matrix-columns-spanned="1" table:number-matrix-rows-spanned="1" table:style-name="ce1">
            <text:p>0</text:p>
          </table:table-cell>
          <table:table-cell office:value-type="float" office:value="0" table:formula="of:=SUM([.I3:.I5]=[.$BE3:.$BE5])" table:number-matrix-columns-spanned="1" table:number-matrix-rows-spanned="1" table:style-name="ce1">
            <text:p>0</text:p>
          </table:table-cell>
          <table:table-cell office:value-type="float" office:value="0" table:formula="of:=SUM([.J3:.J5]=[.$BB3:.$BB5])" table:number-matrix-columns-spanned="1" table:number-matrix-rows-spanned="1" table:style-name="ce1">
            <text:p>0</text:p>
          </table:table-cell>
          <table:table-cell office:value-type="float" office:value="0" table:formula="of:=SUM([.K3:.K5]=[.$BC3:.$BC5])" table:number-matrix-columns-spanned="1" table:number-matrix-rows-spanned="1" table:style-name="ce1">
            <text:p>0</text:p>
          </table:table-cell>
          <table:table-cell office:value-type="float" office:value="0" table:formula="of:=SUM([.L3:.L5]=[.$BD3:.$BD5])" table:number-matrix-columns-spanned="1" table:number-matrix-rows-spanned="1" table:style-name="ce1">
            <text:p>0</text:p>
          </table:table-cell>
          <table:table-cell office:value-type="float" office:value="0" table:formula="of:=SUM([.M3:.M5]=[.$BE3:.$BE5])" table:number-matrix-columns-spanned="1" table:number-matrix-rows-spanned="1" table:style-name="ce1">
            <text:p>0</text:p>
          </table:table-cell>
          <table:table-cell office:value-type="float" office:value="0" table:formula="of:=SUM([.N3:.N5]=[.$BB3:.$BB5])" table:number-matrix-columns-spanned="1" table:number-matrix-rows-spanned="1" table:style-name="ce1">
            <text:p>0</text:p>
          </table:table-cell>
          <table:table-cell office:value-type="float" office:value="0" table:formula="of:=SUM([.O3:.O5]=[.$BC3:.$BC5])" table:number-matrix-columns-spanned="1" table:number-matrix-rows-spanned="1" table:style-name="ce1">
            <text:p>0</text:p>
          </table:table-cell>
          <table:table-cell office:value-type="float" office:value="0" table:formula="of:=SUM([.P3:.P5]=[.$BD3:.$BD5])" table:number-matrix-columns-spanned="1" table:number-matrix-rows-spanned="1" table:style-name="ce1">
            <text:p>0</text:p>
          </table:table-cell>
          <table:table-cell office:value-type="float" office:value="0" table:formula="of:=SUM([.Q3:.Q5]=[.$BE3:.$BE5])" table:number-matrix-columns-spanned="1" table:number-matrix-rows-spanned="1" table:style-name="ce1">
            <text:p>0</text:p>
          </table:table-cell>
          <table:table-cell office:value-type="float" office:value="0" table:formula="of:=SUM([.R3:.R5]=[.$BB3:.$BB5])" table:number-matrix-columns-spanned="1" table:number-matrix-rows-spanned="1" table:style-name="ce1">
            <text:p>0</text:p>
          </table:table-cell>
          <table:table-cell office:value-type="float" office:value="0" table:formula="of:=SUM([.S3:.S5]=[.$BC3:.$BC5])" table:number-matrix-columns-spanned="1" table:number-matrix-rows-spanned="1" table:style-name="ce1">
            <text:p>0</text:p>
          </table:table-cell>
          <table:table-cell office:value-type="float" office:value="0" table:formula="of:=SUM([.T3:.T5]=[.$BD3:.$BD5])" table:number-matrix-columns-spanned="1" table:number-matrix-rows-spanned="1" table:style-name="ce1">
            <text:p>0</text:p>
          </table:table-cell>
          <table:table-cell office:value-type="float" office:value="0" table:formula="of:=SUM([.U3:.U5]=[.$BE3:.$BE5])" table:number-matrix-columns-spanned="1" table:number-matrix-rows-spanned="1" table:style-name="ce1">
            <text:p>0</text:p>
          </table:table-cell>
          <table:table-cell office:value-type="float" office:value="0" table:formula="of:=SUM([.V3:.V5]=[.$BB3:.$BB5])" table:number-matrix-columns-spanned="1" table:number-matrix-rows-spanned="1" table:style-name="ce1">
            <text:p>0</text:p>
          </table:table-cell>
          <table:table-cell office:value-type="float" office:value="0" table:formula="of:=SUM([.W3:.W5]=[.$BC3:.$BC5])" table:number-matrix-columns-spanned="1" table:number-matrix-rows-spanned="1" table:style-name="ce1">
            <text:p>0</text:p>
          </table:table-cell>
          <table:table-cell office:value-type="float" office:value="0" table:formula="of:=SUM([.X3:.X5]=[.$BD3:.$BD5])" table:number-matrix-columns-spanned="1" table:number-matrix-rows-spanned="1" table:style-name="ce1">
            <text:p>0</text:p>
          </table:table-cell>
          <table:table-cell office:value-type="float" office:value="0" table:formula="of:=SUM([.Y3:.Y5]=[.$BE3:.$BE5])" table:number-matrix-columns-spanned="1" table:number-matrix-rows-spanned="1" table:style-name="ce1">
            <text:p>0</text:p>
          </table:table-cell>
          <table:table-cell office:value-type="float" office:value="0" table:formula="of:=SUM([.Z3:.Z5]=[.$BB3:.$BB5])" table:number-matrix-columns-spanned="1" table:number-matrix-rows-spanned="1" table:style-name="ce1">
            <text:p>0</text:p>
          </table:table-cell>
          <table:table-cell office:value-type="float" office:value="0" table:formula="of:=SUM([.AA3:.AA5]=[.$BC3:.$BC5])" table:number-matrix-columns-spanned="1" table:number-matrix-rows-spanned="1" table:style-name="ce1">
            <text:p>0</text:p>
          </table:table-cell>
          <table:table-cell office:value-type="float" office:value="0" table:formula="of:=SUM([.AB3:.AB5]=[.$BD3:.$BD5])" table:number-matrix-columns-spanned="1" table:number-matrix-rows-spanned="1" table:style-name="ce1">
            <text:p>0</text:p>
          </table:table-cell>
          <table:table-cell office:value-type="float" office:value="0" table:formula="of:=SUM([.AC3:.AC5]=[.$BE3:.$BE5])" table:number-matrix-columns-spanned="1" table:number-matrix-rows-spanned="1" table:style-name="ce2">
            <text:p>0</text:p>
          </table:table-cell>
          <table:table-cell office:value-type="float" office:value="0" table:formula="of:=SUM([.AD3:.AD5]=[.$BB3:.$BB5])" table:number-matrix-columns-spanned="1" table:number-matrix-rows-spanned="1" table:style-name="ce1">
            <text:p>0</text:p>
          </table:table-cell>
          <table:table-cell office:value-type="float" office:value="0" table:formula="of:=SUM([.AE3:.AE5]=[.$BC3:.$BC5])" table:number-matrix-columns-spanned="1" table:number-matrix-rows-spanned="1" table:style-name="ce1">
            <text:p>0</text:p>
          </table:table-cell>
          <table:table-cell office:value-type="float" office:value="0" table:formula="of:=SUM([.AF3:.AF5]=[.$BD3:.$BD5])" table:number-matrix-columns-spanned="1" table:number-matrix-rows-spanned="1" table:style-name="ce2">
            <text:p>0</text:p>
          </table:table-cell>
          <table:table-cell office:value-type="float" office:value="0" table:formula="of:=SUM([.AG3:.AG5]=[.$BE3:.$BE5])" table:number-matrix-columns-spanned="1" table:number-matrix-rows-spanned="1" table:style-name="ce1">
            <text:p>0</text:p>
          </table:table-cell>
          <table:table-cell office:value-type="float" office:value="0" table:formula="of:=SUM([.AH3:.AH5]=[.$BB3:.$BB5])" table:number-matrix-columns-spanned="1" table:number-matrix-rows-spanned="1" table:style-name="ce1">
            <text:p>0</text:p>
          </table:table-cell>
          <table:table-cell office:value-type="float" office:value="0" table:formula="of:=SUM([.AI3:.AI5]=[.$BC3:.$BC5])" table:number-matrix-columns-spanned="1" table:number-matrix-rows-spanned="1" table:style-name="ce1">
            <text:p>0</text:p>
          </table:table-cell>
          <table:table-cell office:value-type="float" office:value="0" table:formula="of:=SUM([.AJ3:.AJ5]=[.$BD3:.$BD5])" table:number-matrix-columns-spanned="1" table:number-matrix-rows-spanned="1" table:style-name="ce1">
            <text:p>0</text:p>
          </table:table-cell>
          <table:table-cell office:value-type="float" office:value="0" table:formula="of:=SUM([.AK3:.AK5]=[.$BE3:.$BE5])" table:number-matrix-columns-spanned="1" table:number-matrix-rows-spanned="1" table:style-name="ce2">
            <text:p>0</text:p>
          </table:table-cell>
          <table:table-cell office:value-type="float" office:value="0" table:formula="of:=SUM([.AL3:.AL5]=[.$BB3:.$BB5])" table:number-matrix-columns-spanned="1" table:number-matrix-rows-spanned="1" table:style-name="ce1">
            <text:p>0</text:p>
          </table:table-cell>
          <table:table-cell office:value-type="float" office:value="0" table:formula="of:=SUM([.AM3:.AM5]=[.$BC3:.$BC5])" table:number-matrix-columns-spanned="1" table:number-matrix-rows-spanned="1" table:style-name="ce1">
            <text:p>0</text:p>
          </table:table-cell>
          <table:table-cell office:value-type="float" office:value="0" table:formula="of:=SUM([.AN3:.AN5]=[.$BD3:.$BD5])" table:number-matrix-columns-spanned="1" table:number-matrix-rows-spanned="1" table:style-name="ce1">
            <text:p>0</text:p>
          </table:table-cell>
          <table:table-cell office:value-type="float" office:value="0" table:formula="of:=SUM([.AO3:.AO5]=[.$BE3:.$BE5])" table:number-matrix-columns-spanned="1" table:number-matrix-rows-spanned="1" table:style-name="ce1">
            <text:p>0</text:p>
          </table:table-cell>
          <table:table-cell office:value-type="float" office:value="0" table:formula="of:=SUM([.AP3:.AP5]=[.$BB3:.$BB5])" table:number-matrix-columns-spanned="1" table:number-matrix-rows-spanned="1" table:style-name="ce1">
            <text:p>0</text:p>
          </table:table-cell>
          <table:table-cell office:value-type="float" office:value="0" table:formula="of:=SUM([.AQ3:.AQ5]=[.$BC3:.$BC5])" table:number-matrix-columns-spanned="1" table:number-matrix-rows-spanned="1" table:style-name="ce1">
            <text:p>0</text:p>
          </table:table-cell>
          <table:table-cell office:value-type="float" office:value="0" table:formula="of:=SUM([.AR3:.AR5]=[.$BD3:.$BD5])" table:number-matrix-columns-spanned="1" table:number-matrix-rows-spanned="1" table:style-name="ce1">
            <text:p>0</text:p>
          </table:table-cell>
          <table:table-cell office:value-type="float" office:value="0" table:formula="of:=SUM([.AS3:.AS5]=[.$BE3:.$BE5])" table:number-matrix-columns-spanned="1" table:number-matrix-rows-spanned="1" table:style-name="ce1">
            <text:p>0</text:p>
          </table:table-cell>
          <table:table-cell office:value-type="float" office:value="0" table:formula="of:=SUM([.AT3:.AT5]=[.$BB3:.$BB5])" table:number-matrix-columns-spanned="1" table:number-matrix-rows-spanned="1" table:style-name="ce1">
            <text:p>0</text:p>
          </table:table-cell>
          <table:table-cell office:value-type="float" office:value="0" table:formula="of:=SUM([.AU3:.AU5]=[.$BC3:.$BC5])" table:number-matrix-columns-spanned="1" table:number-matrix-rows-spanned="1" table:style-name="ce1">
            <text:p>0</text:p>
          </table:table-cell>
          <table:table-cell office:value-type="float" office:value="0" table:formula="of:=SUM([.AV3:.AV5]=[.$BD3:.$BD5])" table:number-matrix-columns-spanned="1" table:number-matrix-rows-spanned="1" table:style-name="ce1">
            <text:p>0</text:p>
          </table:table-cell>
          <table:table-cell office:value-type="float" office:value="0" table:formula="of:=SUM([.AW3:.AW5]=[.$BE3:.$BE5])" table:number-matrix-columns-spanned="1" table:number-matrix-rows-spanned="1" table:style-name="ce1">
            <text:p>0</text:p>
          </table:table-cell>
          <table:table-cell office:value-type="float" office:value="0" table:formula="of:=SUM([.AX3:.AX5]=[.$BB3:.$BB5])" table:number-matrix-columns-spanned="1" table:number-matrix-rows-spanned="1" table:style-name="ce1">
            <text:p>0</text:p>
          </table:table-cell>
          <table:table-cell office:value-type="float" office:value="0" table:formula="of:=SUM([.AY3:.AY5]=[.$BC3:.$BC5])" table:number-matrix-columns-spanned="1" table:number-matrix-rows-spanned="1" table:style-name="ce1">
            <text:p>0</text:p>
          </table:table-cell>
          <table:table-cell office:value-type="float" office:value="0" table:formula="of:=SUM([.AZ3:.AZ5]=[.$BD3:.$BD5])" table:number-matrix-columns-spanned="1" table:number-matrix-rows-spanned="1" table:style-name="ce1">
            <text:p>0</text:p>
          </table:table-cell>
          <table:table-cell office:value-type="float" office:value="0" table:formula="of:=SUM([.BA3:.BA5]=[.$BE3:.$BE5])" table:number-matrix-columns-spanned="1" table:number-matrix-rows-spanned="1" table:style-name="ce1">
            <text:p>0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">
            <text:p>BETTER</text:p>
          </table:table-cell>
          <table:table-cell office:value-type="float" office:value="0" table:formula="of:=SUM([.B3:.B5]&lt;[.$BF3:.$BF5])" table:number-matrix-columns-spanned="1" table:number-matrix-rows-spanned="1" table:style-name="ce1">
            <text:p>0</text:p>
          </table:table-cell>
          <table:table-cell office:value-type="float" office:value="0" table:formula="of:=SUM([.C3:.C5]&lt;[.$BG3:.$BG5])" table:number-matrix-columns-spanned="1" table:number-matrix-rows-spanned="1" table:style-name="ce1">
            <text:p>0</text:p>
          </table:table-cell>
          <table:table-cell office:value-type="float" office:value="0" table:formula="of:=SUM([.D3:.D5]&lt;[.$BH3:.$BH5])" table:number-matrix-columns-spanned="1" table:number-matrix-rows-spanned="1" table:style-name="ce1">
            <text:p>0</text:p>
          </table:table-cell>
          <table:table-cell office:value-type="float" office:value="0" table:formula="of:=SUM([.E3:.E5]&lt;[.$BI3:.$BI5])" table:number-matrix-columns-spanned="1" table:number-matrix-rows-spanned="1" table:style-name="ce1">
            <text:p>0</text:p>
          </table:table-cell>
          <table:table-cell office:value-type="float" office:value="0" table:formula="of:=SUM([.F3:.F5]&lt;[.$BF3:.$BF5])" table:number-matrix-columns-spanned="1" table:number-matrix-rows-spanned="1" table:style-name="ce2">
            <text:p>0</text:p>
          </table:table-cell>
          <table:table-cell office:value-type="float" office:value="0" table:formula="of:=SUM([.G3:.G5]&lt;[.$BG3:.$BG5])" table:number-matrix-columns-spanned="1" table:number-matrix-rows-spanned="1" table:style-name="ce2">
            <text:p>0</text:p>
          </table:table-cell>
          <table:table-cell office:value-type="float" office:value="0" table:formula="of:=SUM([.H3:.H5]&lt;[.$BH3:.$BH5])" table:number-matrix-columns-spanned="1" table:number-matrix-rows-spanned="1" table:style-name="ce2">
            <text:p>0</text:p>
          </table:table-cell>
          <table:table-cell office:value-type="float" office:value="0" table:formula="of:=SUM([.I3:.I5]&lt;[.$BI3:.$BI5])" table:number-matrix-columns-spanned="1" table:number-matrix-rows-spanned="1" table:style-name="ce2">
            <text:p>0</text:p>
          </table:table-cell>
          <table:table-cell office:value-type="float" office:value="0" table:formula="of:=SUM([.J3:.J5]&lt;[.$BF3:.$BF5])" table:number-matrix-columns-spanned="1" table:number-matrix-rows-spanned="1" table:style-name="ce1">
            <text:p>0</text:p>
          </table:table-cell>
          <table:table-cell office:value-type="float" office:value="0" table:formula="of:=SUM([.K3:.K5]&lt;[.$BG3:.$BG5])" table:number-matrix-columns-spanned="1" table:number-matrix-rows-spanned="1" table:style-name="ce1">
            <text:p>0</text:p>
          </table:table-cell>
          <table:table-cell office:value-type="float" office:value="0" table:formula="of:=SUM([.L3:.L5]&lt;[.$BH3:.$BH5])" table:number-matrix-columns-spanned="1" table:number-matrix-rows-spanned="1" table:style-name="ce1">
            <text:p>0</text:p>
          </table:table-cell>
          <table:table-cell office:value-type="float" office:value="0" table:formula="of:=SUM([.M3:.M5]&lt;[.$BI3:.$BI5])" table:number-matrix-columns-spanned="1" table:number-matrix-rows-spanned="1" table:style-name="ce1">
            <text:p>0</text:p>
          </table:table-cell>
          <table:table-cell office:value-type="float" office:value="0" table:formula="of:=SUM([.N3:.N5]&lt;[.$BF3:.$BF5])" table:number-matrix-columns-spanned="1" table:number-matrix-rows-spanned="1" table:style-name="ce1">
            <text:p>0</text:p>
          </table:table-cell>
          <table:table-cell office:value-type="float" office:value="0" table:formula="of:=SUM([.O3:.O5]&lt;[.$BG3:.$BG5])" table:number-matrix-columns-spanned="1" table:number-matrix-rows-spanned="1" table:style-name="ce1">
            <text:p>0</text:p>
          </table:table-cell>
          <table:table-cell office:value-type="float" office:value="0" table:formula="of:=SUM([.P3:.P5]&lt;[.$BH3:.$BH5])" table:number-matrix-columns-spanned="1" table:number-matrix-rows-spanned="1" table:style-name="ce1">
            <text:p>0</text:p>
          </table:table-cell>
          <table:table-cell office:value-type="float" office:value="0" table:formula="of:=SUM([.Q3:.Q5]&lt;[.$BI3:.$BI5])" table:number-matrix-columns-spanned="1" table:number-matrix-rows-spanned="1" table:style-name="ce1">
            <text:p>0</text:p>
          </table:table-cell>
          <table:table-cell office:value-type="float" office:value="0" table:formula="of:=SUM([.R3:.R5]&lt;[.$BF3:.$BF5])" table:number-matrix-columns-spanned="1" table:number-matrix-rows-spanned="1" table:style-name="ce2">
            <text:p>0</text:p>
          </table:table-cell>
          <table:table-cell office:value-type="float" office:value="0" table:formula="of:=SUM([.S3:.S5]&lt;[.$BG3:.$BG5])" table:number-matrix-columns-spanned="1" table:number-matrix-rows-spanned="1" table:style-name="ce2">
            <text:p>0</text:p>
          </table:table-cell>
          <table:table-cell office:value-type="float" office:value="0" table:formula="of:=SUM([.T3:.T5]&lt;[.$BH3:.$BH5])" table:number-matrix-columns-spanned="1" table:number-matrix-rows-spanned="1" table:style-name="ce2">
            <text:p>0</text:p>
          </table:table-cell>
          <table:table-cell office:value-type="float" office:value="0" table:formula="of:=SUM([.U3:.U5]&lt;[.$BI3:.$BI5])" table:number-matrix-columns-spanned="1" table:number-matrix-rows-spanned="1" table:style-name="ce2">
            <text:p>0</text:p>
          </table:table-cell>
          <table:table-cell office:value-type="float" office:value="0" table:formula="of:=SUM([.V3:.V5]&lt;[.$BF3:.$BF5])" table:number-matrix-columns-spanned="1" table:number-matrix-rows-spanned="1" table:style-name="ce1">
            <text:p>0</text:p>
          </table:table-cell>
          <table:table-cell office:value-type="float" office:value="0" table:formula="of:=SUM([.W3:.W5]&lt;[.$BG3:.$BG5])" table:number-matrix-columns-spanned="1" table:number-matrix-rows-spanned="1" table:style-name="ce1">
            <text:p>0</text:p>
          </table:table-cell>
          <table:table-cell office:value-type="float" office:value="0" table:formula="of:=SUM([.X3:.X5]&lt;[.$BH3:.$BH5])" table:number-matrix-columns-spanned="1" table:number-matrix-rows-spanned="1" table:style-name="ce1">
            <text:p>0</text:p>
          </table:table-cell>
          <table:table-cell office:value-type="float" office:value="0" table:formula="of:=SUM([.Y3:.Y5]&lt;[.$BI3:.$BI5])" table:number-matrix-columns-spanned="1" table:number-matrix-rows-spanned="1" table:style-name="ce1">
            <text:p>0</text:p>
          </table:table-cell>
          <table:table-cell office:value-type="float" office:value="0" table:formula="of:=SUM([.Z3:.Z5]&lt;[.$BF3:.$BF5])" table:number-matrix-columns-spanned="1" table:number-matrix-rows-spanned="1" table:style-name="ce2">
            <text:p>0</text:p>
          </table:table-cell>
          <table:table-cell office:value-type="float" office:value="0" table:formula="of:=SUM([.AA3:.AA5]&lt;[.$BG3:.$BG5])" table:number-matrix-columns-spanned="1" table:number-matrix-rows-spanned="1" table:style-name="ce2">
            <text:p>0</text:p>
          </table:table-cell>
          <table:table-cell office:value-type="float" office:value="0" table:formula="of:=SUM([.AB3:.AB5]&lt;[.$BH3:.$BH5])" table:number-matrix-columns-spanned="1" table:number-matrix-rows-spanned="1" table:style-name="ce2">
            <text:p>0</text:p>
          </table:table-cell>
          <table:table-cell office:value-type="float" office:value="0" table:formula="of:=SUM([.AC3:.AC5]&lt;[.$BI3:.$BI5])" table:number-matrix-columns-spanned="1" table:number-matrix-rows-spanned="1" table:style-name="ce2">
            <text:p>0</text:p>
          </table:table-cell>
          <table:table-cell office:value-type="float" office:value="0" table:formula="of:=SUM([.AD3:.AD5]&lt;[.$BF3:.$BF5])" table:number-matrix-columns-spanned="1" table:number-matrix-rows-spanned="1" table:style-name="ce2">
            <text:p>0</text:p>
          </table:table-cell>
          <table:table-cell office:value-type="float" office:value="0" table:formula="of:=SUM([.AE3:.AE5]&lt;[.$BG3:.$BG5])" table:number-matrix-columns-spanned="1" table:number-matrix-rows-spanned="1" table:style-name="ce2">
            <text:p>0</text:p>
          </table:table-cell>
          <table:table-cell office:value-type="float" office:value="0" table:formula="of:=SUM([.AF3:.AF5]&lt;[.$BH3:.$BH5])" table:number-matrix-columns-spanned="1" table:number-matrix-rows-spanned="1" table:style-name="ce2">
            <text:p>0</text:p>
          </table:table-cell>
          <table:table-cell office:value-type="float" office:value="0" table:formula="of:=SUM([.AG3:.AG5]&lt;[.$BI3:.$BI5])" table:number-matrix-columns-spanned="1" table:number-matrix-rows-spanned="1" table:style-name="ce2">
            <text:p>0</text:p>
          </table:table-cell>
          <table:table-cell office:value-type="float" office:value="0" table:formula="of:=SUM([.AH3:.AH5]&lt;[.$BF3:.$BF5])" table:number-matrix-columns-spanned="1" table:number-matrix-rows-spanned="1" table:style-name="ce2">
            <text:p>0</text:p>
          </table:table-cell>
          <table:table-cell office:value-type="float" office:value="0" table:formula="of:=SUM([.AI3:.AI5]&lt;[.$BG3:.$BG5])" table:number-matrix-columns-spanned="1" table:number-matrix-rows-spanned="1" table:style-name="ce2">
            <text:p>0</text:p>
          </table:table-cell>
          <table:table-cell office:value-type="float" office:value="0" table:formula="of:=SUM([.AJ3:.AJ5]&lt;[.$BH3:.$BH5])" table:number-matrix-columns-spanned="1" table:number-matrix-rows-spanned="1" table:style-name="ce2">
            <text:p>0</text:p>
          </table:table-cell>
          <table:table-cell office:value-type="float" office:value="0" table:formula="of:=SUM([.AK3:.AK5]&lt;[.$BI3:.$BI5])" table:number-matrix-columns-spanned="1" table:number-matrix-rows-spanned="1" table:style-name="ce2">
            <text:p>0</text:p>
          </table:table-cell>
          <table:table-cell office:value-type="float" office:value="0" table:formula="of:=SUM([.AL3:.AL5]&lt;[.$BF3:.$BF5])" table:number-matrix-columns-spanned="1" table:number-matrix-rows-spanned="1" table:style-name="ce1">
            <text:p>0</text:p>
          </table:table-cell>
          <table:table-cell office:value-type="float" office:value="0" table:formula="of:=SUM([.AM3:.AM5]&lt;[.$BG3:.$BG5])" table:number-matrix-columns-spanned="1" table:number-matrix-rows-spanned="1" table:style-name="ce1">
            <text:p>0</text:p>
          </table:table-cell>
          <table:table-cell office:value-type="float" office:value="0" table:formula="of:=SUM([.AN3:.AN5]&lt;[.$BH3:.$BH5])" table:number-matrix-columns-spanned="1" table:number-matrix-rows-spanned="1" table:style-name="ce1">
            <text:p>0</text:p>
          </table:table-cell>
          <table:table-cell office:value-type="float" office:value="0" table:formula="of:=SUM([.AO3:.AO5]&lt;[.$BI3:.$BI5])" table:number-matrix-columns-spanned="1" table:number-matrix-rows-spanned="1" table:style-name="ce1">
            <text:p>0</text:p>
          </table:table-cell>
          <table:table-cell office:value-type="float" office:value="0" table:formula="of:=SUM([.AP3:.AP5]&lt;[.$BF3:.$BF5])" table:number-matrix-columns-spanned="1" table:number-matrix-rows-spanned="1" table:style-name="ce1">
            <text:p>0</text:p>
          </table:table-cell>
          <table:table-cell office:value-type="float" office:value="0" table:formula="of:=SUM([.AQ3:.AQ5]&lt;[.$BG3:.$BG5])" table:number-matrix-columns-spanned="1" table:number-matrix-rows-spanned="1" table:style-name="ce1">
            <text:p>0</text:p>
          </table:table-cell>
          <table:table-cell office:value-type="float" office:value="0" table:formula="of:=SUM([.AR3:.AR5]&lt;[.$BH3:.$BH5])" table:number-matrix-columns-spanned="1" table:number-matrix-rows-spanned="1" table:style-name="ce2">
            <text:p>0</text:p>
          </table:table-cell>
          <table:table-cell office:value-type="float" office:value="0" table:formula="of:=SUM([.AS3:.AS5]&lt;[.$BI3:.$BI5])" table:number-matrix-columns-spanned="1" table:number-matrix-rows-spanned="1" table:style-name="ce2">
            <text:p>0</text:p>
          </table:table-cell>
          <table:table-cell office:value-type="float" office:value="0" table:formula="of:=SUM([.AT3:.AT5]&lt;[.$BF3:.$BF5])" table:number-matrix-columns-spanned="1" table:number-matrix-rows-spanned="1" table:style-name="ce1">
            <text:p>0</text:p>
          </table:table-cell>
          <table:table-cell office:value-type="float" office:value="0" table:formula="of:=SUM([.AU3:.AU5]&lt;[.$BG3:.$BG5])" table:number-matrix-columns-spanned="1" table:number-matrix-rows-spanned="1" table:style-name="ce1">
            <text:p>0</text:p>
          </table:table-cell>
          <table:table-cell office:value-type="float" office:value="0" table:formula="of:=SUM([.AV3:.AV5]&lt;[.$BH3:.$BH5])" table:number-matrix-columns-spanned="1" table:number-matrix-rows-spanned="1" table:style-name="ce1">
            <text:p>0</text:p>
          </table:table-cell>
          <table:table-cell office:value-type="float" office:value="0" table:formula="of:=SUM([.AW3:.AW5]&lt;[.$BI3:.$BI5])" table:number-matrix-columns-spanned="1" table:number-matrix-rows-spanned="1" table:style-name="ce1">
            <text:p>0</text:p>
          </table:table-cell>
          <table:table-cell office:value-type="float" office:value="0" table:formula="of:=SUM([.AX3:.AX5]&lt;[.$BF3:.$BF5])" table:number-matrix-columns-spanned="1" table:number-matrix-rows-spanned="1" table:style-name="ce1">
            <text:p>0</text:p>
          </table:table-cell>
          <table:table-cell office:value-type="float" office:value="0" table:formula="of:=SUM([.AY3:.AY5]&lt;[.$BG3:.$BG5])" table:number-matrix-columns-spanned="1" table:number-matrix-rows-spanned="1" table:style-name="ce1">
            <text:p>0</text:p>
          </table:table-cell>
          <table:table-cell office:value-type="float" office:value="0" table:formula="of:=SUM([.AZ3:.AZ5]&lt;[.$BH3:.$BH5])" table:number-matrix-columns-spanned="1" table:number-matrix-rows-spanned="1" table:style-name="ce1">
            <text:p>0</text:p>
          </table:table-cell>
          <table:table-cell office:value-type="float" office:value="0" table:formula="of:=SUM([.BA3:.BA5]&lt;[.$BI3:.$BI5])" table:number-matrix-columns-spanned="1" table:number-matrix-rows-spanned="1" table:style-name="ce1">
            <text:p>0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">
            <text:p>WORSE</text:p>
          </table:table-cell>
          <table:table-cell office:value-type="float" office:value="0" table:formula="of:=SUM([.B3:.B5]&gt;[.$BF3:.$BF5])" table:number-matrix-columns-spanned="1" table:number-matrix-rows-spanned="1" table:style-name="ce1">
            <text:p>0</text:p>
          </table:table-cell>
          <table:table-cell office:value-type="float" office:value="0" table:formula="of:=SUM([.C3:.C5]&gt;[.$BG3:.$BG5])" table:number-matrix-columns-spanned="1" table:number-matrix-rows-spanned="1" table:style-name="ce2">
            <text:p>0</text:p>
          </table:table-cell>
          <table:table-cell office:value-type="float" office:value="0" table:formula="of:=SUM([.D3:.D5]&gt;[.$BH3:.$BH5])" table:number-matrix-columns-spanned="1" table:number-matrix-rows-spanned="1" table:style-name="ce1">
            <text:p>0</text:p>
          </table:table-cell>
          <table:table-cell office:value-type="float" office:value="0" table:formula="of:=SUM([.E3:.E5]&gt;[.$BI3:.$BI5])" table:number-matrix-columns-spanned="1" table:number-matrix-rows-spanned="1" table:style-name="ce1">
            <text:p>0</text:p>
          </table:table-cell>
          <table:table-cell office:value-type="float" office:value="0" table:formula="of:=SUM([.F3:.F5]&gt;[.$BF3:.$BF5])" table:number-matrix-columns-spanned="1" table:number-matrix-rows-spanned="1" table:style-name="ce2">
            <text:p>0</text:p>
          </table:table-cell>
          <table:table-cell office:value-type="float" office:value="0" table:formula="of:=SUM([.G3:.G5]&gt;[.$BG3:.$BG5])" table:number-matrix-columns-spanned="1" table:number-matrix-rows-spanned="1" table:style-name="ce2">
            <text:p>0</text:p>
          </table:table-cell>
          <table:table-cell office:value-type="float" office:value="0" table:formula="of:=SUM([.H3:.H5]&gt;[.$BH3:.$BH5])" table:number-matrix-columns-spanned="1" table:number-matrix-rows-spanned="1" table:style-name="ce2">
            <text:p>0</text:p>
          </table:table-cell>
          <table:table-cell office:value-type="float" office:value="0" table:formula="of:=SUM([.I3:.I5]&gt;[.$BI3:.$BI5])" table:number-matrix-columns-spanned="1" table:number-matrix-rows-spanned="1" table:style-name="ce2">
            <text:p>0</text:p>
          </table:table-cell>
          <table:table-cell office:value-type="float" office:value="0" table:formula="of:=SUM([.J3:.J5]&gt;[.$BF3:.$BF5])" table:number-matrix-columns-spanned="1" table:number-matrix-rows-spanned="1" table:style-name="ce1">
            <text:p>0</text:p>
          </table:table-cell>
          <table:table-cell office:value-type="float" office:value="0" table:formula="of:=SUM([.K3:.K5]&gt;[.$BG3:.$BG5])" table:number-matrix-columns-spanned="1" table:number-matrix-rows-spanned="1" table:style-name="ce1">
            <text:p>0</text:p>
          </table:table-cell>
          <table:table-cell office:value-type="float" office:value="0" table:formula="of:=SUM([.L3:.L5]&gt;[.$BH3:.$BH5])" table:number-matrix-columns-spanned="1" table:number-matrix-rows-spanned="1" table:style-name="ce1">
            <text:p>0</text:p>
          </table:table-cell>
          <table:table-cell office:value-type="float" office:value="0" table:formula="of:=SUM([.M3:.M5]&gt;[.$BI3:.$BI5])" table:number-matrix-columns-spanned="1" table:number-matrix-rows-spanned="1" table:style-name="ce1">
            <text:p>0</text:p>
          </table:table-cell>
          <table:table-cell office:value-type="float" office:value="0" table:formula="of:=SUM([.N3:.N5]&gt;[.$BF3:.$BF5])" table:number-matrix-columns-spanned="1" table:number-matrix-rows-spanned="1" table:style-name="ce1">
            <text:p>0</text:p>
          </table:table-cell>
          <table:table-cell office:value-type="float" office:value="0" table:formula="of:=SUM([.O3:.O5]&gt;[.$BG3:.$BG5])" table:number-matrix-columns-spanned="1" table:number-matrix-rows-spanned="1" table:style-name="ce1">
            <text:p>0</text:p>
          </table:table-cell>
          <table:table-cell office:value-type="float" office:value="0" table:formula="of:=SUM([.P3:.P5]&gt;[.$BH3:.$BH5])" table:number-matrix-columns-spanned="1" table:number-matrix-rows-spanned="1" table:style-name="ce1">
            <text:p>0</text:p>
          </table:table-cell>
          <table:table-cell office:value-type="float" office:value="0" table:formula="of:=SUM([.Q3:.Q5]&gt;[.$BI3:.$BI5])" table:number-matrix-columns-spanned="1" table:number-matrix-rows-spanned="1" table:style-name="ce1">
            <text:p>0</text:p>
          </table:table-cell>
          <table:table-cell office:value-type="float" office:value="0" table:formula="of:=SUM([.R3:.R5]&gt;[.$BF3:.$BF5])" table:number-matrix-columns-spanned="1" table:number-matrix-rows-spanned="1" table:style-name="ce2">
            <text:p>0</text:p>
          </table:table-cell>
          <table:table-cell office:value-type="float" office:value="0" table:formula="of:=SUM([.S3:.S5]&gt;[.$BG3:.$BG5])" table:number-matrix-columns-spanned="1" table:number-matrix-rows-spanned="1" table:style-name="ce2">
            <text:p>0</text:p>
          </table:table-cell>
          <table:table-cell office:value-type="float" office:value="0" table:formula="of:=SUM([.T3:.T5]&gt;[.$BH3:.$BH5])" table:number-matrix-columns-spanned="1" table:number-matrix-rows-spanned="1" table:style-name="ce2">
            <text:p>0</text:p>
          </table:table-cell>
          <table:table-cell office:value-type="float" office:value="0" table:formula="of:=SUM([.U3:.U5]&gt;[.$BI3:.$BI5])" table:number-matrix-columns-spanned="1" table:number-matrix-rows-spanned="1" table:style-name="ce2">
            <text:p>0</text:p>
          </table:table-cell>
          <table:table-cell office:value-type="float" office:value="0" table:formula="of:=SUM([.V3:.V5]&gt;[.$BF3:.$BF5])" table:number-matrix-columns-spanned="1" table:number-matrix-rows-spanned="1" table:style-name="ce1">
            <text:p>0</text:p>
          </table:table-cell>
          <table:table-cell office:value-type="float" office:value="0" table:formula="of:=SUM([.W3:.W5]&gt;[.$BG3:.$BG5])" table:number-matrix-columns-spanned="1" table:number-matrix-rows-spanned="1" table:style-name="ce1">
            <text:p>0</text:p>
          </table:table-cell>
          <table:table-cell office:value-type="float" office:value="0" table:formula="of:=SUM([.X3:.X5]&gt;[.$BH3:.$BH5])" table:number-matrix-columns-spanned="1" table:number-matrix-rows-spanned="1" table:style-name="ce1">
            <text:p>0</text:p>
          </table:table-cell>
          <table:table-cell office:value-type="float" office:value="0" table:formula="of:=SUM([.Y3:.Y5]&gt;[.$BI3:.$BI5])" table:number-matrix-columns-spanned="1" table:number-matrix-rows-spanned="1" table:style-name="ce1">
            <text:p>0</text:p>
          </table:table-cell>
          <table:table-cell office:value-type="float" office:value="0" table:formula="of:=SUM([.Z3:.Z5]&gt;[.$BF3:.$BF5])" table:number-matrix-columns-spanned="1" table:number-matrix-rows-spanned="1" table:style-name="ce2">
            <text:p>0</text:p>
          </table:table-cell>
          <table:table-cell office:value-type="float" office:value="0" table:formula="of:=SUM([.AA3:.AA5]&gt;[.$BG3:.$BG5])" table:number-matrix-columns-spanned="1" table:number-matrix-rows-spanned="1" table:style-name="ce2">
            <text:p>0</text:p>
          </table:table-cell>
          <table:table-cell office:value-type="float" office:value="0" table:formula="of:=SUM([.AB3:.AB5]&gt;[.$BH3:.$BH5])" table:number-matrix-columns-spanned="1" table:number-matrix-rows-spanned="1" table:style-name="ce2">
            <text:p>0</text:p>
          </table:table-cell>
          <table:table-cell office:value-type="float" office:value="0" table:formula="of:=SUM([.AC3:.AC5]&gt;[.$BI3:.$BI5])" table:number-matrix-columns-spanned="1" table:number-matrix-rows-spanned="1" table:style-name="ce2">
            <text:p>0</text:p>
          </table:table-cell>
          <table:table-cell office:value-type="float" office:value="0" table:formula="of:=SUM([.AD3:.AD5]&gt;[.$BF3:.$BF5])" table:number-matrix-columns-spanned="1" table:number-matrix-rows-spanned="1" table:style-name="ce2">
            <text:p>0</text:p>
          </table:table-cell>
          <table:table-cell office:value-type="float" office:value="0" table:formula="of:=SUM([.AE3:.AE5]&gt;[.$BG3:.$BG5])" table:number-matrix-columns-spanned="1" table:number-matrix-rows-spanned="1" table:style-name="ce2">
            <text:p>0</text:p>
          </table:table-cell>
          <table:table-cell office:value-type="float" office:value="0" table:formula="of:=SUM([.AF3:.AF5]&gt;[.$BH3:.$BH5])" table:number-matrix-columns-spanned="1" table:number-matrix-rows-spanned="1" table:style-name="ce2">
            <text:p>0</text:p>
          </table:table-cell>
          <table:table-cell office:value-type="float" office:value="0" table:formula="of:=SUM([.AG3:.AG5]&gt;[.$BI3:.$BI5])" table:number-matrix-columns-spanned="1" table:number-matrix-rows-spanned="1" table:style-name="ce2">
            <text:p>0</text:p>
          </table:table-cell>
          <table:table-cell office:value-type="float" office:value="0" table:formula="of:=SUM([.AH3:.AH5]&gt;[.$BF3:.$BF5])" table:number-matrix-columns-spanned="1" table:number-matrix-rows-spanned="1" table:style-name="ce2">
            <text:p>0</text:p>
          </table:table-cell>
          <table:table-cell office:value-type="float" office:value="0" table:formula="of:=SUM([.AI3:.AI5]&gt;[.$BG3:.$BG5])" table:number-matrix-columns-spanned="1" table:number-matrix-rows-spanned="1" table:style-name="ce2">
            <text:p>0</text:p>
          </table:table-cell>
          <table:table-cell office:value-type="float" office:value="0" table:formula="of:=SUM([.AJ3:.AJ5]&gt;[.$BH3:.$BH5])" table:number-matrix-columns-spanned="1" table:number-matrix-rows-spanned="1" table:style-name="ce2">
            <text:p>0</text:p>
          </table:table-cell>
          <table:table-cell office:value-type="float" office:value="0" table:formula="of:=SUM([.AK3:.AK5]&gt;[.$BI3:.$BI5])" table:number-matrix-columns-spanned="1" table:number-matrix-rows-spanned="1" table:style-name="ce2">
            <text:p>0</text:p>
          </table:table-cell>
          <table:table-cell office:value-type="float" office:value="0" table:formula="of:=SUM([.AL3:.AL5]&gt;[.$BF3:.$BF5])" table:number-matrix-columns-spanned="1" table:number-matrix-rows-spanned="1" table:style-name="ce1">
            <text:p>0</text:p>
          </table:table-cell>
          <table:table-cell office:value-type="float" office:value="0" table:formula="of:=SUM([.AM3:.AM5]&gt;[.$BG3:.$BG5])" table:number-matrix-columns-spanned="1" table:number-matrix-rows-spanned="1" table:style-name="ce1">
            <text:p>0</text:p>
          </table:table-cell>
          <table:table-cell office:value-type="float" office:value="0" table:formula="of:=SUM([.AN3:.AN5]&gt;[.$BH3:.$BH5])" table:number-matrix-columns-spanned="1" table:number-matrix-rows-spanned="1" table:style-name="ce1">
            <text:p>0</text:p>
          </table:table-cell>
          <table:table-cell office:value-type="float" office:value="0" table:formula="of:=SUM([.AO3:.AO5]&gt;[.$BI3:.$BI5])" table:number-matrix-columns-spanned="1" table:number-matrix-rows-spanned="1" table:style-name="ce1">
            <text:p>0</text:p>
          </table:table-cell>
          <table:table-cell office:value-type="float" office:value="0" table:formula="of:=SUM([.AP3:.AP5]&gt;[.$BF3:.$BF5])" table:number-matrix-columns-spanned="1" table:number-matrix-rows-spanned="1" table:style-name="ce1">
            <text:p>0</text:p>
          </table:table-cell>
          <table:table-cell office:value-type="float" office:value="0" table:formula="of:=SUM([.AQ3:.AQ5]&gt;[.$BG3:.$BG5])" table:number-matrix-columns-spanned="1" table:number-matrix-rows-spanned="1" table:style-name="ce1">
            <text:p>0</text:p>
          </table:table-cell>
          <table:table-cell office:value-type="float" office:value="0" table:formula="of:=SUM([.AR3:.AR5]&gt;[.$BH3:.$BH5])" table:number-matrix-columns-spanned="1" table:number-matrix-rows-spanned="1" table:style-name="ce2">
            <text:p>0</text:p>
          </table:table-cell>
          <table:table-cell office:value-type="float" office:value="0" table:formula="of:=SUM([.AS3:.AS5]&gt;[.$BI3:.$BI5])" table:number-matrix-columns-spanned="1" table:number-matrix-rows-spanned="1" table:style-name="ce2">
            <text:p>0</text:p>
          </table:table-cell>
          <table:table-cell office:value-type="float" office:value="0" table:formula="of:=SUM([.AT3:.AT5]&gt;[.$BF3:.$BF5])" table:number-matrix-columns-spanned="1" table:number-matrix-rows-spanned="1" table:style-name="ce1">
            <text:p>0</text:p>
          </table:table-cell>
          <table:table-cell office:value-type="float" office:value="0" table:formula="of:=SUM([.AU3:.AU5]&gt;[.$BG3:.$BG5])" table:number-matrix-columns-spanned="1" table:number-matrix-rows-spanned="1" table:style-name="ce1">
            <text:p>0</text:p>
          </table:table-cell>
          <table:table-cell office:value-type="float" office:value="0" table:formula="of:=SUM([.AV3:.AV5]&gt;[.$BH3:.$BH5])" table:number-matrix-columns-spanned="1" table:number-matrix-rows-spanned="1" table:style-name="ce1">
            <text:p>0</text:p>
          </table:table-cell>
          <table:table-cell office:value-type="float" office:value="0" table:formula="of:=SUM([.AW3:.AW5]&gt;[.$BI3:.$BI5])" table:number-matrix-columns-spanned="1" table:number-matrix-rows-spanned="1" table:style-name="ce1">
            <text:p>0</text:p>
          </table:table-cell>
          <table:table-cell office:value-type="float" office:value="0" table:formula="of:=SUM([.AX3:.AX5]&gt;[.$BF3:.$BF5])" table:number-matrix-columns-spanned="1" table:number-matrix-rows-spanned="1" table:style-name="ce1">
            <text:p>0</text:p>
          </table:table-cell>
          <table:table-cell office:value-type="float" office:value="0" table:formula="of:=SUM([.AY3:.AY5]&gt;[.$BG3:.$BG5])" table:number-matrix-columns-spanned="1" table:number-matrix-rows-spanned="1" table:style-name="ce1">
            <text:p>0</text:p>
          </table:table-cell>
          <table:table-cell office:value-type="float" office:value="0" table:formula="of:=SUM([.AZ3:.AZ5]&gt;[.$BH3:.$BH5])" table:number-matrix-columns-spanned="1" table:number-matrix-rows-spanned="1" table:style-name="ce1">
            <text:p>0</text:p>
          </table:table-cell>
          <table:table-cell office:value-type="float" office:value="0" table:formula="of:=SUM([.BA3:.BA5]&gt;[.$BI3:.$BI5])" table:number-matrix-columns-spanned="1" table:number-matrix-rows-spanned="1" table:style-name="ce1">
            <text:p>0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">
            <text:p>WORST</text:p>
          </table:table-cell>
          <table:table-cell office:value-type="float" office:value="0" table:formula="of:=SUM([.B3:.B5]=[.$BJ3:.$BJ5])" table:number-matrix-columns-spanned="1" table:number-matrix-rows-spanned="1" table:style-name="ce1">
            <text:p>0</text:p>
          </table:table-cell>
          <table:table-cell office:value-type="float" office:value="0" table:formula="of:=SUM([.C3:.C5]=[.$BK3:.$BK5])" table:number-matrix-columns-spanned="1" table:number-matrix-rows-spanned="1" table:style-name="ce1">
            <text:p>0</text:p>
          </table:table-cell>
          <table:table-cell office:value-type="float" office:value="0" table:formula="of:=SUM([.D3:.D5]=[.$BL3:.$BL5])" table:number-matrix-columns-spanned="1" table:number-matrix-rows-spanned="1" table:style-name="ce1">
            <text:p>0</text:p>
          </table:table-cell>
          <table:table-cell office:value-type="float" office:value="0" table:formula="of:=SUM([.E3:.E5]=[.$BM3:.$BM5])" table:number-matrix-columns-spanned="1" table:number-matrix-rows-spanned="1" table:style-name="ce1">
            <text:p>0</text:p>
          </table:table-cell>
          <table:table-cell office:value-type="float" office:value="0" table:formula="of:=SUM([.F3:.F5]=[.$BJ3:.$BJ5])" table:number-matrix-columns-spanned="1" table:number-matrix-rows-spanned="1" table:style-name="ce1">
            <text:p>0</text:p>
          </table:table-cell>
          <table:table-cell office:value-type="float" office:value="0" table:formula="of:=SUM([.G3:.G5]=[.$BK3:.$BK5])" table:number-matrix-columns-spanned="1" table:number-matrix-rows-spanned="1" table:style-name="ce1">
            <text:p>0</text:p>
          </table:table-cell>
          <table:table-cell office:value-type="float" office:value="0" table:formula="of:=SUM([.H3:.H5]=[.$BL3:.$BL5])" table:number-matrix-columns-spanned="1" table:number-matrix-rows-spanned="1" table:style-name="ce1">
            <text:p>0</text:p>
          </table:table-cell>
          <table:table-cell office:value-type="float" office:value="0" table:formula="of:=SUM([.I3:.I5]=[.$BM3:.$BM5])" table:number-matrix-columns-spanned="1" table:number-matrix-rows-spanned="1" table:style-name="ce1">
            <text:p>0</text:p>
          </table:table-cell>
          <table:table-cell office:value-type="float" office:value="0" table:formula="of:=SUM([.J3:.J5]=[.$BJ3:.$BJ5])" table:number-matrix-columns-spanned="1" table:number-matrix-rows-spanned="1" table:style-name="ce1">
            <text:p>0</text:p>
          </table:table-cell>
          <table:table-cell office:value-type="float" office:value="0" table:formula="of:=SUM([.K3:.K5]=[.$BK3:.$BK5])" table:number-matrix-columns-spanned="1" table:number-matrix-rows-spanned="1" table:style-name="ce1">
            <text:p>0</text:p>
          </table:table-cell>
          <table:table-cell office:value-type="float" office:value="0" table:formula="of:=SUM([.L3:.L5]=[.$BL3:.$BL5])" table:number-matrix-columns-spanned="1" table:number-matrix-rows-spanned="1" table:style-name="ce1">
            <text:p>0</text:p>
          </table:table-cell>
          <table:table-cell office:value-type="float" office:value="0" table:formula="of:=SUM([.M3:.M5]=[.$BM3:.$BM5])" table:number-matrix-columns-spanned="1" table:number-matrix-rows-spanned="1" table:style-name="ce1">
            <text:p>0</text:p>
          </table:table-cell>
          <table:table-cell office:value-type="float" office:value="0" table:formula="of:=SUM([.N3:.N5]=[.$BJ3:.$BJ5])" table:number-matrix-columns-spanned="1" table:number-matrix-rows-spanned="1" table:style-name="ce1">
            <text:p>0</text:p>
          </table:table-cell>
          <table:table-cell office:value-type="float" office:value="0" table:formula="of:=SUM([.O3:.O5]=[.$BK3:.$BK5])" table:number-matrix-columns-spanned="1" table:number-matrix-rows-spanned="1" table:style-name="ce1">
            <text:p>0</text:p>
          </table:table-cell>
          <table:table-cell office:value-type="float" office:value="0" table:formula="of:=SUM([.P3:.P5]=[.$BL3:.$BL5])" table:number-matrix-columns-spanned="1" table:number-matrix-rows-spanned="1" table:style-name="ce1">
            <text:p>0</text:p>
          </table:table-cell>
          <table:table-cell office:value-type="float" office:value="0" table:formula="of:=SUM([.Q3:.Q5]=[.$BM3:.$BM5])" table:number-matrix-columns-spanned="1" table:number-matrix-rows-spanned="1" table:style-name="ce1">
            <text:p>0</text:p>
          </table:table-cell>
          <table:table-cell office:value-type="float" office:value="0" table:formula="of:=SUM([.R3:.R5]=[.$BJ3:.$BJ5])" table:number-matrix-columns-spanned="1" table:number-matrix-rows-spanned="1" table:style-name="ce1">
            <text:p>0</text:p>
          </table:table-cell>
          <table:table-cell office:value-type="float" office:value="0" table:formula="of:=SUM([.S3:.S5]=[.$BK3:.$BK5])" table:number-matrix-columns-spanned="1" table:number-matrix-rows-spanned="1" table:style-name="ce1">
            <text:p>0</text:p>
          </table:table-cell>
          <table:table-cell office:value-type="float" office:value="0" table:formula="of:=SUM([.T3:.T5]=[.$BL3:.$BL5])" table:number-matrix-columns-spanned="1" table:number-matrix-rows-spanned="1" table:style-name="ce1">
            <text:p>0</text:p>
          </table:table-cell>
          <table:table-cell office:value-type="float" office:value="0" table:formula="of:=SUM([.U3:.U5]=[.$BM3:.$BM5])" table:number-matrix-columns-spanned="1" table:number-matrix-rows-spanned="1" table:style-name="ce1">
            <text:p>0</text:p>
          </table:table-cell>
          <table:table-cell office:value-type="float" office:value="0" table:formula="of:=SUM([.V3:.V5]=[.$BJ3:.$BJ5])" table:number-matrix-columns-spanned="1" table:number-matrix-rows-spanned="1" table:style-name="ce1">
            <text:p>0</text:p>
          </table:table-cell>
          <table:table-cell office:value-type="float" office:value="0" table:formula="of:=SUM([.W3:.W5]=[.$BK3:.$BK5])" table:number-matrix-columns-spanned="1" table:number-matrix-rows-spanned="1" table:style-name="ce1">
            <text:p>0</text:p>
          </table:table-cell>
          <table:table-cell office:value-type="float" office:value="0" table:formula="of:=SUM([.X3:.X5]=[.$BL3:.$BL5])" table:number-matrix-columns-spanned="1" table:number-matrix-rows-spanned="1" table:style-name="ce1">
            <text:p>0</text:p>
          </table:table-cell>
          <table:table-cell office:value-type="float" office:value="0" table:formula="of:=SUM([.Y3:.Y5]=[.$BM3:.$BM5])" table:number-matrix-columns-spanned="1" table:number-matrix-rows-spanned="1" table:style-name="ce1">
            <text:p>0</text:p>
          </table:table-cell>
          <table:table-cell office:value-type="float" office:value="0" table:formula="of:=SUM([.Z3:.Z5]=[.$BJ3:.$BJ5])" table:number-matrix-columns-spanned="1" table:number-matrix-rows-spanned="1" table:style-name="ce1">
            <text:p>0</text:p>
          </table:table-cell>
          <table:table-cell office:value-type="float" office:value="0" table:formula="of:=SUM([.AA3:.AA5]=[.$BK3:.$BK5])" table:number-matrix-columns-spanned="1" table:number-matrix-rows-spanned="1" table:style-name="ce1">
            <text:p>0</text:p>
          </table:table-cell>
          <table:table-cell office:value-type="float" office:value="0" table:formula="of:=SUM([.AB3:.AB5]=[.$BL3:.$BL5])" table:number-matrix-columns-spanned="1" table:number-matrix-rows-spanned="1" table:style-name="ce1">
            <text:p>0</text:p>
          </table:table-cell>
          <table:table-cell office:value-type="float" office:value="0" table:formula="of:=SUM([.AC3:.AC5]=[.$BM3:.$BM5])" table:number-matrix-columns-spanned="1" table:number-matrix-rows-spanned="1" table:style-name="ce1">
            <text:p>0</text:p>
          </table:table-cell>
          <table:table-cell office:value-type="float" office:value="0" table:formula="of:=SUM([.AD3:.AD5]=[.$BJ3:.$BJ5])" table:number-matrix-columns-spanned="1" table:number-matrix-rows-spanned="1" table:style-name="ce1">
            <text:p>0</text:p>
          </table:table-cell>
          <table:table-cell office:value-type="float" office:value="0" table:formula="of:=SUM([.AE3:.AE5]=[.$BK3:.$BK5])" table:number-matrix-columns-spanned="1" table:number-matrix-rows-spanned="1" table:style-name="ce1">
            <text:p>0</text:p>
          </table:table-cell>
          <table:table-cell office:value-type="float" office:value="0" table:formula="of:=SUM([.AF3:.AF5]=[.$BL3:.$BL5])" table:number-matrix-columns-spanned="1" table:number-matrix-rows-spanned="1" table:style-name="ce1">
            <text:p>0</text:p>
          </table:table-cell>
          <table:table-cell office:value-type="float" office:value="0" table:formula="of:=SUM([.AG3:.AG5]=[.$BM3:.$BM5])" table:number-matrix-columns-spanned="1" table:number-matrix-rows-spanned="1" table:style-name="ce1">
            <text:p>0</text:p>
          </table:table-cell>
          <table:table-cell office:value-type="float" office:value="0" table:formula="of:=SUM([.AH3:.AH5]=[.$BJ3:.$BJ5])" table:number-matrix-columns-spanned="1" table:number-matrix-rows-spanned="1" table:style-name="ce1">
            <text:p>0</text:p>
          </table:table-cell>
          <table:table-cell office:value-type="float" office:value="0" table:formula="of:=SUM([.AI3:.AI5]=[.$BK3:.$BK5])" table:number-matrix-columns-spanned="1" table:number-matrix-rows-spanned="1" table:style-name="ce1">
            <text:p>0</text:p>
          </table:table-cell>
          <table:table-cell office:value-type="float" office:value="0" table:formula="of:=SUM([.AJ3:.AJ5]=[.$BL3:.$BL5])" table:number-matrix-columns-spanned="1" table:number-matrix-rows-spanned="1" table:style-name="ce1">
            <text:p>0</text:p>
          </table:table-cell>
          <table:table-cell office:value-type="float" office:value="0" table:formula="of:=SUM([.AK3:.AK5]=[.$BM3:.$BM5])" table:number-matrix-columns-spanned="1" table:number-matrix-rows-spanned="1" table:style-name="ce1">
            <text:p>0</text:p>
          </table:table-cell>
          <table:table-cell office:value-type="float" office:value="0" table:formula="of:=SUM([.AL3:.AL5]=[.$BJ3:.$BJ5])" table:number-matrix-columns-spanned="1" table:number-matrix-rows-spanned="1" table:style-name="ce1">
            <text:p>0</text:p>
          </table:table-cell>
          <table:table-cell office:value-type="float" office:value="0" table:formula="of:=SUM([.AM3:.AM5]=[.$BK3:.$BK5])" table:number-matrix-columns-spanned="1" table:number-matrix-rows-spanned="1" table:style-name="ce1">
            <text:p>0</text:p>
          </table:table-cell>
          <table:table-cell office:value-type="float" office:value="0" table:formula="of:=SUM([.AN3:.AN5]=[.$BL3:.$BL5])" table:number-matrix-columns-spanned="1" table:number-matrix-rows-spanned="1" table:style-name="ce1">
            <text:p>0</text:p>
          </table:table-cell>
          <table:table-cell office:value-type="float" office:value="0" table:formula="of:=SUM([.AO3:.AO5]=[.$BM3:.$BM5])" table:number-matrix-columns-spanned="1" table:number-matrix-rows-spanned="1" table:style-name="ce1">
            <text:p>0</text:p>
          </table:table-cell>
          <table:table-cell office:value-type="float" office:value="0" table:formula="of:=SUM([.AP3:.AP5]=[.$BJ3:.$BJ5])" table:number-matrix-columns-spanned="1" table:number-matrix-rows-spanned="1" table:style-name="ce1">
            <text:p>0</text:p>
          </table:table-cell>
          <table:table-cell office:value-type="float" office:value="0" table:formula="of:=SUM([.AQ3:.AQ5]=[.$BK3:.$BK5])" table:number-matrix-columns-spanned="1" table:number-matrix-rows-spanned="1" table:style-name="ce1">
            <text:p>0</text:p>
          </table:table-cell>
          <table:table-cell office:value-type="float" office:value="0" table:formula="of:=SUM([.AR3:.AR5]=[.$BL3:.$BL5])" table:number-matrix-columns-spanned="1" table:number-matrix-rows-spanned="1" table:style-name="ce1">
            <text:p>0</text:p>
          </table:table-cell>
          <table:table-cell office:value-type="float" office:value="0" table:formula="of:=SUM([.AS3:.AS5]=[.$BM3:.$BM5])" table:number-matrix-columns-spanned="1" table:number-matrix-rows-spanned="1" table:style-name="ce1">
            <text:p>0</text:p>
          </table:table-cell>
          <table:table-cell office:value-type="float" office:value="0" table:formula="of:=SUM([.AT3:.AT5]=[.$BJ3:.$BJ5])" table:number-matrix-columns-spanned="1" table:number-matrix-rows-spanned="1" table:style-name="ce1">
            <text:p>0</text:p>
          </table:table-cell>
          <table:table-cell office:value-type="float" office:value="0" table:formula="of:=SUM([.AU3:.AU5]=[.$BK3:.$BK5])" table:number-matrix-columns-spanned="1" table:number-matrix-rows-spanned="1" table:style-name="ce1">
            <text:p>0</text:p>
          </table:table-cell>
          <table:table-cell office:value-type="float" office:value="0" table:formula="of:=SUM([.AV3:.AV5]=[.$BL3:.$BL5])" table:number-matrix-columns-spanned="1" table:number-matrix-rows-spanned="1" table:style-name="ce1">
            <text:p>0</text:p>
          </table:table-cell>
          <table:table-cell office:value-type="float" office:value="0" table:formula="of:=SUM([.AW3:.AW5]=[.$BM3:.$BM5])" table:number-matrix-columns-spanned="1" table:number-matrix-rows-spanned="1" table:style-name="ce1">
            <text:p>0</text:p>
          </table:table-cell>
          <table:table-cell office:value-type="float" office:value="0" table:formula="of:=SUM([.AX3:.AX5]=[.$BJ3:.$BJ5])" table:number-matrix-columns-spanned="1" table:number-matrix-rows-spanned="1" table:style-name="ce1">
            <text:p>0</text:p>
          </table:table-cell>
          <table:table-cell office:value-type="float" office:value="0" table:formula="of:=SUM([.AY3:.AY5]=[.$BK3:.$BK5])" table:number-matrix-columns-spanned="1" table:number-matrix-rows-spanned="1" table:style-name="ce1">
            <text:p>0</text:p>
          </table:table-cell>
          <table:table-cell office:value-type="float" office:value="0" table:formula="of:=SUM([.AZ3:.AZ5]=[.$BL3:.$BL5])" table:number-matrix-columns-spanned="1" table:number-matrix-rows-spanned="1" table:style-name="ce1">
            <text:p>0</text:p>
          </table:table-cell>
          <table:table-cell office:value-type="float" office:value="0" table:formula="of:=SUM([.BA3:.BA5]=[.$BM3:.$BM5])" table:number-matrix-columns-spanned="1" table:number-matrix-rows-spanned="1" table:style-name="ce1">
            <text:p>0</text:p>
          </table:table-cell>
          <table:table-cell table:number-columns-repeated="16331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ellBest" style:family="table-cell" style:data-style-name="N0">
      <style:table-cell-properties style:vertical-align="automatic" fo:background-color="#00FF00"/>
    </style:style>
    <style:style style:name="cellWorst" style:family="table-cell" style:data-style-name="N0">
      <style:table-cell-properties style:vertical-align="automatic"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Joul</dc:creator>
    <dc:date>2022-09-28T22:44:38Z</dc:date>
    <meta:editing-duration>PT0S</meta:editing-duration>
  </office:meta>
</office:document-meta>
</file>